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75.79mm"/>
    </style:style>
    <style:style style:name="co2" style:family="table-column">
      <style:table-column-properties fo:break-before="auto" style:column-width="30.3mm"/>
    </style:style>
    <style:style style:name="co3" style:family="table-column">
      <style:table-column-properties fo:break-before="auto" style:column-width="54.45mm"/>
    </style:style>
    <style:style style:name="co4" style:family="table-column">
      <style:table-column-properties fo:break-before="auto" style:column-width="142.52mm"/>
    </style:style>
    <style:style style:name="co5" style:family="table-column">
      <style:table-column-properties fo:break-before="auto" style:column-width="42.65mm"/>
    </style:style>
    <style:style style:name="co6" style:family="table-column">
      <style:table-column-properties fo:break-before="auto" style:column-width="24.32mm"/>
    </style:style>
    <style:style style:name="co7" style:family="table-column">
      <style:table-column-properties fo:break-before="auto" style:column-width="28.13mm"/>
    </style:style>
    <style:style style:name="co8" style:family="table-column">
      <style:table-column-properties fo:break-before="auto" style:column-width="135.43mm"/>
    </style:style>
    <style:style style:name="co9" style:family="table-column">
      <style:table-column-properties fo:break-before="auto" style:column-width="31.4mm"/>
    </style:style>
    <style:style style:name="co10" style:family="table-column">
      <style:table-column-properties fo:break-before="auto" style:column-width="20.23mm"/>
    </style:style>
    <style:style style:name="co11" style:family="table-column">
      <style:table-column-properties fo:break-before="auto" style:column-width="32.76mm"/>
    </style:style>
    <style:style style:name="co12" style:family="table-column">
      <style:table-column-properties fo:break-before="auto" style:column-width="28.95mm"/>
    </style:style>
    <style:style style:name="co13" style:family="table-column">
      <style:table-column-properties fo:break-before="auto" style:column-width="41.47mm"/>
    </style:style>
    <style:style style:name="co14" style:family="table-column">
      <style:table-column-properties fo:break-before="auto" style:column-width="29.49mm"/>
    </style:style>
    <style:style style:name="co15" style:family="table-column">
      <style:table-column-properties fo:break-before="auto" style:column-width="42.02mm"/>
    </style:style>
    <style:style style:name="co16" style:family="table-column">
      <style:table-column-properties fo:break-before="auto" style:column-width="35.75mm"/>
    </style:style>
    <style:style style:name="co17" style:family="table-column">
      <style:table-column-properties fo:break-before="auto" style:column-width="25.68mm"/>
    </style:style>
    <style:style style:name="co1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88mm" fo:break-before="auto" style:use-optimal-row-height="true"/>
    </style:style>
    <style:style style:name="ro3" style:family="table-row">
      <style:table-row-properties style:row-height="11.84mm" fo:break-before="auto" style:use-optimal-row-height="true"/>
    </style:style>
    <style:style style:name="ro4" style:family="table-row">
      <style:table-row-properties style:row-height="161.91mm" fo:break-before="auto" style:use-optimal-row-height="true"/>
    </style:style>
    <style:style style:name="ro5" style:family="table-row">
      <style:table-row-properties style:row-height="185.6mm" fo:break-before="auto" style:use-optimal-row-height="true"/>
    </style:style>
    <style:style style:name="ro6" style:family="table-row">
      <style:table-row-properties style:row-height="71.07mm" fo:break-before="auto" style:use-optimal-row-height="true"/>
    </style:style>
    <style:style style:name="ro7" style:family="table-row">
      <style:table-row-properties style:row-height="15.79mm" fo:break-before="auto" style:use-optimal-row-height="true"/>
    </style:style>
    <style:style style:name="ro8" style:family="table-row">
      <style:table-row-properties style:row-height="63.18mm" fo:break-before="auto" style:use-optimal-row-height="true"/>
    </style:style>
    <style:style style:name="ro9" style:family="table-row">
      <style:table-row-properties style:row-height="19.74mm" fo:break-before="auto" style:use-optimal-row-height="true"/>
    </style:style>
    <style:style style:name="ro10" style:family="table-row">
      <style:table-row-properties style:row-height="27.64mm" fo:break-before="auto" style:use-optimal-row-height="true"/>
    </style:style>
    <style:style style:name="ro11" style:family="table-row">
      <style:table-row-properties style:row-height="59.23mm" fo:break-before="auto" style:use-optimal-row-height="true"/>
    </style:style>
    <style:style style:name="ro12" style:family="table-row">
      <style:table-row-properties style:row-height="39.48mm" fo:break-before="auto" style:use-optimal-row-height="true"/>
    </style:style>
    <style:style style:name="ro13" style:family="table-row">
      <style:table-row-properties style:row-height="23.69mm" fo:break-before="auto" style:use-optimal-row-height="true"/>
    </style:style>
    <style:style style:name="ro14" style:family="table-row">
      <style:table-row-properties style:row-height="75.02mm" fo:break-before="auto" style:use-optimal-row-height="true"/>
    </style:style>
    <style:style style:name="ro15" style:family="table-row">
      <style:table-row-properties style:row-height="31.59mm" fo:break-before="auto" style:use-optimal-row-height="true"/>
    </style:style>
    <style:style style:name="ro16" style:family="table-row">
      <style:table-row-properties style:row-height="114.51mm" fo:break-before="auto" style:use-optimal-row-height="true"/>
    </style:style>
    <style:style style:name="ro17" style:family="table-row">
      <style:table-row-properties style:row-height="43.43mm" fo:break-before="auto" style:use-optimal-row-height="true"/>
    </style:style>
    <style:style style:name="ro18" style:family="table-row">
      <style:table-row-properties style:row-height="55.28mm" fo:break-before="auto" style:use-optimal-row-height="true"/>
    </style:style>
    <style:style style:name="ro19" style:family="table-row">
      <style:table-row-properties style:row-height="82.92mm" fo:break-before="auto" style:use-optimal-row-height="true"/>
    </style:style>
    <style:style style:name="ro20" style:family="table-row">
      <style:table-row-properties style:row-height="35.52mm" fo:break-before="auto" style:use-optimal-row-height="true"/>
    </style:style>
    <style:style style:name="ro21" style:family="table-row">
      <style:table-row-properties style:row-height="177.6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covalent_warhead_df" table:style-name="ta1">
        <table:table-column table:style-name="co1" table:default-cell-style-name="ce1"/>
        <table:table-column table:style-name="co2" table:default-cell-style-name="Default"/>
        <table:table-column table:style-name="co3" table:default-cell-style-name="ce1"/>
        <table:table-column table:style-name="co4" table:default-cell-style-name="ce1"/>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office:value-type="string" calcext:value-type="string">
            <text:p>SMILES</text:p>
          </table:table-cell>
          <table:table-cell office:value-type="string" calcext:value-type="string">
            <text:p>CID</text:p>
          </table:table-cell>
          <table:table-cell office:value-type="string" calcext:value-type="string">
            <text:p>creator</text:p>
          </table:table-cell>
          <table:table-cell office:value-type="string" calcext:value-type="string">
            <text:p>rationale</text:p>
          </table:table-cell>
          <table:table-cell office:value-type="string" calcext:value-type="string">
            <text:p>fragments</text:p>
          </table:table-cell>
          <table:table-cell office:value-type="string" calcext:value-type="string">
            <text:p>real_space</text:p>
          </table:table-cell>
          <table:table-cell office:value-type="string" calcext:value-type="string">
            <text:p>SCR</text:p>
          </table:table-cell>
          <table:table-cell office:value-type="string" calcext:value-type="string">
            <text:p>BB</text:p>
          </table:table-cell>
          <table:table-cell office:value-type="string" calcext:value-type="string">
            <text:p>link</text:p>
          </table:table-cell>
          <table:table-cell office:value-type="string" calcext:value-type="string">
            <text:p>covalent_frag</text:p>
          </table:table-cell>
          <table:table-cell office:value-type="string" calcext:value-type="string">
            <text:p>covalent_warhead</text:p>
          </table:table-cell>
          <table:table-cell office:value-type="string" calcext:value-type="string">
            <text:p>acrylamide</text:p>
          </table:table-cell>
          <table:table-cell office:value-type="string" calcext:value-type="string">
            <text:p>acrylamide_adduct</text:p>
          </table:table-cell>
          <table:table-cell office:value-type="string" calcext:value-type="string">
            <text:p>chloroacetamide</text:p>
          </table:table-cell>
          <table:table-cell office:value-type="string" calcext:value-type="string">
            <text:p>chloroacetamide_adduct</text:p>
          </table:table-cell>
          <table:table-cell office:value-type="string" calcext:value-type="string">
            <text:p>vinylsulfonamide</text:p>
          </table:table-cell>
          <table:table-cell office:value-type="string" calcext:value-type="string">
            <text:p>vinylsulfonamide_adduct</text:p>
          </table:table-cell>
          <table:table-cell office:value-type="string" calcext:value-type="string">
            <text:p>in_molport_or_mcule</text:p>
          </table:table-cell>
          <table:table-cell office:value-type="string" calcext:value-type="string">
            <text:p>in_emolecules</text:p>
          </table:table-cell>
        </table:table-row>
        <table:table-row table:style-name="ro2">
          <table:table-cell office:value-type="string" calcext:value-type="string">
            <text:p>C=CC(=O)N1CC(CCN(C(=O)Nc2c(C)ncc(C)c2CCN2CCOCC2)c2cc(C)ccn2)C1</text:p>
          </table:table-cell>
          <table:table-cell office:value-type="string" calcext:value-type="string">
            <text:p>AGN-NEW-5f0-1</text:p>
          </table:table-cell>
          <table:table-cell office:value-type="string" calcext:value-type="string">
            <text:p>Agnieszka K. Bronowska, Newcastle University</text:p>
          </table:table-cell>
          <table:table-cell office:value-type="string" calcext:value-type="string">
            <text:p>Structure-guided lead optimisation</text:p>
          </table:table-cell>
          <table:table-cell office:value-type="string" calcext:value-type="string">
            <text:p>x0434,x0540</text:p>
          </table:table-cell>
          <table:table-cell table:number-columns-repeated="3" table:style-name="ce2" office:value-type="string" calcext:value-type="string">
            <text:p>False</text:p>
          </table:table-cell>
          <table:table-cell office:value-type="string" calcext:value-type="string">
            <text:p>https://covid.postera.ai/covid/submissions/5f02c22c-d334-4d41-80cd-cb4029ada0dc</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C1CN(c2cc(C)cc(Cl)c2)C(=O)N(c2cnccc2C)C1</text:p>
          </table:table-cell>
          <table:table-cell office:value-type="string" calcext:value-type="string">
            <text:p>AGN-NEW-63f-1</text:p>
          </table:table-cell>
          <table:table-cell office:value-type="string" calcext:value-type="string">
            <text:p>Agnieszka K. Bronowska, Newcastle University</text:p>
          </table:table-cell>
          <table:table-cell office:value-type="string" calcext:value-type="string">
            <text:p>Structure-guided fragment growth</text:p>
          </table:table-cell>
          <table:table-cell office:value-type="string" calcext:value-type="string">
            <text:p>x0434</text:p>
          </table:table-cell>
          <table:table-cell table:number-columns-repeated="3" table:style-name="ce2" office:value-type="string" calcext:value-type="string">
            <text:p>False</text:p>
          </table:table-cell>
          <table:table-cell office:value-type="string" calcext:value-type="string">
            <text:p>https://covid.postera.ai/covid/submissions/63f62ae9-356c-42dc-952d-659386dd09a9</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C1CN(c2cc(C)cc(F)c2)C(=O)N(c2cnccc2C)C1</text:p>
          </table:table-cell>
          <table:table-cell office:value-type="string" calcext:value-type="string">
            <text:p>AGN-NEW-63f-2</text:p>
          </table:table-cell>
          <table:table-cell office:value-type="string" calcext:value-type="string">
            <text:p>Agnieszka K. Bronowska, Newcastle University</text:p>
          </table:table-cell>
          <table:table-cell office:value-type="string" calcext:value-type="string">
            <text:p>Structure-guided fragment growth</text:p>
          </table:table-cell>
          <table:table-cell office:value-type="string" calcext:value-type="string">
            <text:p>x0434</text:p>
          </table:table-cell>
          <table:table-cell table:number-columns-repeated="3" table:style-name="ce2" office:value-type="string" calcext:value-type="string">
            <text:p>False</text:p>
          </table:table-cell>
          <table:table-cell office:value-type="string" calcext:value-type="string">
            <text:p>https://covid.postera.ai/covid/submissions/63f62ae9-356c-42dc-952d-659386dd09a9</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c1c(C)cccc1CC(=O)Nc1cccnc1Cl</text:p>
          </table:table-cell>
          <table:table-cell office:value-type="string" calcext:value-type="string">
            <text:p>AGN-NEW-cce-1</text:p>
          </table:table-cell>
          <table:table-cell office:value-type="string" calcext:value-type="string">
            <text:p>Agnieszka K. Bronowska, Newcastle University</text:p>
          </table:table-cell>
          <table:table-cell office:value-type="string" calcext:value-type="string">
            <text:p>Structure-guided growth of X0434 into the covalent fragment (using SeeSAR9).</text:p>
          </table:table-cell>
          <table:table-cell office:value-type="string" calcext:value-type="string">
            <text:p>x0434</text:p>
          </table:table-cell>
          <table:table-cell table:number-columns-repeated="3" table:style-name="ce2" office:value-type="string" calcext:value-type="string">
            <text:p>False</text:p>
          </table:table-cell>
          <table:table-cell office:value-type="string" calcext:value-type="string">
            <text:p>https://covid.postera.ai/covid/submissions/cce853d0-9767-46b3-a896-595a9bb2325f</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c1c(Cl)cccc1CC(=O)Nc1cccnc1C</text:p>
          </table:table-cell>
          <table:table-cell office:value-type="string" calcext:value-type="string">
            <text:p>AGN-NEW-cce-2</text:p>
          </table:table-cell>
          <table:table-cell office:value-type="string" calcext:value-type="string">
            <text:p>Agnieszka K. Bronowska, Newcastle University</text:p>
          </table:table-cell>
          <table:table-cell office:value-type="string" calcext:value-type="string">
            <text:p>Structure-guided growth of X0434 into the covalent fragment (using SeeSAR9).</text:p>
          </table:table-cell>
          <table:table-cell office:value-type="string" calcext:value-type="string">
            <text:p>x0434</text:p>
          </table:table-cell>
          <table:table-cell table:number-columns-repeated="3" table:style-name="ce2" office:value-type="string" calcext:value-type="string">
            <text:p>False</text:p>
          </table:table-cell>
          <table:table-cell office:value-type="string" calcext:value-type="string">
            <text:p>https://covid.postera.ai/covid/submissions/cce853d0-9767-46b3-a896-595a9bb2325f</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c1c(C)ccc(C)c1CC(=O)Nc1cccnc1Cl</text:p>
          </table:table-cell>
          <table:table-cell office:value-type="string" calcext:value-type="string">
            <text:p>AGN-NEW-cce-3</text:p>
          </table:table-cell>
          <table:table-cell office:value-type="string" calcext:value-type="string">
            <text:p>Agnieszka K. Bronowska, Newcastle University</text:p>
          </table:table-cell>
          <table:table-cell office:value-type="string" calcext:value-type="string">
            <text:p>Structure-guided growth of X0434 into the covalent fragment (using SeeSAR9).</text:p>
          </table:table-cell>
          <table:table-cell office:value-type="string" calcext:value-type="string">
            <text:p>x0434</text:p>
          </table:table-cell>
          <table:table-cell table:number-columns-repeated="3" table:style-name="ce2" office:value-type="string" calcext:value-type="string">
            <text:p>False</text:p>
          </table:table-cell>
          <table:table-cell office:value-type="string" calcext:value-type="string">
            <text:p>https://covid.postera.ai/covid/submissions/cce853d0-9767-46b3-a896-595a9bb2325f</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CCc1c[nH]c2c(NCc3ccc4[nH]cnc4c3)cc(F)cc12</text:p>
          </table:table-cell>
          <table:table-cell office:value-type="string" calcext:value-type="string">
            <text:p>ANT-OPE-b90-1</text:p>
          </table:table-cell>
          <table:table-cell office:value-type="string" calcext:value-type="string">
            <text:p>Anthony Sama, OpenSourceMycetoma</text:p>
          </table:table-cell>
          <table:table-cell office:value-type="string" calcext:value-type="string">
            <text:p>Modification of GAB-REV-4a4-20 to include a covalent warhead!</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b90194ad-acbd-47bb-b9a0-8d834982096e</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1CCCN(Cc2ccccc2)CC1</text:p>
          </table:table-cell>
          <table:table-cell office:value-type="string" calcext:value-type="string">
            <text:p>ANT-OPE-c0c-1</text:p>
          </table:table-cell>
          <table:table-cell office:value-type="string" calcext:value-type="string">
            <text:p>Anthony Sama, OpenSourceMycetoma</text:p>
          </table:table-cell>
          <table:table-cell office:value-type="string" calcext:value-type="string">
            <text:p>Modification of ANT-OPE-d97 that avoids need for p-fluorobenzylpiperazine starting material (Controlled drug in some areas of the world)</text:p>
          </table:table-cell>
          <table:table-cell office:value-type="string" calcext:value-type="string">
            <text:p>x0831</text:p>
          </table:table-cell>
          <table:table-cell office:value-type="string" calcext:value-type="string">
            <text:p>Z1937798708</text:p>
          </table:table-cell>
          <table:table-cell table:style-name="ce2" office:value-type="string" calcext:value-type="string">
            <text:p>False</text:p>
          </table:table-cell>
          <table:table-cell office:value-type="string" calcext:value-type="string">
            <text:p>BBV-75802684</text:p>
          </table:table-cell>
          <table:table-cell office:value-type="string" calcext:value-type="string">
            <text:p>https://covid.postera.ai/covid/submissions/c0c3e7cc-d84c-4086-99e2-cbf4c6968220</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O)N1CCN(Cc2ccc(F)cc2)CC1</text:p>
          </table:table-cell>
          <table:table-cell office:value-type="string" calcext:value-type="string">
            <text:p>ANT-OPE-d97-1</text:p>
          </table:table-cell>
          <table:table-cell office:value-type="string" calcext:value-type="string">
            <text:p>Anthony Sama, OpenSourceMycetoma</text:p>
          </table:table-cell>
          <table:table-cell office:value-type="string" calcext:value-type="string">
            <text:p>Derivative of 0831 that includes a covalent warhead similar to one used in some cancer drugs - should be easy synthesis</text:p>
          </table:table-cell>
          <table:table-cell office:value-type="string" calcext:value-type="string">
            <text:p>x0831</text:p>
          </table:table-cell>
          <table:table-cell table:number-columns-repeated="3" table:style-name="ce2" office:value-type="string" calcext:value-type="string">
            <text:p>False</text:p>
          </table:table-cell>
          <table:table-cell office:value-type="string" calcext:value-type="string">
            <text:p>https://covid.postera.ai/covid/submissions/d972fbad-2991-4d72-9283-f006692922d5</text:p>
          </table:table-cell>
          <table:table-cell table:number-columns-repeated="3" table:style-name="ce2" office:value-type="string" calcext:value-type="string">
            <text:p>True</text:p>
          </table:table-cell>
          <table:table-cell table:number-columns-repeated="5" table:style-name="ce2" office:value-type="string" calcext:value-type="string">
            <text:p>False</text:p>
          </table:table-cell>
          <table:table-cell table:number-columns-repeated="2" table:style-name="ce2" office:value-type="string" calcext:value-type="string">
            <text:p>True</text:p>
          </table:table-cell>
        </table:table-row>
        <table:table-row table:style-name="ro3">
          <table:table-cell office:value-type="string" calcext:value-type="string">
            <text:p>COc1ccc(-n2cc(CN3CCN(C(=O)CCl)CC3)nn2)cc1</text:p>
          </table:table-cell>
          <table:table-cell office:value-type="string" calcext:value-type="string">
            <text:p>ANT-STE-dbb-1</text:p>
          </table:table-cell>
          <table:table-cell office:value-type="string" calcext:value-type="string">
            <text:p>Anton Hamann, Stellenbosch University</text:p>
          </table:table-cell>
          <table:table-cell office:value-type="string" calcext:value-type="string">
            <text:p>Looking at the fragment (x1386) that is covalently bonded inside the pocket, there is potential for incorporating a rigid tail with a hydrophilic end that is exposed to solvent. Replacing the thiophene with a triazole moiety allows the incorporation of the tail.</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dbb91f63-dddf-4f6e-a0f1-20477ec380f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Oc1cccc(-n2cc(CN3CCN(C(=O)CCl)CC3)nn2)c1</text:p>
          </table:table-cell>
          <table:table-cell office:value-type="string" calcext:value-type="string">
            <text:p>ANT-STE-dbb-2</text:p>
          </table:table-cell>
          <table:table-cell office:value-type="string" calcext:value-type="string">
            <text:p>Anton Hamann, Stellenbosch University</text:p>
          </table:table-cell>
          <table:table-cell office:value-type="string" calcext:value-type="string">
            <text:p>Looking at the fragment (x1386) that is covalently bonded inside the pocket, there is potential for incorporating a rigid tail with a hydrophilic end that is exposed to solvent. Replacing the thiophene with a triazole moiety allows the incorporation of the tail.</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dbb91f63-dddf-4f6e-a0f1-20477ec380f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Oc1ccccc1-n1cc(CN2CCN(C(=O)CCl)CC2)nn1</text:p>
          </table:table-cell>
          <table:table-cell office:value-type="string" calcext:value-type="string">
            <text:p>ANT-STE-dbb-3</text:p>
          </table:table-cell>
          <table:table-cell office:value-type="string" calcext:value-type="string">
            <text:p>Anton Hamann, Stellenbosch University</text:p>
          </table:table-cell>
          <table:table-cell office:value-type="string" calcext:value-type="string">
            <text:p>Looking at the fragment (x1386) that is covalently bonded inside the pocket, there is potential for incorporating a rigid tail with a hydrophilic end that is exposed to solvent. Replacing the thiophene with a triazole moiety allows the incorporation of the tail.</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dbb91f63-dddf-4f6e-a0f1-20477ec380f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c(Cl)c2)CC(c2cc(O)ccc2O)C1</text:p>
          </table:table-cell>
          <table:table-cell office:value-type="string" calcext:value-type="string">
            <text:p>AVI-UNI-70b-1</text:p>
          </table:table-cell>
          <table:table-cell office:value-type="string" calcext:value-type="string">
            <text:p>Avinash Punekar, University of Dundee</text:p>
          </table:table-cell>
          <table:table-cell office:value-type="string" calcext:value-type="string">
            <text:p>Superposed fragment-protein complexes and designed inhibitor by mix-and-match approach.</text:p>
          </table:table-cell>
          <table:table-cell office:value-type="string" calcext:value-type="string">
            <text:p>x0107,x0831,x1382</text:p>
          </table:table-cell>
          <table:table-cell table:number-columns-repeated="3" table:style-name="ce2" office:value-type="string" calcext:value-type="string">
            <text:p>False</text:p>
          </table:table-cell>
          <table:table-cell office:value-type="string" calcext:value-type="string">
            <text:p>https://covid.postera.ai/covid/submissions/70b60925-898c-4c22-8c51-c254c464e48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O)ccc2O)CC(c2cc(O)ccc2O)C1</text:p>
          </table:table-cell>
          <table:table-cell office:value-type="string" calcext:value-type="string">
            <text:p>AVI-UNI-70b-2</text:p>
          </table:table-cell>
          <table:table-cell office:value-type="string" calcext:value-type="string">
            <text:p>Avinash Punekar, University of Dundee</text:p>
          </table:table-cell>
          <table:table-cell office:value-type="string" calcext:value-type="string">
            <text:p>Superposed fragment-protein complexes and designed inhibitor by mix-and-match approach.</text:p>
          </table:table-cell>
          <table:table-cell office:value-type="string" calcext:value-type="string">
            <text:p>x0107,x0831,x1382</text:p>
          </table:table-cell>
          <table:table-cell table:number-columns-repeated="3" table:style-name="ce2" office:value-type="string" calcext:value-type="string">
            <text:p>False</text:p>
          </table:table-cell>
          <table:table-cell office:value-type="string" calcext:value-type="string">
            <text:p>https://covid.postera.ai/covid/submissions/70b60925-898c-4c22-8c51-c254c464e48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1=Nc2ccccc2Sc2ccc(Cl)cc21</text:p>
          </table:table-cell>
          <table:table-cell office:value-type="string" calcext:value-type="string">
            <text:p>AVI-UNI-a66-1</text:p>
          </table:table-cell>
          <table:table-cell office:value-type="string" calcext:value-type="string">
            <text:p>Avinash Punekar, University of Dundee</text:p>
          </table:table-cell>
          <table:table-cell office:value-type="string" calcext:value-type="string">
            <text:p>Superposed fragment-protein complexes and designed inhibitor by mix-and-match approach.</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a66764d4-9e84-45cf-b096-f27dd30ef42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1=Nc2cc(C(=O)O)ccc2Sc2ccc(Cl)cc21</text:p>
          </table:table-cell>
          <table:table-cell office:value-type="string" calcext:value-type="string">
            <text:p>AVI-UNI-a66-2</text:p>
          </table:table-cell>
          <table:table-cell office:value-type="string" calcext:value-type="string">
            <text:p>Avinash Punekar, University of Dundee</text:p>
          </table:table-cell>
          <table:table-cell office:value-type="string" calcext:value-type="string">
            <text:p>Superposed fragment-protein complexes and designed inhibitor by mix-and-match approach.</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a66764d4-9e84-45cf-b096-f27dd30ef42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O)c1ccc2c(c1)Sc1ccc(Cl)cc1C(NC(=O)CCl)=N2</text:p>
          </table:table-cell>
          <table:table-cell office:value-type="string" calcext:value-type="string">
            <text:p>AVI-UNI-a66-3</text:p>
          </table:table-cell>
          <table:table-cell office:value-type="string" calcext:value-type="string">
            <text:p>Avinash Punekar, University of Dundee</text:p>
          </table:table-cell>
          <table:table-cell office:value-type="string" calcext:value-type="string">
            <text:p>Superposed fragment-protein complexes and designed inhibitor by mix-and-match approach.</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a66764d4-9e84-45cf-b096-f27dd30ef42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4">
          <table:table-cell office:value-type="string" calcext:value-type="string">
            <text:p>C=CC(=O)N1CCO[C@@H](c2ccc(F)cc2C[C@H](C)Nc2ccc(C#N)cn2)C1</text:p>
          </table:table-cell>
          <table:table-cell office:value-type="string" calcext:value-type="string">
            <text:p>BEN-VAN-77c-10</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759,x1478</text:p>
          </table:table-cell>
          <table:table-cell table:number-columns-repeated="3" table:style-name="ce2" office:value-type="string" calcext:value-type="string">
            <text:p>False</text:p>
          </table:table-cell>
          <table:table-cell office:value-type="string" calcext:value-type="string">
            <text:p>https://covid.postera.ai/covid/submissions/77cef4f8-69c7-4a42-be72-6e63eb0b68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1CCO[C@@H](c2cc(F)c(F)cc2C[C@H](C)Nc2ccc(C#N)cn2)C1</text:p>
          </table:table-cell>
          <table:table-cell office:value-type="string" calcext:value-type="string">
            <text:p>BEN-VAN-77c-11</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759,x1478</text:p>
          </table:table-cell>
          <table:table-cell table:number-columns-repeated="3" table:style-name="ce2" office:value-type="string" calcext:value-type="string">
            <text:p>False</text:p>
          </table:table-cell>
          <table:table-cell office:value-type="string" calcext:value-type="string">
            <text:p>https://covid.postera.ai/covid/submissions/77cef4f8-69c7-4a42-be72-6e63eb0b68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1CCO[C@@H](c2ccc(F)c(F)c2C[C@H](C)Nc2ccc(C#N)cn2)C1</text:p>
          </table:table-cell>
          <table:table-cell office:value-type="string" calcext:value-type="string">
            <text:p>BEN-VAN-77c-12</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759,x1478</text:p>
          </table:table-cell>
          <table:table-cell table:number-columns-repeated="3" table:style-name="ce2" office:value-type="string" calcext:value-type="string">
            <text:p>False</text:p>
          </table:table-cell>
          <table:table-cell office:value-type="string" calcext:value-type="string">
            <text:p>https://covid.postera.ai/covid/submissions/77cef4f8-69c7-4a42-be72-6e63eb0b68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1CCO[C@H](c2ccc(F)c(CO[C@H](C)Nc3cccnc3Cl)c2)C1</text:p>
          </table:table-cell>
          <table:table-cell office:value-type="string" calcext:value-type="string">
            <text:p>BEN-VAN-77c-4</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759,x1478</text:p>
          </table:table-cell>
          <table:table-cell table:number-columns-repeated="3" table:style-name="ce2" office:value-type="string" calcext:value-type="string">
            <text:p>False</text:p>
          </table:table-cell>
          <table:table-cell office:value-type="string" calcext:value-type="string">
            <text:p>https://covid.postera.ai/covid/submissions/77cef4f8-69c7-4a42-be72-6e63eb0b68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1CCO[C@H](c2cc(F)c(F)c(CO[C@H](C)Nc3cccnc3Cl)c2)C1</text:p>
          </table:table-cell>
          <table:table-cell office:value-type="string" calcext:value-type="string">
            <text:p>BEN-VAN-77c-5</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759,x1478</text:p>
          </table:table-cell>
          <table:table-cell table:number-columns-repeated="3" table:style-name="ce2" office:value-type="string" calcext:value-type="string">
            <text:p>False</text:p>
          </table:table-cell>
          <table:table-cell office:value-type="string" calcext:value-type="string">
            <text:p>https://covid.postera.ai/covid/submissions/77cef4f8-69c7-4a42-be72-6e63eb0b68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1CCO[C@H](c2cc(CO[C@H](C)Nc3cccnc3Cl)c(F)cc2F)C1</text:p>
          </table:table-cell>
          <table:table-cell office:value-type="string" calcext:value-type="string">
            <text:p>BEN-VAN-77c-6</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759,x1478</text:p>
          </table:table-cell>
          <table:table-cell table:number-columns-repeated="3" table:style-name="ce2" office:value-type="string" calcext:value-type="string">
            <text:p>False</text:p>
          </table:table-cell>
          <table:table-cell office:value-type="string" calcext:value-type="string">
            <text:p>https://covid.postera.ai/covid/submissions/77cef4f8-69c7-4a42-be72-6e63eb0b68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scc1Nc1cc(NCC)ncc1C#N</text:p>
          </table:table-cell>
          <table:table-cell office:value-type="string" calcext:value-type="string">
            <text:p>BEN-VAN-d2b-1</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scc1Nc1cc(NCCOC)ncc1C#N</text:p>
          </table:table-cell>
          <table:table-cell office:value-type="string" calcext:value-type="string">
            <text:p>BEN-VAN-d2b-10</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scc1Nc1c(F)c(NCCOC)nc(F)c1C#N</text:p>
          </table:table-cell>
          <table:table-cell office:value-type="string" calcext:value-type="string">
            <text:p>BEN-VAN-d2b-11</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Nc2cc(NCC)ncc2C#N)csc1OC</text:p>
          </table:table-cell>
          <table:table-cell office:value-type="string" calcext:value-type="string">
            <text:p>BEN-VAN-d2b-12</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sc(F)c1Nc1cc(NCC)ncc1C#N</text:p>
          </table:table-cell>
          <table:table-cell office:value-type="string" calcext:value-type="string">
            <text:p>BEN-VAN-d2b-13</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sc(Cl)c1Nc1cc(NCC)ncc1C#N</text:p>
          </table:table-cell>
          <table:table-cell office:value-type="string" calcext:value-type="string">
            <text:p>BEN-VAN-d2b-14</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csc1-c1ncc(NC)c(F)n1</text:p>
          </table:table-cell>
          <table:table-cell office:value-type="string" calcext:value-type="string">
            <text:p>BEN-VAN-d2b-18</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c(F)sc1-c1ncc(NC)c(F)n1</text:p>
          </table:table-cell>
          <table:table-cell office:value-type="string" calcext:value-type="string">
            <text:p>BEN-VAN-d2b-19</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scc1Nc1c(C#N)cnc(NCC)c1F</text:p>
          </table:table-cell>
          <table:table-cell office:value-type="string" calcext:value-type="string">
            <text:p>BEN-VAN-d2b-2</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Cl)csc1-c1ncc(NC)cn1</text:p>
          </table:table-cell>
          <table:table-cell office:value-type="string" calcext:value-type="string">
            <text:p>BEN-VAN-d2b-4</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csc1-c1ncc(NC)cn1</text:p>
          </table:table-cell>
          <table:table-cell office:value-type="string" calcext:value-type="string">
            <text:p>BEN-VAN-d2b-6</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4">
          <table:table-cell office:value-type="string" calcext:value-type="string">
            <text:p>C=CC(=O)NC(=O)[C@H]1CCC[C@H]1c1cscc1Nc1cc(OCC)ncc1C#N</text:p>
          </table:table-cell>
          <table:table-cell office:value-type="string" calcext:value-type="string">
            <text:p>BEN-VAN-d2b-9</text:p>
          </table:table-cell>
          <table:table-cell office:value-type="string" calcext:value-type="string">
            <text:p>Benjamin P. Brown, Vanderbilt University, Laboratory of Jens Meiler</text:p>
          </table:table-cell>
          <table:table-cell office:value-type="string" calcext:value-type="string">
            <text:p>CHEMICAL PROFILE</text:p>
            <text:p/>
            <text:p> Molecules designed by Benjamin P. Brown</text:p>
            <text:p> Graduate student in the laboratory of Jens Meiler, Ph.D.</text:p>
            <text:p> Email: benjamin.p.brown@vanderbilt.edu</text:p>
            <text:p> </text:p>
            <text:p> Notes on the chemical profile:</text:p>
            <text:p/>
            <text:p>Design protocol: Fragments co-crystalized with COVID-19 main protease (released by the Diamond Xchem group) served as starting </text:p>
            <text:p>scaffolds for combinatorial chemistry with an in-development Meiler Lab algorithm called BCL::LinkFragments. After filtering ~800,000 fragment combinations for physchem properties, geometry (i.e. pocket complementarity), and predicted activity, we performed focused library design (BCL::FocusedLibraryDesign) on a subset of the best new molecules. The variation of this algorithm </text:p>
            <text:p> utilized for this study incorporated a conventional supervised feed-forward deep neural network (DNN) as a pose-dependent protein-ligand  interface scorer. Fragments were perturbed in a Monte Carlo - Metropolis fashion using alchemical transformations, and refined at each step to minimize clashes, optimize pose orientation, and filter out unstable/non-drug-like modifications. Molecules are optimized for clash resolution and interaction score. The best molecules undergo a final short run of BCL::FocusedLibraryDesign, and minor manual modifications are selectively made to intentionally increase probing of the structure-activity relationship (SAR). Finally, compounds are re-docked with RosettaLigand. The top-scoring complex is taken to be the final pose. Note that in multiple instances there is more than 1 well-populated binding pose. Here, we simply took the best scoring pose. Also note that the pose optimizing the RosettaLigand score is not the same pose that optimizes the DNN score. </text:p>
            <text:p/>
            <text:p>Nomenclature: XLogP, XLogS, and XdG_Hyd are LogP, LogS, and dg_hydration (kcal/mol) predictions made using a multi-tasking deep neural network trained in the BCL. LipinksiDruglike returns 1 if there are less than 2 Lipinksi violations. RS_Score_Raw and RSCONVOL_Score_Raw are two novel (in preparation) scoring functions developed in the BCL that use a DNN to prediction the binding affinity of small molecules to receptors (in units of -log(Kd)) using either pose-dependent or pose-dependent+pose-independent protein-ligand hybrid descriptors. RS_AD and RSCONVOL_AD are applicability domain (AD) metrics of the DNN scores; values less_equal 0.90 are generally considered good and mean we trust the corresponding activity prediction reasonably well. RosettaLigandInterfaceScore is the interface_delta_X (protein-ligand interaction score) from Rosetta v3.11 of the best pose in Talaris2014 Rosetta energy units (REU). MoleculeComplexity is a metric by Ertl. et al., 2009, Journal of Cheminformatics, and generally less than 2.5 indicates the molecule is reasonably synthesizable.</text:p>
          </table:table-cell>
          <table:table-cell office:value-type="string" calcext:value-type="string">
            <text:p>x0305,x0874,x0995</text:p>
          </table:table-cell>
          <table:table-cell table:number-columns-repeated="3" table:style-name="ce2" office:value-type="string" calcext:value-type="string">
            <text:p>False</text:p>
          </table:table-cell>
          <table:table-cell office:value-type="string" calcext:value-type="string">
            <text:p>https://covid.postera.ai/covid/submissions/d2b455e2-4c45-4364-9fc0-1efc54e3e367</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5">
          <table:table-cell office:value-type="string" calcext:value-type="string">
            <text:p>C=CC(=O)NC(=O)CNc1cc(C)cc(Cc2nc(NCC)ccc2F)c1</text:p>
          </table:table-cell>
          <table:table-cell office:value-type="string" calcext:value-type="string">
            <text:p>BEN-VAN-ed8-10</text:p>
          </table:table-cell>
          <table:table-cell office:value-type="string" calcext:value-type="string">
            <text:p>Benjamin P. Brown, Vanderbilt University, Laboratory of Jens Meiler</text:p>
          </table:table-cell>
          <table:table-cell office:value-type="string" calcext:value-type="string">
            <text:p>###################</text:p>
            <text:p># CHEMICAL PROFILE</text:p>
            <text:p># Cluster 1</text:p>
            <text:p>#</text:p>
            <text:p># Molecules designed by Benjamin P. Brown</text:p>
            <text:p># Graduate student in the laboratory of Jens Meiler, Ph.D.</text:p>
            <text:p># Email: benjamin.p.brown@vanderbilt.edu</text:p>
            <text:p># </text:p>
            <text:p># Notes on the chemical profile:</text:p>
            <text:p>#</text:p>
            <text:p># Design protocol: Fragments co-crystalized with COVID-19 main protease (released to the PDB by von Grelft group) served as starting</text:p>
            <text:p># scaffolds for redesign with an in-development Meiler Lab algorithm called BCL::FocusedLibraryDesign. The variation of this algorithm </text:p>
            <text:p># utilized for this study incorporated a conventional supervised feed-forward deep neural network (DNN) as a pose-dependent protein-ligand </text:p>
            <text:p># interface scorer. Fragments were perturbed in a Monte Carlo - Metropolis fashion using alchemical transformations, and refined at each step</text:p>
            <text:p># to minimize clashes, optimize pose orientation, and filter out unstable/non-drug-like modifications. The best optimizations by QSAR/QSPR analysis</text:p>
            <text:p># are recombined with BCL::LinkFragments, an in-development combinatorial chemistry algorithm. Again, molecules are optimized for clash resolution and</text:p>
            <text:p># interaction score. The best molecules undergo a final short run of BCL::FocusedLibraryDesign, and minor manual modifications are selectively made to</text:p>
            <text:p># intentionally increase probing of the structure-activity relationship (SAR). Finally, compounds are re-docked with RosettaLigand. The top-scoring complex</text:p>
            <text:p># is taken to be the final pose. Note that in multiple instances there is more than 1 well-populated binding pose. Here, we simply took the best scoring</text:p>
            <text:p># pose.</text:p>
            <text:p>#</text:p>
            <text:p># Nomenclature: XLogP, XLogS, and XdG_Hyd are LogP, LogS, and dg_hydration (kcal/mol) predictions made using a multi-tasking deep neural network trained </text:p>
            <text:p># in the BCL. LipinksiDruglike returns 1 if there are less than 2 Lipinksi violations. RS_Score_Raw and RSCONVOL_Score_Raw are two novel (in preparation)</text:p>
            <text:p># scoring functions developed in the BCL that use a DNN to prediction the binding affinity of small molecules to receptors (in units of -log(Kd)) using </text:p>
            <text:p># either pose-dependent or pose-dependent+pose-independent protein-ligand hybrid descriptors. RS_AD and RSCONVOL_AD are applicability domain (AD) metrics</text:p>
            <text:p># of the DNN scores; values less_equal 0.90 are generally considered good and mean we trust the corresponding activity prediction reasonably well.</text:p>
            <text:p># RosettaLigandInterfaceScore is the interface_delta_X (protein-ligand interaction score) from Rosetta v3.11 of the best pose in Talaris2014 Rosetta energy</text:p>
            <text:p># units (REU). MoleculeComplexity is a metric by Ertl. et al., 2009, Journal of Cheminformatics, and generally less than 2.5 indicates the molecule is</text:p>
            <text:p># reasonably synthesizable.</text:p>
            <text:p>#</text:p>
            <text:p>##################</text:p>
          </table:table-cell>
          <table:table-cell office:value-type="string" calcext:value-type="string">
            <text:p>x0305,x0434</text:p>
          </table:table-cell>
          <table:table-cell table:number-columns-repeated="3" table:style-name="ce2" office:value-type="string" calcext:value-type="string">
            <text:p>False</text:p>
          </table:table-cell>
          <table:table-cell office:value-type="string" calcext:value-type="string">
            <text:p>https://covid.postera.ai/covid/submissions/ed886787-7a03-461a-8e89-d76e33337a9e</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5">
          <table:table-cell office:value-type="string" calcext:value-type="string">
            <text:p>C=CC(=O)NC(=O)CNc1cc(CC)cc(Cc2nc(NCC)ccc2F)c1</text:p>
          </table:table-cell>
          <table:table-cell office:value-type="string" calcext:value-type="string">
            <text:p>BEN-VAN-ed8-12</text:p>
          </table:table-cell>
          <table:table-cell office:value-type="string" calcext:value-type="string">
            <text:p>Benjamin P. Brown, Vanderbilt University, Laboratory of Jens Meiler</text:p>
          </table:table-cell>
          <table:table-cell office:value-type="string" calcext:value-type="string">
            <text:p>###################</text:p>
            <text:p># CHEMICAL PROFILE</text:p>
            <text:p># Cluster 1</text:p>
            <text:p>#</text:p>
            <text:p># Molecules designed by Benjamin P. Brown</text:p>
            <text:p># Graduate student in the laboratory of Jens Meiler, Ph.D.</text:p>
            <text:p># Email: benjamin.p.brown@vanderbilt.edu</text:p>
            <text:p># </text:p>
            <text:p># Notes on the chemical profile:</text:p>
            <text:p>#</text:p>
            <text:p># Design protocol: Fragments co-crystalized with COVID-19 main protease (released to the PDB by von Grelft group) served as starting</text:p>
            <text:p># scaffolds for redesign with an in-development Meiler Lab algorithm called BCL::FocusedLibraryDesign. The variation of this algorithm </text:p>
            <text:p># utilized for this study incorporated a conventional supervised feed-forward deep neural network (DNN) as a pose-dependent protein-ligand </text:p>
            <text:p># interface scorer. Fragments were perturbed in a Monte Carlo - Metropolis fashion using alchemical transformations, and refined at each step</text:p>
            <text:p># to minimize clashes, optimize pose orientation, and filter out unstable/non-drug-like modifications. The best optimizations by QSAR/QSPR analysis</text:p>
            <text:p># are recombined with BCL::LinkFragments, an in-development combinatorial chemistry algorithm. Again, molecules are optimized for clash resolution and</text:p>
            <text:p># interaction score. The best molecules undergo a final short run of BCL::FocusedLibraryDesign, and minor manual modifications are selectively made to</text:p>
            <text:p># intentionally increase probing of the structure-activity relationship (SAR). Finally, compounds are re-docked with RosettaLigand. The top-scoring complex</text:p>
            <text:p># is taken to be the final pose. Note that in multiple instances there is more than 1 well-populated binding pose. Here, we simply took the best scoring</text:p>
            <text:p># pose.</text:p>
            <text:p>#</text:p>
            <text:p># Nomenclature: XLogP, XLogS, and XdG_Hyd are LogP, LogS, and dg_hydration (kcal/mol) predictions made using a multi-tasking deep neural network trained </text:p>
            <text:p># in the BCL. LipinksiDruglike returns 1 if there are less than 2 Lipinksi violations. RS_Score_Raw and RSCONVOL_Score_Raw are two novel (in preparation)</text:p>
            <text:p># scoring functions developed in the BCL that use a DNN to prediction the binding affinity of small molecules to receptors (in units of -log(Kd)) using </text:p>
            <text:p># either pose-dependent or pose-dependent+pose-independent protein-ligand hybrid descriptors. RS_AD and RSCONVOL_AD are applicability domain (AD) metrics</text:p>
            <text:p># of the DNN scores; values less_equal 0.90 are generally considered good and mean we trust the corresponding activity prediction reasonably well.</text:p>
            <text:p># RosettaLigandInterfaceScore is the interface_delta_X (protein-ligand interaction score) from Rosetta v3.11 of the best pose in Talaris2014 Rosetta energy</text:p>
            <text:p># units (REU). MoleculeComplexity is a metric by Ertl. et al., 2009, Journal of Cheminformatics, and generally less than 2.5 indicates the molecule is</text:p>
            <text:p># reasonably synthesizable.</text:p>
            <text:p>#</text:p>
            <text:p>##################</text:p>
          </table:table-cell>
          <table:table-cell office:value-type="string" calcext:value-type="string">
            <text:p>x0305,x0434</text:p>
          </table:table-cell>
          <table:table-cell table:number-columns-repeated="3" table:style-name="ce2" office:value-type="string" calcext:value-type="string">
            <text:p>False</text:p>
          </table:table-cell>
          <table:table-cell office:value-type="string" calcext:value-type="string">
            <text:p>https://covid.postera.ai/covid/submissions/ed886787-7a03-461a-8e89-d76e33337a9e</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5">
          <table:table-cell office:value-type="string" calcext:value-type="string">
            <text:p>C=CC(=O)NC(=O)CNc1ccc(Cl)c(Cc2nc(NCC)ccc2F)c1</text:p>
          </table:table-cell>
          <table:table-cell office:value-type="string" calcext:value-type="string">
            <text:p>BEN-VAN-ed8-19</text:p>
          </table:table-cell>
          <table:table-cell office:value-type="string" calcext:value-type="string">
            <text:p>Benjamin P. Brown, Vanderbilt University, Laboratory of Jens Meiler</text:p>
          </table:table-cell>
          <table:table-cell office:value-type="string" calcext:value-type="string">
            <text:p>###################</text:p>
            <text:p># CHEMICAL PROFILE</text:p>
            <text:p># Cluster 1</text:p>
            <text:p>#</text:p>
            <text:p># Molecules designed by Benjamin P. Brown</text:p>
            <text:p># Graduate student in the laboratory of Jens Meiler, Ph.D.</text:p>
            <text:p># Email: benjamin.p.brown@vanderbilt.edu</text:p>
            <text:p># </text:p>
            <text:p># Notes on the chemical profile:</text:p>
            <text:p>#</text:p>
            <text:p># Design protocol: Fragments co-crystalized with COVID-19 main protease (released to the PDB by von Grelft group) served as starting</text:p>
            <text:p># scaffolds for redesign with an in-development Meiler Lab algorithm called BCL::FocusedLibraryDesign. The variation of this algorithm </text:p>
            <text:p># utilized for this study incorporated a conventional supervised feed-forward deep neural network (DNN) as a pose-dependent protein-ligand </text:p>
            <text:p># interface scorer. Fragments were perturbed in a Monte Carlo - Metropolis fashion using alchemical transformations, and refined at each step</text:p>
            <text:p># to minimize clashes, optimize pose orientation, and filter out unstable/non-drug-like modifications. The best optimizations by QSAR/QSPR analysis</text:p>
            <text:p># are recombined with BCL::LinkFragments, an in-development combinatorial chemistry algorithm. Again, molecules are optimized for clash resolution and</text:p>
            <text:p># interaction score. The best molecules undergo a final short run of BCL::FocusedLibraryDesign, and minor manual modifications are selectively made to</text:p>
            <text:p># intentionally increase probing of the structure-activity relationship (SAR). Finally, compounds are re-docked with RosettaLigand. The top-scoring complex</text:p>
            <text:p># is taken to be the final pose. Note that in multiple instances there is more than 1 well-populated binding pose. Here, we simply took the best scoring</text:p>
            <text:p># pose.</text:p>
            <text:p>#</text:p>
            <text:p># Nomenclature: XLogP, XLogS, and XdG_Hyd are LogP, LogS, and dg_hydration (kcal/mol) predictions made using a multi-tasking deep neural network trained </text:p>
            <text:p># in the BCL. LipinksiDruglike returns 1 if there are less than 2 Lipinksi violations. RS_Score_Raw and RSCONVOL_Score_Raw are two novel (in preparation)</text:p>
            <text:p># scoring functions developed in the BCL that use a DNN to prediction the binding affinity of small molecules to receptors (in units of -log(Kd)) using </text:p>
            <text:p># either pose-dependent or pose-dependent+pose-independent protein-ligand hybrid descriptors. RS_AD and RSCONVOL_AD are applicability domain (AD) metrics</text:p>
            <text:p># of the DNN scores; values less_equal 0.90 are generally considered good and mean we trust the corresponding activity prediction reasonably well.</text:p>
            <text:p># RosettaLigandInterfaceScore is the interface_delta_X (protein-ligand interaction score) from Rosetta v3.11 of the best pose in Talaris2014 Rosetta energy</text:p>
            <text:p># units (REU). MoleculeComplexity is a metric by Ertl. et al., 2009, Journal of Cheminformatics, and generally less than 2.5 indicates the molecule is</text:p>
            <text:p># reasonably synthesizable.</text:p>
            <text:p>#</text:p>
            <text:p>##################</text:p>
          </table:table-cell>
          <table:table-cell office:value-type="string" calcext:value-type="string">
            <text:p>x0305,x0434</text:p>
          </table:table-cell>
          <table:table-cell table:number-columns-repeated="3" table:style-name="ce2" office:value-type="string" calcext:value-type="string">
            <text:p>False</text:p>
          </table:table-cell>
          <table:table-cell office:value-type="string" calcext:value-type="string">
            <text:p>https://covid.postera.ai/covid/submissions/ed886787-7a03-461a-8e89-d76e33337a9e</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5">
          <table:table-cell office:value-type="string" calcext:value-type="string">
            <text:p>C=CC(=O)NC(=O)COc1ccc(Cl)c(Cc2nc(NCC)ccc2F)c1</text:p>
          </table:table-cell>
          <table:table-cell office:value-type="string" calcext:value-type="string">
            <text:p>BEN-VAN-ed8-20</text:p>
          </table:table-cell>
          <table:table-cell office:value-type="string" calcext:value-type="string">
            <text:p>Benjamin P. Brown, Vanderbilt University, Laboratory of Jens Meiler</text:p>
          </table:table-cell>
          <table:table-cell office:value-type="string" calcext:value-type="string">
            <text:p>###################</text:p>
            <text:p># CHEMICAL PROFILE</text:p>
            <text:p># Cluster 1</text:p>
            <text:p>#</text:p>
            <text:p># Molecules designed by Benjamin P. Brown</text:p>
            <text:p># Graduate student in the laboratory of Jens Meiler, Ph.D.</text:p>
            <text:p># Email: benjamin.p.brown@vanderbilt.edu</text:p>
            <text:p># </text:p>
            <text:p># Notes on the chemical profile:</text:p>
            <text:p>#</text:p>
            <text:p># Design protocol: Fragments co-crystalized with COVID-19 main protease (released to the PDB by von Grelft group) served as starting</text:p>
            <text:p># scaffolds for redesign with an in-development Meiler Lab algorithm called BCL::FocusedLibraryDesign. The variation of this algorithm </text:p>
            <text:p># utilized for this study incorporated a conventional supervised feed-forward deep neural network (DNN) as a pose-dependent protein-ligand </text:p>
            <text:p># interface scorer. Fragments were perturbed in a Monte Carlo - Metropolis fashion using alchemical transformations, and refined at each step</text:p>
            <text:p># to minimize clashes, optimize pose orientation, and filter out unstable/non-drug-like modifications. The best optimizations by QSAR/QSPR analysis</text:p>
            <text:p># are recombined with BCL::LinkFragments, an in-development combinatorial chemistry algorithm. Again, molecules are optimized for clash resolution and</text:p>
            <text:p># interaction score. The best molecules undergo a final short run of BCL::FocusedLibraryDesign, and minor manual modifications are selectively made to</text:p>
            <text:p># intentionally increase probing of the structure-activity relationship (SAR). Finally, compounds are re-docked with RosettaLigand. The top-scoring complex</text:p>
            <text:p># is taken to be the final pose. Note that in multiple instances there is more than 1 well-populated binding pose. Here, we simply took the best scoring</text:p>
            <text:p># pose.</text:p>
            <text:p>#</text:p>
            <text:p># Nomenclature: XLogP, XLogS, and XdG_Hyd are LogP, LogS, and dg_hydration (kcal/mol) predictions made using a multi-tasking deep neural network trained </text:p>
            <text:p># in the BCL. LipinksiDruglike returns 1 if there are less than 2 Lipinksi violations. RS_Score_Raw and RSCONVOL_Score_Raw are two novel (in preparation)</text:p>
            <text:p># scoring functions developed in the BCL that use a DNN to prediction the binding affinity of small molecules to receptors (in units of -log(Kd)) using </text:p>
            <text:p># either pose-dependent or pose-dependent+pose-independent protein-ligand hybrid descriptors. RS_AD and RSCONVOL_AD are applicability domain (AD) metrics</text:p>
            <text:p># of the DNN scores; values less_equal 0.90 are generally considered good and mean we trust the corresponding activity prediction reasonably well.</text:p>
            <text:p># RosettaLigandInterfaceScore is the interface_delta_X (protein-ligand interaction score) from Rosetta v3.11 of the best pose in Talaris2014 Rosetta energy</text:p>
            <text:p># units (REU). MoleculeComplexity is a metric by Ertl. et al., 2009, Journal of Cheminformatics, and generally less than 2.5 indicates the molecule is</text:p>
            <text:p># reasonably synthesizable.</text:p>
            <text:p>#</text:p>
            <text:p>##################</text:p>
          </table:table-cell>
          <table:table-cell office:value-type="string" calcext:value-type="string">
            <text:p>x0305,x0434</text:p>
          </table:table-cell>
          <table:table-cell table:number-columns-repeated="3" table:style-name="ce2" office:value-type="string" calcext:value-type="string">
            <text:p>False</text:p>
          </table:table-cell>
          <table:table-cell office:value-type="string" calcext:value-type="string">
            <text:p>https://covid.postera.ai/covid/submissions/ed886787-7a03-461a-8e89-d76e33337a9e</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5">
          <table:table-cell office:value-type="string" calcext:value-type="string">
            <text:p>C=CC(=O)NC(=O)CNc1cc(F)cc(Cc2nc(NCC)ccc2F)c1</text:p>
          </table:table-cell>
          <table:table-cell office:value-type="string" calcext:value-type="string">
            <text:p>BEN-VAN-ed8-4</text:p>
          </table:table-cell>
          <table:table-cell office:value-type="string" calcext:value-type="string">
            <text:p>Benjamin P. Brown, Vanderbilt University, Laboratory of Jens Meiler</text:p>
          </table:table-cell>
          <table:table-cell office:value-type="string" calcext:value-type="string">
            <text:p>###################</text:p>
            <text:p># CHEMICAL PROFILE</text:p>
            <text:p># Cluster 1</text:p>
            <text:p>#</text:p>
            <text:p># Molecules designed by Benjamin P. Brown</text:p>
            <text:p># Graduate student in the laboratory of Jens Meiler, Ph.D.</text:p>
            <text:p># Email: benjamin.p.brown@vanderbilt.edu</text:p>
            <text:p># </text:p>
            <text:p># Notes on the chemical profile:</text:p>
            <text:p>#</text:p>
            <text:p># Design protocol: Fragments co-crystalized with COVID-19 main protease (released to the PDB by von Grelft group) served as starting</text:p>
            <text:p># scaffolds for redesign with an in-development Meiler Lab algorithm called BCL::FocusedLibraryDesign. The variation of this algorithm </text:p>
            <text:p># utilized for this study incorporated a conventional supervised feed-forward deep neural network (DNN) as a pose-dependent protein-ligand </text:p>
            <text:p># interface scorer. Fragments were perturbed in a Monte Carlo - Metropolis fashion using alchemical transformations, and refined at each step</text:p>
            <text:p># to minimize clashes, optimize pose orientation, and filter out unstable/non-drug-like modifications. The best optimizations by QSAR/QSPR analysis</text:p>
            <text:p># are recombined with BCL::LinkFragments, an in-development combinatorial chemistry algorithm. Again, molecules are optimized for clash resolution and</text:p>
            <text:p># interaction score. The best molecules undergo a final short run of BCL::FocusedLibraryDesign, and minor manual modifications are selectively made to</text:p>
            <text:p># intentionally increase probing of the structure-activity relationship (SAR). Finally, compounds are re-docked with RosettaLigand. The top-scoring complex</text:p>
            <text:p># is taken to be the final pose. Note that in multiple instances there is more than 1 well-populated binding pose. Here, we simply took the best scoring</text:p>
            <text:p># pose.</text:p>
            <text:p>#</text:p>
            <text:p># Nomenclature: XLogP, XLogS, and XdG_Hyd are LogP, LogS, and dg_hydration (kcal/mol) predictions made using a multi-tasking deep neural network trained </text:p>
            <text:p># in the BCL. LipinksiDruglike returns 1 if there are less than 2 Lipinksi violations. RS_Score_Raw and RSCONVOL_Score_Raw are two novel (in preparation)</text:p>
            <text:p># scoring functions developed in the BCL that use a DNN to prediction the binding affinity of small molecules to receptors (in units of -log(Kd)) using </text:p>
            <text:p># either pose-dependent or pose-dependent+pose-independent protein-ligand hybrid descriptors. RS_AD and RSCONVOL_AD are applicability domain (AD) metrics</text:p>
            <text:p># of the DNN scores; values less_equal 0.90 are generally considered good and mean we trust the corresponding activity prediction reasonably well.</text:p>
            <text:p># RosettaLigandInterfaceScore is the interface_delta_X (protein-ligand interaction score) from Rosetta v3.11 of the best pose in Talaris2014 Rosetta energy</text:p>
            <text:p># units (REU). MoleculeComplexity is a metric by Ertl. et al., 2009, Journal of Cheminformatics, and generally less than 2.5 indicates the molecule is</text:p>
            <text:p># reasonably synthesizable.</text:p>
            <text:p>#</text:p>
            <text:p>##################</text:p>
          </table:table-cell>
          <table:table-cell office:value-type="string" calcext:value-type="string">
            <text:p>x0305,x0434</text:p>
          </table:table-cell>
          <table:table-cell table:number-columns-repeated="3" table:style-name="ce2" office:value-type="string" calcext:value-type="string">
            <text:p>False</text:p>
          </table:table-cell>
          <table:table-cell office:value-type="string" calcext:value-type="string">
            <text:p>https://covid.postera.ai/covid/submissions/ed886787-7a03-461a-8e89-d76e33337a9e</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6">
          <table:table-cell office:value-type="string" calcext:value-type="string">
            <text:p>C[C@@H]1CN(Cc2cccc3cc([C@H]4C[C@@H]4N)c(N4CCN(C)CC4)nc23)CCN1C(=O)CCl</text:p>
          </table:table-cell>
          <table:table-cell office:value-type="string" calcext:value-type="string">
            <text:p>BOG-INS-01a-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L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01af3fef-3061-469e-9882-1f3750a952d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CNC(=O)c1cc2cccc(CN3CCN(C(=O)CCl)CC3)c2nc1N1CCN(C)CC1</text:p>
          </table:table-cell>
          <table:table-cell office:value-type="string" calcext:value-type="string">
            <text:p>BOG-INS-0b2-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L crystal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0b2b845a-6521-4538-bdfd-9ab6cbcde19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N[C@H]1C[C@@H]1c1cnc2c(CN3CCN(C(=O)CCl)C4(CC4)C3)cccc2c1</text:p>
          </table:table-cell>
          <table:table-cell office:value-type="string" calcext:value-type="string">
            <text:p>BOG-INS-15b-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L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15b226b5-9738-43f1-9c28-a24ca7449b3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C[C@@H](N)C(=O)[C@H]1Cc2c(ccc(F)c2-c2cc(F)ccc2[C@@H]2CN(C(=O)CCl)CCO2)N(C)C1</text:p>
          </table:table-cell>
          <table:table-cell office:value-type="string" calcext:value-type="string">
            <text:p>BOG-INS-160-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R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16021dc0-2678-4c8b-992d-46962ba8eab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Cc1cc([C@@H]2CN(C(=O)CCl)CCO2)c(-c2c(F)ccc3c2C[C@@H](C(=O)[C@H]2C[C@@H]2O)N(C)C3)cc1F</text:p>
          </table:table-cell>
          <table:table-cell office:value-type="string" calcext:value-type="string">
            <text:p>BOG-INS-177-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R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177e97e6-e8af-4139-b4cb-6c04856cf53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O=C(CCl)N1CCN(C2(c3cc(C#Cc4ccc(F)cc4O)c4ccccn34)CC2)[C@H]2CC21</text:p>
          </table:table-cell>
          <table:table-cell office:value-type="string" calcext:value-type="string">
            <text:p>BOG-INS-299-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L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29936cf2-4282-4c9f-8e69-ab585d89ec1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O=C(CCl)N1CCN(C2(c3cc(C#Cc4ccc(F)cc4O)c4ccccn34)CC2)CC1</text:p>
          </table:table-cell>
          <table:table-cell office:value-type="string" calcext:value-type="string">
            <text:p>BOG-INS-699-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L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699b5a3a-a14f-4f6c-a347-51a079173eb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O=C(CCl)N1CCN(C2(c3cc(C#Cc4ccc(F)cc4O)c4ccc(F)cn34)CC2)[C@H]2CC21</text:p>
          </table:table-cell>
          <table:table-cell office:value-type="string" calcext:value-type="string">
            <text:p>BOG-INS-6c2-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L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6c21c533-ff5e-4229-9d85-004a363f2136</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Cc1ccc2c(C#Cc3ccc(F)cc3O)cc(CN3CCN(C(=O)CCl)CC3)n2c1</text:p>
          </table:table-cell>
          <table:table-cell office:value-type="string" calcext:value-type="string">
            <text:p>BOG-INS-84c-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L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84cddf90-7253-4841-b4c1-a78301a2688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O=C(CCl)N1CCO[C@H](c2cc(F)cc3c2CO[C@@H]3Cc2cc(O)cc(F)c2)C1</text:p>
          </table:table-cell>
          <table:table-cell office:value-type="string" calcext:value-type="string">
            <text:p>BOG-INS-8eb-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R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8ebd826b-9824-4d97-8ad7-ab22eec7687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CNC(=O)c1cc2cccc(CN3CCN(C(=O)CCl)CC3)c2nc1N1CCOCC1</text:p>
          </table:table-cell>
          <table:table-cell office:value-type="string" calcext:value-type="string">
            <text:p>BOG-INS-bdb-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L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bdba9cfb-f9e2-4c08-8c1f-217a6c52b6c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O=C(CCl)N1CCO[C@H](c2cc(F)cc3c2CC[C@@H]3Cc2cc(O)cc(F)c2)C1</text:p>
          </table:table-cell>
          <table:table-cell office:value-type="string" calcext:value-type="string">
            <text:p>BOG-INS-d6b-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R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d6bb07dc-8f09-493e-bd45-1a7f5cd1bf5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6">
          <table:table-cell office:value-type="string" calcext:value-type="string">
            <text:p>CN1C(=O)[C@H](Cc2cc(O)cc(F)c2)c2cc(F)cc([C@@H]3CN(C(=O)CCl)CCO3)c21</text:p>
          </table:table-cell>
          <table:table-cell office:value-type="string" calcext:value-type="string">
            <text:p>BOG-INS-da5-1</text:p>
          </table:table-cell>
          <table:table-cell office:value-type="string" calcext:value-type="string">
            <text:p>Bogdan Zagribelnyy,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 ligand from 5RER crystal was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da52c1c2-de60-4c73-ba0c-d127ddc7ad0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Nc1ncc(C#N)cc1CN1CCN(C(=O)CCl)CC1</text:p>
          </table:table-cell>
          <table:table-cell office:value-type="string" calcext:value-type="string">
            <text:p>BRU-LEF-ae0-1</text:p>
          </table:table-cell>
          <table:table-cell office:value-type="string" calcext:value-type="string">
            <text:p>Bruce a Lefker, Lefker Biopharmaconsulting LLC</text:p>
          </table:table-cell>
          <table:table-cell office:value-type="string" calcext:value-type="string">
            <text:p>Xtal structures of non-covalent Mpro-x0305 with covalent Mpro-x0770 show that the aryl rings of these two fragments are almost exactly overlapped. <text:s/>Design is to therefore take the Mpro-x0770 structure and add the substituents found in Mpro-x0305 (switch the phenyl in x0770 to pyridyl to enable facile generation of the NEt</text:p>
          </table:table-cell>
          <table:table-cell office:value-type="string" calcext:value-type="string">
            <text:p>x0305,x0770</text:p>
          </table:table-cell>
          <table:table-cell table:number-columns-repeated="3" table:style-name="ce2" office:value-type="string" calcext:value-type="string">
            <text:p>False</text:p>
          </table:table-cell>
          <table:table-cell office:value-type="string" calcext:value-type="string">
            <text:p>https://covid.postera.ai/covid/submissions/ae0885ba-3fc7-4818-bdff-90cd27a1c7e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8">
          <table:table-cell office:value-type="string" calcext:value-type="string">
            <text:p>Cc1cccc(CO)c1NC(=O)NC(Cc1ccc(O)cc1)C(=O)N(CCCC(N)=O)CCN1CCCN(C(=O)CCl)C1</text:p>
          </table:table-cell>
          <table:table-cell office:value-type="string" calcext:value-type="string">
            <text:p>CHA-KIN-87c-2</text:p>
          </table:table-cell>
          <table:table-cell office:value-type="string" calcext:value-type="string">
            <text:p>Charlie Nichols, King's College / Randall Institute</text:p>
          </table:table-cell>
          <table:table-cell office:value-type="string" calcext:value-type="string">
            <text:p>Fragment 967 is potentially very useful as it has very good 3D-shape complementarity, and the phenol has induced a sidechain flip in N142 creating a parallel surface and nicely burying the phenol aromatic group. Phenol oxygen pincered between His163 and main-chain oxygen of Phe140 with 2 H-bonds. Fragment 967 is also well positioned for extension into the cleft between Pro168 and E189, which region is largely unexploited in the initial fragment set. Terminal carbon in this direction ~3.3A from main-chain oxygen of E166, potential enhancement by shift from amide to ureido with further extension into the P168/E189 cleft.</text:p>
            <text:p>I previously designed some non-covalent molecules based on the above with either a benzyl or butyramide group replacing the bromopropyne group of fragment 967. These ligands mostly project away from the covalent cysteine attachment point so could possibly be converted to covalents by attaching a suitable warhead</text:p>
            <text:p>I have subsequently downloaded SeeSAR and checked through my ligands finding one predicted to retain nanomolar affinity when trimmed back to a free N pointing toward the active cysteine.</text:p>
            <text:p>The above structures have a couple of possible warheads attached to this.</text:p>
          </table:table-cell>
          <table:table-cell office:value-type="string" calcext:value-type="string">
            <text:p>x0967</text:p>
          </table:table-cell>
          <table:table-cell table:number-columns-repeated="3" table:style-name="ce2" office:value-type="string" calcext:value-type="string">
            <text:p>False</text:p>
          </table:table-cell>
          <table:table-cell office:value-type="string" calcext:value-type="string">
            <text:p>https://covid.postera.ai/covid/submissions/87c379ac-8445-4918-a58c-534bf6c3c5b1</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nn(-c2ccccc2)c2c1C1(CCCCC1)SCC(=O)N2</text:p>
          </table:table-cell>
          <table:table-cell office:value-type="string" calcext:value-type="string">
            <text:p>CHR-GRO-51f-1</text:p>
          </table:table-cell>
          <table:table-cell office:value-type="string" calcext:value-type="string">
            <text:p>Christian Becerra, Group of Studies in Synthesis and Applications of Heterocyclic Compounds/ Universidad Nacional de Colombia</text:p>
          </table:table-cell>
          <table:table-cell office:value-type="string" calcext:value-type="string">
            <text:p>Molecular docking of proposed molecules was done in AutoDock Tools 1.5.6. <text:s/>software; molecules were proposed given the inclusion of sulfur and nitrogen heterocycle, besides the spiro-fussed fragment thinking in a ring closure strategy based in co-crystallized ligand of PDB´s structure 5RED.</text:p>
          </table:table-cell>
          <table:table-cell office:value-type="string" calcext:value-type="string">
            <text:p>x0072,x0678</text:p>
          </table:table-cell>
          <table:table-cell table:number-columns-repeated="3" table:style-name="ce2" office:value-type="string" calcext:value-type="string">
            <text:p>False</text:p>
          </table:table-cell>
          <table:table-cell office:value-type="string" calcext:value-type="string">
            <text:p>https://covid.postera.ai/covid/submissions/51f79798-b68c-43ba-876a-6498977fab72</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9">
          <table:table-cell office:value-type="string" calcext:value-type="string">
            <text:p>Cc1nn(-c2ccc(Cl)cc2)c2c1C1(CCCCC1)SCC(=O)N2</text:p>
          </table:table-cell>
          <table:table-cell office:value-type="string" calcext:value-type="string">
            <text:p>CHR-GRO-51f-2</text:p>
          </table:table-cell>
          <table:table-cell office:value-type="string" calcext:value-type="string">
            <text:p>Christian Becerra, Group of Studies in Synthesis and Applications of Heterocyclic Compounds/ Universidad Nacional de Colombia</text:p>
          </table:table-cell>
          <table:table-cell office:value-type="string" calcext:value-type="string">
            <text:p>Molecular docking of proposed molecules was done in AutoDock Tools 1.5.6. <text:s/>software; molecules were proposed given the inclusion of sulfur and nitrogen heterocycle, besides the spiro-fussed fragment thinking in a ring closure strategy based in co-crystallized ligand of PDB´s structure 5RED.</text:p>
          </table:table-cell>
          <table:table-cell office:value-type="string" calcext:value-type="string">
            <text:p>x0072,x0678</text:p>
          </table:table-cell>
          <table:table-cell table:number-columns-repeated="3" table:style-name="ce2" office:value-type="string" calcext:value-type="string">
            <text:p>False</text:p>
          </table:table-cell>
          <table:table-cell office:value-type="string" calcext:value-type="string">
            <text:p>https://covid.postera.ai/covid/submissions/51f79798-b68c-43ba-876a-6498977fab72</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9">
          <table:table-cell office:value-type="string" calcext:value-type="string">
            <text:p>COc1ccc(-n2nc(C)c3c2NC(=O)CSC32CCCCC2)cc1</text:p>
          </table:table-cell>
          <table:table-cell office:value-type="string" calcext:value-type="string">
            <text:p>CHR-GRO-51f-3</text:p>
          </table:table-cell>
          <table:table-cell office:value-type="string" calcext:value-type="string">
            <text:p>Christian Becerra, Group of Studies in Synthesis and Applications of Heterocyclic Compounds/ Universidad Nacional de Colombia</text:p>
          </table:table-cell>
          <table:table-cell office:value-type="string" calcext:value-type="string">
            <text:p>Molecular docking of proposed molecules was done in AutoDock Tools 1.5.6. <text:s/>software; molecules were proposed given the inclusion of sulfur and nitrogen heterocycle, besides the spiro-fussed fragment thinking in a ring closure strategy based in co-crystallized ligand of PDB´s structure 5RED.</text:p>
          </table:table-cell>
          <table:table-cell office:value-type="string" calcext:value-type="string">
            <text:p>x0072,x0678</text:p>
          </table:table-cell>
          <table:table-cell table:number-columns-repeated="3" table:style-name="ce2" office:value-type="string" calcext:value-type="string">
            <text:p>False</text:p>
          </table:table-cell>
          <table:table-cell office:value-type="string" calcext:value-type="string">
            <text:p>https://covid.postera.ai/covid/submissions/51f79798-b68c-43ba-876a-6498977fab72</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9">
          <table:table-cell office:value-type="string" calcext:value-type="string">
            <text:p>Cc1nn(-c2ccc(F)cc2)c2c1C1(CCCCC1)SCC(=O)N2</text:p>
          </table:table-cell>
          <table:table-cell office:value-type="string" calcext:value-type="string">
            <text:p>CHR-GRO-51f-4</text:p>
          </table:table-cell>
          <table:table-cell office:value-type="string" calcext:value-type="string">
            <text:p>Christian Becerra, Group of Studies in Synthesis and Applications of Heterocyclic Compounds/ Universidad Nacional de Colombia</text:p>
          </table:table-cell>
          <table:table-cell office:value-type="string" calcext:value-type="string">
            <text:p>Molecular docking of proposed molecules was done in AutoDock Tools 1.5.6. <text:s/>software; molecules were proposed given the inclusion of sulfur and nitrogen heterocycle, besides the spiro-fussed fragment thinking in a ring closure strategy based in co-crystallized ligand of PDB´s structure 5RED.</text:p>
          </table:table-cell>
          <table:table-cell office:value-type="string" calcext:value-type="string">
            <text:p>x0072,x0678</text:p>
          </table:table-cell>
          <table:table-cell table:number-columns-repeated="3" table:style-name="ce2" office:value-type="string" calcext:value-type="string">
            <text:p>False</text:p>
          </table:table-cell>
          <table:table-cell office:value-type="string" calcext:value-type="string">
            <text:p>https://covid.postera.ai/covid/submissions/51f79798-b68c-43ba-876a-6498977fab72</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10">
          <table:table-cell office:value-type="string" calcext:value-type="string">
            <text:p>NC(=O)C1CN(C(=O)CCl)CCN1Cc1cccc(Cl)c1</text:p>
          </table:table-cell>
          <table:table-cell office:value-type="string" calcext:value-type="string">
            <text:p>DAN-LON-a5f-1</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N(Cc2cccc(Cl)c2)C[C@@H]1Cc1ccccc1</text:p>
          </table:table-cell>
          <table:table-cell office:value-type="string" calcext:value-type="string">
            <text:p>DAN-LON-a5f-10</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1(C)CN(C(=O)CCl)CCN1Cc1cccc(Cl)c1</text:p>
          </table:table-cell>
          <table:table-cell office:value-type="string" calcext:value-type="string">
            <text:p>DAN-LON-a5f-2</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C)C[C@@H]1CN(C(=O)CCl)CCN1Cc1cccc(Cl)c1</text:p>
          </table:table-cell>
          <table:table-cell office:value-type="string" calcext:value-type="string">
            <text:p>DAN-LON-a5f-3</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C)[C@@H]1CN(Cc2cccc(Cl)c2)CCN1C(=O)CCl</text:p>
          </table:table-cell>
          <table:table-cell office:value-type="string" calcext:value-type="string">
            <text:p>DAN-LON-a5f-4</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N(Cc2cccc(Cl)c2)CC1c1ccccc1</text:p>
          </table:table-cell>
          <table:table-cell office:value-type="string" calcext:value-type="string">
            <text:p>DAN-LON-a5f-5</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N(Cc2cccc(Cl)c2)C(c2ccc(Cl)cc2)C1</text:p>
          </table:table-cell>
          <table:table-cell office:value-type="string" calcext:value-type="string">
            <text:p>DAN-LON-a5f-6</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C)(C)NC(=O)[C@@H]1CN(C(=O)CCl)CCN1Cc1cccc(Cl)c1</text:p>
          </table:table-cell>
          <table:table-cell office:value-type="string" calcext:value-type="string">
            <text:p>DAN-LON-a5f-7</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2CC1CN2Cc1cccc(Cl)c1</text:p>
          </table:table-cell>
          <table:table-cell office:value-type="string" calcext:value-type="string">
            <text:p>DAN-LON-a5f-8</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N(Cc2cccc(Cl)c2)C(c2cccs2)C1</text:p>
          </table:table-cell>
          <table:table-cell office:value-type="string" calcext:value-type="string">
            <text:p>DAN-LON-a5f-9</text:p>
          </table:table-cell>
          <table:table-cell office:value-type="string" calcext:value-type="string">
            <text:p>Daniel Zaidman, London Lab, Weizmann Institute of Science</text:p>
          </table:table-cell>
          <table:table-cell office:value-type="string" calcext:value-type="string">
            <text:p>The inspiration is X_0770, one of the covalent fragments. I based these designs on a simple 3-step synthetic route with commercially available boc-protected piperazines. First step is nucleophilic substitution with 1-(bromomethyl)-3-chlorobenzene, then deprotection, and then amidation with 2-chloroacetyl chloride. I docked them using the constrained scaffold of X_0770, and chose that seem compatible. Also, <text:s/>I predict that the ones with the substitution next to the chloroacetamide will have reduced electrophile reactivity due to steric hindrance. If you have any questions, feel free to email m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a5fc619e-a7a0-43cf-a105-697cf3dc31c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O)N(C(=O)CCl)c1cncc(N)c1</text:p>
          </table:table-cell>
          <table:table-cell office:value-type="string" calcext:value-type="string">
            <text:p>DAN-PUR-19f-2</text:p>
          </table:table-cell>
          <table:table-cell office:value-type="string" calcext:value-type="string">
            <text:p>Daniel Flaherty, Purdue University</text:p>
          </table:table-cell>
          <table:table-cell office:value-type="string" calcext:value-type="string">
            <text:p>Merge of non-covalent fragments. Added in a covalent chloroacetamide that would be in proximity to the active site cysteine.</text:p>
            <text:p/>
            <text:p>Overlaid in Pymol. Looked by eye.</text:p>
          </table:table-cell>
          <table:table-cell office:value-type="string" calcext:value-type="string">
            <text:p>x0107,x0995,x1093</text:p>
          </table:table-cell>
          <table:table-cell table:number-columns-repeated="3" table:style-name="ce2" office:value-type="string" calcext:value-type="string">
            <text:p>False</text:p>
          </table:table-cell>
          <table:table-cell office:value-type="string" calcext:value-type="string">
            <text:p>https://covid.postera.ai/covid/submissions/19f24f0c-2908-40cd-8b8b-79a692d1d490</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1CCN(C(=O)CCl)C[C@@H]1CC(N)=O</text:p>
          </table:table-cell>
          <table:table-cell office:value-type="string" calcext:value-type="string">
            <text:p>DAN-PUR-390-1</text:p>
          </table:table-cell>
          <table:table-cell office:value-type="string" calcext:value-type="string">
            <text:p>Daniel Flaherty, Purdue University</text:p>
          </table:table-cell>
          <table:table-cell office:value-type="string" calcext:value-type="string">
            <text:p>Designed by eye from fragment overlays.</text:p>
          </table:table-cell>
          <table:table-cell office:value-type="string" calcext:value-type="string">
            <text:p>x0991,x1311,x1493</text:p>
          </table:table-cell>
          <table:table-cell table:number-columns-repeated="3" table:style-name="ce2" office:value-type="string" calcext:value-type="string">
            <text:p>False</text:p>
          </table:table-cell>
          <table:table-cell office:value-type="string" calcext:value-type="string">
            <text:p>https://covid.postera.ai/covid/submissions/3907f623-637d-472b-afc8-4c303133a20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C@@H]1CN(C(=O)CCl)C[C@H](CC(N)=O)N1C(C)=O</text:p>
          </table:table-cell>
          <table:table-cell office:value-type="string" calcext:value-type="string">
            <text:p>DAN-PUR-390-2</text:p>
          </table:table-cell>
          <table:table-cell office:value-type="string" calcext:value-type="string">
            <text:p>Daniel Flaherty, Purdue University</text:p>
          </table:table-cell>
          <table:table-cell office:value-type="string" calcext:value-type="string">
            <text:p>Designed by eye from fragment overlays.</text:p>
          </table:table-cell>
          <table:table-cell office:value-type="string" calcext:value-type="string">
            <text:p>x0991,x1311,x1493</text:p>
          </table:table-cell>
          <table:table-cell table:number-columns-repeated="3" table:style-name="ce2" office:value-type="string" calcext:value-type="string">
            <text:p>False</text:p>
          </table:table-cell>
          <table:table-cell office:value-type="string" calcext:value-type="string">
            <text:p>https://covid.postera.ai/covid/submissions/3907f623-637d-472b-afc8-4c303133a20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O=C(CCl)N(c1cccnc1)C1CCS(=O)(=O)C1</text:p>
          </table:table-cell>
          <table:table-cell office:value-type="string" calcext:value-type="string">
            <text:p>DAN-PUR-390-3</text:p>
          </table:table-cell>
          <table:table-cell office:value-type="string" calcext:value-type="string">
            <text:p>Daniel Flaherty, Purdue University</text:p>
          </table:table-cell>
          <table:table-cell office:value-type="string" calcext:value-type="string">
            <text:p>Designed by eye from fragment overlays.</text:p>
          </table:table-cell>
          <table:table-cell office:value-type="string" calcext:value-type="string">
            <text:p>x0991,x1311,x1493</text:p>
          </table:table-cell>
          <table:table-cell table:number-columns-repeated="3" table:style-name="ce2" office:value-type="string" calcext:value-type="string">
            <text:p>False</text:p>
          </table:table-cell>
          <table:table-cell office:value-type="string" calcext:value-type="string">
            <text:p>https://covid.postera.ai/covid/submissions/3907f623-637d-472b-afc8-4c303133a20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N=C(N)CCN(C(=O)CCl)C1CCS(=O)(=O)C1</text:p>
          </table:table-cell>
          <table:table-cell office:value-type="string" calcext:value-type="string">
            <text:p>DAN-PUR-678-1</text:p>
          </table:table-cell>
          <table:table-cell office:value-type="string" calcext:value-type="string">
            <text:p>Daniel Flaherty, Purdue University</text:p>
          </table:table-cell>
          <table:table-cell office:value-type="string" calcext:value-type="string">
            <text:p>Designed by eye of fragment overlays.</text:p>
          </table:table-cell>
          <table:table-cell office:value-type="string" calcext:value-type="string">
            <text:p>x0991,x1311</text:p>
          </table:table-cell>
          <table:table-cell table:number-columns-repeated="3" table:style-name="ce2" office:value-type="string" calcext:value-type="string">
            <text:p>False</text:p>
          </table:table-cell>
          <table:table-cell office:value-type="string" calcext:value-type="string">
            <text:p>https://covid.postera.ai/covid/submissions/6788a628-93c6-44af-8b51-b89c911ee18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NC(=O)CCN(C(=O)CCl)C1CCS(=O)(=O)C1</text:p>
          </table:table-cell>
          <table:table-cell office:value-type="string" calcext:value-type="string">
            <text:p>DAN-PUR-678-2</text:p>
          </table:table-cell>
          <table:table-cell office:value-type="string" calcext:value-type="string">
            <text:p>Daniel Flaherty, Purdue University</text:p>
          </table:table-cell>
          <table:table-cell office:value-type="string" calcext:value-type="string">
            <text:p>Designed by eye of fragment overlays.</text:p>
          </table:table-cell>
          <table:table-cell office:value-type="string" calcext:value-type="string">
            <text:p>x0991,x1311</text:p>
          </table:table-cell>
          <table:table-cell table:number-columns-repeated="3" table:style-name="ce2" office:value-type="string" calcext:value-type="string">
            <text:p>False</text:p>
          </table:table-cell>
          <table:table-cell office:value-type="string" calcext:value-type="string">
            <text:p>https://covid.postera.ai/covid/submissions/6788a628-93c6-44af-8b51-b89c911ee18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H](c2cccc(F)c2)C1</text:p>
          </table:table-cell>
          <table:table-cell office:value-type="string" calcext:value-type="string">
            <text:p>DAR-DIA-cab-1</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H]2CN(C(=O)CCl)Cc3ccccc32)c2ccc(S(N)(=O)=O)cc2c1</text:p>
          </table:table-cell>
          <table:table-cell office:value-type="string" calcext:value-type="string">
            <text:p>DAR-DIA-cab-10</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H]2CN(C(=O)CCl)Cc3ccccc32)c2ccc(CCNC(C)=O)cc2c1</text:p>
          </table:table-cell>
          <table:table-cell office:value-type="string" calcext:value-type="string">
            <text:p>DAR-DIA-cab-11</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nc(CNC(=O)N2CCOCC2)c([C@@H]2CN(C(=O)CCl)Cc3ccccc32)c1</text:p>
          </table:table-cell>
          <table:table-cell office:value-type="string" calcext:value-type="string">
            <text:p>DAR-DIA-cab-12</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H](c2cc(F)cnc2CNC(=O)N2CCOCC2)C1</text:p>
          </table:table-cell>
          <table:table-cell office:value-type="string" calcext:value-type="string">
            <text:p>DAR-DIA-cab-13</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c([C@@H]2CN(C(=O)CCl)Cc3ccccc32)c1</text:p>
          </table:table-cell>
          <table:table-cell office:value-type="string" calcext:value-type="string">
            <text:p>DAR-DIA-cab-2</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H]2CN(C(=O)CCl)Cc3ccccc32)c2[nH]ccc2c1</text:p>
          </table:table-cell>
          <table:table-cell office:value-type="string" calcext:value-type="string">
            <text:p>DAR-DIA-cab-3</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H]2CN(C(=O)CCl)Cc3ccccc32)c2[nH]cc(CCNC(C)=O)c2c1</text:p>
          </table:table-cell>
          <table:table-cell office:value-type="string" calcext:value-type="string">
            <text:p>DAR-DIA-cab-4</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1c[nH]c2c([C@@H]3CN(C(=O)CCl)Cc4ccccc43)cc(Cl)cc12</text:p>
          </table:table-cell>
          <table:table-cell office:value-type="string" calcext:value-type="string">
            <text:p>DAR-DIA-cab-5</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1c[nH]c2c([C@@H]3CN(C(=O)CCl)Cc4ccccc43)cc(F)cc12</text:p>
          </table:table-cell>
          <table:table-cell office:value-type="string" calcext:value-type="string">
            <text:p>DAR-DIA-cab-6</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H](c2cc(F)cc3ccccc23)C1</text:p>
          </table:table-cell>
          <table:table-cell office:value-type="string" calcext:value-type="string">
            <text:p>DAR-DIA-cab-7</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H](c2cc(Cl)cc3ccccc23)C1</text:p>
          </table:table-cell>
          <table:table-cell office:value-type="string" calcext:value-type="string">
            <text:p>DAR-DIA-cab-8</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H]2CN(C(=O)CCl)Cc3ccccc32)c2ccccc2c1</text:p>
          </table:table-cell>
          <table:table-cell office:value-type="string" calcext:value-type="string">
            <text:p>DAR-DIA-cab-9</text:p>
          </table:table-cell>
          <table:table-cell office:value-type="string" calcext:value-type="string">
            <text:p>Daren Fearon, Diamond Light Source Ltd</text:p>
          </table:table-cell>
          <table:table-cell office:value-type="string" calcext:value-type="string">
            <text:p>Merging of x1392 with x0305/x01249/x0195 to target S1 pocket</text:p>
          </table:table-cell>
          <table:table-cell office:value-type="string" calcext:value-type="string">
            <text:p>x0195,x0305,x0830,x1249,x1392</text:p>
          </table:table-cell>
          <table:table-cell table:number-columns-repeated="3" table:style-name="ce2" office:value-type="string" calcext:value-type="string">
            <text:p>False</text:p>
          </table:table-cell>
          <table:table-cell office:value-type="string" calcext:value-type="string">
            <text:p>https://covid.postera.ai/covid/submissions/caba39e3-6989-456c-b896-1cac12e2588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ncc(F)cc1CN1CCN(C(=O)CCl)CC1</text:p>
          </table:table-cell>
          <table:table-cell office:value-type="string" calcext:value-type="string">
            <text:p>DAR-DIA-fb2-1</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1=CCc2c(CN3CCN(C(=O)CCl)CC3)cc(F)cc21</text:p>
          </table:table-cell>
          <table:table-cell office:value-type="string" calcext:value-type="string">
            <text:p>DAR-DIA-fb2-10</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1c[nH]c2c(CN3CCN(C(=O)CCl)CC3)cc(F)cc12</text:p>
          </table:table-cell>
          <table:table-cell office:value-type="string" calcext:value-type="string">
            <text:p>DAR-DIA-fb2-11</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N3CCN(C(=O)CCl)CC3)cc(F)cc2c1</text:p>
          </table:table-cell>
          <table:table-cell office:value-type="string" calcext:value-type="string">
            <text:p>DAR-DIA-fb2-12</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N2CCN(C(=O)CCl)CC2)c2c(c1)C(CCNC(C)=O)=CC2</text:p>
          </table:table-cell>
          <table:table-cell office:value-type="string" calcext:value-type="string">
            <text:p>DAR-DIA-fb2-13</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N2CCN(C(=O)CCl)CC2)c2[nH]cc(CCNC(C)=O)c2c1</text:p>
          </table:table-cell>
          <table:table-cell office:value-type="string" calcext:value-type="string">
            <text:p>DAR-DIA-fb2-14</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1c[nH]c2c(CN3CCN(C(=O)CCl)CC3)cc(Cl)cc12</text:p>
          </table:table-cell>
          <table:table-cell office:value-type="string" calcext:value-type="string">
            <text:p>DAR-DIA-fb2-15</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CNC(=O)N2CCOCC2)c(CN2CCN(C(=O)CCl)CC2)c1</text:p>
          </table:table-cell>
          <table:table-cell office:value-type="string" calcext:value-type="string">
            <text:p>DAR-DIA-fb2-16</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nc(CNC(=O)N2CCOCC2)c(CN2CCN(C(=O)CCl)CC2)c1</text:p>
          </table:table-cell>
          <table:table-cell office:value-type="string" calcext:value-type="string">
            <text:p>DAR-DIA-fb2-17</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nc(CNC(=O)N2CCOCC2)c(CN2CCN(C(=O)CCl)CC2)c1</text:p>
          </table:table-cell>
          <table:table-cell office:value-type="string" calcext:value-type="string">
            <text:p>DAR-DIA-fb2-18</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F)cc3ccccc23)CC1</text:p>
          </table:table-cell>
          <table:table-cell office:value-type="string" calcext:value-type="string">
            <text:p>DAR-DIA-fb2-2</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ccc(C#N)cc1CN1CCN(C(=O)CCl)CC1</text:p>
          </table:table-cell>
          <table:table-cell office:value-type="string" calcext:value-type="string">
            <text:p>DAR-DIA-fb2-3</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ncc(C#N)cc1CN1CCN(C(=O)CCl)CC1</text:p>
          </table:table-cell>
          <table:table-cell office:value-type="string" calcext:value-type="string">
            <text:p>DAR-DIA-fb2-4</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ncc(OC)cc1CN1CCN(C(=O)CCl)CC1</text:p>
          </table:table-cell>
          <table:table-cell office:value-type="string" calcext:value-type="string">
            <text:p>DAR-DIA-fb2-5</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N2CCN(C(=O)CCl)CC2)c2ccccc2c1</text:p>
          </table:table-cell>
          <table:table-cell office:value-type="string" calcext:value-type="string">
            <text:p>DAR-DIA-fb2-6</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N2CCN(C(=O)CCl)CC2)c2ccccc2c1</text:p>
          </table:table-cell>
          <table:table-cell office:value-type="string" calcext:value-type="string">
            <text:p>DAR-DIA-fb2-7</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l)cc3ccccc23)CC1</text:p>
          </table:table-cell>
          <table:table-cell office:value-type="string" calcext:value-type="string">
            <text:p>DAR-DIA-fb2-8</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N3CCN(C(=O)CCl)CC3)cccc2c1</text:p>
          </table:table-cell>
          <table:table-cell office:value-type="string" calcext:value-type="string">
            <text:p>DAR-DIA-fb2-9</text:p>
          </table:table-cell>
          <table:table-cell office:value-type="string" calcext:value-type="string">
            <text:p>Daren Fearon, Diamond Light Source Ltd</text:p>
          </table:table-cell>
          <table:table-cell office:value-type="string" calcext:value-type="string">
            <text:p>Merging of x0830 with x0305/x0104 and x0195 to target S1 pocket in addition to Cys145.</text:p>
          </table:table-cell>
          <table:table-cell office:value-type="string" calcext:value-type="string">
            <text:p>x0104,x0195,x0305,x0830</text:p>
          </table:table-cell>
          <table:table-cell table:number-columns-repeated="3" table:style-name="ce2" office:value-type="string" calcext:value-type="string">
            <text:p>False</text:p>
          </table:table-cell>
          <table:table-cell office:value-type="string" calcext:value-type="string">
            <text:p>https://covid.postera.ai/covid/submissions/fb20be43-b2ad-4a19-a5ce-eb2fe8d462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s2)CC1C1CCCNC1Cl</text:p>
          </table:table-cell>
          <table:table-cell office:value-type="string" calcext:value-type="string">
            <text:p>DAV-CRI-020-1</text:p>
          </table:table-cell>
          <table:table-cell office:value-type="string" calcext:value-type="string">
            <text:p>David Briggs, Crick Institute</text:p>
          </table:table-cell>
          <table:table-cell office:value-type="string" calcext:value-type="string">
            <text:p>Attempt to combine 1418 and 1478</text:p>
          </table:table-cell>
          <table:table-cell office:value-type="string" calcext:value-type="string">
            <text:p>x1418,x1478</text:p>
          </table:table-cell>
          <table:table-cell table:number-columns-repeated="3" table:style-name="ce2" office:value-type="string" calcext:value-type="string">
            <text:p>False</text:p>
          </table:table-cell>
          <table:table-cell office:value-type="string" calcext:value-type="string">
            <text:p>https://covid.postera.ai/covid/submissions/0207e898-723b-48a7-8aed-9eb95f8277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O)CCl)c1cc(Cl)cc(-c2ccc(S(N)(=O)=O)cc2)c1</text:p>
          </table:table-cell>
          <table:table-cell office:value-type="string" calcext:value-type="string">
            <text:p>DAV-CRI-14a-1</text:p>
          </table:table-cell>
          <table:table-cell office:value-type="string" calcext:value-type="string">
            <text:p>David Briggs, Crick Institute</text:p>
          </table:table-cell>
          <table:table-cell office:value-type="string" calcext:value-type="string">
            <text:p>By eye merging of X0161 and x1382, retaining covalent warhead.</text:p>
          </table:table-cell>
          <table:table-cell office:value-type="string" calcext:value-type="string">
            <text:p>x0161,x1382</text:p>
          </table:table-cell>
          <table:table-cell table:number-columns-repeated="3" table:style-name="ce2" office:value-type="string" calcext:value-type="string">
            <text:p>False</text:p>
          </table:table-cell>
          <table:table-cell office:value-type="string" calcext:value-type="string">
            <text:p>https://covid.postera.ai/covid/submissions/14a23e73-31d4-4ff2-b7cb-0155a1c9387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O)CCl)c1cc(Cl)cc(-c2ccc(S(N)(=O)=O)c(O)c2)c1</text:p>
          </table:table-cell>
          <table:table-cell office:value-type="string" calcext:value-type="string">
            <text:p>DAV-CRI-14a-2</text:p>
          </table:table-cell>
          <table:table-cell office:value-type="string" calcext:value-type="string">
            <text:p>David Briggs, Crick Institute</text:p>
          </table:table-cell>
          <table:table-cell office:value-type="string" calcext:value-type="string">
            <text:p>By eye merging of X0161 and x1382, retaining covalent warhead.</text:p>
          </table:table-cell>
          <table:table-cell office:value-type="string" calcext:value-type="string">
            <text:p>x0161,x1382</text:p>
          </table:table-cell>
          <table:table-cell table:number-columns-repeated="3" table:style-name="ce2" office:value-type="string" calcext:value-type="string">
            <text:p>False</text:p>
          </table:table-cell>
          <table:table-cell office:value-type="string" calcext:value-type="string">
            <text:p>https://covid.postera.ai/covid/submissions/14a23e73-31d4-4ff2-b7cb-0155a1c9387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O)CCl)c1cc(Cl)cc(-c2ccc(S(N)(=O)=O)c(O)c2)c1</text:p>
          </table:table-cell>
          <table:table-cell office:value-type="string" calcext:value-type="string">
            <text:p>DAV-CRI-14a-3</text:p>
          </table:table-cell>
          <table:table-cell office:value-type="string" calcext:value-type="string">
            <text:p>David Briggs, Crick Institute</text:p>
          </table:table-cell>
          <table:table-cell office:value-type="string" calcext:value-type="string">
            <text:p>By eye merging of X0161 and x1382, retaining covalent warhead.</text:p>
          </table:table-cell>
          <table:table-cell office:value-type="string" calcext:value-type="string">
            <text:p>x0161,x1382</text:p>
          </table:table-cell>
          <table:table-cell table:number-columns-repeated="3" table:style-name="ce2" office:value-type="string" calcext:value-type="string">
            <text:p>False</text:p>
          </table:table-cell>
          <table:table-cell office:value-type="string" calcext:value-type="string">
            <text:p>https://covid.postera.ai/covid/submissions/14a23e73-31d4-4ff2-b7cb-0155a1c9387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c2cc(Cl)cc(C(C)NC(=O)CCl)c2)ccc1S(N)(=O)=O</text:p>
          </table:table-cell>
          <table:table-cell office:value-type="string" calcext:value-type="string">
            <text:p>DAV-CRI-14a-4</text:p>
          </table:table-cell>
          <table:table-cell office:value-type="string" calcext:value-type="string">
            <text:p>David Briggs, Crick Institute</text:p>
          </table:table-cell>
          <table:table-cell office:value-type="string" calcext:value-type="string">
            <text:p>By eye merging of X0161 and x1382, retaining covalent warhead.</text:p>
          </table:table-cell>
          <table:table-cell office:value-type="string" calcext:value-type="string">
            <text:p>x0161,x1382</text:p>
          </table:table-cell>
          <table:table-cell table:number-columns-repeated="3" table:style-name="ce2" office:value-type="string" calcext:value-type="string">
            <text:p>False</text:p>
          </table:table-cell>
          <table:table-cell office:value-type="string" calcext:value-type="string">
            <text:p>https://covid.postera.ai/covid/submissions/14a23e73-31d4-4ff2-b7cb-0155a1c9387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O)CCl)c1cc(Cl)cc(CC2C=CC(S(N)(=O)=O)=C2)c1</text:p>
          </table:table-cell>
          <table:table-cell office:value-type="string" calcext:value-type="string">
            <text:p>DAV-CRI-14a-5</text:p>
          </table:table-cell>
          <table:table-cell office:value-type="string" calcext:value-type="string">
            <text:p>David Briggs, Crick Institute</text:p>
          </table:table-cell>
          <table:table-cell office:value-type="string" calcext:value-type="string">
            <text:p>By eye merging of X0161 and x1382, retaining covalent warhead.</text:p>
          </table:table-cell>
          <table:table-cell office:value-type="string" calcext:value-type="string">
            <text:p>x0161,x1382</text:p>
          </table:table-cell>
          <table:table-cell table:number-columns-repeated="3" table:style-name="ce2" office:value-type="string" calcext:value-type="string">
            <text:p>False</text:p>
          </table:table-cell>
          <table:table-cell office:value-type="string" calcext:value-type="string">
            <text:p>https://covid.postera.ai/covid/submissions/14a23e73-31d4-4ff2-b7cb-0155a1c9387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O)CCl)c1cc(Cl)cc(C(=O)C2C=CC(S(N)(=O)=O)=C2)c1</text:p>
          </table:table-cell>
          <table:table-cell office:value-type="string" calcext:value-type="string">
            <text:p>DAV-CRI-14a-6</text:p>
          </table:table-cell>
          <table:table-cell office:value-type="string" calcext:value-type="string">
            <text:p>David Briggs, Crick Institute</text:p>
          </table:table-cell>
          <table:table-cell office:value-type="string" calcext:value-type="string">
            <text:p>By eye merging of X0161 and x1382, retaining covalent warhead.</text:p>
          </table:table-cell>
          <table:table-cell office:value-type="string" calcext:value-type="string">
            <text:p>x0161,x1382</text:p>
          </table:table-cell>
          <table:table-cell table:number-columns-repeated="3" table:style-name="ce2" office:value-type="string" calcext:value-type="string">
            <text:p>False</text:p>
          </table:table-cell>
          <table:table-cell office:value-type="string" calcext:value-type="string">
            <text:p>https://covid.postera.ai/covid/submissions/14a23e73-31d4-4ff2-b7cb-0155a1c9387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c2)C1Cc1cccnc1</text:p>
          </table:table-cell>
          <table:table-cell office:value-type="string" calcext:value-type="string">
            <text:p>DAV-CRI-1c7-1</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c2)C1Nc1cccnc1</text:p>
          </table:table-cell>
          <table:table-cell office:value-type="string" calcext:value-type="string">
            <text:p>DAV-CRI-1c7-2</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c2)C1C#Cc1cccnc1</text:p>
          </table:table-cell>
          <table:table-cell office:value-type="string" calcext:value-type="string">
            <text:p>DAV-CRI-1c7-3</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Cl)c2)C1Cc1cccnc1</text:p>
          </table:table-cell>
          <table:table-cell office:value-type="string" calcext:value-type="string">
            <text:p>DAV-CRI-1c7-4</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cc1C1c2ccccc2CN(C(=O)CCl)C1Cc1cccnc1</text:p>
          </table:table-cell>
          <table:table-cell office:value-type="string" calcext:value-type="string">
            <text:p>DAV-CRI-1c7-5</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Nc1cccnc1)C1C(c2ccccc2)c2ccccc2CN1C(=O)CCl</text:p>
          </table:table-cell>
          <table:table-cell office:value-type="string" calcext:value-type="string">
            <text:p>DAV-CRI-1c7-6</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Nc1ccncc1)C1C(c2ccccc2)c2ccccc2CN1C(=O)CCl</text:p>
          </table:table-cell>
          <table:table-cell office:value-type="string" calcext:value-type="string">
            <text:p>DAV-CRI-1c7-7</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F)cc2)C1Cc1cccnc1</text:p>
          </table:table-cell>
          <table:table-cell office:value-type="string" calcext:value-type="string">
            <text:p>DAV-CRI-1c7-8</text:p>
          </table:table-cell>
          <table:table-cell office:value-type="string" calcext:value-type="string">
            <text:p>David Briggs, Crick Institute</text:p>
          </table:table-cell>
          <table:table-cell office:value-type="string" calcext:value-type="string">
            <text:p>by eye linking of x1392 and x0434, retaining covalent warhead, with variants.</text:p>
          </table:table-cell>
          <table:table-cell office:value-type="string" calcext:value-type="string">
            <text:p>x0434,x0759,x0831,x1384,x1392</text:p>
          </table:table-cell>
          <table:table-cell table:number-columns-repeated="3" table:style-name="ce2" office:value-type="string" calcext:value-type="string">
            <text:p>False</text:p>
          </table:table-cell>
          <table:table-cell office:value-type="string" calcext:value-type="string">
            <text:p>https://covid.postera.ai/covid/submissions/1c77f7a9-790f-4ddd-be1b-a247071d0e6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C(NC(=O)CCl)c1cccc(Cl)c1)c1ccc(O)cc1</text:p>
          </table:table-cell>
          <table:table-cell office:value-type="string" calcext:value-type="string">
            <text:p>DAV-CRI-25b-1</text:p>
          </table:table-cell>
          <table:table-cell office:value-type="string" calcext:value-type="string">
            <text:p>David Briggs, Crick Institute</text:p>
          </table:table-cell>
          <table:table-cell office:value-type="string" calcext:value-type="string">
            <text:p>by eye merging of X1382 and X0967, retaining covalent warhead, plus variants.</text:p>
          </table:table-cell>
          <table:table-cell office:value-type="string" calcext:value-type="string">
            <text:p>x0967,x1382</text:p>
          </table:table-cell>
          <table:table-cell table:number-columns-repeated="3" table:style-name="ce2" office:value-type="string" calcext:value-type="string">
            <text:p>False</text:p>
          </table:table-cell>
          <table:table-cell office:value-type="string" calcext:value-type="string">
            <text:p>https://covid.postera.ai/covid/submissions/25b90884-170e-470c-a5fe-0a3ca56b430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C(NC(=O)CCl)c1cccc(Cl)c1)c1ccc(O)cc1</text:p>
          </table:table-cell>
          <table:table-cell office:value-type="string" calcext:value-type="string">
            <text:p>DAV-CRI-25b-2</text:p>
          </table:table-cell>
          <table:table-cell office:value-type="string" calcext:value-type="string">
            <text:p>David Briggs, Crick Institute</text:p>
          </table:table-cell>
          <table:table-cell office:value-type="string" calcext:value-type="string">
            <text:p>by eye merging of X1382 and X0967, retaining covalent warhead, plus variants.</text:p>
          </table:table-cell>
          <table:table-cell office:value-type="string" calcext:value-type="string">
            <text:p>x0967,x1382</text:p>
          </table:table-cell>
          <table:table-cell table:number-columns-repeated="3" table:style-name="ce2" office:value-type="string" calcext:value-type="string">
            <text:p>False</text:p>
          </table:table-cell>
          <table:table-cell office:value-type="string" calcext:value-type="string">
            <text:p>https://covid.postera.ai/covid/submissions/25b90884-170e-470c-a5fe-0a3ca56b430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C(NC(=O)CCl)c1cccc(Cl)c1)c1ccc(O)cc1</text:p>
          </table:table-cell>
          <table:table-cell office:value-type="string" calcext:value-type="string">
            <text:p>DAV-CRI-25b-3</text:p>
          </table:table-cell>
          <table:table-cell office:value-type="string" calcext:value-type="string">
            <text:p>David Briggs, Crick Institute</text:p>
          </table:table-cell>
          <table:table-cell office:value-type="string" calcext:value-type="string">
            <text:p>by eye merging of X1382 and X0967, retaining covalent warhead, plus variants.</text:p>
          </table:table-cell>
          <table:table-cell office:value-type="string" calcext:value-type="string">
            <text:p>x0967,x1382</text:p>
          </table:table-cell>
          <table:table-cell table:number-columns-repeated="3" table:style-name="ce2" office:value-type="string" calcext:value-type="string">
            <text:p>False</text:p>
          </table:table-cell>
          <table:table-cell office:value-type="string" calcext:value-type="string">
            <text:p>https://covid.postera.ai/covid/submissions/25b90884-170e-470c-a5fe-0a3ca56b430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O)NC(NC(=O)CCl)c1cccc(Cl)c1)c1ccc(O)cc1</text:p>
          </table:table-cell>
          <table:table-cell office:value-type="string" calcext:value-type="string">
            <text:p>DAV-CRI-25b-4</text:p>
          </table:table-cell>
          <table:table-cell office:value-type="string" calcext:value-type="string">
            <text:p>David Briggs, Crick Institute</text:p>
          </table:table-cell>
          <table:table-cell office:value-type="string" calcext:value-type="string">
            <text:p>by eye merging of X1382 and X0967, retaining covalent warhead, plus variants.</text:p>
          </table:table-cell>
          <table:table-cell office:value-type="string" calcext:value-type="string">
            <text:p>x0967,x1382</text:p>
          </table:table-cell>
          <table:table-cell table:number-columns-repeated="3" table:style-name="ce2" office:value-type="string" calcext:value-type="string">
            <text:p>False</text:p>
          </table:table-cell>
          <table:table-cell office:value-type="string" calcext:value-type="string">
            <text:p>https://covid.postera.ai/covid/submissions/25b90884-170e-470c-a5fe-0a3ca56b430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O)c(Cl)c1</text:p>
          </table:table-cell>
          <table:table-cell office:value-type="string" calcext:value-type="string">
            <text:p>DAV-CRI-3ed-1</text:p>
          </table:table-cell>
          <table:table-cell office:value-type="string" calcext:value-type="string">
            <text:p>David Briggs, Crick Institute</text:p>
          </table:table-cell>
          <table:table-cell office:value-type="string" calcext:value-type="string">
            <text:p>Modifications of x1382, the best occupancy, high confidence covalent binder.</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3edb475e-2725-4140-a8e1-a1028cf9f37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O)cc(Cl)c1</text:p>
          </table:table-cell>
          <table:table-cell office:value-type="string" calcext:value-type="string">
            <text:p>DAV-CRI-3ed-2</text:p>
          </table:table-cell>
          <table:table-cell office:value-type="string" calcext:value-type="string">
            <text:p>David Briggs, Crick Institute</text:p>
          </table:table-cell>
          <table:table-cell office:value-type="string" calcext:value-type="string">
            <text:p>Modifications of x1382, the best occupancy, high confidence covalent binder.</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3edb475e-2725-4140-a8e1-a1028cf9f37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c1O</text:p>
          </table:table-cell>
          <table:table-cell office:value-type="string" calcext:value-type="string">
            <text:p>DAV-CRI-3ed-3</text:p>
          </table:table-cell>
          <table:table-cell office:value-type="string" calcext:value-type="string">
            <text:p>David Briggs, Crick Institute</text:p>
          </table:table-cell>
          <table:table-cell office:value-type="string" calcext:value-type="string">
            <text:p>Modifications of x1382, the best occupancy, high confidence covalent binder.</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3edb475e-2725-4140-a8e1-a1028cf9f37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O=C(CCl)NC(CO)c1cccc(Cl)c1</text:p>
          </table:table-cell>
          <table:table-cell office:value-type="string" calcext:value-type="string">
            <text:p>DAV-CRI-3ed-4</text:p>
          </table:table-cell>
          <table:table-cell office:value-type="string" calcext:value-type="string">
            <text:p>David Briggs, Crick Institute</text:p>
          </table:table-cell>
          <table:table-cell office:value-type="string" calcext:value-type="string">
            <text:p>Modifications of x1382, the best occupancy, high confidence covalent binder.</text:p>
          </table:table-cell>
          <table:table-cell office:value-type="string" calcext:value-type="string">
            <text:p>x1382</text:p>
          </table:table-cell>
          <table:table-cell office:value-type="string" calcext:value-type="string">
            <text:p>Z2596884371</text:p>
          </table:table-cell>
          <table:table-cell table:number-columns-repeated="2" table:style-name="ce2" office:value-type="string" calcext:value-type="string">
            <text:p>False</text:p>
          </table:table-cell>
          <table:table-cell office:value-type="string" calcext:value-type="string">
            <text:p>https://covid.postera.ai/covid/submissions/3edb475e-2725-4140-a8e1-a1028cf9f37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N(C)CC(NC(=O)CCl)c1cccc(Cl)c1</text:p>
          </table:table-cell>
          <table:table-cell office:value-type="string" calcext:value-type="string">
            <text:p>DAV-CRI-3ed-5</text:p>
          </table:table-cell>
          <table:table-cell office:value-type="string" calcext:value-type="string">
            <text:p>David Briggs, Crick Institute</text:p>
          </table:table-cell>
          <table:table-cell office:value-type="string" calcext:value-type="string">
            <text:p>Modifications of x1382, the best occupancy, high confidence covalent binder.</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3edb475e-2725-4140-a8e1-a1028cf9f37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F)cc(Cl)c1</text:p>
          </table:table-cell>
          <table:table-cell office:value-type="string" calcext:value-type="string">
            <text:p>DAV-CRI-3ed-6</text:p>
          </table:table-cell>
          <table:table-cell office:value-type="string" calcext:value-type="string">
            <text:p>David Briggs, Crick Institute</text:p>
          </table:table-cell>
          <table:table-cell office:value-type="string" calcext:value-type="string">
            <text:p>Modifications of x1382, the best occupancy, high confidence covalent binder.</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3edb475e-2725-4140-a8e1-a1028cf9f37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c(C3CN(C(=O)CCl)Cc4ccccc43)cc2C1</text:p>
          </table:table-cell>
          <table:table-cell office:value-type="string" calcext:value-type="string">
            <text:p>DAV-CRI-3fe-1</text:p>
          </table:table-cell>
          <table:table-cell office:value-type="string" calcext:value-type="string">
            <text:p>David Briggs, Crick Institute</text:p>
          </table:table-cell>
          <table:table-cell office:value-type="string" calcext:value-type="string">
            <text:p>By linking of X0161 and X1392 with some variants. Retains covalent warhead.</text:p>
          </table:table-cell>
          <table:table-cell office:value-type="string" calcext:value-type="string">
            <text:p>x0161,x1392</text:p>
          </table:table-cell>
          <table:table-cell table:number-columns-repeated="3" table:style-name="ce2" office:value-type="string" calcext:value-type="string">
            <text:p>False</text:p>
          </table:table-cell>
          <table:table-cell office:value-type="string" calcext:value-type="string">
            <text:p>https://covid.postera.ai/covid/submissions/3fe943ba-5cd5-43a1-9c63-6fc11c0e549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C3CN(C(=O)CCl)Cc4ccccc43)ccc2C1</text:p>
          </table:table-cell>
          <table:table-cell office:value-type="string" calcext:value-type="string">
            <text:p>DAV-CRI-3fe-2</text:p>
          </table:table-cell>
          <table:table-cell office:value-type="string" calcext:value-type="string">
            <text:p>David Briggs, Crick Institute</text:p>
          </table:table-cell>
          <table:table-cell office:value-type="string" calcext:value-type="string">
            <text:p>By linking of X0161 and X1392 with some variants. Retains covalent warhead.</text:p>
          </table:table-cell>
          <table:table-cell office:value-type="string" calcext:value-type="string">
            <text:p>x0161,x1392</text:p>
          </table:table-cell>
          <table:table-cell table:number-columns-repeated="3" table:style-name="ce2" office:value-type="string" calcext:value-type="string">
            <text:p>False</text:p>
          </table:table-cell>
          <table:table-cell office:value-type="string" calcext:value-type="string">
            <text:p>https://covid.postera.ai/covid/submissions/3fe943ba-5cd5-43a1-9c63-6fc11c0e549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C)C(=O)C1CCN(C(=O)CCl)CC1CC1C=CC=[SH]1</text:p>
          </table:table-cell>
          <table:table-cell office:value-type="string" calcext:value-type="string">
            <text:p>DAV-CRI-7eb-1</text:p>
          </table:table-cell>
          <table:table-cell office:value-type="string" calcext:value-type="string">
            <text:p>David Briggs, Crick Institute</text:p>
          </table:table-cell>
          <table:table-cell office:value-type="string" calcext:value-type="string">
            <text:p>By Eye</text:p>
            <text:p/>
            <text:p>Linking x_1418 and x_1458</text:p>
          </table:table-cell>
          <table:table-cell office:value-type="string" calcext:value-type="string">
            <text:p>x1418,x1458</text:p>
          </table:table-cell>
          <table:table-cell table:number-columns-repeated="3" table:style-name="ce2" office:value-type="string" calcext:value-type="string">
            <text:p>False</text:p>
          </table:table-cell>
          <table:table-cell office:value-type="string" calcext:value-type="string">
            <text:p>https://covid.postera.ai/covid/submissions/7ebcceed-78d1-4c4f-8732-ff30d302cf9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1CCCN1c1cccc(C2c3ccccc3C(c3ccccc3)CN2C(=O)CCl)c1</text:p>
          </table:table-cell>
          <table:table-cell office:value-type="string" calcext:value-type="string">
            <text:p>DAV-CRI-8c8-1</text:p>
          </table:table-cell>
          <table:table-cell office:value-type="string" calcext:value-type="string">
            <text:p>David Briggs, Crick Institute</text:p>
          </table:table-cell>
          <table:table-cell office:value-type="string" calcext:value-type="string">
            <text:p>by eye linking of x1384 and x1392</text:p>
          </table:table-cell>
          <table:table-cell office:value-type="string" calcext:value-type="string">
            <text:p>x1384,x1392</text:p>
          </table:table-cell>
          <table:table-cell table:number-columns-repeated="3" table:style-name="ce2" office:value-type="string" calcext:value-type="string">
            <text:p>False</text:p>
          </table:table-cell>
          <table:table-cell office:value-type="string" calcext:value-type="string">
            <text:p>https://covid.postera.ai/covid/submissions/8c8dd668-6ccd-4296-927f-9e29d70b0ec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1CCCN1C1CS(=O)(=O)CC1C1c2ccccc2C(c2ccccc2)CN1C(=O)CCl</text:p>
          </table:table-cell>
          <table:table-cell office:value-type="string" calcext:value-type="string">
            <text:p>DAV-CRI-b70-1</text:p>
          </table:table-cell>
          <table:table-cell office:value-type="string" calcext:value-type="string">
            <text:p>David Briggs, Crick Institute</text:p>
          </table:table-cell>
          <table:table-cell office:value-type="string" calcext:value-type="string">
            <text:p>by eye linking x1384 and x1392 and x1375</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b7083e67-383e-4bde-92be-96886cf0c15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N#Cc1ccsc1CN1CCN(C(=O)CCl)CC1</text:p>
          </table:table-cell>
          <table:table-cell office:value-type="string" calcext:value-type="string">
            <text:p>DAV-CRI-d1e-1</text:p>
          </table:table-cell>
          <table:table-cell office:value-type="string" calcext:value-type="string">
            <text:p>David Briggs, Crick Institute</text:p>
          </table:table-cell>
          <table:table-cell office:value-type="string" calcext:value-type="string">
            <text:p>by eye linking of X0305 with X1418 or X1386, retaining covalent warhead, with variants.</text:p>
          </table:table-cell>
          <table:table-cell office:value-type="string" calcext:value-type="string">
            <text:p>x0305,x1386,x1418</text:p>
          </table:table-cell>
          <table:table-cell table:number-columns-repeated="3" table:style-name="ce2" office:value-type="string" calcext:value-type="string">
            <text:p>False</text:p>
          </table:table-cell>
          <table:table-cell office:value-type="string" calcext:value-type="string">
            <text:p>https://covid.postera.ai/covid/submissions/d1e0885a-4deb-43bc-868d-ea4ea14cd27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cc(CN2CCN(C(=O)CCl)CC2)c(C#N)cn1</text:p>
          </table:table-cell>
          <table:table-cell office:value-type="string" calcext:value-type="string">
            <text:p>DAV-CRI-d1e-2</text:p>
          </table:table-cell>
          <table:table-cell office:value-type="string" calcext:value-type="string">
            <text:p>David Briggs, Crick Institute</text:p>
          </table:table-cell>
          <table:table-cell office:value-type="string" calcext:value-type="string">
            <text:p>by eye linking of X0305 with X1418 or X1386, retaining covalent warhead, with variants.</text:p>
          </table:table-cell>
          <table:table-cell office:value-type="string" calcext:value-type="string">
            <text:p>x0305,x1386,x1418</text:p>
          </table:table-cell>
          <table:table-cell table:number-columns-repeated="3" table:style-name="ce2" office:value-type="string" calcext:value-type="string">
            <text:p>False</text:p>
          </table:table-cell>
          <table:table-cell office:value-type="string" calcext:value-type="string">
            <text:p>https://covid.postera.ai/covid/submissions/d1e0885a-4deb-43bc-868d-ea4ea14cd27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nc(NCO)cc1CN1CCN(C(=O)CCl)CC1</text:p>
          </table:table-cell>
          <table:table-cell office:value-type="string" calcext:value-type="string">
            <text:p>DAV-CRI-d1e-3</text:p>
          </table:table-cell>
          <table:table-cell office:value-type="string" calcext:value-type="string">
            <text:p>David Briggs, Crick Institute</text:p>
          </table:table-cell>
          <table:table-cell office:value-type="string" calcext:value-type="string">
            <text:p>by eye linking of X0305 with X1418 or X1386, retaining covalent warhead, with variants.</text:p>
          </table:table-cell>
          <table:table-cell office:value-type="string" calcext:value-type="string">
            <text:p>x0305,x1386,x1418</text:p>
          </table:table-cell>
          <table:table-cell table:number-columns-repeated="3" table:style-name="ce2" office:value-type="string" calcext:value-type="string">
            <text:p>False</text:p>
          </table:table-cell>
          <table:table-cell office:value-type="string" calcext:value-type="string">
            <text:p>https://covid.postera.ai/covid/submissions/d1e0885a-4deb-43bc-868d-ea4ea14cd27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1scc(C#N)c1CN1CCN(C(=O)CCl)CC1</text:p>
          </table:table-cell>
          <table:table-cell office:value-type="string" calcext:value-type="string">
            <text:p>DAV-CRI-d1e-4</text:p>
          </table:table-cell>
          <table:table-cell office:value-type="string" calcext:value-type="string">
            <text:p>David Briggs, Crick Institute</text:p>
          </table:table-cell>
          <table:table-cell office:value-type="string" calcext:value-type="string">
            <text:p>by eye linking of X0305 with X1418 or X1386, retaining covalent warhead, with variants.</text:p>
          </table:table-cell>
          <table:table-cell office:value-type="string" calcext:value-type="string">
            <text:p>x0305,x1386,x1418</text:p>
          </table:table-cell>
          <table:table-cell table:number-columns-repeated="3" table:style-name="ce2" office:value-type="string" calcext:value-type="string">
            <text:p>False</text:p>
          </table:table-cell>
          <table:table-cell office:value-type="string" calcext:value-type="string">
            <text:p>https://covid.postera.ai/covid/submissions/d1e0885a-4deb-43bc-868d-ea4ea14cd27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N#Cc1csc(NCO)c1CN1CCN(C(=O)CCl)CC1</text:p>
          </table:table-cell>
          <table:table-cell office:value-type="string" calcext:value-type="string">
            <text:p>DAV-CRI-d1e-5</text:p>
          </table:table-cell>
          <table:table-cell office:value-type="string" calcext:value-type="string">
            <text:p>David Briggs, Crick Institute</text:p>
          </table:table-cell>
          <table:table-cell office:value-type="string" calcext:value-type="string">
            <text:p>by eye linking of X0305 with X1418 or X1386, retaining covalent warhead, with variants.</text:p>
          </table:table-cell>
          <table:table-cell office:value-type="string" calcext:value-type="string">
            <text:p>x0305,x1386,x1418</text:p>
          </table:table-cell>
          <table:table-cell table:number-columns-repeated="3" table:style-name="ce2" office:value-type="string" calcext:value-type="string">
            <text:p>False</text:p>
          </table:table-cell>
          <table:table-cell office:value-type="string" calcext:value-type="string">
            <text:p>https://covid.postera.ai/covid/submissions/d1e0885a-4deb-43bc-868d-ea4ea14cd27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1scc(C#N)c1CN1CCN(C(=O)CCl)CC1</text:p>
          </table:table-cell>
          <table:table-cell office:value-type="string" calcext:value-type="string">
            <text:p>DAV-CRI-d1e-6</text:p>
          </table:table-cell>
          <table:table-cell office:value-type="string" calcext:value-type="string">
            <text:p>David Briggs, Crick Institute</text:p>
          </table:table-cell>
          <table:table-cell office:value-type="string" calcext:value-type="string">
            <text:p>by eye linking of X0305 with X1418 or X1386, retaining covalent warhead, with variants.</text:p>
          </table:table-cell>
          <table:table-cell office:value-type="string" calcext:value-type="string">
            <text:p>x0305,x1386,x1418</text:p>
          </table:table-cell>
          <table:table-cell table:number-columns-repeated="3" table:style-name="ce2" office:value-type="string" calcext:value-type="string">
            <text:p>False</text:p>
          </table:table-cell>
          <table:table-cell office:value-type="string" calcext:value-type="string">
            <text:p>https://covid.postera.ai/covid/submissions/d1e0885a-4deb-43bc-868d-ea4ea14cd27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c1CC=CC2</text:p>
          </table:table-cell>
          <table:table-cell office:value-type="string" calcext:value-type="string">
            <text:p>DAV-CRI-eab-1</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CCCC12</text:p>
          </table:table-cell>
          <table:table-cell office:value-type="string" calcext:value-type="string">
            <text:p>DAV-CRI-eab-2</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CCNC12</text:p>
          </table:table-cell>
          <table:table-cell office:value-type="string" calcext:value-type="string">
            <text:p>DAV-CRI-eab-3</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NCCC12</text:p>
          </table:table-cell>
          <table:table-cell office:value-type="string" calcext:value-type="string">
            <text:p>DAV-CRI-eab-4</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CNCC12</text:p>
          </table:table-cell>
          <table:table-cell office:value-type="string" calcext:value-type="string">
            <text:p>DAV-CRI-eab-5</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CC=NC12</text:p>
          </table:table-cell>
          <table:table-cell office:value-type="string" calcext:value-type="string">
            <text:p>DAV-CRI-eab-6</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N=CCC12</text:p>
          </table:table-cell>
          <table:table-cell office:value-type="string" calcext:value-type="string">
            <text:p>DAV-CRI-eab-7</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NC(=O)CCl)C1=CC(Cl)=CC2CSCC12</text:p>
          </table:table-cell>
          <table:table-cell office:value-type="string" calcext:value-type="string">
            <text:p>DAV-CRI-eab-8</text:p>
          </table:table-cell>
          <table:table-cell office:value-type="string" calcext:value-type="string">
            <text:p>David Briggs, Crick Institute</text:p>
          </table:table-cell>
          <table:table-cell office:value-type="string" calcext:value-type="string">
            <text:p>Linking x1382 and x0831 adding second ring group to try and interact with Q189</text:p>
          </table:table-cell>
          <table:table-cell office:value-type="string" calcext:value-type="string">
            <text:p>x0831,x1382</text:p>
          </table:table-cell>
          <table:table-cell table:number-columns-repeated="3" table:style-name="ce2" office:value-type="string" calcext:value-type="string">
            <text:p>False</text:p>
          </table:table-cell>
          <table:table-cell office:value-type="string" calcext:value-type="string">
            <text:p>https://covid.postera.ai/covid/submissions/eab5efcb-b199-4c70-afb4-8b9adb33206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2c(c1)C(c1ccccc1)CN(C(=O)CCl)C2C1CS(=O)(=O)CC1N1CCCC1=O</text:p>
          </table:table-cell>
          <table:table-cell office:value-type="string" calcext:value-type="string">
            <text:p>DAV-CRI-f47-1</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1CCCN1C1CS(=O)(=O)CC1C1c2ccc(F)cc2C(c2ccccc2)CN1C(=O)CCl</text:p>
          </table:table-cell>
          <table:table-cell office:value-type="string" calcext:value-type="string">
            <text:p>DAV-CRI-f47-2</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1CCCN1C1CS(=O)(=O)CC1C1c2ccc(O)cc2C(c2ccccc2)CN1C(=O)CCl</text:p>
          </table:table-cell>
          <table:table-cell office:value-type="string" calcext:value-type="string">
            <text:p>DAV-CRI-f47-3</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1CCCN1C1CS(=O)(=O)CC1C1c2ccc(F)cc2C(c2ccccc2)C(=O)N1C(=O)CCl</text:p>
          </table:table-cell>
          <table:table-cell office:value-type="string" calcext:value-type="string">
            <text:p>DAV-CRI-f47-4</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1CCCN1C1CS(=O)(=O)CC1C1c2ccc(O)cc2C(c2ccccc2)C(=O)N1C(=O)CCl</text:p>
          </table:table-cell>
          <table:table-cell office:value-type="string" calcext:value-type="string">
            <text:p>DAV-CRI-f47-5</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2c(c1)C(c1ccccc1)C(=O)N(C(=O)CCl)C2C1CS(=O)(=O)CC1N1CCCC1=O</text:p>
          </table:table-cell>
          <table:table-cell office:value-type="string" calcext:value-type="string">
            <text:p>DAV-CRI-f47-6</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2c(c1)C(c1cccc(O)c1)C(=O)N(C(=O)CCl)C2C1CS(=O)(=O)CC1N1CCCC1=O</text:p>
          </table:table-cell>
          <table:table-cell office:value-type="string" calcext:value-type="string">
            <text:p>DAV-CRI-f47-7</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2c(c1)C(c1ccc(O)cc1)C(=O)N(C(=O)CCl)C2C1CS(=O)(=O)CC1N1CCCC1=O</text:p>
          </table:table-cell>
          <table:table-cell office:value-type="string" calcext:value-type="string">
            <text:p>DAV-CRI-f47-8</text:p>
          </table:table-cell>
          <table:table-cell office:value-type="string" calcext:value-type="string">
            <text:p>David Briggs, Crick Institute</text:p>
          </table:table-cell>
          <table:table-cell office:value-type="string" calcext:value-type="string">
            <text:p>by eye linking of x1375 x1384 x 1392 with some extra addition to explore binding pockets around T25/C44 and Q189</text:p>
          </table:table-cell>
          <table:table-cell office:value-type="string" calcext:value-type="string">
            <text:p>x1375,x1384,x1392</text:p>
          </table:table-cell>
          <table:table-cell table:number-columns-repeated="3" table:style-name="ce2" office:value-type="string" calcext:value-type="string">
            <text:p>False</text:p>
          </table:table-cell>
          <table:table-cell office:value-type="string" calcext:value-type="string">
            <text:p>https://covid.postera.ai/covid/submissions/f4772df7-f5a5-4208-a16e-3d41483cc4c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c4ccc(S(N)(=O)=O)cc4)ccc3s2)CN1C(=O)CCl</text:p>
          </table:table-cell>
          <table:table-cell office:value-type="string" calcext:value-type="string">
            <text:p>DAV-CRI-f9b-1</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Cc4cccc(S(N)(=O)=O)c4)ccc3s2)CN1C(=O)CCl</text:p>
          </table:table-cell>
          <table:table-cell office:value-type="string" calcext:value-type="string">
            <text:p>DAV-CRI-f9b-10</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4ccc(S(N)(=O)=O)cc4)cccc3s2)CN1C(=O)CCl</text:p>
          </table:table-cell>
          <table:table-cell office:value-type="string" calcext:value-type="string">
            <text:p>DAV-CRI-f9b-2</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c4cccc(S(N)(=O)=O)c4)ccc3s2)CN1C(=O)CCl</text:p>
          </table:table-cell>
          <table:table-cell office:value-type="string" calcext:value-type="string">
            <text:p>DAV-CRI-f9b-3</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4cccc(S(N)(=O)=O)c4)cccc3s2)CN1C(=O)CCl</text:p>
          </table:table-cell>
          <table:table-cell office:value-type="string" calcext:value-type="string">
            <text:p>DAV-CRI-f9b-4</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c4ccc(S(N)(=O)=O)c(O)c4)ccc3s2)CN1C(=O)CCl</text:p>
          </table:table-cell>
          <table:table-cell office:value-type="string" calcext:value-type="string">
            <text:p>DAV-CRI-f9b-5</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4ccc(S(N)(=O)=O)c(O)c4)cccc3s2)CN1C(=O)CCl</text:p>
          </table:table-cell>
          <table:table-cell office:value-type="string" calcext:value-type="string">
            <text:p>DAV-CRI-f9b-6</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c4ccc(O)c(S(N)(=O)=O)c4)ccc3s2)CN1C(=O)CCl</text:p>
          </table:table-cell>
          <table:table-cell office:value-type="string" calcext:value-type="string">
            <text:p>DAV-CRI-f9b-7</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4ccc(O)c(S(N)(=O)=O)c4)cccc3s2)CN1C(=O)CCl</text:p>
          </table:table-cell>
          <table:table-cell office:value-type="string" calcext:value-type="string">
            <text:p>DAV-CRI-f9b-8</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NC(CC(N)=O)C(=O)NC1CCC(c2nc3cc(Cc4ccc(S(N)(=O)=O)cc4)ccc3s2)CN1C(=O)CCl</text:p>
          </table:table-cell>
          <table:table-cell office:value-type="string" calcext:value-type="string">
            <text:p>DAV-CRI-f9b-9</text:p>
          </table:table-cell>
          <table:table-cell office:value-type="string" calcext:value-type="string">
            <text:p>David Briggs, Crick Institute</text:p>
          </table:table-cell>
          <table:table-cell office:value-type="string" calcext:value-type="string">
            <text:p>By eye linking of x0749, x0981 and x0161, and variants. </text:p>
            <text:p/>
            <text:p>Retains covalent warhead. </text:p>
            <text:p/>
            <text:p>A bit of a monster!</text:p>
          </table:table-cell>
          <table:table-cell office:value-type="string" calcext:value-type="string">
            <text:p>x0161,x0749,x0981</text:p>
          </table:table-cell>
          <table:table-cell table:number-columns-repeated="3" table:style-name="ce2" office:value-type="string" calcext:value-type="string">
            <text:p>False</text:p>
          </table:table-cell>
          <table:table-cell office:value-type="string" calcext:value-type="string">
            <text:p>https://covid.postera.ai/covid/submissions/f9b12666-ae78-4cf8-8d60-dc19988e42d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C(=O)N1CCN(c2ccc(C3NC(=O)c4ccccc43)cc2S(N)(=O)=O)CC1</text:p>
          </table:table-cell>
          <table:table-cell office:value-type="string" calcext:value-type="string">
            <text:p>DR -UNK-640-2</text:p>
          </table:table-cell>
          <table:table-cell office:value-type="string" calcext:value-type="string">
            <text:p>Dr Vamsi <text:s/>Krishna Gurram</text:p>
          </table:table-cell>
          <table:table-cell office:value-type="string" calcext:value-type="string">
            <text:p>Sulfonamides are <text:s/>the molecules <text:s/>of future interest. With the proven antiviral <text:s/>nature <text:s/>in literature <text:s/>, designed some <text:s/>of the <text:s/>analogues that <text:s/>could <text:s/>turn <text:s text:c="2"/>into lead molecule</text:p>
          </table:table-cell>
          <table:table-cell office:value-type="string" calcext:value-type="string">
            <text:p>x1086,x1093</text:p>
          </table:table-cell>
          <table:table-cell table:number-columns-repeated="3" table:style-name="ce2" office:value-type="string" calcext:value-type="string">
            <text:p>False</text:p>
          </table:table-cell>
          <table:table-cell office:value-type="string" calcext:value-type="string">
            <text:p>https://covid.postera.ai/covid/submissions/64047f27-b27c-468c-87a8-63d24bd5bb43</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CS(=O)(=O)N1CCN(c2ccc(C3NC(=O)c4ccccc43)cc2S(N)(=O)=O)CC1</text:p>
          </table:table-cell>
          <table:table-cell office:value-type="string" calcext:value-type="string">
            <text:p>DR -UNK-640-3</text:p>
          </table:table-cell>
          <table:table-cell office:value-type="string" calcext:value-type="string">
            <text:p>Dr Vamsi <text:s/>Krishna Gurram</text:p>
          </table:table-cell>
          <table:table-cell office:value-type="string" calcext:value-type="string">
            <text:p>Sulfonamides are <text:s/>the molecules <text:s/>of future interest. With the proven antiviral <text:s/>nature <text:s/>in literature <text:s/>, designed some <text:s/>of the <text:s/>analogues that <text:s/>could <text:s/>turn <text:s text:c="2"/>into lead molecule</text:p>
          </table:table-cell>
          <table:table-cell office:value-type="string" calcext:value-type="string">
            <text:p>x1086,x1093</text:p>
          </table:table-cell>
          <table:table-cell table:number-columns-repeated="3" table:style-name="ce2" office:value-type="string" calcext:value-type="string">
            <text:p>False</text:p>
          </table:table-cell>
          <table:table-cell office:value-type="string" calcext:value-type="string">
            <text:p>https://covid.postera.ai/covid/submissions/64047f27-b27c-468c-87a8-63d24bd5bb43</text:p>
          </table:table-cell>
          <table:table-cell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row>
        <table:table-row table:style-name="ro2">
          <table:table-cell office:value-type="string" calcext:value-type="string">
            <text:p>C=CC(=O)N1CCN(c2ccc(C3NC(=O)c4ccccc43)cc2S(N)(=O)=O)CC1</text:p>
          </table:table-cell>
          <table:table-cell office:value-type="string" calcext:value-type="string">
            <text:p>DR -UNK-dd7-2</text:p>
          </table:table-cell>
          <table:table-cell office:value-type="string" calcext:value-type="string">
            <text:p>Dr Vamsi <text:s/>Krishna Gurram</text:p>
          </table:table-cell>
          <table:table-cell office:value-type="string" calcext:value-type="string">
            <text:p>Sulfonamides are <text:s/>the molecules <text:s/>of future interest. With the proven antiviral <text:s/>nature <text:s/>in literature <text:s/>, designed some <text:s/>of the <text:s/>analogues that <text:s/>could <text:s/>turn <text:s text:c="2"/>into lead molecule</text:p>
          </table:table-cell>
          <table:table-cell office:value-type="string" calcext:value-type="string">
            <text:p>x1086,x1093</text:p>
          </table:table-cell>
          <table:table-cell table:number-columns-repeated="3" table:style-name="ce2" office:value-type="string" calcext:value-type="string">
            <text:p>False</text:p>
          </table:table-cell>
          <table:table-cell office:value-type="string" calcext:value-type="string">
            <text:p>https://covid.postera.ai/covid/submissions/dd7f8c68-925c-400a-9147-04b42d92a020</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CS(=O)(=O)N1CCN(c2ccc(C3NC(=O)c4ccccc43)cc2S(N)(=O)=O)CC1</text:p>
          </table:table-cell>
          <table:table-cell office:value-type="string" calcext:value-type="string">
            <text:p>DR -UNK-dd7-3</text:p>
          </table:table-cell>
          <table:table-cell office:value-type="string" calcext:value-type="string">
            <text:p>Dr Vamsi <text:s/>Krishna Gurram</text:p>
          </table:table-cell>
          <table:table-cell office:value-type="string" calcext:value-type="string">
            <text:p>Sulfonamides are <text:s/>the molecules <text:s/>of future interest. With the proven antiviral <text:s/>nature <text:s/>in literature <text:s/>, designed some <text:s/>of the <text:s/>analogues that <text:s/>could <text:s/>turn <text:s text:c="2"/>into lead molecule</text:p>
          </table:table-cell>
          <table:table-cell office:value-type="string" calcext:value-type="string">
            <text:p>x1086,x1093</text:p>
          </table:table-cell>
          <table:table-cell table:number-columns-repeated="3" table:style-name="ce2" office:value-type="string" calcext:value-type="string">
            <text:p>False</text:p>
          </table:table-cell>
          <table:table-cell office:value-type="string" calcext:value-type="string">
            <text:p>https://covid.postera.ai/covid/submissions/dd7f8c68-925c-400a-9147-04b42d92a020</text:p>
          </table:table-cell>
          <table:table-cell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row>
        <table:table-row table:style-name="ro7">
          <table:table-cell office:value-type="string" calcext:value-type="string">
            <text:p>NC(=O)C1CCCN1c1ccccc1CN1CCN(C(=O)CCl)CC1</text:p>
          </table:table-cell>
          <table:table-cell office:value-type="string" calcext:value-type="string">
            <text:p>DUN-NEW-f8c-2</text:p>
          </table:table-cell>
          <table:table-cell office:value-type="string" calcext:value-type="string">
            <text:p>Duncan Miller, Newcastle University</text:p>
          </table:table-cell>
          <table:table-cell office:value-type="string" calcext:value-type="string">
            <text:p>Merging of x0072 with x1458 to combine the covalent warhead of x1458 with the sulfonamide fragment x1458 (Designs arrived at by overlay of crystal structures in Biovia Discovery Viewer, and identifying common vectors for fragment growth/merging by eye, with synthetic accessibility taken into account)</text:p>
          </table:table-cell>
          <table:table-cell office:value-type="string" calcext:value-type="string">
            <text:p>x0072,x1458</text:p>
          </table:table-cell>
          <table:table-cell table:number-columns-repeated="3" table:style-name="ce2" office:value-type="string" calcext:value-type="string">
            <text:p>False</text:p>
          </table:table-cell>
          <table:table-cell office:value-type="string" calcext:value-type="string">
            <text:p>https://covid.postera.ai/covid/submissions/f8ce3686-4774-4f4e-b96a-ab98611b1ed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O)NCCc1c[nH]c2c(CNC(=O)CCl)cccc12</text:p>
          </table:table-cell>
          <table:table-cell office:value-type="string" calcext:value-type="string">
            <text:p>DUN-NEW-f8c-21</text:p>
          </table:table-cell>
          <table:table-cell office:value-type="string" calcext:value-type="string">
            <text:p>Duncan Miller, Newcastle University</text:p>
          </table:table-cell>
          <table:table-cell office:value-type="string" calcext:value-type="string">
            <text:p>Merging of x0072 with x1458 to combine the covalent warhead of x1458 with the sulfonamide fragment x1458 (Designs arrived at by overlay of crystal structures in Biovia Discovery Viewer, and identifying common vectors for fragment growth/merging by eye, with synthetic accessibility taken into account)</text:p>
          </table:table-cell>
          <table:table-cell office:value-type="string" calcext:value-type="string">
            <text:p>x0072,x1458</text:p>
          </table:table-cell>
          <table:table-cell table:number-columns-repeated="3" table:style-name="ce2" office:value-type="string" calcext:value-type="string">
            <text:p>False</text:p>
          </table:table-cell>
          <table:table-cell office:value-type="string" calcext:value-type="string">
            <text:p>https://covid.postera.ai/covid/submissions/f8ce3686-4774-4f4e-b96a-ab98611b1ed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S(=O)(=O)N1CCN(C(=O)CCl)CC1c1ccccc1</text:p>
          </table:table-cell>
          <table:table-cell office:value-type="string" calcext:value-type="string">
            <text:p>DUN-NEW-f8c-22</text:p>
          </table:table-cell>
          <table:table-cell office:value-type="string" calcext:value-type="string">
            <text:p>Duncan Miller, Newcastle University</text:p>
          </table:table-cell>
          <table:table-cell office:value-type="string" calcext:value-type="string">
            <text:p>Merging of x0072 with x1458 to combine the covalent warhead of x1458 with the sulfonamide fragment x1458 (Designs arrived at by overlay of crystal structures in Biovia Discovery Viewer, and identifying common vectors for fragment growth/merging by eye, with synthetic accessibility taken into account)</text:p>
          </table:table-cell>
          <table:table-cell office:value-type="string" calcext:value-type="string">
            <text:p>x0072,x1458</text:p>
          </table:table-cell>
          <table:table-cell table:number-columns-repeated="3" table:style-name="ce2" office:value-type="string" calcext:value-type="string">
            <text:p>False</text:p>
          </table:table-cell>
          <table:table-cell office:value-type="string" calcext:value-type="string">
            <text:p>https://covid.postera.ai/covid/submissions/f8ce3686-4774-4f4e-b96a-ab98611b1ed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c1nc2c(S(=O)(=O)NCCc3ccccc3)cccc2s1</text:p>
          </table:table-cell>
          <table:table-cell office:value-type="string" calcext:value-type="string">
            <text:p>DUN-NEW-f8c-23</text:p>
          </table:table-cell>
          <table:table-cell office:value-type="string" calcext:value-type="string">
            <text:p>Duncan Miller, Newcastle University</text:p>
          </table:table-cell>
          <table:table-cell office:value-type="string" calcext:value-type="string">
            <text:p>Merging of x0072 with x1458 to combine the covalent warhead of x1458 with the sulfonamide fragment x1458 (Designs arrived at by overlay of crystal structures in Biovia Discovery Viewer, and identifying common vectors for fragment growth/merging by eye, with synthetic accessibility taken into account)</text:p>
          </table:table-cell>
          <table:table-cell office:value-type="string" calcext:value-type="string">
            <text:p>x0072,x1458</text:p>
          </table:table-cell>
          <table:table-cell table:number-columns-repeated="3" table:style-name="ce2" office:value-type="string" calcext:value-type="string">
            <text:p>False</text:p>
          </table:table-cell>
          <table:table-cell office:value-type="string" calcext:value-type="string">
            <text:p>https://covid.postera.ai/covid/submissions/f8ce3686-4774-4f4e-b96a-ab98611b1ed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O)NCCc1c[nH]c2c(CN3CCN(C(=O)CCl)CC3)cccc12</text:p>
          </table:table-cell>
          <table:table-cell office:value-type="string" calcext:value-type="string">
            <text:p>DUN-NEW-f8c-24</text:p>
          </table:table-cell>
          <table:table-cell office:value-type="string" calcext:value-type="string">
            <text:p>Duncan Miller, Newcastle University</text:p>
          </table:table-cell>
          <table:table-cell office:value-type="string" calcext:value-type="string">
            <text:p>Merging of x0072 with x1458 to combine the covalent warhead of x1458 with the sulfonamide fragment x1458 (Designs arrived at by overlay of crystal structures in Biovia Discovery Viewer, and identifying common vectors for fragment growth/merging by eye, with synthetic accessibility taken into account)</text:p>
          </table:table-cell>
          <table:table-cell office:value-type="string" calcext:value-type="string">
            <text:p>x0072,x1458</text:p>
          </table:table-cell>
          <table:table-cell table:number-columns-repeated="3" table:style-name="ce2" office:value-type="string" calcext:value-type="string">
            <text:p>False</text:p>
          </table:table-cell>
          <table:table-cell office:value-type="string" calcext:value-type="string">
            <text:p>https://covid.postera.ai/covid/submissions/f8ce3686-4774-4f4e-b96a-ab98611b1ed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S(=O)(=O)N(CCc1ccccc1)CC1CCN(C(=O)CCl)CC1</text:p>
          </table:table-cell>
          <table:table-cell office:value-type="string" calcext:value-type="string">
            <text:p>DUN-NEW-f8c-25</text:p>
          </table:table-cell>
          <table:table-cell office:value-type="string" calcext:value-type="string">
            <text:p>Duncan Miller, Newcastle University</text:p>
          </table:table-cell>
          <table:table-cell office:value-type="string" calcext:value-type="string">
            <text:p>Merging of x0072 with x1458 to combine the covalent warhead of x1458 with the sulfonamide fragment x1458 (Designs arrived at by overlay of crystal structures in Biovia Discovery Viewer, and identifying common vectors for fragment growth/merging by eye, with synthetic accessibility taken into account)</text:p>
          </table:table-cell>
          <table:table-cell office:value-type="string" calcext:value-type="string">
            <text:p>x0072,x1458</text:p>
          </table:table-cell>
          <table:table-cell table:number-columns-repeated="3" table:style-name="ce2" office:value-type="string" calcext:value-type="string">
            <text:p>False</text:p>
          </table:table-cell>
          <table:table-cell office:value-type="string" calcext:value-type="string">
            <text:p>https://covid.postera.ai/covid/submissions/f8ce3686-4774-4f4e-b96a-ab98611b1ed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NC(=O)C1CCCN1c1ccccc1N1CCN(C(=O)CCl)CC1</text:p>
          </table:table-cell>
          <table:table-cell office:value-type="string" calcext:value-type="string">
            <text:p>DUN-NEW-f8c-3</text:p>
          </table:table-cell>
          <table:table-cell office:value-type="string" calcext:value-type="string">
            <text:p>Duncan Miller, Newcastle University</text:p>
          </table:table-cell>
          <table:table-cell office:value-type="string" calcext:value-type="string">
            <text:p>Merging of x0072 with x1458 to combine the covalent warhead of x1458 with the sulfonamide fragment x1458 (Designs arrived at by overlay of crystal structures in Biovia Discovery Viewer, and identifying common vectors for fragment growth/merging by eye, with synthetic accessibility taken into account)</text:p>
          </table:table-cell>
          <table:table-cell office:value-type="string" calcext:value-type="string">
            <text:p>x0072,x1458</text:p>
          </table:table-cell>
          <table:table-cell table:number-columns-repeated="3" table:style-name="ce2" office:value-type="string" calcext:value-type="string">
            <text:p>False</text:p>
          </table:table-cell>
          <table:table-cell office:value-type="string" calcext:value-type="string">
            <text:p>https://covid.postera.ai/covid/submissions/f8ce3686-4774-4f4e-b96a-ab98611b1ed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C=C/C2=CC(N3CCN(C(=O)CCl)CC3)OC2=O)cc1</text:p>
          </table:table-cell>
          <table:table-cell office:value-type="string" calcext:value-type="string">
            <text:p>FAB-N/A-a03-1</text:p>
          </table:table-cell>
          <table:table-cell office:value-type="string" calcext:value-type="string">
            <text:p>Fabian Rauscher, n/a</text:p>
          </table:table-cell>
          <table:table-cell office:value-type="string" calcext:value-type="string">
            <text:p>GA-driven merge of fragments with portions kept constant.</text:p>
          </table:table-cell>
          <table:table-cell office:value-type="string" calcext:value-type="string">
            <text:p>x0689,x1249</text:p>
          </table:table-cell>
          <table:table-cell table:number-columns-repeated="3" table:style-name="ce2" office:value-type="string" calcext:value-type="string">
            <text:p>False</text:p>
          </table:table-cell>
          <table:table-cell office:value-type="string" calcext:value-type="string">
            <text:p>https://covid.postera.ai/covid/submissions/a03f4448-52aa-4980-a789-9bf730e1c976</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C=C/C2=CC(N3CCN(C(=O)CCl)CC3)OC2=O)cc1</text:p>
          </table:table-cell>
          <table:table-cell office:value-type="string" calcext:value-type="string">
            <text:p>FAB-UNK-03d-1</text:p>
          </table:table-cell>
          <table:table-cell office:value-type="string" calcext:value-type="string">
            <text:p>Fabian Rauscher</text:p>
          </table:table-cell>
          <table:table-cell office:value-type="string" calcext:value-type="string">
            <text:p>Merge by GA-based de novo algorithm keeping portions of each fragment fixed.</text:p>
          </table:table-cell>
          <table:table-cell office:value-type="string" calcext:value-type="string">
            <text:p>x0689,x1249</text:p>
          </table:table-cell>
          <table:table-cell table:number-columns-repeated="3" table:style-name="ce2" office:value-type="string" calcext:value-type="string">
            <text:p>False</text:p>
          </table:table-cell>
          <table:table-cell office:value-type="string" calcext:value-type="string">
            <text:p>https://covid.postera.ai/covid/submissions/03d90bbc-bf72-458a-9b09-8ad3925c041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C2=NCc3[nH]cnc3C(N3CCN(C(=O)CCl)CC3)C2)cc1</text:p>
          </table:table-cell>
          <table:table-cell office:value-type="string" calcext:value-type="string">
            <text:p>FAB-UNK-293-1</text:p>
          </table:table-cell>
          <table:table-cell office:value-type="string" calcext:value-type="string">
            <text:p>Fabian Rauscher</text:p>
          </table:table-cell>
          <table:table-cell office:value-type="string" calcext:value-type="string">
            <text:p>Docking guided merge of covalent and non covalent fragment with n_rot &lt; 6 and n_atoms &lt; 50.</text:p>
          </table:table-cell>
          <table:table-cell office:value-type="string" calcext:value-type="string">
            <text:p>x0689,x1249</text:p>
          </table:table-cell>
          <table:table-cell table:number-columns-repeated="3" table:style-name="ce2" office:value-type="string" calcext:value-type="string">
            <text:p>False</text:p>
          </table:table-cell>
          <table:table-cell office:value-type="string" calcext:value-type="string">
            <text:p>https://covid.postera.ai/covid/submissions/2931f40a-cdef-449c-92f3-70f0eaff69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c1ccc(/C=C/C2=CC(N3CCN(C(=O)CCl)CC3)OC2=O)cc1</text:p>
          </table:table-cell>
          <table:table-cell office:value-type="string" calcext:value-type="string">
            <text:p>FAB-UNK-7ad-1</text:p>
          </table:table-cell>
          <table:table-cell office:value-type="string" calcext:value-type="string">
            <text:p>Fabian Rauscher</text:p>
          </table:table-cell>
          <table:table-cell office:value-type="string" calcext:value-type="string">
            <text:p>Fragment merging X_0689, X_1249.</text:p>
            <text:p>GA denovo with constant portions of both fragments. Max atoms: 50. Generated compounds scored by crude docking with fixed fragment poses.</text:p>
          </table:table-cell>
          <table:table-cell office:value-type="string" calcext:value-type="string">
            <text:p>x0689,x1249</text:p>
          </table:table-cell>
          <table:table-cell table:number-columns-repeated="3" table:style-name="ce2" office:value-type="string" calcext:value-type="string">
            <text:p>False</text:p>
          </table:table-cell>
          <table:table-cell office:value-type="string" calcext:value-type="string">
            <text:p>https://covid.postera.ai/covid/submissions/7ad5ab26-9ac9-4688-b3de-0afc1c4af87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c1ccc(-c2cc(CN3CCN(C(=O)CCl)CC3)cc3cnccc23)cc1</text:p>
          </table:table-cell>
          <table:table-cell office:value-type="string" calcext:value-type="string">
            <text:p>FAB-UNK-7ad-2</text:p>
          </table:table-cell>
          <table:table-cell office:value-type="string" calcext:value-type="string">
            <text:p>Fabian Rauscher</text:p>
          </table:table-cell>
          <table:table-cell office:value-type="string" calcext:value-type="string">
            <text:p>Fragment merging X_0689, X_1249.</text:p>
            <text:p>GA denovo with constant portions of both fragments. Max atoms: 50. Generated compounds scored by crude docking with fixed fragment poses.</text:p>
          </table:table-cell>
          <table:table-cell office:value-type="string" calcext:value-type="string">
            <text:p>x0689,x1249</text:p>
          </table:table-cell>
          <table:table-cell table:number-columns-repeated="3" table:style-name="ce2" office:value-type="string" calcext:value-type="string">
            <text:p>False</text:p>
          </table:table-cell>
          <table:table-cell office:value-type="string" calcext:value-type="string">
            <text:p>https://covid.postera.ai/covid/submissions/7ad5ab26-9ac9-4688-b3de-0afc1c4af87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c1ccc(/C=C(/N2CCN(C(=O)CCl)CC2)N2C=CC(=O)CC2=O)cc1</text:p>
          </table:table-cell>
          <table:table-cell office:value-type="string" calcext:value-type="string">
            <text:p>FAB-UNK-7ad-3</text:p>
          </table:table-cell>
          <table:table-cell office:value-type="string" calcext:value-type="string">
            <text:p>Fabian Rauscher</text:p>
          </table:table-cell>
          <table:table-cell office:value-type="string" calcext:value-type="string">
            <text:p>Fragment merging X_0689, X_1249.</text:p>
            <text:p>GA denovo with constant portions of both fragments. Max atoms: 50. Generated compounds scored by crude docking with fixed fragment poses.</text:p>
          </table:table-cell>
          <table:table-cell office:value-type="string" calcext:value-type="string">
            <text:p>x0689,x1249</text:p>
          </table:table-cell>
          <table:table-cell table:number-columns-repeated="3" table:style-name="ce2" office:value-type="string" calcext:value-type="string">
            <text:p>False</text:p>
          </table:table-cell>
          <table:table-cell office:value-type="string" calcext:value-type="string">
            <text:p>https://covid.postera.ai/covid/submissions/7ad5ab26-9ac9-4688-b3de-0afc1c4af87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1">
          <table:table-cell office:value-type="string" calcext:value-type="string">
            <text:p>Cc1ccc(N(C(=O)[C@H]2N3C(=O)C[C@@H]3S(=O)(=O)C2(C)C)[C@@H](C(=O)NC2CCCCC2)c2ccc(O)cc2)cc1</text:p>
          </table:table-cell>
          <table:table-cell office:value-type="string" calcext:value-type="string">
            <text:p>FAR-UNI-956-1</text:p>
          </table:table-cell>
          <table:table-cell office:value-type="string" calcext:value-type="string">
            <text:p>FARAZ MOHAMMADALI SHAIKH, University of Macau</text:p>
          </table:table-cell>
          <table:table-cell office:value-type="string" calcext:value-type="string">
            <text:p>Virtual screening hits (Natural product derived) The steps of selection. </text:p>
            <text:p>1. Screening with visual inspection by considering the interaction profile. </text:p>
            <text:p>2. MMGBSA/ Glide E model-based compound top filtering.</text:p>
            <text:p>3. Binding fingerprint comparison to the fragment PDB (Similarity above 0.4 Tanimoto score fragment ID is listed). </text:p>
            <text:p>4.  Off-target prediction- LigTMap server predicts HIV protease as the third target for this ligand out of 6000 targets.  https://cbbio.cis.um.edu.mo/LigTMap/?action=result&amp;id=67ghi&amp;input=3</text:p>
            <text:p>5. Predicted affinity for this compound is pIC50 9.789 (-log M) with the HIV Rf model. </text:p>
            <text:p>6. ADME profile of these compounds is comparable to six drugs used in the analysis. </text:p>
            <text:p>7. The toxicity profile was predicted by One three biotech; New York and shows promising results for this compound. </text:p>
            <text:p>8. Total 6 compounds we see promising with all these criteria we have. </text:p>
            <text:p>I can provide complete results profile all the six compounds. Please let me know who I should send these excel data.</text:p>
          </table:table-cell>
          <table:table-cell office:value-type="string" calcext:value-type="string">
            <text:p>x0749,x0759</text:p>
          </table:table-cell>
          <table:table-cell table:number-columns-repeated="3" table:style-name="ce2" office:value-type="string" calcext:value-type="string">
            <text:p>False</text:p>
          </table:table-cell>
          <table:table-cell office:value-type="string" calcext:value-type="string">
            <text:p>https://covid.postera.ai/covid/submissions/9564ba6c-4fb2-4138-ae1e-3b340ce9e064</text:p>
          </table:table-cell>
          <table:table-cell table:number-columns-repeated="2"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8">
          <table:table-cell office:value-type="string" calcext:value-type="string">
            <text:p>CSCC(=O)N1CC[C@H](NC(=O)Nc2ccc(F)cc2F)[C@H]1C(=O)N(C)CC(N)=O</text:p>
          </table:table-cell>
          <table:table-cell office:value-type="string" calcext:value-type="string">
            <text:p>FAR-UNI-9a7-2</text:p>
          </table:table-cell>
          <table:table-cell office:value-type="string" calcext:value-type="string">
            <text:p>FARAZ MOHAMMADALI SHAIKH, University of Macau</text:p>
          </table:table-cell>
          <table:table-cell office:value-type="string" calcext:value-type="string">
            <text:p>Virtual screening hits (Natural product derived) The steps of selection. </text:p>
            <text:p>1. Screening with visual inspection by considering the interaction profile. </text:p>
            <text:p>2. MMGBSA/ Glide E model-based compound top filtering.</text:p>
            <text:p>3. Binding fingerprint comparison to the fragment PDB (Similarity above 0.3 Tanimoto score fragment ID is listed). </text:p>
            <text:p>4.  Off-target prediction- LigTMap server predicts HIV protease as the third target for this ligand out of 6000 targets. </text:p>
            <text:p>5. Predicted affinity for this compound is pIC50 7.353 (-log M) with the HIV Rf model.  https://cbbio.cis.um.edu.mo/LigTMap/?action=result&amp;id=67ghi&amp;input=2</text:p>
            <text:p>https://cbbio.cis.um.edu.mo/LigTMap/?action=result&amp;id=67ghi&amp;input=7</text:p>
            <text:p>6. ADME profile of these compounds is comparable to six drugs used in the analysis. </text:p>
            <text:p>7. The toxicity profile was predicted by One three biotech; New York and shows promising results for this compound. </text:p>
            <text:p>8. Total 6 compounds we see promising with all these criteria we have. </text:p>
            <text:p>I can provide complete results profile all the six compounds. Please let me know who I should send these excel data.</text:p>
          </table:table-cell>
          <table:table-cell office:value-type="string" calcext:value-type="string">
            <text:p>x1093,x1375</text:p>
          </table:table-cell>
          <table:table-cell table:number-columns-repeated="3" table:style-name="ce2" office:value-type="string" calcext:value-type="string">
            <text:p>False</text:p>
          </table:table-cell>
          <table:table-cell office:value-type="string" calcext:value-type="string">
            <text:p>https://covid.postera.ai/covid/submissions/9a76d7b5-c481-48ba-86bc-155635d68654</text:p>
          </table:table-cell>
          <table:table-cell table:number-columns-repeated="2"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number-columns-repeated="2" table:style-name="ce2" office:value-type="string" calcext:value-type="string">
            <text:p>True</text:p>
          </table:table-cell>
        </table:table-row>
        <table:table-row table:style-name="ro9">
          <table:table-cell office:value-type="string" calcext:value-type="string">
            <text:p>O=C(CCl)N1CCO[C@H](c2ccc(F)cc2)[C@@H]1Nc1cccnc1</text:p>
          </table:table-cell>
          <table:table-cell office:value-type="string" calcext:value-type="string">
            <text:p>FOC-CAS-e3a-1</text:p>
          </table:table-cell>
          <table:table-cell office:value-type="string" calcext:value-type="string">
            <text:p>Focco Vandenakker, Case Western Reserve University</text:p>
          </table:table-cell>
          <table:table-cell office:value-type="string" calcext:value-type="string">
            <text:p>I combined fragments 0759 and part of fragment 0107. It is a covalent inhibitor, provides ample hydrophobic interactions to drive binding, and provides some specificity via a key hydrogen bond(s) of the pyridine/pyrazine ring with residues H163 and N142, resp., as well as the trifurcated nature of the compound. Moieties with the pyridine ring dock well in that pockeSt (using GLIDE/Schrodinger).</text:p>
          </table:table-cell>
          <table:table-cell office:value-type="string" calcext:value-type="string">
            <text:p>x0107,x0759</text:p>
          </table:table-cell>
          <table:table-cell table:number-columns-repeated="3" table:style-name="ce2" office:value-type="string" calcext:value-type="string">
            <text:p>False</text:p>
          </table:table-cell>
          <table:table-cell office:value-type="string" calcext:value-type="string">
            <text:p>https://covid.postera.ai/covid/submissions/e3a94da8-a626-4ab7-8bea-dbe05e26b3f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CCl)N1CCO[C@H](c2ccc(F)cc2)[C@@H]1Nc1cnccn1</text:p>
          </table:table-cell>
          <table:table-cell office:value-type="string" calcext:value-type="string">
            <text:p>FOC-CAS-e3a-2</text:p>
          </table:table-cell>
          <table:table-cell office:value-type="string" calcext:value-type="string">
            <text:p>Focco Vandenakker, Case Western Reserve University</text:p>
          </table:table-cell>
          <table:table-cell office:value-type="string" calcext:value-type="string">
            <text:p>I combined fragments 0759 and part of fragment 0107. It is a covalent inhibitor, provides ample hydrophobic interactions to drive binding, and provides some specificity via a key hydrogen bond(s) of the pyridine/pyrazine ring with residues H163 and N142, resp., as well as the trifurcated nature of the compound. Moieties with the pyridine ring dock well in that pockeSt (using GLIDE/Schrodinger).</text:p>
          </table:table-cell>
          <table:table-cell office:value-type="string" calcext:value-type="string">
            <text:p>x0107,x0759</text:p>
          </table:table-cell>
          <table:table-cell table:number-columns-repeated="3" table:style-name="ce2" office:value-type="string" calcext:value-type="string">
            <text:p>False</text:p>
          </table:table-cell>
          <table:table-cell office:value-type="string" calcext:value-type="string">
            <text:p>https://covid.postera.ai/covid/submissions/e3a94da8-a626-4ab7-8bea-dbe05e26b3f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S(=O)(=O)NCc1cccc(C2=C(C(=O)Nc3cccnc3)N(C(=O)CCl)Cc3ccccc32)c1</text:p>
          </table:table-cell>
          <table:table-cell office:value-type="string" calcext:value-type="string">
            <text:p>GER-FIO-88d-1</text:p>
          </table:table-cell>
          <table:table-cell office:value-type="string" calcext:value-type="string">
            <text:p>Geraldo R Sartori, Fiocruz - CE</text:p>
          </table:table-cell>
          <table:table-cell office:value-type="string" calcext:value-type="string">
            <text:p>By eye. <text:s/>Based on x1392, x0434, x0195, x0161, x0874 fragments</text:p>
          </table:table-cell>
          <table:table-cell office:value-type="string" calcext:value-type="string">
            <text:p>x0161,x0195,x0434,x0874,x1392</text:p>
          </table:table-cell>
          <table:table-cell table:number-columns-repeated="3" table:style-name="ce2" office:value-type="string" calcext:value-type="string">
            <text:p>False</text:p>
          </table:table-cell>
          <table:table-cell office:value-type="string" calcext:value-type="string">
            <text:p>https://covid.postera.ai/covid/submissions/88d97d8c-3d99-4435-b726-d1500fd3959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sc(CC3=C(C(=O)Nc4cccnc4)N(C(=O)CCl)Cc4ccccc43)cc2c1</text:p>
          </table:table-cell>
          <table:table-cell office:value-type="string" calcext:value-type="string">
            <text:p>GER-FIO-88d-2</text:p>
          </table:table-cell>
          <table:table-cell office:value-type="string" calcext:value-type="string">
            <text:p>Geraldo R Sartori, Fiocruz - CE</text:p>
          </table:table-cell>
          <table:table-cell office:value-type="string" calcext:value-type="string">
            <text:p>By eye. <text:s/>Based on x1392, x0434, x0195, x0161, x0874 fragments</text:p>
          </table:table-cell>
          <table:table-cell office:value-type="string" calcext:value-type="string">
            <text:p>x0161,x0195,x0434,x0874,x1392</text:p>
          </table:table-cell>
          <table:table-cell table:number-columns-repeated="3" table:style-name="ce2" office:value-type="string" calcext:value-type="string">
            <text:p>False</text:p>
          </table:table-cell>
          <table:table-cell office:value-type="string" calcext:value-type="string">
            <text:p>https://covid.postera.ai/covid/submissions/88d97d8c-3d99-4435-b726-d1500fd3959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CCl)N1CCN(C(c2ccccc2)C(CCO)CCO)CC1</text:p>
          </table:table-cell>
          <table:table-cell office:value-type="string" calcext:value-type="string">
            <text:p>GIA-UNK-20b-1</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CCl)N1CCN(C(c2ccccc2)C2CCOCC2)CC1</text:p>
          </table:table-cell>
          <table:table-cell office:value-type="string" calcext:value-type="string">
            <text:p>GIA-UNK-20b-2</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CCl)N1CCN(C(c2ccccc2)C2CCS(=O)(=O)CC2)CC1</text:p>
          </table:table-cell>
          <table:table-cell office:value-type="string" calcext:value-type="string">
            <text:p>GIA-UNK-20b-3</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CCl)N1CCN(C(c2ccccc2)C2CCNCC2)CC1</text:p>
          </table:table-cell>
          <table:table-cell office:value-type="string" calcext:value-type="string">
            <text:p>GIA-UNK-20b-4</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CN1CCC(C(c2ccccc2)N2CCN(C(=O)CCl)CC2)CC1</text:p>
          </table:table-cell>
          <table:table-cell office:value-type="string" calcext:value-type="string">
            <text:p>GIA-UNK-20b-5</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CCl)N1CCN(C(c2ccccc2)C2CCCCC2)CC1</text:p>
          </table:table-cell>
          <table:table-cell office:value-type="string" calcext:value-type="string">
            <text:p>GIA-UNK-20b-6</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CCl)N1CCN(C(c2ccccc2)C(CO)CO)CC1</text:p>
          </table:table-cell>
          <table:table-cell office:value-type="string" calcext:value-type="string">
            <text:p>GIA-UNK-20b-7</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CO)N1CCC(C(c2ccccc2)N2CCN(C(=O)CCl)CC2)CC1</text:p>
          </table:table-cell>
          <table:table-cell office:value-type="string" calcext:value-type="string">
            <text:p>GIA-UNK-20b-8</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2">
          <table:table-cell office:value-type="string" calcext:value-type="string">
            <text:p>O=C1CC(C(c2ccccc2)N2CCN(C(=O)CCl)CC2)CCN1</text:p>
          </table:table-cell>
          <table:table-cell office:value-type="string" calcext:value-type="string">
            <text:p>GIA-UNK-20b-9</text:p>
          </table:table-cell>
          <table:table-cell office:value-type="string" calcext:value-type="string">
            <text:p>Gianfranco Lopopolo</text:p>
          </table:table-cell>
          <table:table-cell office:value-type="string" calcext:value-type="string">
            <text:p>A series of derivatives, having the chloroacetamide motif and the apolar tail, with an additional side chain that can be directed to other subpocket  and undergo to apolar (cyclohexyl) or polar interactions (the other) with the AA residue of the enzyme. The polar side chain could be also be solvent exposed and better contribute to direct the other two main fragment to the active site. </text:p>
            <text:p>The main feature is that this series of compounds can be rapidly synthesized by key petasis reaction, between benezene boronic acid (or other arylboronic derivatives), N-monoprotected piperazine and carbonyl compound (for the siede chain). Easy exploration of the molecular space is so readily possible. All building blocks are commercially available.</text:p>
          </table:table-cell>
          <table:table-cell office:value-type="string" calcext:value-type="string">
            <text:p>x1380</text:p>
          </table:table-cell>
          <table:table-cell table:number-columns-repeated="3" table:style-name="ce2" office:value-type="string" calcext:value-type="string">
            <text:p>False</text:p>
          </table:table-cell>
          <table:table-cell office:value-type="string" calcext:value-type="string">
            <text:p>https://covid.postera.ai/covid/submissions/20b63697-07db-446d-a406-2c526a50a70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c(NC2CCN(C(=O)CCl)CC2)n1</text:p>
          </table:table-cell>
          <table:table-cell office:value-type="string" calcext:value-type="string">
            <text:p>GIA-UNK-a79-1</text:p>
          </table:table-cell>
          <table:table-cell office:value-type="string" calcext:value-type="string">
            <text:p>Gianfranco Lopopolo</text:p>
          </table:table-cell>
          <table:table-cell office:value-type="string" calcext:value-type="string">
            <text:p>Replacement with pyrimidine, in order do have possibility of polar contacts with heterocyclic nitrogen lone pair.</text:p>
          </table:table-cell>
          <table:table-cell office:value-type="string" calcext:value-type="string">
            <text:p>x1351</text:p>
          </table:table-cell>
          <table:table-cell table:number-columns-repeated="3" table:style-name="ce2" office:value-type="string" calcext:value-type="string">
            <text:p>False</text:p>
          </table:table-cell>
          <table:table-cell office:value-type="string" calcext:value-type="string">
            <text:p>https://covid.postera.ai/covid/submissions/a79af1bc-c2a2-47a8-a5ad-5a4bd135c8b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CC(=O)C1CCCN1C(=O)c1ccccc1</text:p>
          </table:table-cell>
          <table:table-cell office:value-type="string" calcext:value-type="string">
            <text:p>GIA-UNK-d2d-7</text:p>
          </table:table-cell>
          <table:table-cell office:value-type="string" calcext:value-type="string">
            <text:p>Gianfranco Lopopolo</text:p>
          </table:table-cell>
          <table:table-cell office:value-type="string" calcext:value-type="string">
            <text:p>Insert of a different scaffolds (1,2-diamino-cyclohexyl or carboxyaminocyclohexyl or proline) which could direct the two fragment into the enzyme subpockets, by creating a L-shape to the molecule. Addtional methyl on the eventual glycine portion has been placed in order to prevent metabolism.</text:p>
          </table:table-cell>
          <table:table-cell office:value-type="string" calcext:value-type="string">
            <text:p>x0540</text:p>
          </table:table-cell>
          <table:table-cell table:number-columns-repeated="3" table:style-name="ce2" office:value-type="string" calcext:value-type="string">
            <text:p>False</text:p>
          </table:table-cell>
          <table:table-cell office:value-type="string" calcext:value-type="string">
            <text:p>https://covid.postera.ai/covid/submissions/d2defdc3-6611-4e76-b6eb-273d365b95a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CC(=O)C1CCCN1C(=O)C1CCCCC1</text:p>
          </table:table-cell>
          <table:table-cell office:value-type="string" calcext:value-type="string">
            <text:p>GIA-UNK-d2d-8</text:p>
          </table:table-cell>
          <table:table-cell office:value-type="string" calcext:value-type="string">
            <text:p>Gianfranco Lopopolo</text:p>
          </table:table-cell>
          <table:table-cell office:value-type="string" calcext:value-type="string">
            <text:p>Insert of a different scaffolds (1,2-diamino-cyclohexyl or carboxyaminocyclohexyl or proline) which could direct the two fragment into the enzyme subpockets, by creating a L-shape to the molecule. Addtional methyl on the eventual glycine portion has been placed in order to prevent metabolism.</text:p>
          </table:table-cell>
          <table:table-cell office:value-type="string" calcext:value-type="string">
            <text:p>x0540</text:p>
          </table:table-cell>
          <table:table-cell table:number-columns-repeated="3" table:style-name="ce2" office:value-type="string" calcext:value-type="string">
            <text:p>False</text:p>
          </table:table-cell>
          <table:table-cell office:value-type="string" calcext:value-type="string">
            <text:p>https://covid.postera.ai/covid/submissions/d2defdc3-6611-4e76-b6eb-273d365b95a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N(CC(=O)C1CCCN1C(=O)c1ccccc1)C(=O)CCl</text:p>
          </table:table-cell>
          <table:table-cell office:value-type="string" calcext:value-type="string">
            <text:p>GIA-UNK-d2d-9</text:p>
          </table:table-cell>
          <table:table-cell office:value-type="string" calcext:value-type="string">
            <text:p>Gianfranco Lopopolo</text:p>
          </table:table-cell>
          <table:table-cell office:value-type="string" calcext:value-type="string">
            <text:p>Insert of a different scaffolds (1,2-diamino-cyclohexyl or carboxyaminocyclohexyl or proline) which could direct the two fragment into the enzyme subpockets, by creating a L-shape to the molecule. Addtional methyl on the eventual glycine portion has been placed in order to prevent metabolism.</text:p>
          </table:table-cell>
          <table:table-cell office:value-type="string" calcext:value-type="string">
            <text:p>x0540</text:p>
          </table:table-cell>
          <table:table-cell table:number-columns-repeated="3" table:style-name="ce2" office:value-type="string" calcext:value-type="string">
            <text:p>False</text:p>
          </table:table-cell>
          <table:table-cell office:value-type="string" calcext:value-type="string">
            <text:p>https://covid.postera.ai/covid/submissions/d2defdc3-6611-4e76-b6eb-273d365b95a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O)NCCc1c[nH]c2c(CCCC3CN(C(=O)CCl)CCN3C(C)=O)cccc12</text:p>
          </table:table-cell>
          <table:table-cell office:value-type="string" calcext:value-type="string">
            <text:p>HAN-NEW-5f5-4</text:p>
          </table:table-cell>
          <table:table-cell office:value-type="string" calcext:value-type="string">
            <text:p>Hannah Stewart, Newcastle University</text:p>
          </table:table-cell>
          <table:table-cell office:value-type="string" calcext:value-type="string">
            <text:p>Design carried out my eye looking at merging and linking fragments.</text:p>
            <text:p>Designs include linking of fragments 0072 with 0104; 0107 with 0434, 0434 with 0540, 1493 with 1040, 1375 with 0107</text:p>
          </table:table-cell>
          <table:table-cell office:value-type="string" calcext:value-type="string">
            <text:p>x0072,x0104,x0107,x0434,x0540,x1375,x1493</text:p>
          </table:table-cell>
          <table:table-cell table:number-columns-repeated="3" table:style-name="ce2" office:value-type="string" calcext:value-type="string">
            <text:p>False</text:p>
          </table:table-cell>
          <table:table-cell office:value-type="string" calcext:value-type="string">
            <text:p>https://covid.postera.ai/covid/submissions/5f56c3bc-30b3-4c34-b801-53491e28f16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NCC1CCc2[nH]c(C3CCCN(C(=O)CCl)C3)cc2C1</text:p>
          </table:table-cell>
          <table:table-cell office:value-type="string" calcext:value-type="string">
            <text:p>HAR-NEW-972-1</text:p>
          </table:table-cell>
          <table:table-cell office:value-type="string" calcext:value-type="string">
            <text:p>Harriet Stanway-Gordon, Newcastle University</text:p>
          </table:table-cell>
          <table:table-cell office:value-type="string" calcext:value-type="string">
            <text:p>Visualisation of covalent hits vs. non-covalent hits;</text:p>
            <text:p>looked at mass spec data provided for covalent inhibitors;</text:p>
            <text:p>compared orientation of covalent vs. non-covalent to determine best covalent inhibitor to be used to grow into non-covalent region (0759/0749) </text:p>
            <text:p>Introduced flexibility into ring by modifying aromatic to cyclohexyl + addition of alkyl amine in attempt to garner additional interactions with Gln189 to improve binding</text:p>
          </table:table-cell>
          <table:table-cell office:value-type="string" calcext:value-type="string">
            <text:p>x0107,x0749,x0759</text:p>
          </table:table-cell>
          <table:table-cell table:number-columns-repeated="3" table:style-name="ce2" office:value-type="string" calcext:value-type="string">
            <text:p>False</text:p>
          </table:table-cell>
          <table:table-cell office:value-type="string" calcext:value-type="string">
            <text:p>https://covid.postera.ai/covid/submissions/972ef1cc-c982-4e98-8f85-722ab0ff673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NCC1CCc2nc(C3CCCN(C(=O)CCl)C3)sc2C1</text:p>
          </table:table-cell>
          <table:table-cell office:value-type="string" calcext:value-type="string">
            <text:p>HAR-NEW-972-2</text:p>
          </table:table-cell>
          <table:table-cell office:value-type="string" calcext:value-type="string">
            <text:p>Harriet Stanway-Gordon, Newcastle University</text:p>
          </table:table-cell>
          <table:table-cell office:value-type="string" calcext:value-type="string">
            <text:p>Visualisation of covalent hits vs. non-covalent hits;</text:p>
            <text:p>looked at mass spec data provided for covalent inhibitors;</text:p>
            <text:p>compared orientation of covalent vs. non-covalent to determine best covalent inhibitor to be used to grow into non-covalent region (0759/0749) </text:p>
            <text:p>Introduced flexibility into ring by modifying aromatic to cyclohexyl + addition of alkyl amine in attempt to garner additional interactions with Gln189 to improve binding</text:p>
          </table:table-cell>
          <table:table-cell office:value-type="string" calcext:value-type="string">
            <text:p>x0107,x0749,x0759</text:p>
          </table:table-cell>
          <table:table-cell table:number-columns-repeated="3" table:style-name="ce2" office:value-type="string" calcext:value-type="string">
            <text:p>False</text:p>
          </table:table-cell>
          <table:table-cell office:value-type="string" calcext:value-type="string">
            <text:p>https://covid.postera.ai/covid/submissions/972ef1cc-c982-4e98-8f85-722ab0ff673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N1c2cc(S(N)(=O)=O)ccc2CCC1C(=O)N1CCN(C(=O)CCl)CC1</text:p>
          </table:table-cell>
          <table:table-cell office:value-type="string" calcext:value-type="string">
            <text:p>HAR-NEW-e34-5</text:p>
          </table:table-cell>
          <table:table-cell office:value-type="string" calcext:value-type="string">
            <text:p>Harriet Stanway-Gordon, Newcastle University</text:p>
          </table:table-cell>
          <table:table-cell office:value-type="string" calcext:value-type="string">
            <text:p>Series based on combination of 0195, 0107, 0305, 0387 by visual inspection; series of non-covalent inhibitors then designed (included above) followed by docking. Visual inspection of these results to indicate where suitability of covalent warhead to be best placed.</text:p>
          </table:table-cell>
          <table:table-cell office:value-type="string" calcext:value-type="string">
            <text:p>x0107,x0195,x0305,x0387</text:p>
          </table:table-cell>
          <table:table-cell table:number-columns-repeated="3" table:style-name="ce2" office:value-type="string" calcext:value-type="string">
            <text:p>False</text:p>
          </table:table-cell>
          <table:table-cell office:value-type="string" calcext:value-type="string">
            <text:p>https://covid.postera.ai/covid/submissions/e34cb1ae-7424-4530-aee8-e1d47270a6ea</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2c(cc1O)CC(I)C(CCC(c1ccc(Br)s1)N1CCN(C(=O)CCl)CC1)N2</text:p>
          </table:table-cell>
          <table:table-cell office:value-type="string" calcext:value-type="string">
            <text:p>HEN-UNK-30c-1</text:p>
          </table:table-cell>
          <table:table-cell office:value-type="string" calcext:value-type="string">
            <text:p>Heng-Keat Tam</text:p>
          </table:table-cell>
          <table:table-cell office:value-type="string" calcext:value-type="string">
            <text:p>By eye</text:p>
          </table:table-cell>
          <table:table-cell office:value-type="string" calcext:value-type="string">
            <text:p>x0195,x0770,x1385</text:p>
          </table:table-cell>
          <table:table-cell table:number-columns-repeated="3" table:style-name="ce2" office:value-type="string" calcext:value-type="string">
            <text:p>False</text:p>
          </table:table-cell>
          <table:table-cell office:value-type="string" calcext:value-type="string">
            <text:p>https://covid.postera.ai/covid/submissions/30ca0e4e-031e-4f39-ab08-ca97121ed8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O=C(c1cccc(C(F)(F)F)c1)c1ccsc1-c1cc2c(c(N(C(=O)CCl)[C@H]3CCS(=O)(=O)C3)c1)C(=O)NC2</text:p>
          </table:table-cell>
          <table:table-cell office:value-type="string" calcext:value-type="string">
            <text:p>INS-INS-398-1</text:p>
          </table:table-cell>
          <table:table-cell office:value-type="string" calcext:value-type="string">
            <text:p>INSCoV_5RFG_5520,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11</text:p>
          </table:table-cell>
          <table:table-cell table:number-columns-repeated="3" table:style-name="ce2" office:value-type="string" calcext:value-type="string">
            <text:p>False</text:p>
          </table:table-cell>
          <table:table-cell office:value-type="string" calcext:value-type="string">
            <text:p>https://covid.postera.ai/covid/submissions/398f5681-ac6f-44a9-91a1-40056201971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Cc1cc(-c2cccc([C@@H]3c4cccc(C5CC(F)(F)C5)c4CN(C(=O)CCl)[C@@H]3c3cc(NC(N)=O)ncn3)c2)co1</text:p>
          </table:table-cell>
          <table:table-cell office:value-type="string" calcext:value-type="string">
            <text:p>INS-INS-68e-1</text:p>
          </table:table-cell>
          <table:table-cell office:value-type="string" calcext:value-type="string">
            <text:p>INSCoV_5RTF_65,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92</text:p>
          </table:table-cell>
          <table:table-cell table:number-columns-repeated="3" table:style-name="ce2" office:value-type="string" calcext:value-type="string">
            <text:p>False</text:p>
          </table:table-cell>
          <table:table-cell office:value-type="string" calcext:value-type="string">
            <text:p>https://covid.postera.ai/covid/submissions/68e9753a-8185-457a-9a3e-fb1878d6620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CCCC(=O)c1ccsc1-c1cc(-c2ccc3c(c2C(C)C)CCO3)cc(N(C(=O)CCl)[C@H]2CCS(=O)(=O)C2)c1</text:p>
          </table:table-cell>
          <table:table-cell office:value-type="string" calcext:value-type="string">
            <text:p>INS-INS-714-1</text:p>
          </table:table-cell>
          <table:table-cell office:value-type="string" calcext:value-type="string">
            <text:p>INSCoV_5RFG_5394,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11</text:p>
          </table:table-cell>
          <table:table-cell table:number-columns-repeated="3" table:style-name="ce2" office:value-type="string" calcext:value-type="string">
            <text:p>False</text:p>
          </table:table-cell>
          <table:table-cell office:value-type="string" calcext:value-type="string">
            <text:p>https://covid.postera.ai/covid/submissions/714f82db-8bd3-49d0-9b97-d3d9ae378fa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CNC(=O)c1ccn2c(-n3nccc3-c3cc4c(c(N(C(=O)CCl)[C@H]5CCS(=O)(=O)C5)c3)C(=O)C(C)(C)C4)nnc2c1</text:p>
          </table:table-cell>
          <table:table-cell office:value-type="string" calcext:value-type="string">
            <text:p>INS-INS-7e2-1</text:p>
          </table:table-cell>
          <table:table-cell office:value-type="string" calcext:value-type="string">
            <text:p>INSCoV_5RFG_5510,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11</text:p>
          </table:table-cell>
          <table:table-cell table:number-columns-repeated="3" table:style-name="ce2" office:value-type="string" calcext:value-type="string">
            <text:p>False</text:p>
          </table:table-cell>
          <table:table-cell office:value-type="string" calcext:value-type="string">
            <text:p>https://covid.postera.ai/covid/submissions/7e24ab41-90e7-4da0-add1-6a1ad07385c6</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Cc1ccc2cc(-c3[nH]ccc3C(=O)c3ccc(C)c(Cl)c3)cc(N(C(=O)CCl)[C@H]3CCS(=O)(=O)C3)c2c1</text:p>
          </table:table-cell>
          <table:table-cell office:value-type="string" calcext:value-type="string">
            <text:p>INS-INS-8db-1</text:p>
          </table:table-cell>
          <table:table-cell office:value-type="string" calcext:value-type="string">
            <text:p>INSCoV_5RFG_5377,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11</text:p>
          </table:table-cell>
          <table:table-cell table:number-columns-repeated="3" table:style-name="ce2" office:value-type="string" calcext:value-type="string">
            <text:p>False</text:p>
          </table:table-cell>
          <table:table-cell office:value-type="string" calcext:value-type="string">
            <text:p>https://covid.postera.ai/covid/submissions/8dbfb37c-f23e-4e6f-b7fc-97bd453ac7f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C[C@H](NC(=O)[C@@H]1[C@H](c2cccc3c2CN(C(=O)CCl)[C@@H](c2cc(NC(N)=O)ncn2)[C@H]3c2ccccc2)CC1(F)F)C(N)=O</text:p>
          </table:table-cell>
          <table:table-cell office:value-type="string" calcext:value-type="string">
            <text:p>INS-INS-9a4-1</text:p>
          </table:table-cell>
          <table:table-cell office:value-type="string" calcext:value-type="string">
            <text:p>INSCoV_5RFT_15,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92</text:p>
          </table:table-cell>
          <table:table-cell table:number-columns-repeated="3" table:style-name="ce2" office:value-type="string" calcext:value-type="string">
            <text:p>False</text:p>
          </table:table-cell>
          <table:table-cell office:value-type="string" calcext:value-type="string">
            <text:p>https://covid.postera.ai/covid/submissions/9a4863b0-1365-4b48-8f73-c38eaf74d32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Cc1ccc2c(C[N@H+]3C[C@@H](n4c(C)nnc4C)CN(C(=O)CCl)[C@H](Cc4ccncn4)C3)cc(C)cc2c1</text:p>
          </table:table-cell>
          <table:table-cell office:value-type="string" calcext:value-type="string">
            <text:p>INS-INS-9c6-1</text:p>
          </table:table-cell>
          <table:table-cell office:value-type="string" calcext:value-type="string">
            <text:p>INSCoV_5REY_5537,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0831</text:p>
          </table:table-cell>
          <table:table-cell table:number-columns-repeated="3" table:style-name="ce2" office:value-type="string" calcext:value-type="string">
            <text:p>False</text:p>
          </table:table-cell>
          <table:table-cell office:value-type="string" calcext:value-type="string">
            <text:p>https://covid.postera.ai/covid/submissions/9c68b1a9-1194-4e0b-a6a4-636a1f2e02f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O=C(c1cccc(C(F)(F)F)c1)c1ccsc1-c1cc2c(c(N(C(=O)CCl)[C@H]3CCS(=O)(=O)C3)c1)C(=O)NC2</text:p>
          </table:table-cell>
          <table:table-cell office:value-type="string" calcext:value-type="string">
            <text:p>INS-INS-a68-1</text:p>
          </table:table-cell>
          <table:table-cell office:value-type="string" calcext:value-type="string">
            <text:p>INSCoV_5RFG_5520,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11</text:p>
          </table:table-cell>
          <table:table-cell table:number-columns-repeated="3" table:style-name="ce2" office:value-type="string" calcext:value-type="string">
            <text:p>False</text:p>
          </table:table-cell>
          <table:table-cell office:value-type="string" calcext:value-type="string">
            <text:p>https://covid.postera.ai/covid/submissions/a68edfff-dd12-4159-a936-4a648e826fe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C[C@H](NC(=O)[C@@H]1[C@H](c2cccc3c2CN(C(=O)CCl)[C@@H](c2cc(NC(N)=O)ncn2)[C@H]3c2ccccc2)CC1(F)F)C(N)=O</text:p>
          </table:table-cell>
          <table:table-cell office:value-type="string" calcext:value-type="string">
            <text:p>INS-INS-abe-1</text:p>
          </table:table-cell>
          <table:table-cell office:value-type="string" calcext:value-type="string">
            <text:p>INSCoV_5RFT_15,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92</text:p>
          </table:table-cell>
          <table:table-cell table:number-columns-repeated="3" table:style-name="ce2" office:value-type="string" calcext:value-type="string">
            <text:p>False</text:p>
          </table:table-cell>
          <table:table-cell office:value-type="string" calcext:value-type="string">
            <text:p>https://covid.postera.ai/covid/submissions/abeb49e4-ebef-4664-9a2b-7e97b779f4c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4">
          <table:table-cell office:value-type="string" calcext:value-type="string">
            <text:p>N#C[C@H]1Cc2cc(-c3sccc3C(=O)c3cccc(C(F)(F)F)c3)cc(N(C(=O)CCl)[C@H]3CCS(=O)(=O)C3)c2C1</text:p>
          </table:table-cell>
          <table:table-cell office:value-type="string" calcext:value-type="string">
            <text:p>INS-INS-bc9-1</text:p>
          </table:table-cell>
          <table:table-cell office:value-type="string" calcext:value-type="string">
            <text:p>INSCoV_5RFG_5383, Insilico Medicine Hong Kong Ltd</text:p>
          </table:table-cell>
          <table:table-cell office:value-type="string" calcext:value-type="string">
            <text:p>Molecular modeling was performed using the Quantum-Based Structure Builder (QSB) module. This module consists of two functional parts. The first provides pharmacophore-based mapping of targeted cavity by molecular fragments (probes) with their further minimization. The second subprogram provides step-by-step linking of building blocks to the probes, taking into account the protein environment. Since ligands of crystal structures acted as initial probes in current experiment, only the second part of QSB module was used.</text:p>
            <text:p>As starting molecules, ligands from 5REY, 5REN, 5RFG crystals were used. Model was built based on protein structure from 6LU7 crystal. Libraries of building blocks were obtained by fragmentation of molecules from Enamine 10K diverse collection with BRICS algorithm.</text:p>
            <text:p>Five stages of structure building have been completed. In the first two stages, libraries of larger fragments (linkers) were used in order to extend the scaffold structure. At each of these two consecutive steps, the top 20 structures were selected by the module based on calculated energy values and then the top 5 of them were selected for further calculations based on expert evaluation. The next 3 stages were aimed at linking small functional groups and were performed automatically. During the first two stages the 5 best structures were automatically selected for the next step. At the final step, the 20 best structures in terms of energy were retained.</text:p>
          </table:table-cell>
          <table:table-cell office:value-type="string" calcext:value-type="string">
            <text:p>x1311</text:p>
          </table:table-cell>
          <table:table-cell table:number-columns-repeated="3" table:style-name="ce2" office:value-type="string" calcext:value-type="string">
            <text:p>False</text:p>
          </table:table-cell>
          <table:table-cell office:value-type="string" calcext:value-type="string">
            <text:p>https://covid.postera.ai/covid/submissions/bc954fb0-697e-491f-81af-b427532ff84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C=CC(=O)N1CCN(Cc2cccc3c(CCNC(=O)c4ccc[nH]4)c[nH]c23)CC1</text:p>
          </table:table-cell>
          <table:table-cell office:value-type="string" calcext:value-type="string">
            <text:p>JAN-GHE-641-1</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NCc2cccc3c(CC(N)=O)c[nH]c23)C1</text:p>
          </table:table-cell>
          <table:table-cell office:value-type="string" calcext:value-type="string">
            <text:p>JAN-GHE-641-10</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NCc2cccc3c(CCNC(=O)c4ccc[nH]4)c[nH]c23)C1</text:p>
          </table:table-cell>
          <table:table-cell office:value-type="string" calcext:value-type="string">
            <text:p>JAN-GHE-641-2</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C1CN(Cc2cccc3c(CCNC(=O)c4ccc[nH]4)c[nH]c23)C1</text:p>
          </table:table-cell>
          <table:table-cell office:value-type="string" calcext:value-type="string">
            <text:p>JAN-GHE-641-3</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H]2CN(Cc3cccc4c(CCNC(=O)c5ccc[nH]5)c[nH]c34)C[C@@H]2C1</text:p>
          </table:table-cell>
          <table:table-cell office:value-type="string" calcext:value-type="string">
            <text:p>JAN-GHE-641-4</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N(Cc2cccc3c(CCNC(C)=O)c[nH]c23)CC1</text:p>
          </table:table-cell>
          <table:table-cell office:value-type="string" calcext:value-type="string">
            <text:p>JAN-GHE-641-5</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N(Cc2cccc3c(CCNC(=O)[C@@H]4CCCN4)c[nH]c23)CC1</text:p>
          </table:table-cell>
          <table:table-cell office:value-type="string" calcext:value-type="string">
            <text:p>JAN-GHE-641-6</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N(Cc2cccc3c(CCNS(C)(=O)=O)c[nH]c23)CC1</text:p>
          </table:table-cell>
          <table:table-cell office:value-type="string" calcext:value-type="string">
            <text:p>JAN-GHE-641-7</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N(Cc2cccc3c(CCNC(=O)CCCN(C)C)c[nH]c23)CC1</text:p>
          </table:table-cell>
          <table:table-cell office:value-type="string" calcext:value-type="string">
            <text:p>JAN-GHE-641-8</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N(Cc2cccc3c(CC(N)=O)c[nH]c23)CC1</text:p>
          </table:table-cell>
          <table:table-cell office:value-type="string" calcext:value-type="string">
            <text:p>JAN-GHE-641-9</text:p>
          </table:table-cell>
          <table:table-cell office:value-type="string" calcext:value-type="string">
            <text:p>Jan, Ghent University</text:p>
          </table:table-cell>
          <table:table-cell office:value-type="string" calcext:value-type="string">
            <text:p>Based on melatonin analogue X0104, and the covalent fragment x0692.</text:p>
            <text:p>All proposed analogues can be synthesized in ~3-4 easy steps from commercially avaialable Indole-7-carboxaldehyde.</text:p>
            <text:p>Pyrrole amide makes extra hydrogen bond with Glu166 C=O</text:p>
            <text:p>Fluor on indole ommited to simplify synthesis. </text:p>
            <text:p>Corresponding N-methylindoles could be good alternatives regarding stability.</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413aaf8-c5d7-46f1-8e3f-314432f790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N(S(=O)(=O)c2c(F)cccc2OCCCNc2ccc(C#N)cn2)CC1</text:p>
          </table:table-cell>
          <table:table-cell office:value-type="string" calcext:value-type="string">
            <text:p>JAN-GHE-bf4-1</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NCC2=CNC3C=CC(C#N)=CC23)C1</text:p>
          </table:table-cell>
          <table:table-cell office:value-type="string" calcext:value-type="string">
            <text:p>JAN-GHE-bf4-10</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C1CN(CC2=CNC3C=CC(C#N)=CC23)C1</text:p>
          </table:table-cell>
          <table:table-cell office:value-type="string" calcext:value-type="string">
            <text:p>JAN-GHE-bf4-11</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H]2CN(CC3=CNC4C=CC(C#N)=CC34)C[C@@H]2C1</text:p>
          </table:table-cell>
          <table:table-cell office:value-type="string" calcext:value-type="string">
            <text:p>JAN-GHE-bf4-12</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C)CCN(C)CC1=CNC2C=CC(C#N)=CC12</text:p>
          </table:table-cell>
          <table:table-cell office:value-type="string" calcext:value-type="string">
            <text:p>JAN-GHE-bf4-13</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N(S(=O)(=O)c2ccccc2-c2ccc(Nc3ccc(C#N)cn3)cc2)CC1</text:p>
          </table:table-cell>
          <table:table-cell office:value-type="string" calcext:value-type="string">
            <text:p>JAN-GHE-bf4-2</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H]2CN(S(=O)(=O)c3c(F)cccc3OCCCNc3ccc(C#N)cn3)C[C@H]2C1</text:p>
          </table:table-cell>
          <table:table-cell office:value-type="string" calcext:value-type="string">
            <text:p>JAN-GHE-bf4-3</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H]2CN(S(=O)(=O)c3ccccc3-c3ccc(Nc4ccc(C#N)cn4)cc3)C[C@H]2C1</text:p>
          </table:table-cell>
          <table:table-cell office:value-type="string" calcext:value-type="string">
            <text:p>JAN-GHE-bf4-4</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NS(=O)(=O)c2ccccc2-c2ccc(Nc3ccc(C#N)cn3)cc2)C1</text:p>
          </table:table-cell>
          <table:table-cell office:value-type="string" calcext:value-type="string">
            <text:p>JAN-GHE-bf4-5</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C1CN(S(=O)(=O)c2ccccc2-c2ccc(Nc3ccc(C#N)cn3)cc2)C1</text:p>
          </table:table-cell>
          <table:table-cell office:value-type="string" calcext:value-type="string">
            <text:p>JAN-GHE-bf4-6</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C1CN(S(=O)(=O)c2c(F)cccc2OCCCNc2ccc(C#N)cn2)C1</text:p>
          </table:table-cell>
          <table:table-cell office:value-type="string" calcext:value-type="string">
            <text:p>JAN-GHE-bf4-7</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NS(=O)(=O)c2c(F)cccc2OCCCNc2ccc(C#N)cn2)C1</text:p>
          </table:table-cell>
          <table:table-cell office:value-type="string" calcext:value-type="string">
            <text:p>JAN-GHE-bf4-8</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C(=O)N1CCN(CC2=CNC3C=CC(C#N)=CC23)CC1</text:p>
          </table:table-cell>
          <table:table-cell office:value-type="string" calcext:value-type="string">
            <text:p>JAN-GHE-bf4-9</text:p>
          </table:table-cell>
          <table:table-cell office:value-type="string" calcext:value-type="string">
            <text:p>Jan, Ghent university</text:p>
          </table:table-cell>
          <table:table-cell office:value-type="string" calcext:value-type="string">
            <text:p>Screening of piperazine isosteres to see if the acrylamide can bind as well as the corresponding chloroacetamides, which are too prone to hydrolysis imo. Priopiolamides should also be considered for all proposed acrylamides. I'm not able to dock these molecules but measured distances (and angles) should make irreversible inhibition possible.</text:p>
            <text:p/>
            <text:p>X0305_0 as non-covalent scaffold for both series. </text:p>
            <text:p>X0755_0 for first series, X0692_0 for second.</text:p>
          </table:table-cell>
          <table:table-cell office:value-type="string" calcext:value-type="string">
            <text:p>x0305,x0692,x0755</text:p>
          </table:table-cell>
          <table:table-cell table:number-columns-repeated="3" table:style-name="ce2" office:value-type="string" calcext:value-type="string">
            <text:p>False</text:p>
          </table:table-cell>
          <table:table-cell office:value-type="string" calcext:value-type="string">
            <text:p>https://covid.postera.ai/covid/submissions/bf40f168-4eec-438e-a3f5-b4da0b83bc9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0">
          <table:table-cell office:value-type="string" calcext:value-type="string">
            <text:p>O=C(O)CCCc1cncc(NC(=O)Nc2cc(O)ccc2C2CN(C(=O)CCl)CCN2)c1</text:p>
          </table:table-cell>
          <table:table-cell office:value-type="string" calcext:value-type="string">
            <text:p>JAN-LUN-04a-1</text:p>
          </table:table-cell>
          <table:table-cell office:value-type="string" calcext:value-type="string">
            <text:p>Janina Sprenger, Lund University / University of Copenhagen</text:p>
          </table:table-cell>
          <table:table-cell office:value-type="string" calcext:value-type="string">
            <text:p>Covalent ligands: Idea was based on a previous design with scaffold based on fragments in site 1 (His163/Glu166 motive) The idea was based on a compound binding close to His163 where the possibility of specific interaction to side chains was limited to extend this based on other fragments with modifications to promote binding to Asn 189, &amp;lu166 and Asn 142 side chains. </text:p>
            <text:p/>
            <text:p>This was combined with fragments 1392 or 1412 for covalent linkage with CYS145</text:p>
          </table:table-cell>
          <table:table-cell office:value-type="string" calcext:value-type="string">
            <text:p>x0107,x0425,x0426,x0678,x1392,x1412</text:p>
          </table:table-cell>
          <table:table-cell table:number-columns-repeated="3" table:style-name="ce2" office:value-type="string" calcext:value-type="string">
            <text:p>False</text:p>
          </table:table-cell>
          <table:table-cell office:value-type="string" calcext:value-type="string">
            <text:p>https://covid.postera.ai/covid/submissions/04aedcc0-2ab2-481e-8aa7-0f03ceaa67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O)CCCc1cncc(NC(=O)Nc2cc(O)ccc2C2CN(C(=O)CCl)CC3CCCCC32)c1</text:p>
          </table:table-cell>
          <table:table-cell office:value-type="string" calcext:value-type="string">
            <text:p>JAN-LUN-04a-2</text:p>
          </table:table-cell>
          <table:table-cell office:value-type="string" calcext:value-type="string">
            <text:p>Janina Sprenger, Lund University / University of Copenhagen</text:p>
          </table:table-cell>
          <table:table-cell office:value-type="string" calcext:value-type="string">
            <text:p>Covalent ligands: Idea was based on a previous design with scaffold based on fragments in site 1 (His163/Glu166 motive) The idea was based on a compound binding close to His163 where the possibility of specific interaction to side chains was limited to extend this based on other fragments with modifications to promote binding to Asn 189, &amp;lu166 and Asn 142 side chains. </text:p>
            <text:p/>
            <text:p>This was combined with fragments 1392 or 1412 for covalent linkage with CYS145</text:p>
          </table:table-cell>
          <table:table-cell office:value-type="string" calcext:value-type="string">
            <text:p>x0107,x0425,x0426,x0678,x1392,x1412</text:p>
          </table:table-cell>
          <table:table-cell table:number-columns-repeated="3" table:style-name="ce2" office:value-type="string" calcext:value-type="string">
            <text:p>False</text:p>
          </table:table-cell>
          <table:table-cell office:value-type="string" calcext:value-type="string">
            <text:p>https://covid.postera.ai/covid/submissions/04aedcc0-2ab2-481e-8aa7-0f03ceaa67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Nc1cc2cccnc2[nH]1)Nc1cc(O)ccc1C1CN(C(=O)CCl)CC2CCCCC21</text:p>
          </table:table-cell>
          <table:table-cell office:value-type="string" calcext:value-type="string">
            <text:p>JAN-LUN-04a-3</text:p>
          </table:table-cell>
          <table:table-cell office:value-type="string" calcext:value-type="string">
            <text:p>Janina Sprenger, Lund University / University of Copenhagen</text:p>
          </table:table-cell>
          <table:table-cell office:value-type="string" calcext:value-type="string">
            <text:p>Covalent ligands: Idea was based on a previous design with scaffold based on fragments in site 1 (His163/Glu166 motive) The idea was based on a compound binding close to His163 where the possibility of specific interaction to side chains was limited to extend this based on other fragments with modifications to promote binding to Asn 189, &amp;lu166 and Asn 142 side chains. </text:p>
            <text:p/>
            <text:p>This was combined with fragments 1392 or 1412 for covalent linkage with CYS145</text:p>
          </table:table-cell>
          <table:table-cell office:value-type="string" calcext:value-type="string">
            <text:p>x0107,x0425,x0426,x0678,x1392,x1412</text:p>
          </table:table-cell>
          <table:table-cell table:number-columns-repeated="3" table:style-name="ce2" office:value-type="string" calcext:value-type="string">
            <text:p>False</text:p>
          </table:table-cell>
          <table:table-cell office:value-type="string" calcext:value-type="string">
            <text:p>https://covid.postera.ai/covid/submissions/04aedcc0-2ab2-481e-8aa7-0f03ceaa67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Nc1cc2cc(C(=O)O)cnc2[nH]1)Nc1cc(O)ccc1C1CN(C(=O)CCl)CC2CCCCC21</text:p>
          </table:table-cell>
          <table:table-cell office:value-type="string" calcext:value-type="string">
            <text:p>JAN-LUN-04a-4</text:p>
          </table:table-cell>
          <table:table-cell office:value-type="string" calcext:value-type="string">
            <text:p>Janina Sprenger, Lund University / University of Copenhagen</text:p>
          </table:table-cell>
          <table:table-cell office:value-type="string" calcext:value-type="string">
            <text:p>Covalent ligands: Idea was based on a previous design with scaffold based on fragments in site 1 (His163/Glu166 motive) The idea was based on a compound binding close to His163 where the possibility of specific interaction to side chains was limited to extend this based on other fragments with modifications to promote binding to Asn 189, &amp;lu166 and Asn 142 side chains. </text:p>
            <text:p/>
            <text:p>This was combined with fragments 1392 or 1412 for covalent linkage with CYS145</text:p>
          </table:table-cell>
          <table:table-cell office:value-type="string" calcext:value-type="string">
            <text:p>x0107,x0425,x0426,x0678,x1392,x1412</text:p>
          </table:table-cell>
          <table:table-cell table:number-columns-repeated="3" table:style-name="ce2" office:value-type="string" calcext:value-type="string">
            <text:p>False</text:p>
          </table:table-cell>
          <table:table-cell office:value-type="string" calcext:value-type="string">
            <text:p>https://covid.postera.ai/covid/submissions/04aedcc0-2ab2-481e-8aa7-0f03ceaa67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Nc1cc2cc(C(=O)O)cnc2[nH]1)Nc1cc(O)ccc1C1CN(C(=O)CCl)Cc2ccc(O)cc21</text:p>
          </table:table-cell>
          <table:table-cell office:value-type="string" calcext:value-type="string">
            <text:p>JAN-LUN-04a-5</text:p>
          </table:table-cell>
          <table:table-cell office:value-type="string" calcext:value-type="string">
            <text:p>Janina Sprenger, Lund University / University of Copenhagen</text:p>
          </table:table-cell>
          <table:table-cell office:value-type="string" calcext:value-type="string">
            <text:p>Covalent ligands: Idea was based on a previous design with scaffold based on fragments in site 1 (His163/Glu166 motive) The idea was based on a compound binding close to His163 where the possibility of specific interaction to side chains was limited to extend this based on other fragments with modifications to promote binding to Asn 189, &amp;lu166 and Asn 142 side chains. </text:p>
            <text:p/>
            <text:p>This was combined with fragments 1392 or 1412 for covalent linkage with CYS145</text:p>
          </table:table-cell>
          <table:table-cell office:value-type="string" calcext:value-type="string">
            <text:p>x0107,x0425,x0426,x0678,x1392,x1412</text:p>
          </table:table-cell>
          <table:table-cell table:number-columns-repeated="3" table:style-name="ce2" office:value-type="string" calcext:value-type="string">
            <text:p>False</text:p>
          </table:table-cell>
          <table:table-cell office:value-type="string" calcext:value-type="string">
            <text:p>https://covid.postera.ai/covid/submissions/04aedcc0-2ab2-481e-8aa7-0f03ceaa67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Nc1cc2cc(C(=O)O)cnc2[nH]1)Nc1cc(O)ccc1C1CN(C(=O)CCl)Cc2ccccc21</text:p>
          </table:table-cell>
          <table:table-cell office:value-type="string" calcext:value-type="string">
            <text:p>JAN-LUN-04a-6</text:p>
          </table:table-cell>
          <table:table-cell office:value-type="string" calcext:value-type="string">
            <text:p>Janina Sprenger, Lund University / University of Copenhagen</text:p>
          </table:table-cell>
          <table:table-cell office:value-type="string" calcext:value-type="string">
            <text:p>Covalent ligands: Idea was based on a previous design with scaffold based on fragments in site 1 (His163/Glu166 motive) The idea was based on a compound binding close to His163 where the possibility of specific interaction to side chains was limited to extend this based on other fragments with modifications to promote binding to Asn 189, &amp;lu166 and Asn 142 side chains. </text:p>
            <text:p/>
            <text:p>This was combined with fragments 1392 or 1412 for covalent linkage with CYS145</text:p>
          </table:table-cell>
          <table:table-cell office:value-type="string" calcext:value-type="string">
            <text:p>x0107,x0425,x0426,x0678,x1392,x1412</text:p>
          </table:table-cell>
          <table:table-cell table:number-columns-repeated="3" table:style-name="ce2" office:value-type="string" calcext:value-type="string">
            <text:p>False</text:p>
          </table:table-cell>
          <table:table-cell office:value-type="string" calcext:value-type="string">
            <text:p>https://covid.postera.ai/covid/submissions/04aedcc0-2ab2-481e-8aa7-0f03ceaa67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O)CCCc1cncc(NC(=O)Nc2cc(O)ccc2C2CN(C(=O)CCl)Cc3ccc(O)cc32)c1</text:p>
          </table:table-cell>
          <table:table-cell office:value-type="string" calcext:value-type="string">
            <text:p>JAN-LUN-04a-7</text:p>
          </table:table-cell>
          <table:table-cell office:value-type="string" calcext:value-type="string">
            <text:p>Janina Sprenger, Lund University / University of Copenhagen</text:p>
          </table:table-cell>
          <table:table-cell office:value-type="string" calcext:value-type="string">
            <text:p>Covalent ligands: Idea was based on a previous design with scaffold based on fragments in site 1 (His163/Glu166 motive) The idea was based on a compound binding close to His163 where the possibility of specific interaction to side chains was limited to extend this based on other fragments with modifications to promote binding to Asn 189, &amp;lu166 and Asn 142 side chains. </text:p>
            <text:p/>
            <text:p>This was combined with fragments 1392 or 1412 for covalent linkage with CYS145</text:p>
          </table:table-cell>
          <table:table-cell office:value-type="string" calcext:value-type="string">
            <text:p>x0107,x0425,x0426,x0678,x1392,x1412</text:p>
          </table:table-cell>
          <table:table-cell table:number-columns-repeated="3" table:style-name="ce2" office:value-type="string" calcext:value-type="string">
            <text:p>False</text:p>
          </table:table-cell>
          <table:table-cell office:value-type="string" calcext:value-type="string">
            <text:p>https://covid.postera.ai/covid/submissions/04aedcc0-2ab2-481e-8aa7-0f03ceaa67a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6">
          <table:table-cell office:value-type="string" calcext:value-type="string">
            <text:p>O=C(CCl)N1CC2C(=CC=C2C2CN(C(=O)CCl)Cc3ccccc32)C(c2ccccc2)C1</text:p>
          </table:table-cell>
          <table:table-cell office:value-type="string" calcext:value-type="string">
            <text:p>JAR-IMP-ed4-2</text:p>
          </table:table-cell>
          <table:table-cell office:value-type="string" calcext:value-type="string">
            <text:p>Jarvist Moore Frost, Imperial College London</text:p>
          </table:table-cell>
          <table:table-cell office:value-type="string" calcext:value-type="string">
            <text:p>I adapted Jan Jensen's graph-based genetic-algorithm (GB-GA) code to take the 92 fragments from Diamond as the population input, and then carry out ~100'000 cross-over and mutations against this population. The generated children SMILES each have two parents. These SMILES were then used to generated a 3d conformer (with `smi23d`) which was refined with the MM94FF in `obminimize`. The resulting candidate molecule was then docked with Autodock Vina, against 6YB7 selecting near the catalytic site . From these 100'000 data points, the 20 highest scoring docked compounds were selected for submission. </text:p>
            <text:p/>
            <text:p>No additional human or algorithmic filtering has been done. (Note the double sulphone warhead in one of the molecules!)</text:p>
            <text:p/>
            <text:p>I chose this method due to bitter experience in molecular design with both computational and machine learning approaches. Due to the exponentially large chemical configuration space, any attempt to optimise a metric with errors (such as docking) will lead to the selection of the much more numerous false-positives than a genuine hit. By constraining the design algorithm to mixing two known-valid molecules (the fragments from Diamond), you strongly bias the exploration of chemical space to plausible regions, while giving sufficient freedom for the algorithm to select arbitrary combinations that would not be considered by a human.  </text:p>
            <text:p/>
            <text:p>As the structures are two fused fragments, they are approaching the size of a drug-like molecule. </text:p>
            <text:p/>
            <text:p>All of these structures docked (Vina) at -9.0 -- -9.7 kcal/mol . </text:p>
            <text:p/>
            <text:p>For all 200 top scoring structures and docked `pdbqt` files, see: </text:p>
            <text:p>https://github.com/QuantumCorona/AutodockVina_3CL-pro/tree/master/0009_hpc_fragment_outputs</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ed466bb3-a892-4313-81f4-6ae142a100ea</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CS(=O)(=O)F)cc2)CC1</text:p>
          </table:table-cell>
          <table:table-cell office:value-type="string" calcext:value-type="string">
            <text:p>JIA-UNI-93b-1</text:p>
          </table:table-cell>
          <table:table-cell office:value-type="string" calcext:value-type="string">
            <text:p>Jiang Yin, University of Alberta</text:p>
          </table:table-cell>
          <table:table-cell office:value-type="string" calcext:value-type="string">
            <text:p>dual warheads targeting both the nucleophile and the general bas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93b03cae-43e4-4aae-a43c-d07e5b6ffdb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7">
          <table:table-cell office:value-type="string" calcext:value-type="string">
            <text:p>CC(=O)NCCc1c[nH]c2c1NC(=O)C1CC3(CN(C(=O)Cl)CCN3CC(=N)N)SC21</text:p>
          </table:table-cell>
          <table:table-cell office:value-type="string" calcext:value-type="string">
            <text:p>JOH-CHE-350-1</text:p>
          </table:table-cell>
          <table:table-cell office:value-type="string" calcext:value-type="string">
            <text:p>John Deadman, Chemocopeia Pty Ltd</text:p>
          </table:table-cell>
          <table:table-cell office:value-type="string" calcext:value-type="string">
            <text:p>Overlay and minimisation in site 1.</text:p>
            <text:p>X0072_0  19270</text:p>
            <text:p>X0104_0 19271</text:p>
            <text:p>X0708-0 19301</text:p>
            <text:p>X0991-0 19323</text:p>
            <text:p>X0736-0 19304</text:p>
            <text:p>the intermediate overlays can also be prepared:</text:p>
            <text:p>CC(=O)NCCc4cnc3c2SC1(CN(CCN1CC(=N)N)C(Cl)=O)Cc2c(Cl)cc34,</text:p>
            <text:p>ClC(=O)NNC(=O)c2cc3c(Cl)cc1c(cnc1c3s2)CCNC(C)=O, CC(=O)NCCc2cnc3C1SC4(CC1C(=O)Nc23)CN(CCN4CC(=N)N)C(=O)CN,</text:p>
            <text:p>N1C=C(CCNC(C)=O)C2NC(=O)C3CC4(N(CC(N)=N)CCN(C(Cl)=O)C4)SC3C1=2</text:p>
          </table:table-cell>
          <table:table-cell office:value-type="string" calcext:value-type="string">
            <text:p>x0072,x0104,x0991</text:p>
          </table:table-cell>
          <table:table-cell table:number-columns-repeated="3" table:style-name="ce2" office:value-type="string" calcext:value-type="string">
            <text:p>False</text:p>
          </table:table-cell>
          <table:table-cell office:value-type="string" calcext:value-type="string">
            <text:p>https://covid.postera.ai/covid/submissions/3504ac3d-0b41-4f6b-aab1-71e542a47e4d</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17">
          <table:table-cell office:value-type="string" calcext:value-type="string">
            <text:p>C=C(C)CCCc1c[nH]c2c1NC(=O)C1CC(CCCC(=N)N)SC21</text:p>
          </table:table-cell>
          <table:table-cell office:value-type="string" calcext:value-type="string">
            <text:p>JOH-CHE-350-3</text:p>
          </table:table-cell>
          <table:table-cell office:value-type="string" calcext:value-type="string">
            <text:p>John Deadman, Chemocopeia Pty Ltd</text:p>
          </table:table-cell>
          <table:table-cell office:value-type="string" calcext:value-type="string">
            <text:p>Overlay and minimisation in site 1.</text:p>
            <text:p>X0072_0  19270</text:p>
            <text:p>X0104_0 19271</text:p>
            <text:p>X0708-0 19301</text:p>
            <text:p>X0991-0 19323</text:p>
            <text:p>X0736-0 19304</text:p>
            <text:p>the intermediate overlays can also be prepared:</text:p>
            <text:p>CC(=O)NCCc4cnc3c2SC1(CN(CCN1CC(=N)N)C(Cl)=O)Cc2c(Cl)cc34,</text:p>
            <text:p>ClC(=O)NNC(=O)c2cc3c(Cl)cc1c(cnc1c3s2)CCNC(C)=O, CC(=O)NCCc2cnc3C1SC4(CC1C(=O)Nc23)CN(CCN4CC(=N)N)C(=O)CN,</text:p>
            <text:p>N1C=C(CCNC(C)=O)C2NC(=O)C3CC4(N(CC(N)=N)CCN(C(Cl)=O)C4)SC3C1=2</text:p>
          </table:table-cell>
          <table:table-cell office:value-type="string" calcext:value-type="string">
            <text:p>x0072,x0104,x0991</text:p>
          </table:table-cell>
          <table:table-cell table:number-columns-repeated="3" table:style-name="ce2" office:value-type="string" calcext:value-type="string">
            <text:p>False</text:p>
          </table:table-cell>
          <table:table-cell office:value-type="string" calcext:value-type="string">
            <text:p>https://covid.postera.ai/covid/submissions/3504ac3d-0b41-4f6b-aab1-71e542a47e4d</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2">
          <table:table-cell office:value-type="string" calcext:value-type="string">
            <text:p>CNC(=O)CCc1nn(C)c2c1CCN1CC(C(=O)NNC(=O)CCl)SC21</text:p>
          </table:table-cell>
          <table:table-cell office:value-type="string" calcext:value-type="string">
            <text:p>JOH-PRI-13a-1</text:p>
          </table:table-cell>
          <table:table-cell office:value-type="string" calcext:value-type="string">
            <text:p>John Deadman, private</text:p>
          </table:table-cell>
          <table:table-cell office:value-type="string" calcext:value-type="string">
            <text:p>Hybrid of Covalent and non-covalent fragemnet at site 1. Available for commercial starting material by lietraure references.</text:p>
          </table:table-cell>
          <table:table-cell office:value-type="string" calcext:value-type="string">
            <text:p>x0104,x0708</text:p>
          </table:table-cell>
          <table:table-cell table:number-columns-repeated="3" table:style-name="ce2" office:value-type="string" calcext:value-type="string">
            <text:p>False</text:p>
          </table:table-cell>
          <table:table-cell office:value-type="string" calcext:value-type="string">
            <text:p>https://covid.postera.ai/covid/submissions/13a2d501-3f19-47ab-a6e4-f98ff834653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number-columns-repeated="2"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NC(=O)CCc1nn(C)c(-c2ccc(C(=O)NNC(=O)CCl)s2)c1Cl</text:p>
          </table:table-cell>
          <table:table-cell office:value-type="string" calcext:value-type="string">
            <text:p>JOH-PRI-13d-1</text:p>
          </table:table-cell>
          <table:table-cell office:value-type="string" calcext:value-type="string">
            <text:p>John Deadman, private</text:p>
          </table:table-cell>
          <table:table-cell office:value-type="string" calcext:value-type="string">
            <text:p>Hybrid of covalent fragmnet x0708 and non-covalent x0104. literature supported synthesis (also for analogues) from readily available reagents in 4 steps.</text:p>
          </table:table-cell>
          <table:table-cell office:value-type="string" calcext:value-type="string">
            <text:p>x0104,x0708</text:p>
          </table:table-cell>
          <table:table-cell table:number-columns-repeated="3" table:style-name="ce2" office:value-type="string" calcext:value-type="string">
            <text:p>False</text:p>
          </table:table-cell>
          <table:table-cell office:value-type="string" calcext:value-type="string">
            <text:p>https://covid.postera.ai/covid/submissions/13d3b0af-83e4-4c73-a1ca-c532fd29139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O)N1CCN(CN2CCCOCC2)C(C)C1</text:p>
          </table:table-cell>
          <table:table-cell office:value-type="string" calcext:value-type="string">
            <text:p>JOH-UNI-27a-10</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CC(=O)N1CCN(CN2CCCOCC2)CC1C</text:p>
          </table:table-cell>
          <table:table-cell office:value-type="string" calcext:value-type="string">
            <text:p>JOH-UNI-27a-11</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O=C(CCl)N1CCN(Cc2ccc(Br)s2)CC1</text:p>
          </table:table-cell>
          <table:table-cell office:value-type="string" calcext:value-type="string">
            <text:p>JOH-UNI-27a-23</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office:value-type="string" calcext:value-type="string">
            <text:p>Z1562119730</text:p>
          </table:table-cell>
          <table:table-cell office:value-type="string" calcext:value-type="string">
            <text:p>Z147647732</text:p>
          </table:table-cell>
          <table:table-cell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number-columns-repeated="2" table:style-name="ce2" office:value-type="string" calcext:value-type="string">
            <text:p>True</text:p>
          </table:table-cell>
        </table:table-row>
        <table:table-row table:style-name="ro3">
          <table:table-cell office:value-type="string" calcext:value-type="string">
            <text:p>O=C(CCl)N1CCN(C(=O)c2ccc(Br)s2)CC1</text:p>
          </table:table-cell>
          <table:table-cell office:value-type="string" calcext:value-type="string">
            <text:p>JOH-UNI-27a-25</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O)N1CCN(C(=O)c2ccc(Br)s2)CC1</text:p>
          </table:table-cell>
          <table:table-cell office:value-type="string" calcext:value-type="string">
            <text:p>JOH-UNI-27a-26</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3" table:style-name="ce2" office:value-type="string" calcext:value-type="string">
            <text:p>True</text:p>
          </table:table-cell>
          <table:table-cell table:number-columns-repeated="6" table:style-name="ce2" office:value-type="string" calcext:value-type="string">
            <text:p>False</text:p>
          </table:table-cell>
          <table:table-cell table:style-name="ce2" office:value-type="string" calcext:value-type="string">
            <text:p>True</text:p>
          </table:table-cell>
        </table:table-row>
        <table:table-row table:style-name="ro3">
          <table:table-cell office:value-type="string" calcext:value-type="string">
            <text:p>CC1CN(C(=O)CCl)CCN1Cc1ccc(Br)s1</text:p>
          </table:table-cell>
          <table:table-cell office:value-type="string" calcext:value-type="string">
            <text:p>JOH-UNI-27a-28</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N(Cc2ccc(Br)s2)CCN1C(=O)CCl</text:p>
          </table:table-cell>
          <table:table-cell office:value-type="string" calcext:value-type="string">
            <text:p>JOH-UNI-27a-29</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O)N1CCN(CN2CCCOCC2)CC1</text:p>
          </table:table-cell>
          <table:table-cell office:value-type="string" calcext:value-type="string">
            <text:p>JOH-UNI-27a-3</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O=C(CCl)N1CCN(C(F)(F)c2ccc(Br)s2)CC1</text:p>
          </table:table-cell>
          <table:table-cell office:value-type="string" calcext:value-type="string">
            <text:p>JOH-UNI-27a-30</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2(c3ccc(Br)s3)CC2)CC1</text:p>
          </table:table-cell>
          <table:table-cell office:value-type="string" calcext:value-type="string">
            <text:p>JOH-UNI-27a-32</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2(c3ccc(Br)s3)CCO2)CC1</text:p>
          </table:table-cell>
          <table:table-cell office:value-type="string" calcext:value-type="string">
            <text:p>JOH-UNI-27a-33</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O)N1CCN(C2(c3ccc(Br)s3)CCO2)CC1</text:p>
          </table:table-cell>
          <table:table-cell office:value-type="string" calcext:value-type="string">
            <text:p>JOH-UNI-27a-34</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C1CN(C(=O)CCl)CCN1C(F)(F)c1ccc(Br)s1</text:p>
          </table:table-cell>
          <table:table-cell office:value-type="string" calcext:value-type="string">
            <text:p>JOH-UNI-27a-35</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OCc1cc(CN2CCN(C(=O)CCl)CC2)sc1Br</text:p>
          </table:table-cell>
          <table:table-cell office:value-type="string" calcext:value-type="string">
            <text:p>JOH-UNI-27a-38</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OCCc1cc(Br)sc1CN1CCN(C(=O)CCl)CC1</text:p>
          </table:table-cell>
          <table:table-cell office:value-type="string" calcext:value-type="string">
            <text:p>JOH-UNI-27a-39</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N2CCCOCC2)CC1</text:p>
          </table:table-cell>
          <table:table-cell office:value-type="string" calcext:value-type="string">
            <text:p>JOH-UNI-27a-4</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N(C(=O)CCl)CCN1CN1CCCOCC1</text:p>
          </table:table-cell>
          <table:table-cell office:value-type="string" calcext:value-type="string">
            <text:p>JOH-UNI-27a-8</text:p>
          </table:table-cell>
          <table:table-cell office:value-type="string" calcext:value-type="string">
            <text:p>John SPENCER, University of Sussex</text:p>
          </table:table-cell>
          <table:table-cell office:value-type="string" calcext:value-type="string">
            <text:p>Addressing excellent overlay of 1385 (cov) and 1077 frags.</text:p>
            <text:p>Added solubility enable by addition of ethers</text:p>
            <text:p>All by eye, inclusion of the thiophene moiety,</text:p>
          </table:table-cell>
          <table:table-cell office:value-type="string" calcext:value-type="string">
            <text:p>x1077,x1385</text:p>
          </table:table-cell>
          <table:table-cell table:number-columns-repeated="3" table:style-name="ce2" office:value-type="string" calcext:value-type="string">
            <text:p>False</text:p>
          </table:table-cell>
          <table:table-cell office:value-type="string" calcext:value-type="string">
            <text:p>https://covid.postera.ai/covid/submissions/27ac80fd-127e-4bcf-9b12-1036d47be11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8">
          <table:table-cell office:value-type="string" calcext:value-type="string">
            <text:p>N#CC1=CCCC=C1C1=NC(SCC(=O)NC2=CCN=CC2C(F)F)=NC(O)C1C#N</text:p>
          </table:table-cell>
          <table:table-cell office:value-type="string" calcext:value-type="string">
            <text:p>JON-UIO-cc9-8</text:p>
          </table:table-cell>
          <table:table-cell office:value-type="string" calcext:value-type="string">
            <text:p>Jonas Verhellen, UiO</text:p>
          </table:table-cell>
          <table:table-cell office:value-type="string" calcext:value-type="string">
            <text:p>These designs are based on a generative machine learning model trained on very broad collection of known anti-viral compounds (HIV-1 Protease inhibitors, Ebola and Herpes antivirals, ...) and a hand curated selection of related molecules. The set of molecules generated by this model are then scored on chemical similarity to the relevant conformers of Umifenovir (in Covid-19 trials as a single agent), Vonoprazan (highest scoring compound in the recent  FOLDING@HOME docking run), and Galidesivir (known for broad-spectrum antiviral activity).</text:p>
            <text:p/>
            <text:p>The resulting high-scoring molecules were filtered (softly) on a series of AMDE and toxicity conditions, including Veber, Egan and Muegge violations. Most molecules presented here are P-glycoprotein substrates and have a high GI absorption, and all have a favorable bioavailability score. The final selection of molecules was decided on by hand based on a range of factors including synthetic accessibility (ASKCOS), toxicity (SwissADME) and some diversity measures.</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cc955e79-689e-4e60-a3ac-90c5e9f039f1</text:p>
          </table:table-cell>
          <table:table-cell table:number-columns-repeated="2"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O=C(CCl)N1CCN([C@@H](c2cccc3ccccc23)N2CCCOCC2)CC1</text:p>
          </table:table-cell>
          <table:table-cell office:value-type="string" calcext:value-type="string">
            <text:p>JOO-IND-313-1</text:p>
          </table:table-cell>
          <table:table-cell office:value-type="string" calcext:value-type="string">
            <text:p>Joost Uitdehaag, industry</text:p>
          </table:table-cell>
          <table:table-cell office:value-type="string" calcext:value-type="string">
            <text:p>Overlay of 0830 and 1077 with covalent warhead. This addresses all vectors inside the protease pocket.</text:p>
          </table:table-cell>
          <table:table-cell office:value-type="string" calcext:value-type="string">
            <text:p>x0830,x1077</text:p>
          </table:table-cell>
          <table:table-cell table:number-columns-repeated="3" table:style-name="ce2" office:value-type="string" calcext:value-type="string">
            <text:p>False</text:p>
          </table:table-cell>
          <table:table-cell office:value-type="string" calcext:value-type="string">
            <text:p>https://covid.postera.ai/covid/submissions/3132366c-ca64-4cfb-883d-0953d79d826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O)Nc1cccc(C(=O)N2CCSCC2)c1</text:p>
          </table:table-cell>
          <table:table-cell office:value-type="string" calcext:value-type="string">
            <text:p>JOO-IND-637-1</text:p>
          </table:table-cell>
          <table:table-cell office:value-type="string" calcext:value-type="string">
            <text:p>Joost Uitdehaag, Industry</text:p>
          </table:table-cell>
          <table:table-cell office:value-type="string" calcext:value-type="string">
            <text:p>Covalent fragments with more drug-like warheads as discussed on the forum. <text:s/>Fragments 786 and 0830 (together with 749 in an earlier proposal) have a different way of approaching the catalytic Cys 145. Testing these designs will show which approach is most suitable for which warhead.</text:p>
          </table:table-cell>
          <table:table-cell office:value-type="string" calcext:value-type="string">
            <text:p>x0786,x0830</text:p>
          </table:table-cell>
          <table:table-cell office:value-type="string" calcext:value-type="string">
            <text:p>Z2517211306</text:p>
          </table:table-cell>
          <table:table-cell table:number-columns-repeated="2" table:style-name="ce2" office:value-type="string" calcext:value-type="string">
            <text:p>False</text:p>
          </table:table-cell>
          <table:table-cell office:value-type="string" calcext:value-type="string">
            <text:p>https://covid.postera.ai/covid/submissions/6372a4f3-5065-4b8c-ba50-1803145a9abd</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7">
          <table:table-cell office:value-type="string" calcext:value-type="string">
            <text:p>C=CC(=O)N1CCN(Cc2cccc3ccccc23)CC1</text:p>
          </table:table-cell>
          <table:table-cell office:value-type="string" calcext:value-type="string">
            <text:p>JOO-IND-637-4</text:p>
          </table:table-cell>
          <table:table-cell office:value-type="string" calcext:value-type="string">
            <text:p>Joost Uitdehaag, Industry</text:p>
          </table:table-cell>
          <table:table-cell office:value-type="string" calcext:value-type="string">
            <text:p>Covalent fragments with more drug-like warheads as discussed on the forum. <text:s/>Fragments 786 and 0830 (together with 749 in an earlier proposal) have a different way of approaching the catalytic Cys 145. Testing these designs will show which approach is most suitable for which warhead.</text:p>
          </table:table-cell>
          <table:table-cell office:value-type="string" calcext:value-type="string">
            <text:p>x0786,x0830</text:p>
          </table:table-cell>
          <table:table-cell table:number-columns-repeated="3" table:style-name="ce2" office:value-type="string" calcext:value-type="string">
            <text:p>False</text:p>
          </table:table-cell>
          <table:table-cell office:value-type="string" calcext:value-type="string">
            <text:p>https://covid.postera.ai/covid/submissions/6372a4f3-5065-4b8c-ba50-1803145a9abd</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C(=O)N1CCCC(c2nc3ccccc3s2)C1</text:p>
          </table:table-cell>
          <table:table-cell office:value-type="string" calcext:value-type="string">
            <text:p>JOO-IND-b13-1</text:p>
          </table:table-cell>
          <table:table-cell office:value-type="string" calcext:value-type="string">
            <text:p>Joost Uitdehaag, Industry</text:p>
          </table:table-cell>
          <table:table-cell office:value-type="string" calcext:value-type="string">
            <text:p>Fragment 0749 is excellently oriented to accommodate these alternative warheads for covalently binding fragments. As suggested by others on the forum, acrylamide (as in ibrutinib), chlorofluoroacetamide and propiolamide warheads (as in acalabrutinib) are less reactive and more drug like than the original chloracetamide warhead of 0749. This is my follow-up attempt to make designs incorporating these warheads. </text:p>
            <text:p>#covalent</text:p>
          </table:table-cell>
          <table:table-cell office:value-type="string" calcext:value-type="string">
            <text:p>x0749</text:p>
          </table:table-cell>
          <table:table-cell table:number-columns-repeated="2" office:value-type="string" calcext:value-type="string">
            <text:p>Z2517205905</text:p>
          </table:table-cell>
          <table:table-cell office:value-type="string" calcext:value-type="string">
            <text:p>EN300-7519499</text:p>
          </table:table-cell>
          <table:table-cell office:value-type="string" calcext:value-type="string">
            <text:p>https://covid.postera.ai/covid/submissions/b13e14cc-25f3-4ad0-b87d-170f3d22a74f</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0">
          <table:table-cell office:value-type="string" calcext:value-type="string">
            <text:p>O=C(CCl)N1CCN(Cc2cc(Cl)cc3cnccc23)CC1</text:p>
          </table:table-cell>
          <table:table-cell office:value-type="string" calcext:value-type="string">
            <text:p>JOO-PER-58e-1</text:p>
          </table:table-cell>
          <table:table-cell office:value-type="string" calcext:value-type="string">
            <text:p>Joost Uitdehaag, personal title</text:p>
          </table:table-cell>
          <table:table-cell office:value-type="string" calcext:value-type="string">
            <text:p>There is a family of fragments including 0692, 0830, 0770 and 1386 that contain an chloroacetamide warhead followed by a piperazine scaffold. This is a modification of fragment 0830 incorporating a chloride from 0770 that protrudes deep into a back pocket near Asp 187. It also incorporates a nitrogen to make contact with Gln 169, nice sandwiching the ring into this pocket. If this works, this molecule can be elaborated on, including changing the warhead for a more drug-like one, and even better addressing the pocket through extra substitutions.</text:p>
          </table:table-cell>
          <table:table-cell office:value-type="string" calcext:value-type="string">
            <text:p>x0830</text:p>
          </table:table-cell>
          <table:table-cell table:number-columns-repeated="3" table:style-name="ce2" office:value-type="string" calcext:value-type="string">
            <text:p>False</text:p>
          </table:table-cell>
          <table:table-cell office:value-type="string" calcext:value-type="string">
            <text:p>https://covid.postera.ai/covid/submissions/58e158bd-bbfd-43c8-82de-6eb2e299edf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CC(=O)NCCC1C=Nc2c(CN3CCN(C(=O)CCl)CC3)cc(F)cc21</text:p>
          </table:table-cell>
          <table:table-cell office:value-type="string" calcext:value-type="string">
            <text:p>JOO-PER-d7a-1</text:p>
          </table:table-cell>
          <table:table-cell office:value-type="string" calcext:value-type="string">
            <text:p>Joost Uitdehaag, personal title</text:p>
          </table:table-cell>
          <table:table-cell office:value-type="string" calcext:value-type="string">
            <text:p>Overlay of fragment 0830 with 0104. Nr. 0830 presents the chloroacetamide - piperazine scaffold that is seen in many fragments and which binds covalently to Cys 145. Nr. 0104 has a flexible chain that addresses a backpocket with some nice interactions a.o to Glu 166 and Gln 189, and replaces some crystal waters seen in the complex with 0830. If this works, flexibility in the 0104 can maybe be reduced for better affinity. Also the warhead that binds to Cys 145 needs to be replaced with a more drug-like one.</text:p>
          </table:table-cell>
          <table:table-cell office:value-type="string" calcext:value-type="string">
            <text:p>x0104,x0830</text:p>
          </table:table-cell>
          <table:table-cell table:number-columns-repeated="3" table:style-name="ce2" office:value-type="string" calcext:value-type="string">
            <text:p>False</text:p>
          </table:table-cell>
          <table:table-cell office:value-type="string" calcext:value-type="string">
            <text:p>https://covid.postera.ai/covid/submissions/d7ab4f65-08d0-44da-a427-11831b4db22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9">
          <table:table-cell office:value-type="string" calcext:value-type="string">
            <text:p>C=CC(=O)NCC(=O)N(Cc1ccccc1)C[C@H](O)c1cccs1</text:p>
          </table:table-cell>
          <table:table-cell office:value-type="string" calcext:value-type="string">
            <text:p>JUA-UNI-bc0-1</text:p>
          </table:table-cell>
          <table:table-cell office:value-type="string" calcext:value-type="string">
            <text:p>Juan Salamanca Viloria, Universidad de Barcelona in collaboration with the Medicinal Chemistry Research Group, RCNS, Budapest</text:p>
          </table:table-cell>
          <table:table-cell office:value-type="string" calcext:value-type="string">
            <text:p>DUckCov (https://doi.org/10.1002/cmdc.201900078), a computational platform designed for the virtual screening of covalent binders, was applied against the SARS-CoV-2 Mpro structure in PDB 6LU7. An acrylamide warhead was preferred over the chloroacetamide to reduce the reactivity of the electrophile. Fragment x1382 was modified by incorporating an acrylamide instead of the original warhead, and docked with CovDock-LO (Schrödinger, https://doi.org/10.1021/ci500118s) against Cys145 to obtain reference coordinates for warhead atoms. A library of ≈450k acrylamides was compiled from the Enamine REAL database. An Interaction Fingerprint (IFP) analysis on XChem hits highlighted four recurring ph4 features: an hydrophobic group in P2; an H-bond donor to E166-O; an H-bond acceptor to E166-N; an H-bond acceptor to H163-NE2. The hydrophobic feature in P2 was found to be the most frequent and was set as mandatory together with at least one of the three H-bond features for the constrained docking with rDock. Tethered and constrained HTVS by rDock was performed by allowing rotational and translational degree of freedom to a certain extent for warhead atoms in the reactive site. Dynamic Undocking (DUck, https://doi.org/10.1038/nchem.2660) was performed focusing on the H-bond established by best scoring rDock hits with any of the three ph4 residues. CovDock-LO was performed on the best scoring hits to obtain covalent docking poses. For the sake of computational time, this first series of compounds comes from the application of DUckCov only on the best scoring hits by rDock. Further proposals will be generated by applying the workflow also on a diverse selection of compounds with less strict filters.</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bc099708-66e5-490d-b218-fa749db194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9">
          <table:table-cell office:value-type="string" calcext:value-type="string">
            <text:p>C=CC(=O)NCc1ccc(C(=O)NCc2cc(C)cc3c(C)c(C)[nH]c23)cc1</text:p>
          </table:table-cell>
          <table:table-cell office:value-type="string" calcext:value-type="string">
            <text:p>JUA-UNI-bc0-2</text:p>
          </table:table-cell>
          <table:table-cell office:value-type="string" calcext:value-type="string">
            <text:p>Juan Salamanca Viloria, Universidad de Barcelona in collaboration with the Medicinal Chemistry Research Group, RCNS, Budapest</text:p>
          </table:table-cell>
          <table:table-cell office:value-type="string" calcext:value-type="string">
            <text:p>DUckCov (https://doi.org/10.1002/cmdc.201900078), a computational platform designed for the virtual screening of covalent binders, was applied against the SARS-CoV-2 Mpro structure in PDB 6LU7. An acrylamide warhead was preferred over the chloroacetamide to reduce the reactivity of the electrophile. Fragment x1382 was modified by incorporating an acrylamide instead of the original warhead, and docked with CovDock-LO (Schrödinger, https://doi.org/10.1021/ci500118s) against Cys145 to obtain reference coordinates for warhead atoms. A library of ≈450k acrylamides was compiled from the Enamine REAL database. An Interaction Fingerprint (IFP) analysis on XChem hits highlighted four recurring ph4 features: an hydrophobic group in P2; an H-bond donor to E166-O; an H-bond acceptor to E166-N; an H-bond acceptor to H163-NE2. The hydrophobic feature in P2 was found to be the most frequent and was set as mandatory together with at least one of the three H-bond features for the constrained docking with rDock. Tethered and constrained HTVS by rDock was performed by allowing rotational and translational degree of freedom to a certain extent for warhead atoms in the reactive site. Dynamic Undocking (DUck, https://doi.org/10.1038/nchem.2660) was performed focusing on the H-bond established by best scoring rDock hits with any of the three ph4 residues. CovDock-LO was performed on the best scoring hits to obtain covalent docking poses. For the sake of computational time, this first series of compounds comes from the application of DUckCov only on the best scoring hits by rDock. Further proposals will be generated by applying the workflow also on a diverse selection of compounds with less strict filters.</text:p>
          </table:table-cell>
          <table:table-cell office:value-type="string" calcext:value-type="string">
            <text:p>x1382</text:p>
          </table:table-cell>
          <table:table-cell office:value-type="string" calcext:value-type="string">
            <text:p>Z970632906</text:p>
          </table:table-cell>
          <table:table-cell table:number-columns-repeated="2" table:style-name="ce2" office:value-type="string" calcext:value-type="string">
            <text:p>False</text:p>
          </table:table-cell>
          <table:table-cell office:value-type="string" calcext:value-type="string">
            <text:p>https://covid.postera.ai/covid/submissions/bc099708-66e5-490d-b218-fa749db194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9">
          <table:table-cell office:value-type="string" calcext:value-type="string">
            <text:p>C=CC(=O)NCC(=O)N(CC[NH+]1CCOCC1)Cc1sccc1Br</text:p>
          </table:table-cell>
          <table:table-cell office:value-type="string" calcext:value-type="string">
            <text:p>JUA-UNI-bc0-3</text:p>
          </table:table-cell>
          <table:table-cell office:value-type="string" calcext:value-type="string">
            <text:p>Juan Salamanca Viloria, Universidad de Barcelona in collaboration with the Medicinal Chemistry Research Group, RCNS, Budapest</text:p>
          </table:table-cell>
          <table:table-cell office:value-type="string" calcext:value-type="string">
            <text:p>DUckCov (https://doi.org/10.1002/cmdc.201900078), a computational platform designed for the virtual screening of covalent binders, was applied against the SARS-CoV-2 Mpro structure in PDB 6LU7. An acrylamide warhead was preferred over the chloroacetamide to reduce the reactivity of the electrophile. Fragment x1382 was modified by incorporating an acrylamide instead of the original warhead, and docked with CovDock-LO (Schrödinger, https://doi.org/10.1021/ci500118s) against Cys145 to obtain reference coordinates for warhead atoms. A library of ≈450k acrylamides was compiled from the Enamine REAL database. An Interaction Fingerprint (IFP) analysis on XChem hits highlighted four recurring ph4 features: an hydrophobic group in P2; an H-bond donor to E166-O; an H-bond acceptor to E166-N; an H-bond acceptor to H163-NE2. The hydrophobic feature in P2 was found to be the most frequent and was set as mandatory together with at least one of the three H-bond features for the constrained docking with rDock. Tethered and constrained HTVS by rDock was performed by allowing rotational and translational degree of freedom to a certain extent for warhead atoms in the reactive site. Dynamic Undocking (DUck, https://doi.org/10.1038/nchem.2660) was performed focusing on the H-bond established by best scoring rDock hits with any of the three ph4 residues. CovDock-LO was performed on the best scoring hits to obtain covalent docking poses. For the sake of computational time, this first series of compounds comes from the application of DUckCov only on the best scoring hits by rDock. Further proposals will be generated by applying the workflow also on a diverse selection of compounds with less strict filters.</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bc099708-66e5-490d-b218-fa749db194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9">
          <table:table-cell office:value-type="string" calcext:value-type="string">
            <text:p>C=CC(=O)NCc1ccc(C(=O)N[C@H](CO)c2ccc(Br)c(F)c2)cc1</text:p>
          </table:table-cell>
          <table:table-cell office:value-type="string" calcext:value-type="string">
            <text:p>JUA-UNI-bc0-4</text:p>
          </table:table-cell>
          <table:table-cell office:value-type="string" calcext:value-type="string">
            <text:p>Juan Salamanca Viloria, Universidad de Barcelona in collaboration with the Medicinal Chemistry Research Group, RCNS, Budapest</text:p>
          </table:table-cell>
          <table:table-cell office:value-type="string" calcext:value-type="string">
            <text:p>DUckCov (https://doi.org/10.1002/cmdc.201900078), a computational platform designed for the virtual screening of covalent binders, was applied against the SARS-CoV-2 Mpro structure in PDB 6LU7. An acrylamide warhead was preferred over the chloroacetamide to reduce the reactivity of the electrophile. Fragment x1382 was modified by incorporating an acrylamide instead of the original warhead, and docked with CovDock-LO (Schrödinger, https://doi.org/10.1021/ci500118s) against Cys145 to obtain reference coordinates for warhead atoms. A library of ≈450k acrylamides was compiled from the Enamine REAL database. An Interaction Fingerprint (IFP) analysis on XChem hits highlighted four recurring ph4 features: an hydrophobic group in P2; an H-bond donor to E166-O; an H-bond acceptor to E166-N; an H-bond acceptor to H163-NE2. The hydrophobic feature in P2 was found to be the most frequent and was set as mandatory together with at least one of the three H-bond features for the constrained docking with rDock. Tethered and constrained HTVS by rDock was performed by allowing rotational and translational degree of freedom to a certain extent for warhead atoms in the reactive site. Dynamic Undocking (DUck, https://doi.org/10.1038/nchem.2660) was performed focusing on the H-bond established by best scoring rDock hits with any of the three ph4 residues. CovDock-LO was performed on the best scoring hits to obtain covalent docking poses. For the sake of computational time, this first series of compounds comes from the application of DUckCov only on the best scoring hits by rDock. Further proposals will be generated by applying the workflow also on a diverse selection of compounds with less strict filters.</text:p>
          </table:table-cell>
          <table:table-cell office:value-type="string" calcext:value-type="string">
            <text:p>x1382</text:p>
          </table:table-cell>
          <table:table-cell office:value-type="string" calcext:value-type="string">
            <text:p>Z2230105989</text:p>
          </table:table-cell>
          <table:table-cell table:number-columns-repeated="2" table:style-name="ce2" office:value-type="string" calcext:value-type="string">
            <text:p>False</text:p>
          </table:table-cell>
          <table:table-cell office:value-type="string" calcext:value-type="string">
            <text:p>https://covid.postera.ai/covid/submissions/bc099708-66e5-490d-b218-fa749db194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9">
          <table:table-cell office:value-type="string" calcext:value-type="string">
            <text:p>C=CC(=O)Nc1cc(C(=O)NC[C@H](Cc2ccccc2)c2ccccn2)ccc1O</text:p>
          </table:table-cell>
          <table:table-cell office:value-type="string" calcext:value-type="string">
            <text:p>JUA-UNI-bc0-5</text:p>
          </table:table-cell>
          <table:table-cell office:value-type="string" calcext:value-type="string">
            <text:p>Juan Salamanca Viloria, Universidad de Barcelona in collaboration with the Medicinal Chemistry Research Group, RCNS, Budapest</text:p>
          </table:table-cell>
          <table:table-cell office:value-type="string" calcext:value-type="string">
            <text:p>DUckCov (https://doi.org/10.1002/cmdc.201900078), a computational platform designed for the virtual screening of covalent binders, was applied against the SARS-CoV-2 Mpro structure in PDB 6LU7. An acrylamide warhead was preferred over the chloroacetamide to reduce the reactivity of the electrophile. Fragment x1382 was modified by incorporating an acrylamide instead of the original warhead, and docked with CovDock-LO (Schrödinger, https://doi.org/10.1021/ci500118s) against Cys145 to obtain reference coordinates for warhead atoms. A library of ≈450k acrylamides was compiled from the Enamine REAL database. An Interaction Fingerprint (IFP) analysis on XChem hits highlighted four recurring ph4 features: an hydrophobic group in P2; an H-bond donor to E166-O; an H-bond acceptor to E166-N; an H-bond acceptor to H163-NE2. The hydrophobic feature in P2 was found to be the most frequent and was set as mandatory together with at least one of the three H-bond features for the constrained docking with rDock. Tethered and constrained HTVS by rDock was performed by allowing rotational and translational degree of freedom to a certain extent for warhead atoms in the reactive site. Dynamic Undocking (DUck, https://doi.org/10.1038/nchem.2660) was performed focusing on the H-bond established by best scoring rDock hits with any of the three ph4 residues. CovDock-LO was performed on the best scoring hits to obtain covalent docking poses. For the sake of computational time, this first series of compounds comes from the application of DUckCov only on the best scoring hits by rDock. Further proposals will be generated by applying the workflow also on a diverse selection of compounds with less strict filters.</text:p>
          </table:table-cell>
          <table:table-cell office:value-type="string" calcext:value-type="string">
            <text:p>x1382</text:p>
          </table:table-cell>
          <table:table-cell table:number-columns-repeated="3" table:style-name="ce2" office:value-type="string" calcext:value-type="string">
            <text:p>False</text:p>
          </table:table-cell>
          <table:table-cell office:value-type="string" calcext:value-type="string">
            <text:p>https://covid.postera.ai/covid/submissions/bc099708-66e5-490d-b218-fa749db19489</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c1cccc(C2CN(C(=O)CS)CCN2c2ccccc2[N+](=O)O)c1</text:p>
          </table:table-cell>
          <table:table-cell office:value-type="string" calcext:value-type="string">
            <text:p>KAT-FAI-789-1</text:p>
          </table:table-cell>
          <table:table-cell office:value-type="string" calcext:value-type="string">
            <text:p>Kathleen Frey, Fairleigh Dickinson University, Long Island University</text:p>
          </table:table-cell>
          <table:table-cell office:value-type="string" calcext:value-type="string">
            <text:p>Fragments Mpro-X0689 and Mpro-x708 are combined to form one ligand that makes maximal contacts and retains disulfide bond. Additional van der Waals contacts are gained from this modification.</text:p>
          </table:table-cell>
          <table:table-cell office:value-type="string" calcext:value-type="string">
            <text:p>x0689,x0708</text:p>
          </table:table-cell>
          <table:table-cell table:number-columns-repeated="3" table:style-name="ce2" office:value-type="string" calcext:value-type="string">
            <text:p>False</text:p>
          </table:table-cell>
          <table:table-cell office:value-type="string" calcext:value-type="string">
            <text:p>https://covid.postera.ai/covid/submissions/78913094-1655-47bb-945c-71d0db4ccf4a</text:p>
          </table:table-cell>
          <table:table-cell table:number-columns-repeated="2"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c1cccc(C2CN(C(=O)CS)CCN2c2ccccc2C#N)c1</text:p>
          </table:table-cell>
          <table:table-cell office:value-type="string" calcext:value-type="string">
            <text:p>KAT-FAI-9b6-1</text:p>
          </table:table-cell>
          <table:table-cell office:value-type="string" calcext:value-type="string">
            <text:p>Kathleen Frey, Fairleigh Dickinson University</text:p>
          </table:table-cell>
          <table:table-cell office:value-type="string" calcext:value-type="string">
            <text:p>Covalent inhibitor was optimized for physiochemical/ADME properties.</text:p>
          </table:table-cell>
          <table:table-cell office:value-type="string" calcext:value-type="string">
            <text:p>x0689,x0708</text:p>
          </table:table-cell>
          <table:table-cell table:number-columns-repeated="3" table:style-name="ce2" office:value-type="string" calcext:value-type="string">
            <text:p>False</text:p>
          </table:table-cell>
          <table:table-cell office:value-type="string" calcext:value-type="string">
            <text:p>https://covid.postera.ai/covid/submissions/9b65c29e-39dc-40b1-b388-d5c5a2718f9c</text:p>
          </table:table-cell>
          <table:table-cell table:number-columns-repeated="2"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c1cccc(C2CN(C(=O)CS)CCN2c2ccccc2N2CCOCC2)c1</text:p>
          </table:table-cell>
          <table:table-cell office:value-type="string" calcext:value-type="string">
            <text:p>KAT-FAI-9b6-2</text:p>
          </table:table-cell>
          <table:table-cell office:value-type="string" calcext:value-type="string">
            <text:p>Kathleen Frey, Fairleigh Dickinson University</text:p>
          </table:table-cell>
          <table:table-cell office:value-type="string" calcext:value-type="string">
            <text:p>Covalent inhibitor was optimized for physiochemical/ADME properties.</text:p>
          </table:table-cell>
          <table:table-cell office:value-type="string" calcext:value-type="string">
            <text:p>x0689,x0708</text:p>
          </table:table-cell>
          <table:table-cell table:number-columns-repeated="3" table:style-name="ce2" office:value-type="string" calcext:value-type="string">
            <text:p>False</text:p>
          </table:table-cell>
          <table:table-cell office:value-type="string" calcext:value-type="string">
            <text:p>https://covid.postera.ai/covid/submissions/9b65c29e-39dc-40b1-b388-d5c5a2718f9c</text:p>
          </table:table-cell>
          <table:table-cell table:number-columns-repeated="2"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C1CCCC(C2CN(C(=O)CS)CCN2C2CCCCC2N2CCOCC2)C1</text:p>
          </table:table-cell>
          <table:table-cell office:value-type="string" calcext:value-type="string">
            <text:p>KAT-FAI-9b6-3</text:p>
          </table:table-cell>
          <table:table-cell office:value-type="string" calcext:value-type="string">
            <text:p>Kathleen Frey, Fairleigh Dickinson University</text:p>
          </table:table-cell>
          <table:table-cell office:value-type="string" calcext:value-type="string">
            <text:p>Covalent inhibitor was optimized for physiochemical/ADME properties.</text:p>
          </table:table-cell>
          <table:table-cell office:value-type="string" calcext:value-type="string">
            <text:p>x0689,x0708</text:p>
          </table:table-cell>
          <table:table-cell table:number-columns-repeated="3" table:style-name="ce2" office:value-type="string" calcext:value-type="string">
            <text:p>False</text:p>
          </table:table-cell>
          <table:table-cell office:value-type="string" calcext:value-type="string">
            <text:p>https://covid.postera.ai/covid/submissions/9b65c29e-39dc-40b1-b388-d5c5a2718f9c</text:p>
          </table:table-cell>
          <table:table-cell table:number-columns-repeated="2"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C(=O)NCCCC(=O)NCC(=O)NC[NH+]1CCN(C(=O)CCl)CC1</text:p>
          </table:table-cell>
          <table:table-cell office:value-type="string" calcext:value-type="string">
            <text:p>MAK-UNK-176-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176ca439-0aef-4c71-856d-1b2f575ceab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NC(=O)C([NH2+]CCNC(C)=O)c1cccc(C[NH+]2CCN(C(=O)CCl)CC2)c1</text:p>
          </table:table-cell>
          <table:table-cell office:value-type="string" calcext:value-type="string">
            <text:p>MAK-UNK-176-2</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176ca439-0aef-4c71-856d-1b2f575ceab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NH2+]CCSC(=O)c1cccc(C[NH+]2CCN(C(=O)CCl)CC2)c1</text:p>
          </table:table-cell>
          <table:table-cell office:value-type="string" calcext:value-type="string">
            <text:p>MAK-UNK-176-3</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176ca439-0aef-4c71-856d-1b2f575ceab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CCC(Oc2cccc(C[NH+]3CCN(C(=O)CCl)CC3)c2)C1</text:p>
          </table:table-cell>
          <table:table-cell office:value-type="string" calcext:value-type="string">
            <text:p>MAK-UNK-176-4</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176ca439-0aef-4c71-856d-1b2f575ceab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NH2+]Cc1c[nH]c2ccc(F)cc12)NCc1ccc(C[NH+]2CCN(C(=O)CCl)CC2)cc1</text:p>
          </table:table-cell>
          <table:table-cell office:value-type="string" calcext:value-type="string">
            <text:p>MAK-UNK-176-5</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176ca439-0aef-4c71-856d-1b2f575ceab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O)(COc1c[nH]c2ccc(F)cc12)Cc1cccc(C[NH+]2CCN(C(=O)CCl)CC2)c1</text:p>
          </table:table-cell>
          <table:table-cell office:value-type="string" calcext:value-type="string">
            <text:p>MAK-UNK-176-6</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176ca439-0aef-4c71-856d-1b2f575ceab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H+](Cc2cccc(CCCNc3c[nH]c4ccc(F)cc34)c2)CC1</text:p>
          </table:table-cell>
          <table:table-cell office:value-type="string" calcext:value-type="string">
            <text:p>MAK-UNK-176-7</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176ca439-0aef-4c71-856d-1b2f575ceab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S(=O)(=O)CCC(=O)Nc1cscc1C[NH+]1CCC(O)CC1</text:p>
          </table:table-cell>
          <table:table-cell office:value-type="string" calcext:value-type="string">
            <text:p>MAK-UNK-1cb-3</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95,x0387</text:p>
          </table:table-cell>
          <table:table-cell table:number-columns-repeated="3" table:style-name="ce2" office:value-type="string" calcext:value-type="string">
            <text:p>False</text:p>
          </table:table-cell>
          <table:table-cell office:value-type="string" calcext:value-type="string">
            <text:p>https://covid.postera.ai/covid/submissions/1cb0e944-f6f1-40ba-97b6-7e2899222a2d</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2">
          <table:table-cell office:value-type="string" calcext:value-type="string">
            <text:p>Cc1ccncc1NC(=O)C1SCN(CS(C)(=O)=O)C1=O</text:p>
          </table:table-cell>
          <table:table-cell office:value-type="string" calcext:value-type="string">
            <text:p>MAK-UNK-372-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072,x0107</text:p>
          </table:table-cell>
          <table:table-cell table:number-columns-repeated="3" table:style-name="ce2" office:value-type="string" calcext:value-type="string">
            <text:p>False</text:p>
          </table:table-cell>
          <table:table-cell office:value-type="string" calcext:value-type="string">
            <text:p>https://covid.postera.ai/covid/submissions/372b0df5-b330-4a91-b337-b0e59462737c</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c1ccncc1NC(=O)CCSCC(NC=O)S(C)(=O)=O</text:p>
          </table:table-cell>
          <table:table-cell office:value-type="string" calcext:value-type="string">
            <text:p>MAK-UNK-372-2</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072,x0107</text:p>
          </table:table-cell>
          <table:table-cell table:number-columns-repeated="3" table:style-name="ce2" office:value-type="string" calcext:value-type="string">
            <text:p>False</text:p>
          </table:table-cell>
          <table:table-cell office:value-type="string" calcext:value-type="string">
            <text:p>https://covid.postera.ai/covid/submissions/372b0df5-b330-4a91-b337-b0e59462737c</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1">
          <table:table-cell office:value-type="string" calcext:value-type="string">
            <text:p>Cc1ccncc1NC(=O)CCSCCS(C)(=O)=O</text:p>
          </table:table-cell>
          <table:table-cell office:value-type="string" calcext:value-type="string">
            <text:p>MAK-UNK-372-3</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072,x0107</text:p>
          </table:table-cell>
          <table:table-cell table:number-columns-repeated="3" table:style-name="ce2" office:value-type="string" calcext:value-type="string">
            <text:p>False</text:p>
          </table:table-cell>
          <table:table-cell office:value-type="string" calcext:value-type="string">
            <text:p>https://covid.postera.ai/covid/submissions/372b0df5-b330-4a91-b337-b0e59462737c</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2">
          <table:table-cell office:value-type="string" calcext:value-type="string">
            <text:p>COC1CCCC(Oc2cccc(C[NH+]3CCN(C(=O)CCl)CC3)c2)C1</text:p>
          </table:table-cell>
          <table:table-cell office:value-type="string" calcext:value-type="string">
            <text:p>MAK-UNK-3c3-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3c359d2a-5219-410d-aea4-4c0f74679406</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S(=O)(=O)CCC(=O)Nc1cscc1C[NH+]1CCC(O)CC1</text:p>
          </table:table-cell>
          <table:table-cell office:value-type="string" calcext:value-type="string">
            <text:p>MAK-UNK-5e8-4</text:p>
          </table:table-cell>
          <table:table-cell office:value-type="string" calcext:value-type="string">
            <text:p>Maksym Voznyy</text:p>
          </table:table-cell>
          <table:table-cell office:value-type="string" calcext:value-type="string">
            <text:p>SeeSAR Inspirator, X_0195, X_0387, X_0354</text:p>
          </table:table-cell>
          <table:table-cell office:value-type="string" calcext:value-type="string">
            <text:p>x0195,x0387</text:p>
          </table:table-cell>
          <table:table-cell table:number-columns-repeated="3" table:style-name="ce2" office:value-type="string" calcext:value-type="string">
            <text:p>False</text:p>
          </table:table-cell>
          <table:table-cell office:value-type="string" calcext:value-type="string">
            <text:p>https://covid.postera.ai/covid/submissions/5e88aa6a-4e4d-409f-895e-3c1002d39e8f</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3">
          <table:table-cell office:value-type="string" calcext:value-type="string">
            <text:p>CC(CO)(COc1c[nH]c2ccc(F)cc12)Cc1cccc(C[NH+]2CCN(C(=O)CCl)CC2)c1</text:p>
          </table:table-cell>
          <table:table-cell office:value-type="string" calcext:value-type="string">
            <text:p>MAK-UNK-69e-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69e28b36-592b-444d-b690-de445bee4fc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cc([NH2+]Cc3cc(-c4ccccc4F)n(S(=O)(=O)c4cccnc4)c3)cc2C(c2ccccc2)C1</text:p>
          </table:table-cell>
          <table:table-cell office:value-type="string" calcext:value-type="string">
            <text:p>MAK-UNK-702-10</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ccc([NH2+]Cc3cc(-c4ccccc4F)n(S(=O)(=O)c4cccnc4)c3)c2C(c2ccccc2)C1</text:p>
          </table:table-cell>
          <table:table-cell office:value-type="string" calcext:value-type="string">
            <text:p>MAK-UNK-702-11</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c2[NH2+]Cc2cc(-c3ccccc3F)n(S(=O)(=O)c3cccnc3)c2)C1</text:p>
          </table:table-cell>
          <table:table-cell office:value-type="string" calcext:value-type="string">
            <text:p>MAK-UNK-702-12</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NH2+]Cc3cc(-c4ccccc4F)n(S(=O)(=O)c4cccnc4)c3)c2)C1</text:p>
          </table:table-cell>
          <table:table-cell office:value-type="string" calcext:value-type="string">
            <text:p>MAK-UNK-702-13</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NH2+]Cc3cc(-c4ccccc4F)n(S(=O)(=O)c4cccnc4)c3)cc2)C1</text:p>
          </table:table-cell>
          <table:table-cell office:value-type="string" calcext:value-type="string">
            <text:p>MAK-UNK-702-14</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NH2+]Cc3cc(-c4ccccc4F)n(S(=O)(=O)c4cccnc4)c3)c2)C1</text:p>
          </table:table-cell>
          <table:table-cell office:value-type="string" calcext:value-type="string">
            <text:p>MAK-UNK-702-15</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c2[NH2+]Cc2cc(-c3ccccc3F)n(S(=O)(=O)c3cccnc3)c2)C1</text:p>
          </table:table-cell>
          <table:table-cell office:value-type="string" calcext:value-type="string">
            <text:p>MAK-UNK-702-16</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c2ccccc2)c2ccccc2C1[NH2+]Cc1cc(-c2ccccc2F)n(S(=O)(=O)c2cccnc2)c1</text:p>
          </table:table-cell>
          <table:table-cell office:value-type="string" calcext:value-type="string">
            <text:p>MAK-UNK-702-5</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cccc2C([NH2+]Cc2cc(-c3ccccc3F)n(S(=O)(=O)c3cccnc3)c2)(c2ccccc2)C1</text:p>
          </table:table-cell>
          <table:table-cell office:value-type="string" calcext:value-type="string">
            <text:p>MAK-UNK-702-6</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ccc2C(c2ccccc2)C1[NH2+]Cc1cc(-c2ccccc2F)n(S(=O)(=O)c2cccnc2)c1</text:p>
          </table:table-cell>
          <table:table-cell office:value-type="string" calcext:value-type="string">
            <text:p>MAK-UNK-702-7</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NH2+]Cc3cc(-c4ccccc4F)n(S(=O)(=O)c4cccnc4)c3)cccc2C(c2ccccc2)C1</text:p>
          </table:table-cell>
          <table:table-cell office:value-type="string" calcext:value-type="string">
            <text:p>MAK-UNK-702-8</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c([NH2+]Cc3cc(-c4ccccc4F)n(S(=O)(=O)c4cccnc4)c3)ccc2C(c2ccccc2)C1</text:p>
          </table:table-cell>
          <table:table-cell office:value-type="string" calcext:value-type="string">
            <text:p>MAK-UNK-702-9</text:p>
          </table:table-cell>
          <table:table-cell office:value-type="string" calcext:value-type="string">
            <text:p>Maksym Voznyy</text:p>
          </table:table-cell>
          <table:table-cell office:value-type="string" calcext:value-type="string">
            <text:p>by eye, X_0387 + vonoprazan</text:p>
          </table:table-cell>
          <table:table-cell office:value-type="string" calcext:value-type="string">
            <text:p>x0387</text:p>
          </table:table-cell>
          <table:table-cell table:number-columns-repeated="3" table:style-name="ce2" office:value-type="string" calcext:value-type="string">
            <text:p>False</text:p>
          </table:table-cell>
          <table:table-cell office:value-type="string" calcext:value-type="string">
            <text:p>https://covid.postera.ai/covid/submissions/702fb7d3-1941-4d37-9e1c-6a10ebd67f09</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NH2+]Cc1c[nH]c2ccc(F)cc12)NCc1ccc(C[NH+]2CCN(C(=O)CCl)CC2)cc1</text:p>
          </table:table-cell>
          <table:table-cell office:value-type="string" calcext:value-type="string">
            <text:p>MAK-UNK-72b-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72b7ba6b-2341-4058-ade7-8abdba1e8f26</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C(=O)NCC(=O)NC[N+]1CCN(C(=O)CCl)CC1</text:p>
          </table:table-cell>
          <table:table-cell office:value-type="string" calcext:value-type="string">
            <text:p>MAK-UNK-7d5-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7d5cf6bf-f1df-46f5-83f2-284c88965bb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H2+]Cc1cc(-c2ccccc2F)n(S(=O)(=O)c2cccnc2)c1)N(C)C(=O)C1CCN(C(=O)CCl)CC1</text:p>
          </table:table-cell>
          <table:table-cell office:value-type="string" calcext:value-type="string">
            <text:p>MAK-UNK-8fd-1</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nc2C(C)N(C)C(=O)C2CCN(C(=O)CCl)CC2)c1</text:p>
          </table:table-cell>
          <table:table-cell office:value-type="string" calcext:value-type="string">
            <text:p>MAK-UNK-8fd-10</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CC(C)N(C)C(=O)C2CCN(C(=O)CCl)CC2)n(S(=O)(=O)c2cccnc2)c1</text:p>
          </table:table-cell>
          <table:table-cell office:value-type="string" calcext:value-type="string">
            <text:p>MAK-UNK-8fd-11</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C)N(C)C(=O)C3CCN(C(=O)CCl)CC3)c2F)n(S(=O)(=O)c2cccnc2)c1</text:p>
          </table:table-cell>
          <table:table-cell office:value-type="string" calcext:value-type="string">
            <text:p>MAK-UNK-8fd-12</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N(C)C(=O)C3CCN(C(=O)CCl)CC3)cc2F)n(S(=O)(=O)c2cccnc2)c1</text:p>
          </table:table-cell>
          <table:table-cell office:value-type="string" calcext:value-type="string">
            <text:p>MAK-UNK-8fd-13</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N(C)C(=O)C3CCN(C(=O)CCl)CC3)ccc2F)n(S(=O)(=O)c2cccnc2)c1</text:p>
          </table:table-cell>
          <table:table-cell office:value-type="string" calcext:value-type="string">
            <text:p>MAK-UNK-8fd-14</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F)cccc2C(C)N(C)C(=O)C2CCN(C(=O)CCl)CC2)n(S(=O)(=O)c2cccnc2)c1</text:p>
          </table:table-cell>
          <table:table-cell office:value-type="string" calcext:value-type="string">
            <text:p>MAK-UNK-8fd-15</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C[NH2+]Cc1cc(-c2ccccc2F)n(S(=O)(=O)c2cccnc2)c1)C(=O)C1CCN(C(=O)CCl)CC1</text:p>
          </table:table-cell>
          <table:table-cell office:value-type="string" calcext:value-type="string">
            <text:p>MAK-UNK-8fd-16</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C)N(C(=O)C1CCN(C(=O)CCl)CC1)C(C)Cc1cc(-c2ccccc2F)n(S(=O)(=O)c2cccnc2)c1</text:p>
          </table:table-cell>
          <table:table-cell office:value-type="string" calcext:value-type="string">
            <text:p>MAK-UNK-8fd-17</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nc2)c1)N(C(=O)C1CCN(C(=O)CCl)CC1)C(C)C</text:p>
          </table:table-cell>
          <table:table-cell office:value-type="string" calcext:value-type="string">
            <text:p>MAK-UNK-8fd-18</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N(C(=O)C2CCN(C(=O)CCl)CC2)C(C)C)(S(=O)(=O)c2cccnc2)C(c2ccccc2F)=C1</text:p>
          </table:table-cell>
          <table:table-cell office:value-type="string" calcext:value-type="string">
            <text:p>MAK-UNK-8fd-19</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c1cc(-c2ccccc2F)n(S(=O)(=O)c2cccnc2)c1)C(C)N(C)C(=O)C1CCN(C(=O)CCl)CC1</text:p>
          </table:table-cell>
          <table:table-cell office:value-type="string" calcext:value-type="string">
            <text:p>MAK-UNK-8fd-2</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CN(C(=O)C2CCN(C(=O)CCl)CC2)C(C)C)c2cccnc2)c1</text:p>
          </table:table-cell>
          <table:table-cell office:value-type="string" calcext:value-type="string">
            <text:p>MAK-UNK-8fd-20</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nccc2N(C(=O)C2CCN(C(=O)CCl)CC2)C(C)C)c1</text:p>
          </table:table-cell>
          <table:table-cell office:value-type="string" calcext:value-type="string">
            <text:p>MAK-UNK-8fd-21</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ncc(N(C(=O)C3CCN(C(=O)CCl)CC3)C(C)C)c2)c1</text:p>
          </table:table-cell>
          <table:table-cell office:value-type="string" calcext:value-type="string">
            <text:p>MAK-UNK-8fd-22</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N(C(=O)C3CCN(C(=O)CCl)CC3)C(C)C)nc2)c1</text:p>
          </table:table-cell>
          <table:table-cell office:value-type="string" calcext:value-type="string">
            <text:p>MAK-UNK-8fd-23</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c(N(C(=O)C3CCN(C(=O)CCl)CC3)C(C)C)c2)c1</text:p>
          </table:table-cell>
          <table:table-cell office:value-type="string" calcext:value-type="string">
            <text:p>MAK-UNK-8fd-24</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nc2N(C(=O)C2CCN(C(=O)CCl)CC2)C(C)C)c1</text:p>
          </table:table-cell>
          <table:table-cell office:value-type="string" calcext:value-type="string">
            <text:p>MAK-UNK-8fd-25</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CN(C(=O)C2CCN(C(=O)CCl)CC2)C(C)C)n(S(=O)(=O)c2cccnc2)c1</text:p>
          </table:table-cell>
          <table:table-cell office:value-type="string" calcext:value-type="string">
            <text:p>MAK-UNK-8fd-26</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N(C(=O)C3CCN(C(=O)CCl)CC3)C(C)C)c2F)n(S(=O)(=O)c2cccnc2)c1</text:p>
          </table:table-cell>
          <table:table-cell office:value-type="string" calcext:value-type="string">
            <text:p>MAK-UNK-8fd-27</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N(C(=O)C3CCN(C(=O)CCl)CC3)C(C)C)cc2F)n(S(=O)(=O)c2cccnc2)c1</text:p>
          </table:table-cell>
          <table:table-cell office:value-type="string" calcext:value-type="string">
            <text:p>MAK-UNK-8fd-28</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N(C(=O)C3CCN(C(=O)CCl)CC3)C(C)C)cc2F)n(S(=O)(=O)c2cccnc2)c1</text:p>
          </table:table-cell>
          <table:table-cell office:value-type="string" calcext:value-type="string">
            <text:p>MAK-UNK-8fd-29</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nc2)c1)C(C)N(C)C(=O)C1CCN(C(=O)CCl)CC1</text:p>
          </table:table-cell>
          <table:table-cell office:value-type="string" calcext:value-type="string">
            <text:p>MAK-UNK-8fd-3</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N(C(=O)C3CCN(C(=O)CCl)CC3)C(C)C)ccc2F)n(S(=O)(=O)c2cccnc2)c1</text:p>
          </table:table-cell>
          <table:table-cell office:value-type="string" calcext:value-type="string">
            <text:p>MAK-UNK-8fd-30</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F)cccc2N(C(=O)C2CCN(C(=O)CCl)CC2)C(C)C)n(S(=O)(=O)c2cccnc2)c1</text:p>
          </table:table-cell>
          <table:table-cell office:value-type="string" calcext:value-type="string">
            <text:p>MAK-UNK-8fd-31</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C)C(=O)C1CCN(C(=O)CCl)C([NH2+]Cc2cc(-c3ccccc3F)n(S(=O)(=O)c3cccnc3)c2)C1</text:p>
          </table:table-cell>
          <table:table-cell office:value-type="string" calcext:value-type="string">
            <text:p>MAK-UNK-8fd-36</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C)C(=O)C1CCN(C(=O)CCl)CC1[NH2+]Cc1cc(-c2ccccc2F)n(S(=O)(=O)c2cccnc2)c1</text:p>
          </table:table-cell>
          <table:table-cell office:value-type="string" calcext:value-type="string">
            <text:p>MAK-UNK-8fd-37</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C)C(=O)C1([NH2+]Cc2cc(-c3ccccc3F)n(S(=O)(=O)c3cccnc3)c2)CCN(C(=O)CCl)CC1</text:p>
          </table:table-cell>
          <table:table-cell office:value-type="string" calcext:value-type="string">
            <text:p>MAK-UNK-8fd-38</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C)/C(=C/[NH2+]Cc1cc(-c2ccccc2F)n(S(=O)(=O)c2cccnc2)c1)C1CCN(C(=O)CCl)CC1</text:p>
          </table:table-cell>
          <table:table-cell office:value-type="string" calcext:value-type="string">
            <text:p>MAK-UNK-8fd-39</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C)N(C)C(=O)C2CCN(C(=O)CCl)CC2)(S(=O)(=O)c2cccnc2)C(c2ccccc2F)=C1</text:p>
          </table:table-cell>
          <table:table-cell office:value-type="string" calcext:value-type="string">
            <text:p>MAK-UNK-8fd-4</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C(C)([NH2+]Cc1cc(-c2ccccc2F)n(S(=O)(=O)c2cccnc2)c1)C(=O)C1CCN(C(=O)CCl)CC1</text:p>
          </table:table-cell>
          <table:table-cell office:value-type="string" calcext:value-type="string">
            <text:p>MAK-UNK-8fd-40</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C(=O)C1CCN(C(=O)CCl)CC1)C(C)(C)[NH2+]Cc1cc(-c2ccccc2F)n(S(=O)(=O)c2cccnc2)c1</text:p>
          </table:table-cell>
          <table:table-cell office:value-type="string" calcext:value-type="string">
            <text:p>MAK-UNK-8fd-41</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CC(C)N(C)C(=O)C2CCN(C(=O)CCl)CC2)c2cccnc2)c1</text:p>
          </table:table-cell>
          <table:table-cell office:value-type="string" calcext:value-type="string">
            <text:p>MAK-UNK-8fd-5</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nccc2C(C)N(C)C(=O)C2CCN(C(=O)CCl)CC2)c1</text:p>
          </table:table-cell>
          <table:table-cell office:value-type="string" calcext:value-type="string">
            <text:p>MAK-UNK-8fd-6</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ncc(C(C)N(C)C(=O)C3CCN(C(=O)CCl)CC3)c2)c1</text:p>
          </table:table-cell>
          <table:table-cell office:value-type="string" calcext:value-type="string">
            <text:p>MAK-UNK-8fd-7</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C(C)N(C)C(=O)C3CCN(C(=O)CCl)CC3)nc2)c1</text:p>
          </table:table-cell>
          <table:table-cell office:value-type="string" calcext:value-type="string">
            <text:p>MAK-UNK-8fd-8</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2+]Cc1cc(-c2ccccc2F)n(S(=O)(=O)c2cccc(C(C)N(C)C(=O)C3CCN(C(=O)CCl)CC3)c2)c1</text:p>
          </table:table-cell>
          <table:table-cell office:value-type="string" calcext:value-type="string">
            <text:p>MAK-UNK-8fd-9</text:p>
          </table:table-cell>
          <table:table-cell office:value-type="string" calcext:value-type="string">
            <text:p>Maksym Voznyy</text:p>
          </table:table-cell>
          <table:table-cell office:value-type="string" calcext:value-type="string">
            <text:p>by eye, X_0354 (missing in fragments) + vonoprazan</text:p>
          </table:table-cell>
          <table:table-cell office:value-type="string" calcext:value-type="string">
            <text:p>x0305</text:p>
          </table:table-cell>
          <table:table-cell table:number-columns-repeated="3" table:style-name="ce2" office:value-type="string" calcext:value-type="string">
            <text:p>False</text:p>
          </table:table-cell>
          <table:table-cell office:value-type="string" calcext:value-type="string">
            <text:p>https://covid.postera.ai/covid/submissions/8fdbca50-c94c-4218-91b0-3b0489774fa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O)c1cccc(NS(=O)(=O)CC(=O)Nc2cccc(N3CCCC3=O)c2)c1</text:p>
          </table:table-cell>
          <table:table-cell office:value-type="string" calcext:value-type="string">
            <text:p>MAK-UNK-915-1</text:p>
          </table:table-cell>
          <table:table-cell office:value-type="string" calcext:value-type="string">
            <text:p>Maksym Voznyy</text:p>
          </table:table-cell>
          <table:table-cell office:value-type="string" calcext:value-type="string">
            <text:p>by eye, X_0478 bonded with X_1384</text:p>
          </table:table-cell>
          <table:table-cell office:value-type="string" calcext:value-type="string">
            <text:p>x1384</text:p>
          </table:table-cell>
          <table:table-cell table:number-columns-repeated="3" table:style-name="ce2" office:value-type="string" calcext:value-type="string">
            <text:p>False</text:p>
          </table:table-cell>
          <table:table-cell office:value-type="string" calcext:value-type="string">
            <text:p>https://covid.postera.ai/covid/submissions/9159f8ed-0ecf-4595-9756-c136bb7759c8</text:p>
          </table:table-cell>
          <table:table-cell table:number-columns-repeated="2"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NC(=O)C([N+]CCNC(C)=O)c1cccc(C[N+]2CCN(C(=O)CCl)CC2)c1</text:p>
          </table:table-cell>
          <table:table-cell office:value-type="string" calcext:value-type="string">
            <text:p>MAK-UNK-9d4-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9d4d1e57-baa1-4a83-8e40-c3b150a746b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H+](Cc2cnc(-c3ccccc3)nc2)CC1</text:p>
          </table:table-cell>
          <table:table-cell office:value-type="string" calcext:value-type="string">
            <text:p>MAK-UNK-af8-1</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OC(=O)C(NS(=O)(=O)NS(N)(=O)=O)c1ccc(C[NH+]2CCN(C(=O)CCl)CC2)cc1C</text:p>
          </table:table-cell>
          <table:table-cell office:value-type="string" calcext:value-type="string">
            <text:p>MAK-UNK-af8-14</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c(C[NH+]2CCN(C(=O)CCl)CC2)c1CC(NC(=O)CS(N)(=O)=O)C(C)O</text:p>
          </table:table-cell>
          <table:table-cell office:value-type="string" calcext:value-type="string">
            <text:p>MAK-UNK-af8-15</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number-columns-repeated="2" table:style-name="ce2" office:value-type="string" calcext:value-type="string">
            <text:p>True</text:p>
          </table:table-cell>
          <table:table-cell table:number-columns-repeated="4" table:style-name="ce2" office:value-type="string" calcext:value-type="string">
            <text:p>False</text:p>
          </table:table-cell>
        </table:table-row>
        <table:table-row table:style-name="ro3">
          <table:table-cell office:value-type="string" calcext:value-type="string">
            <text:p>C[NH2+]C1C(O)OCC(O)C1OC(C(=O)NS(N)(=O)=O)c1ccc(C[NH+]2CCN(C(=O)CCl)CC2)cc1C</text:p>
          </table:table-cell>
          <table:table-cell office:value-type="string" calcext:value-type="string">
            <text:p>MAK-UNK-af8-16</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H+]2CCN(C(=O)CCl)CC2)cc(NCC(C)c2ccc(S(N)(=O)=O)cc2)c1</text:p>
          </table:table-cell>
          <table:table-cell office:value-type="string" calcext:value-type="string">
            <text:p>MAK-UNK-af8-17</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c(Oc2cc(O)ccc2N(C)c2cc(S(N)(=O)=O)ncn2)c(C[NH+]2CCN(C(=O)CCl)CC2)c1</text:p>
          </table:table-cell>
          <table:table-cell office:value-type="string" calcext:value-type="string">
            <text:p>MAK-UNK-af8-18</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H2+]C1CC(Oc2cccc(C[NH+]3CCN(C(=O)CCl)CC3)c2)CCC1OC#N</text:p>
          </table:table-cell>
          <table:table-cell office:value-type="string" calcext:value-type="string">
            <text:p>MAK-UNK-af8-19</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CCc1ccccc1)[NH+]1CCN(C(=O)CCl)CC1</text:p>
          </table:table-cell>
          <table:table-cell office:value-type="string" calcext:value-type="string">
            <text:p>MAK-UNK-af8-2</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H2+]C(COc1cccc(C[NH+]2CCN(C(=O)CCl)CC2)c1)OCC#N</text:p>
          </table:table-cell>
          <table:table-cell office:value-type="string" calcext:value-type="string">
            <text:p>MAK-UNK-af8-20</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H2+]C1CC(c2cccc(C[NH+]3CCN(C(=O)CCl)CC3)c2)CC(O)C1OC#N</text:p>
          </table:table-cell>
          <table:table-cell office:value-type="string" calcext:value-type="string">
            <text:p>MAK-UNK-af8-21</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ccc(Nc2cc(C)cc(C[NH+]3CCN(C(=O)CCl)CC3)c2)c(C#N)c1</text:p>
          </table:table-cell>
          <table:table-cell office:value-type="string" calcext:value-type="string">
            <text:p>MAK-UNK-af8-22</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H+]2CCN(C(=O)CCl)CC2)CC([NH2+]CCNc2ccc(C#N)cn2)C1</text:p>
          </table:table-cell>
          <table:table-cell office:value-type="string" calcext:value-type="string">
            <text:p>MAK-UNK-af8-23</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H2+]CNc2ccc(C#N)cn2)CC(C[NH+]2CCN(C(=O)CCl)CC2)C1</text:p>
          </table:table-cell>
          <table:table-cell office:value-type="string" calcext:value-type="string">
            <text:p>MAK-UNK-af8-24</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OC(C[NH+]2CCN(C(=O)CCl)CC2)C(O)C1OCCCNc1ccc(C#N)cn1</text:p>
          </table:table-cell>
          <table:table-cell office:value-type="string" calcext:value-type="string">
            <text:p>MAK-UNK-af8-25</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1CN(C(=O)CCNc2ccc(C#N)cn2)CC1C[NH+]1CCN(C(=O)CCl)CC1</text:p>
          </table:table-cell>
          <table:table-cell office:value-type="string" calcext:value-type="string">
            <text:p>MAK-UNK-af8-26</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ccc(NCc2cnc(C)c(C[NH+]3CCN(C(=O)CCl)CC3)c2)cn1</text:p>
          </table:table-cell>
          <table:table-cell office:value-type="string" calcext:value-type="string">
            <text:p>MAK-UNK-af8-27</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ccc(Oc2nncc3cn(C)c(C[NH+]4CCN(C(=O)CCl)CC4)c23)cn1</text:p>
          </table:table-cell>
          <table:table-cell office:value-type="string" calcext:value-type="string">
            <text:p>MAK-UNK-af8-28</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Nc1ccc(-c2ncn3c(C[NH+]4CCN(C(=O)CCl)CC4)c(C)cnc23)cn1</text:p>
          </table:table-cell>
          <table:table-cell office:value-type="string" calcext:value-type="string">
            <text:p>MAK-UNK-af8-29</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ccc(C2OC(O)C([NH2+]C[NH+]3CCN(C(=O)CCl)CC3)C(O)C2O)cn1</text:p>
          </table:table-cell>
          <table:table-cell office:value-type="string" calcext:value-type="string">
            <text:p>MAK-UNK-af8-30</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ccc(CNC(=O)CCC[NH+]2CCN(C(=O)CCl)CC2)cn1</text:p>
          </table:table-cell>
          <table:table-cell office:value-type="string" calcext:value-type="string">
            <text:p>MAK-UNK-af8-31</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NCCOc2nc(NC[NH+]3CCN(C(=O)CCl)CC3)ccc2C#N)nc1</text:p>
          </table:table-cell>
          <table:table-cell office:value-type="string" calcext:value-type="string">
            <text:p>MAK-UNK-af8-32</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OCCCCC2[NH2+]CC(c3cc(C)cc(C[NH+]4CCN(C(=O)CCl)CC4)c3)CC2=O)cc1</text:p>
          </table:table-cell>
          <table:table-cell office:value-type="string" calcext:value-type="string">
            <text:p>MAK-UNK-af8-33</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c(CC2CCN(C(=O)CCl)C(C(=O)[O-])C2)c1</text:p>
          </table:table-cell>
          <table:table-cell office:value-type="string" calcext:value-type="string">
            <text:p>MAK-UNK-af8-5</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1cccc(CC2CCN(C(=O)CCl)CC2)c1</text:p>
          </table:table-cell>
          <table:table-cell office:value-type="string" calcext:value-type="string">
            <text:p>MAK-UNK-af8-6</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C(=O)C1CC(Cc2cccc(C)c2)CCN1C(=O)CCl</text:p>
          </table:table-cell>
          <table:table-cell office:value-type="string" calcext:value-type="string">
            <text:p>MAK-UNK-af8-7</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
          <table:table-cell office:value-type="string" calcext:value-type="string">
            <text:p>Cc1cccc(CC2CC3CCC(C2)N3C(=O)CCl)c1</text:p>
          </table:table-cell>
          <table:table-cell office:value-type="string" calcext:value-type="string">
            <text:p>MAK-UNK-af8-8</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OC(=O)C1CC(Cc2cccc(C)c2)CCN1C(=O)CCl</text:p>
          </table:table-cell>
          <table:table-cell office:value-type="string" calcext:value-type="string">
            <text:p>MAK-UNK-af8-9</text:p>
          </table:table-cell>
          <table:table-cell office:value-type="string" calcext:value-type="string">
            <text:p>Maksym Voznyy</text:p>
          </table:table-cell>
          <table:table-cell office:value-type="string" calcext:value-type="string">
            <text:p>SeeSAR Inspirator, add X_0354 (missing in drop-down list)</text:p>
          </table:table-cell>
          <table:table-cell office:value-type="string" calcext:value-type="string">
            <text:p>x0072,x0104,x0161,x0195,x0305,x0387,x0692</text:p>
          </table:table-cell>
          <table:table-cell table:number-columns-repeated="3" table:style-name="ce2" office:value-type="string" calcext:value-type="string">
            <text:p>False</text:p>
          </table:table-cell>
          <table:table-cell office:value-type="string" calcext:value-type="string">
            <text:p>https://covid.postera.ai/covid/submissions/af83ef51-35cf-489e-b3bd-9012d86d827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Nc1cccnc1)C(C1CCCCC1)S(=O)(=O)NCCc1ccccc1</text:p>
          </table:table-cell>
          <table:table-cell office:value-type="string" calcext:value-type="string">
            <text:p>MAK-UNK-b2c-5</text:p>
          </table:table-cell>
          <table:table-cell office:value-type="string" calcext:value-type="string">
            <text:p>Maksym Voznyy</text:p>
          </table:table-cell>
          <table:table-cell office:value-type="string" calcext:value-type="string">
            <text:p>by eye, X_0072 bonded with X_0678</text:p>
          </table:table-cell>
          <table:table-cell office:value-type="string" calcext:value-type="string">
            <text:p>x0072,x0678</text:p>
          </table:table-cell>
          <table:table-cell table:number-columns-repeated="3" table:style-name="ce2" office:value-type="string" calcext:value-type="string">
            <text:p>False</text:p>
          </table:table-cell>
          <table:table-cell office:value-type="string" calcext:value-type="string">
            <text:p>https://covid.postera.ai/covid/submissions/b2c98f02-fd71-4816-8555-e12bce5232e3</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O=C(CC1(S(=O)(=O)NCCc2ccccc2)CCCCC1)Nc1cccnc1</text:p>
          </table:table-cell>
          <table:table-cell office:value-type="string" calcext:value-type="string">
            <text:p>MAK-UNK-b2c-6</text:p>
          </table:table-cell>
          <table:table-cell office:value-type="string" calcext:value-type="string">
            <text:p>Maksym Voznyy</text:p>
          </table:table-cell>
          <table:table-cell office:value-type="string" calcext:value-type="string">
            <text:p>by eye, X_0072 bonded with X_0678</text:p>
          </table:table-cell>
          <table:table-cell office:value-type="string" calcext:value-type="string">
            <text:p>x0072,x0678</text:p>
          </table:table-cell>
          <table:table-cell table:number-columns-repeated="3" table:style-name="ce2" office:value-type="string" calcext:value-type="string">
            <text:p>False</text:p>
          </table:table-cell>
          <table:table-cell office:value-type="string" calcext:value-type="string">
            <text:p>https://covid.postera.ai/covid/submissions/b2c98f02-fd71-4816-8555-e12bce5232e3</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2">
          <table:table-cell office:value-type="string" calcext:value-type="string">
            <text:p>CC(=O)NC(C(=O)NCC#CBr)C(c1ccc(O)cc1)S(=O)(=O)NCCc1ccccc1</text:p>
          </table:table-cell>
          <table:table-cell office:value-type="string" calcext:value-type="string">
            <text:p>MAK-UNK-c44-5</text:p>
          </table:table-cell>
          <table:table-cell office:value-type="string" calcext:value-type="string">
            <text:p>Maksym Voznyy</text:p>
          </table:table-cell>
          <table:table-cell office:value-type="string" calcext:value-type="string">
            <text:p>by eye, X_0072 bonded to X_0967</text:p>
          </table:table-cell>
          <table:table-cell office:value-type="string" calcext:value-type="string">
            <text:p>x0072,x0967</text:p>
          </table:table-cell>
          <table:table-cell table:number-columns-repeated="3" table:style-name="ce2" office:value-type="string" calcext:value-type="string">
            <text:p>False</text:p>
          </table:table-cell>
          <table:table-cell office:value-type="string" calcext:value-type="string">
            <text:p>https://covid.postera.ai/covid/submissions/c44f4be0-55d2-49d8-8adb-cb0f0569aa6b</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2">
          <table:table-cell office:value-type="string" calcext:value-type="string">
            <text:p>CC(=O)NC(Cc1ccc(O)cc1)(C(=O)NCC#CBr)S(=O)(=O)NCCc1ccccc1</text:p>
          </table:table-cell>
          <table:table-cell office:value-type="string" calcext:value-type="string">
            <text:p>MAK-UNK-c44-6</text:p>
          </table:table-cell>
          <table:table-cell office:value-type="string" calcext:value-type="string">
            <text:p>Maksym Voznyy</text:p>
          </table:table-cell>
          <table:table-cell office:value-type="string" calcext:value-type="string">
            <text:p>by eye, X_0072 bonded to X_0967</text:p>
          </table:table-cell>
          <table:table-cell office:value-type="string" calcext:value-type="string">
            <text:p>x0072,x0967</text:p>
          </table:table-cell>
          <table:table-cell table:number-columns-repeated="3" table:style-name="ce2" office:value-type="string" calcext:value-type="string">
            <text:p>False</text:p>
          </table:table-cell>
          <table:table-cell office:value-type="string" calcext:value-type="string">
            <text:p>https://covid.postera.ai/covid/submissions/c44f4be0-55d2-49d8-8adb-cb0f0569aa6b</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3">
          <table:table-cell office:value-type="string" calcext:value-type="string">
            <text:p>O=C(CS(=O)(=O)NCCc1ccccc1)NC(Cc1ccc(O)cc1)C(=O)NCC#CBr</text:p>
          </table:table-cell>
          <table:table-cell office:value-type="string" calcext:value-type="string">
            <text:p>MAK-UNK-c44-8</text:p>
          </table:table-cell>
          <table:table-cell office:value-type="string" calcext:value-type="string">
            <text:p>Maksym Voznyy</text:p>
          </table:table-cell>
          <table:table-cell office:value-type="string" calcext:value-type="string">
            <text:p>by eye, X_0072 bonded to X_0967</text:p>
          </table:table-cell>
          <table:table-cell office:value-type="string" calcext:value-type="string">
            <text:p>x0072,x0967</text:p>
          </table:table-cell>
          <table:table-cell table:number-columns-repeated="3" table:style-name="ce2" office:value-type="string" calcext:value-type="string">
            <text:p>False</text:p>
          </table:table-cell>
          <table:table-cell office:value-type="string" calcext:value-type="string">
            <text:p>https://covid.postera.ai/covid/submissions/c44f4be0-55d2-49d8-8adb-cb0f0569aa6b</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
          <table:table-cell office:value-type="string" calcext:value-type="string">
            <text:p>C[NH2+]CCSC(=O)c1cccc(C[NH+]2CCN(C(=O)CCl)CC2)c1</text:p>
          </table:table-cell>
          <table:table-cell office:value-type="string" calcext:value-type="string">
            <text:p>MAK-UNK-cd9-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cd94b63c-8061-4633-847b-b59c2fe4ac8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S(=O)(=O)c2ccc(CN3CCN(S(=O)(=O)c4cccc5cc(CCc6ccc(Cl)s6)c(Cc6cccs6)cc45)CC3)s2)CC1</text:p>
          </table:table-cell>
          <table:table-cell office:value-type="string" calcext:value-type="string">
            <text:p>MAK-UNK-e05-1</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S(=O)(=O)c2ccc(CN3CCN(S(=O)(=O)c4cccc5cc(CCc6ccc(Cl)s6)c(Cc6ccsc6)cc45)CC3)s2)CC1</text:p>
          </table:table-cell>
          <table:table-cell office:value-type="string" calcext:value-type="string">
            <text:p>MAK-UNK-e05-2</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S(=O)(=O)c2ccc(CN3CCN(S(=O)(=O)c4cccc5cc(Cc6ccc(Cl)s6)c(Cc6ccsc6)cc45)CC3)s2)CC1</text:p>
          </table:table-cell>
          <table:table-cell office:value-type="string" calcext:value-type="string">
            <text:p>MAK-UNK-e05-3</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S(=O)(=O)c2ccc(CN3CCN(S(=O)(=O)c4cccc5cc(Cc6ccc(Cl)s6)c(Cc6ccsc6)cc45)CC3)s2)CC1</text:p>
          </table:table-cell>
          <table:table-cell office:value-type="string" calcext:value-type="string">
            <text:p>MAK-UNK-e05-4</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S(=O)(=O)c2ccc(CN3CCN(S(=O)(=O)c4cccc5cc(CN6CCN(c7ccc(Cl)s7)CC6)c(CCc6ccsc6)cc45)CC3)s2)CC1</text:p>
          </table:table-cell>
          <table:table-cell office:value-type="string" calcext:value-type="string">
            <text:p>MAK-UNK-e05-5</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CCl)N1CCN(S(=O)(=O)c2ccc(CN3CCN(S(=O)(=O)c4cccc5cc(CN6CCN(S(=O)(=O)C7CCC(Cl)S7)CC6)c(CCc6ccsc6)cc45)CC3)s2)CC1</text:p>
          </table:table-cell>
          <table:table-cell office:value-type="string" calcext:value-type="string">
            <text:p>MAK-UNK-e05-6</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CCl)N1CCN(S(=O)(=O)c2ccc(CN3CCN(S(=O)(=O)c4cccc5cc(CN6CCN(S(=O)(=O)c7ccc(Cl)s7)CC6)c(CCc6ccsc6)cc45)CC3)s2)CC1</text:p>
          </table:table-cell>
          <table:table-cell office:value-type="string" calcext:value-type="string">
            <text:p>MAK-UNK-e05-7</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S(=O)(=O)c2ccc(Cc3cccc4ccccc34)s2)CC1</text:p>
          </table:table-cell>
          <table:table-cell office:value-type="string" calcext:value-type="string">
            <text:p>MAK-UNK-e05-8</text:p>
          </table:table-cell>
          <table:table-cell office:value-type="string" calcext:value-type="string">
            <text:p>Maksym Voznyy</text:p>
          </table:table-cell>
          <table:table-cell office:value-type="string" calcext:value-type="string">
            <text:p>using https://molmatinf.com/covid19/ as a score reference</text:p>
          </table:table-cell>
          <table:table-cell office:value-type="string" calcext:value-type="string">
            <text:p>x1402</text:p>
          </table:table-cell>
          <table:table-cell table:number-columns-repeated="3" table:style-name="ce2" office:value-type="string" calcext:value-type="string">
            <text:p>False</text:p>
          </table:table-cell>
          <table:table-cell office:value-type="string" calcext:value-type="string">
            <text:p>https://covid.postera.ai/covid/submissions/e05327b2-2d9c-4e6b-94d5-b60afa9814e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H3+]C(C[NH+]1CCN(C(=O)CCl)CC1)C(=O)Nc1ccsc1</text:p>
          </table:table-cell>
          <table:table-cell office:value-type="string" calcext:value-type="string">
            <text:p>MAK-UNK-e4a-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H+](C(O)C(O)C[NH+]2CCC(O)CC2)CC1</text:p>
          </table:table-cell>
          <table:table-cell office:value-type="string" calcext:value-type="string">
            <text:p>MAK-UNK-e4a-12</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H3+]C(CC[NH+]1CCN(C(=O)CCl)CC1)[NH+]1CCC(O)CC1</text:p>
          </table:table-cell>
          <table:table-cell office:value-type="string" calcext:value-type="string">
            <text:p>MAK-UNK-e4a-13</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NH+](C[NH+]1CCC(O)CC1)C[NH+]1CCN(C(=O)CCl)CC1</text:p>
          </table:table-cell>
          <table:table-cell office:value-type="string" calcext:value-type="string">
            <text:p>MAK-UNK-e4a-14</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H+]2CCN(C(=O)CCl)CC2)ccc1NCC[NH2+]C[NH+]1CCC(O)CC1</text:p>
          </table:table-cell>
          <table:table-cell office:value-type="string" calcext:value-type="string">
            <text:p>MAK-UNK-e4a-18</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H+]2CCN(C(=O)CCl)CC2)ccc1C1OC(CO)C(OC[NH+]2CCC(O)CC2)C1O</text:p>
          </table:table-cell>
          <table:table-cell office:value-type="string" calcext:value-type="string">
            <text:p>MAK-UNK-e4a-19</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NC(=O)C(CC[NH+]1CCN(C(=O)CCl)CC1)Nc1ccsc1</text:p>
          </table:table-cell>
          <table:table-cell office:value-type="string" calcext:value-type="string">
            <text:p>MAK-UNK-e4a-2</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H+](Cc2ncc(Cc3ccsc3)s2)CC1</text:p>
          </table:table-cell>
          <table:table-cell office:value-type="string" calcext:value-type="string">
            <text:p>MAK-UNK-e4a-20</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H+](Cc2cnc(Cc3ccsc3)s2)CC1</text:p>
          </table:table-cell>
          <table:table-cell office:value-type="string" calcext:value-type="string">
            <text:p>MAK-UNK-e4a-21</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1nc(C[NH+]2CCN(C(=O)CCl)CC2)ncc1Cc1ccsc1</text:p>
          </table:table-cell>
          <table:table-cell office:value-type="string" calcext:value-type="string">
            <text:p>MAK-UNK-e4a-22</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Nc1nc(C[NH+]2CCN(C(=O)CCl)CC2)ncc1-c1ccsc1</text:p>
          </table:table-cell>
          <table:table-cell office:value-type="string" calcext:value-type="string">
            <text:p>MAK-UNK-e4a-23</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OCc2ccsc2)C(C[NH+]2CCN(C(=O)CCl)CC2)C1</text:p>
          </table:table-cell>
          <table:table-cell office:value-type="string" calcext:value-type="string">
            <text:p>MAK-UNK-e4a-24</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nc(C[NH+]2CCN(C(=O)CCl)CC2)c(CCCc2ccsc2)c(=O)[nH]1</text:p>
          </table:table-cell>
          <table:table-cell office:value-type="string" calcext:value-type="string">
            <text:p>MAK-UNK-e4a-25</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c(C[NH+]2CCN(C(=O)CCl)CC2)c1C(=O)N1CCC(O)CC1</text:p>
          </table:table-cell>
          <table:table-cell office:value-type="string" calcext:value-type="string">
            <text:p>MAK-UNK-e4a-26</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nc(C[NH+]2CCN(C(=O)CCl)CC2)c(NCc2cccc(O)c2)c(=O)[nH]1</text:p>
          </table:table-cell>
          <table:table-cell office:value-type="string" calcext:value-type="string">
            <text:p>MAK-UNK-e4a-27</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SCc1cccc(C[NH+]2CCN(C(=O)CCl)CC2)c1)C[NH+]1CCC(O)CC1</text:p>
          </table:table-cell>
          <table:table-cell office:value-type="string" calcext:value-type="string">
            <text:p>MAK-UNK-e4a-7</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Nc1cccc(C[NH+]2CCN(C(=O)CCl)CC2)c1)c1cnc(Cc2ccsc2)s1</text:p>
          </table:table-cell>
          <table:table-cell office:value-type="string" calcext:value-type="string">
            <text:p>MAK-UNK-e4a-8</text:p>
          </table:table-cell>
          <table:table-cell office:value-type="string" calcext:value-type="string">
            <text:p>Maksym Voznyy</text:p>
          </table:table-cell>
          <table:table-cell office:value-type="string" calcext:value-type="string">
            <text:p>SeeSAR Inspirator</text:p>
          </table:table-cell>
          <table:table-cell office:value-type="string" calcext:value-type="string">
            <text:p>x0387,x0692</text:p>
          </table:table-cell>
          <table:table-cell table:number-columns-repeated="3" table:style-name="ce2" office:value-type="string" calcext:value-type="string">
            <text:p>False</text:p>
          </table:table-cell>
          <table:table-cell office:value-type="string" calcext:value-type="string">
            <text:p>https://covid.postera.ai/covid/submissions/e4a48a85-91ce-4c28-86d4-edf9997dafc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c2cccc3ccccc23)CC1c1cnc2[nH]cccc1-2</text:p>
          </table:table-cell>
          <table:table-cell office:value-type="string" calcext:value-type="string">
            <text:p>MIH-UNI-e57-1</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c(O)ccc2C(c2ccccc2)C1</text:p>
          </table:table-cell>
          <table:table-cell office:value-type="string" calcext:value-type="string">
            <text:p>MIH-UNI-e57-10</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cccc2C(C2CCCS2)C1</text:p>
          </table:table-cell>
          <table:table-cell office:value-type="string" calcext:value-type="string">
            <text:p>MIH-UNI-e57-11</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c(C3CN(C(=O)CCl)Cc4ccccc43)cc2c1</text:p>
          </table:table-cell>
          <table:table-cell office:value-type="string" calcext:value-type="string">
            <text:p>MIH-UNI-e57-12</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ncc1NC1C(c2ccccc2)c2ccccc2CN1C(=O)CCl</text:p>
          </table:table-cell>
          <table:table-cell office:value-type="string" calcext:value-type="string">
            <text:p>MIH-UNI-e57-13</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cccc2C(c2ccccc2)C1Cc1cnc2[nH]cccc1-2</text:p>
          </table:table-cell>
          <table:table-cell office:value-type="string" calcext:value-type="string">
            <text:p>MIH-UNI-e57-14</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S(=O)(=O)Nc1ccc2c(c1)C(c1ccccc1)CN(C(=O)CCl)C2</text:p>
          </table:table-cell>
          <table:table-cell office:value-type="string" calcext:value-type="string">
            <text:p>MIH-UNI-e57-15</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c2cccc3ccccc23)CC1c1cccnc1</text:p>
          </table:table-cell>
          <table:table-cell office:value-type="string" calcext:value-type="string">
            <text:p>MIH-UNI-e57-2</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c2cccc3ccccc23)CC1Cc1cccnc1</text:p>
          </table:table-cell>
          <table:table-cell office:value-type="string" calcext:value-type="string">
            <text:p>MIH-UNI-e57-3</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cc(CN3CCN(C(=O)CCl)CC3)c2c1</text:p>
          </table:table-cell>
          <table:table-cell office:value-type="string" calcext:value-type="string">
            <text:p>MIH-UNI-e57-4</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Cc1ccccc1CN1CCN(C(=O)CCl)CC1</text:p>
          </table:table-cell>
          <table:table-cell office:value-type="string" calcext:value-type="string">
            <text:p>MIH-UNI-e57-5</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cc(C(N2CCCOCC2)N2CCN(C(=O)CCl)CC2)c1</text:p>
          </table:table-cell>
          <table:table-cell office:value-type="string" calcext:value-type="string">
            <text:p>MIH-UNI-e57-6</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cc(C(N2CCC(O)CC2)N2CCN(C(=O)CCl)CC2)c1</text:p>
          </table:table-cell>
          <table:table-cell office:value-type="string" calcext:value-type="string">
            <text:p>MIH-UNI-e57-7</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c1cccc(N2CN(C(=O)CCl)Cc3ccccc32)c1</text:p>
          </table:table-cell>
          <table:table-cell office:value-type="string" calcext:value-type="string">
            <text:p>MIH-UNI-e57-8</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O)Cc1ccccc1C1CN(C(=O)CCl)Cc2ccccc21</text:p>
          </table:table-cell>
          <table:table-cell office:value-type="string" calcext:value-type="string">
            <text:p>MIH-UNI-e57-9</text:p>
          </table:table-cell>
          <table:table-cell office:value-type="string" calcext:value-type="string">
            <text:p>Mihaela Smilova, University of Oxford</text:p>
          </table:table-cell>
          <table:table-cell office:value-type="string" calcext:value-type="string">
            <text:p>Used fragment hotspot mapping to identify highly scoring areas within the bound fragments in the fragment screen. Linked <text:s/>and merged combinations of highly scoring subfragments from the covalent and non-covalent sets.</text:p>
          </table:table-cell>
          <table:table-cell office:value-type="string" calcext:value-type="string">
            <text:p>x0072,x0104,x0107,x0678,x0830,x0874,x1093</text:p>
          </table:table-cell>
          <table:table-cell table:number-columns-repeated="3" table:style-name="ce2" office:value-type="string" calcext:value-type="string">
            <text:p>False</text:p>
          </table:table-cell>
          <table:table-cell office:value-type="string" calcext:value-type="string">
            <text:p>https://covid.postera.ai/covid/submissions/e573136b-dbda-4fa9-8a0d-95e3d7d1615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CC(=O)NCCc1c[nH]c2c(CN3CCN(C(=O)CCl)CC3)cc(F)cc12</text:p>
          </table:table-cell>
          <table:table-cell office:value-type="string" calcext:value-type="string">
            <text:p>NAU-LAT-f72-1</text:p>
          </table:table-cell>
          <table:table-cell office:value-type="string" calcext:value-type="string">
            <text:p>Nauris Narvaiss, Latvian Institute of Organic Synthesis</text:p>
          </table:table-cell>
          <table:table-cell office:value-type="string" calcext:value-type="string">
            <text:p>Compounds designed by eye, attempting to combine both covalent and non-covalent fragments. Some scaffolds of fragments were changed to ensure the appropriate geometry for combining the fragments. The idea behind nitrile - besides attemping to create a less toxic warhead, several covalent fragments show the adjacent amide oxygen interaction with Gly143. Almost all other other warheads would shift the oxygen relative to Gly143.</text:p>
          </table:table-cell>
          <table:table-cell office:value-type="string" calcext:value-type="string">
            <text:p>x0072,x0104,x0397,x0692,x1308,x1336</text:p>
          </table:table-cell>
          <table:table-cell table:number-columns-repeated="3" table:style-name="ce2" office:value-type="string" calcext:value-type="string">
            <text:p>False</text:p>
          </table:table-cell>
          <table:table-cell office:value-type="string" calcext:value-type="string">
            <text:p>https://covid.postera.ai/covid/submissions/f723e322-ea7d-4382-bbcf-496494e8aab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C=CC(=O)N1CCN(S(C)(=O)=O)CC1c1ccccc1</text:p>
          </table:table-cell>
          <table:table-cell office:value-type="string" calcext:value-type="string">
            <text:p>NAU-LAT-f72-4</text:p>
          </table:table-cell>
          <table:table-cell office:value-type="string" calcext:value-type="string">
            <text:p>Nauris Narvaiss, Latvian Institute of Organic Synthesis</text:p>
          </table:table-cell>
          <table:table-cell office:value-type="string" calcext:value-type="string">
            <text:p>Compounds designed by eye, attempting to combine both covalent and non-covalent fragments. Some scaffolds of fragments were changed to ensure the appropriate geometry for combining the fragments. The idea behind nitrile - besides attemping to create a less toxic warhead, several covalent fragments show the adjacent amide oxygen interaction with Gly143. Almost all other other warheads would shift the oxygen relative to Gly143.</text:p>
          </table:table-cell>
          <table:table-cell office:value-type="string" calcext:value-type="string">
            <text:p>x0072,x0104,x0397,x0692,x1308,x1336</text:p>
          </table:table-cell>
          <table:table-cell table:number-columns-repeated="3" table:style-name="ce2" office:value-type="string" calcext:value-type="string">
            <text:p>False</text:p>
          </table:table-cell>
          <table:table-cell office:value-type="string" calcext:value-type="string">
            <text:p>https://covid.postera.ai/covid/submissions/f723e322-ea7d-4382-bbcf-496494e8aab2</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3">
          <table:table-cell office:value-type="string" calcext:value-type="string">
            <text:p>Cc1ccc(NCc2ccccc2)c(S(=O)(=O)N2CCN(C(=O)CCl)CC2)c1</text:p>
          </table:table-cell>
          <table:table-cell office:value-type="string" calcext:value-type="string">
            <text:p>NAU-LAT-f72-5</text:p>
          </table:table-cell>
          <table:table-cell office:value-type="string" calcext:value-type="string">
            <text:p>Nauris Narvaiss, Latvian Institute of Organic Synthesis</text:p>
          </table:table-cell>
          <table:table-cell office:value-type="string" calcext:value-type="string">
            <text:p>Compounds designed by eye, attempting to combine both covalent and non-covalent fragments. Some scaffolds of fragments were changed to ensure the appropriate geometry for combining the fragments. The idea behind nitrile - besides attemping to create a less toxic warhead, several covalent fragments show the adjacent amide oxygen interaction with Gly143. Almost all other other warheads would shift the oxygen relative to Gly143.</text:p>
          </table:table-cell>
          <table:table-cell office:value-type="string" calcext:value-type="string">
            <text:p>x0072,x0104,x0397,x0692,x1308,x1336</text:p>
          </table:table-cell>
          <table:table-cell table:number-columns-repeated="3" table:style-name="ce2" office:value-type="string" calcext:value-type="string">
            <text:p>False</text:p>
          </table:table-cell>
          <table:table-cell office:value-type="string" calcext:value-type="string">
            <text:p>https://covid.postera.ai/covid/submissions/f723e322-ea7d-4382-bbcf-496494e8aab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NH3+]c1cc2c(cn1)N(Cc1cc(O)ccc1O)CCN2C(=O)CCl</text:p>
          </table:table-cell>
          <table:table-cell office:value-type="string" calcext:value-type="string">
            <text:p>NEH-REV-107-1</text:p>
          </table:table-cell>
          <table:table-cell office:value-type="string" calcext:value-type="string">
            <text:p>Neha Rana, Reverie Labs, Inc.</text:p>
          </table:table-cell>
          <table:table-cell office:value-type="string" calcext:value-type="string">
            <text:p>In addition to the covalent bond between chloroacetamide and Cys145, the benzyl group attached to the piperazine forms a conserved aromatic interaction with His41. While the -OH group in meta position is expected to make a hydrogen bond with the backbone CO of His164, the -OH group in ortho position would make a hydrogen bond with the side-chain amide of Gln189. The 2-aminopyridine fused with piperazine in the first molecule also forms a hydrogen bond between primary amine and backbone CO of Thr26.</text:p>
          </table:table-cell>
          <table:table-cell office:value-type="string" calcext:value-type="string">
            <text:p>x0770,x1392</text:p>
          </table:table-cell>
          <table:table-cell table:number-columns-repeated="3" table:style-name="ce2" office:value-type="string" calcext:value-type="string">
            <text:p>False</text:p>
          </table:table-cell>
          <table:table-cell office:value-type="string" calcext:value-type="string">
            <text:p>https://covid.postera.ai/covid/submissions/107bcf72-2fb8-4eb7-82d4-bdd521f47bf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N([C@@H](c2cccc(O)c2)c2ccncn2)CC1</text:p>
          </table:table-cell>
          <table:table-cell office:value-type="string" calcext:value-type="string">
            <text:p>NEH-REV-107-2</text:p>
          </table:table-cell>
          <table:table-cell office:value-type="string" calcext:value-type="string">
            <text:p>Neha Rana, Reverie Labs, Inc.</text:p>
          </table:table-cell>
          <table:table-cell office:value-type="string" calcext:value-type="string">
            <text:p>In addition to the covalent bond between chloroacetamide and Cys145, the benzyl group attached to the piperazine forms a conserved aromatic interaction with His41. While the -OH group in meta position is expected to make a hydrogen bond with the backbone CO of His164, the -OH group in ortho position would make a hydrogen bond with the side-chain amide of Gln189. The 2-aminopyridine fused with piperazine in the first molecule also forms a hydrogen bond between primary amine and backbone CO of Thr26.</text:p>
          </table:table-cell>
          <table:table-cell office:value-type="string" calcext:value-type="string">
            <text:p>x0770,x1392</text:p>
          </table:table-cell>
          <table:table-cell table:number-columns-repeated="3" table:style-name="ce2" office:value-type="string" calcext:value-type="string">
            <text:p>False</text:p>
          </table:table-cell>
          <table:table-cell office:value-type="string" calcext:value-type="string">
            <text:p>https://covid.postera.ai/covid/submissions/107bcf72-2fb8-4eb7-82d4-bdd521f47bf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N(Cc2cc(O)cc3c2OCO3)CC1</text:p>
          </table:table-cell>
          <table:table-cell office:value-type="string" calcext:value-type="string">
            <text:p>NEH-REV-107-3</text:p>
          </table:table-cell>
          <table:table-cell office:value-type="string" calcext:value-type="string">
            <text:p>Neha Rana, Reverie Labs, Inc.</text:p>
          </table:table-cell>
          <table:table-cell office:value-type="string" calcext:value-type="string">
            <text:p>In addition to the covalent bond between chloroacetamide and Cys145, the benzyl group attached to the piperazine forms a conserved aromatic interaction with His41. While the -OH group in meta position is expected to make a hydrogen bond with the backbone CO of His164, the -OH group in ortho position would make a hydrogen bond with the side-chain amide of Gln189. The 2-aminopyridine fused with piperazine in the first molecule also forms a hydrogen bond between primary amine and backbone CO of Thr26.</text:p>
          </table:table-cell>
          <table:table-cell office:value-type="string" calcext:value-type="string">
            <text:p>x0770,x1392</text:p>
          </table:table-cell>
          <table:table-cell table:number-columns-repeated="3" table:style-name="ce2" office:value-type="string" calcext:value-type="string">
            <text:p>False</text:p>
          </table:table-cell>
          <table:table-cell office:value-type="string" calcext:value-type="string">
            <text:p>https://covid.postera.ai/covid/submissions/107bcf72-2fb8-4eb7-82d4-bdd521f47bf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N(Cc2cc(O)ccc2O)C[C@@H]1O</text:p>
          </table:table-cell>
          <table:table-cell office:value-type="string" calcext:value-type="string">
            <text:p>NEH-REV-107-4</text:p>
          </table:table-cell>
          <table:table-cell office:value-type="string" calcext:value-type="string">
            <text:p>Neha Rana, Reverie Labs, Inc.</text:p>
          </table:table-cell>
          <table:table-cell office:value-type="string" calcext:value-type="string">
            <text:p>In addition to the covalent bond between chloroacetamide and Cys145, the benzyl group attached to the piperazine forms a conserved aromatic interaction with His41. While the -OH group in meta position is expected to make a hydrogen bond with the backbone CO of His164, the -OH group in ortho position would make a hydrogen bond with the side-chain amide of Gln189. The 2-aminopyridine fused with piperazine in the first molecule also forms a hydrogen bond between primary amine and backbone CO of Thr26.</text:p>
          </table:table-cell>
          <table:table-cell office:value-type="string" calcext:value-type="string">
            <text:p>x0770,x1392</text:p>
          </table:table-cell>
          <table:table-cell table:number-columns-repeated="3" table:style-name="ce2" office:value-type="string" calcext:value-type="string">
            <text:p>False</text:p>
          </table:table-cell>
          <table:table-cell office:value-type="string" calcext:value-type="string">
            <text:p>https://covid.postera.ai/covid/submissions/107bcf72-2fb8-4eb7-82d4-bdd521f47bf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N(Cc2cc(O)ccc2O)CC1</text:p>
          </table:table-cell>
          <table:table-cell office:value-type="string" calcext:value-type="string">
            <text:p>NEH-REV-107-5</text:p>
          </table:table-cell>
          <table:table-cell office:value-type="string" calcext:value-type="string">
            <text:p>Neha Rana, Reverie Labs, Inc.</text:p>
          </table:table-cell>
          <table:table-cell office:value-type="string" calcext:value-type="string">
            <text:p>In addition to the covalent bond between chloroacetamide and Cys145, the benzyl group attached to the piperazine forms a conserved aromatic interaction with His41. While the -OH group in meta position is expected to make a hydrogen bond with the backbone CO of His164, the -OH group in ortho position would make a hydrogen bond with the side-chain amide of Gln189. The 2-aminopyridine fused with piperazine in the first molecule also forms a hydrogen bond between primary amine and backbone CO of Thr26.</text:p>
          </table:table-cell>
          <table:table-cell office:value-type="string" calcext:value-type="string">
            <text:p>x0770,x1392</text:p>
          </table:table-cell>
          <table:table-cell table:number-columns-repeated="3" table:style-name="ce2" office:value-type="string" calcext:value-type="string">
            <text:p>False</text:p>
          </table:table-cell>
          <table:table-cell office:value-type="string" calcext:value-type="string">
            <text:p>https://covid.postera.ai/covid/submissions/107bcf72-2fb8-4eb7-82d4-bdd521f47bf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cc(CN3CCN(C(=O)CCl)C(c4cccnc4)C3)c2c1</text:p>
          </table:table-cell>
          <table:table-cell office:value-type="string" calcext:value-type="string">
            <text:p>NIM-UNI-363-1</text:p>
          </table:table-cell>
          <table:table-cell office:value-type="string" calcext:value-type="string">
            <text:p>Nimesh Mistry, University of Leeds</text:p>
          </table:table-cell>
          <table:table-cell office:value-type="string" calcext:value-type="string">
            <text:p>Combining fragments x0770 and x0946, and the key pyridine seen in x0426, x0434 and many other fragments.</text:p>
          </table:table-cell>
          <table:table-cell office:value-type="string" calcext:value-type="string">
            <text:p>x0426,x0434,x0770,x0946</text:p>
          </table:table-cell>
          <table:table-cell table:number-columns-repeated="3" table:style-name="ce2" office:value-type="string" calcext:value-type="string">
            <text:p>False</text:p>
          </table:table-cell>
          <table:table-cell office:value-type="string" calcext:value-type="string">
            <text:p>https://covid.postera.ai/covid/submissions/363644a0-81fa-4147-93df-2146c0b307b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cc(CN3CCN(C(=O)CCl)C(c4cnccc4CCNC(=O)NC4CCCCC4)C3)c2c1</text:p>
          </table:table-cell>
          <table:table-cell office:value-type="string" calcext:value-type="string">
            <text:p>NIM-UNI-363-2</text:p>
          </table:table-cell>
          <table:table-cell office:value-type="string" calcext:value-type="string">
            <text:p>Nimesh Mistry, University of Leeds</text:p>
          </table:table-cell>
          <table:table-cell office:value-type="string" calcext:value-type="string">
            <text:p>Combining fragments x0770 and x0946, and the key pyridine seen in x0426, x0434 and many other fragments.</text:p>
          </table:table-cell>
          <table:table-cell office:value-type="string" calcext:value-type="string">
            <text:p>x0426,x0434,x0770,x0946</text:p>
          </table:table-cell>
          <table:table-cell table:number-columns-repeated="3" table:style-name="ce2" office:value-type="string" calcext:value-type="string">
            <text:p>False</text:p>
          </table:table-cell>
          <table:table-cell office:value-type="string" calcext:value-type="string">
            <text:p>https://covid.postera.ai/covid/submissions/363644a0-81fa-4147-93df-2146c0b307b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1ccc(C2CCN(C(=O)CCl)CO2)cc1</text:p>
          </table:table-cell>
          <table:table-cell office:value-type="string" calcext:value-type="string">
            <text:p>NIM-UNI-43f-1</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OCc1ccc(C2CCN(C(=O)CCl)CO2)cc1</text:p>
          </table:table-cell>
          <table:table-cell office:value-type="string" calcext:value-type="string">
            <text:p>NIM-UNI-43f-10</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Sc1ccc(C2CCN(C(=O)CCl)CO2)cc1</text:p>
          </table:table-cell>
          <table:table-cell office:value-type="string" calcext:value-type="string">
            <text:p>NIM-UNI-43f-11</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SCc1ccc(C2CCN(C(=O)CCl)CO2)cc1</text:p>
          </table:table-cell>
          <table:table-cell office:value-type="string" calcext:value-type="string">
            <text:p>NIM-UNI-43f-12</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C2CCN(C(=O)CCl)CO2)cc1</text:p>
          </table:table-cell>
          <table:table-cell office:value-type="string" calcext:value-type="string">
            <text:p>NIM-UNI-43f-2</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C(c2ccc(O)cc2)OC1</text:p>
          </table:table-cell>
          <table:table-cell office:value-type="string" calcext:value-type="string">
            <text:p>NIM-UNI-43f-3</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C(c2ccc(CO)cc2)OC1</text:p>
          </table:table-cell>
          <table:table-cell office:value-type="string" calcext:value-type="string">
            <text:p>NIM-UNI-43f-4</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C(c2ccc(S)cc2)OC1</text:p>
          </table:table-cell>
          <table:table-cell office:value-type="string" calcext:value-type="string">
            <text:p>NIM-UNI-43f-5</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C(c2ccc(CS)cc2)OC1</text:p>
          </table:table-cell>
          <table:table-cell office:value-type="string" calcext:value-type="string">
            <text:p>NIM-UNI-43f-6</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1ccc(C2CCN(C(=O)CCl)CO2)cc1</text:p>
          </table:table-cell>
          <table:table-cell office:value-type="string" calcext:value-type="string">
            <text:p>NIM-UNI-43f-7</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1ccc(C2CCN(C(=O)CCl)CO2)cc1</text:p>
          </table:table-cell>
          <table:table-cell office:value-type="string" calcext:value-type="string">
            <text:p>NIM-UNI-43f-8</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Oc1ccc(C2CCN(C(=O)CCl)CO2)cc1</text:p>
          </table:table-cell>
          <table:table-cell office:value-type="string" calcext:value-type="string">
            <text:p>NIM-UNI-43f-9</text:p>
          </table:table-cell>
          <table:table-cell office:value-type="string" calcext:value-type="string">
            <text:p>Nimesh Mistry, University of Leeds</text:p>
          </table:table-cell>
          <table:table-cell office:value-type="string" calcext:value-type="string">
            <text:p>Elaborating fragment X_0759 to interact with R188 and M165</text:p>
          </table:table-cell>
          <table:table-cell office:value-type="string" calcext:value-type="string">
            <text:p>x0759</text:p>
          </table:table-cell>
          <table:table-cell table:number-columns-repeated="3" table:style-name="ce2" office:value-type="string" calcext:value-type="string">
            <text:p>False</text:p>
          </table:table-cell>
          <table:table-cell office:value-type="string" calcext:value-type="string">
            <text:p>https://covid.postera.ai/covid/submissions/43fe0159-f4d7-4a58-b0f5-bf42d43826d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n1cc(CN(C(=O)CCl)C2CCS(=O)(=O)C2)nn1)Nc1cccnc1</text:p>
          </table:table-cell>
          <table:table-cell office:value-type="string" calcext:value-type="string">
            <text:p>NIM-UNI-594-1</text:p>
          </table:table-cell>
          <table:table-cell office:value-type="string" calcext:value-type="string">
            <text:p>Nimesh Mistry, University of Leeds</text:p>
          </table:table-cell>
          <table:table-cell office:value-type="string" calcext:value-type="string">
            <text:p>Joining together fragments using click chemistry</text:p>
          </table:table-cell>
          <table:table-cell office:value-type="string" calcext:value-type="string">
            <text:p>x0195,x0434,x0770,x1374</text:p>
          </table:table-cell>
          <table:table-cell table:number-columns-repeated="3" table:style-name="ce2" office:value-type="string" calcext:value-type="string">
            <text:p>False</text:p>
          </table:table-cell>
          <table:table-cell office:value-type="string" calcext:value-type="string">
            <text:p>https://covid.postera.ai/covid/submissions/594fbbb6-64d2-40cb-a440-3e4489b3a77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c1cnnn1Cc1ccc(Cl)cc1)C1CCS(=O)(=O)C1</text:p>
          </table:table-cell>
          <table:table-cell office:value-type="string" calcext:value-type="string">
            <text:p>NIM-UNI-594-2</text:p>
          </table:table-cell>
          <table:table-cell office:value-type="string" calcext:value-type="string">
            <text:p>Nimesh Mistry, University of Leeds</text:p>
          </table:table-cell>
          <table:table-cell office:value-type="string" calcext:value-type="string">
            <text:p>Joining together fragments using click chemistry</text:p>
          </table:table-cell>
          <table:table-cell office:value-type="string" calcext:value-type="string">
            <text:p>x0195,x0434,x0770,x1374</text:p>
          </table:table-cell>
          <table:table-cell table:number-columns-repeated="3" table:style-name="ce2" office:value-type="string" calcext:value-type="string">
            <text:p>False</text:p>
          </table:table-cell>
          <table:table-cell office:value-type="string" calcext:value-type="string">
            <text:p>https://covid.postera.ai/covid/submissions/594fbbb6-64d2-40cb-a440-3e4489b3a77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S(=O)(=O)c1cccc(-n2cc(CN3CCN(C(=O)CCl)CC3)nn2)c1</text:p>
          </table:table-cell>
          <table:table-cell office:value-type="string" calcext:value-type="string">
            <text:p>NIM-UNI-594-3</text:p>
          </table:table-cell>
          <table:table-cell office:value-type="string" calcext:value-type="string">
            <text:p>Nimesh Mistry, University of Leeds</text:p>
          </table:table-cell>
          <table:table-cell office:value-type="string" calcext:value-type="string">
            <text:p>Joining together fragments using click chemistry</text:p>
          </table:table-cell>
          <table:table-cell office:value-type="string" calcext:value-type="string">
            <text:p>x0195,x0434,x0770,x1374</text:p>
          </table:table-cell>
          <table:table-cell table:number-columns-repeated="3" table:style-name="ce2" office:value-type="string" calcext:value-type="string">
            <text:p>False</text:p>
          </table:table-cell>
          <table:table-cell office:value-type="string" calcext:value-type="string">
            <text:p>https://covid.postera.ai/covid/submissions/594fbbb6-64d2-40cb-a440-3e4489b3a77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S(=O)(=O)c1ccc2cccc(Cn3cc(-c4cccnc4)c(NC(=O)CCl)nc3=O)c2c1</text:p>
          </table:table-cell>
          <table:table-cell office:value-type="string" calcext:value-type="string">
            <text:p>NIM-UNI-7ba-1</text:p>
          </table:table-cell>
          <table:table-cell office:value-type="string" calcext:value-type="string">
            <text:p>Nimesh Mistry, University of Leeds</text:p>
          </table:table-cell>
          <table:table-cell office:value-type="string" calcext:value-type="string">
            <text:p>Cytosine core to merge fragments</text:p>
          </table:table-cell>
          <table:table-cell office:value-type="string" calcext:value-type="string">
            <text:p>x0434,x0678,x0692,x0770,x0830,x1334,x1385,x1386</text:p>
          </table:table-cell>
          <table:table-cell table:number-columns-repeated="3" table:style-name="ce2" office:value-type="string" calcext:value-type="string">
            <text:p>False</text:p>
          </table:table-cell>
          <table:table-cell office:value-type="string" calcext:value-type="string">
            <text:p>https://covid.postera.ai/covid/submissions/7ba87d62-e988-4a36-a14e-34fe6d7cd8b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cc1Cn1cc(-c2cccnc2)c(NC(=O)CCl)nc1=O</text:p>
          </table:table-cell>
          <table:table-cell office:value-type="string" calcext:value-type="string">
            <text:p>NIM-UNI-7ba-2</text:p>
          </table:table-cell>
          <table:table-cell office:value-type="string" calcext:value-type="string">
            <text:p>Nimesh Mistry, University of Leeds</text:p>
          </table:table-cell>
          <table:table-cell office:value-type="string" calcext:value-type="string">
            <text:p>Cytosine core to merge fragments</text:p>
          </table:table-cell>
          <table:table-cell office:value-type="string" calcext:value-type="string">
            <text:p>x0434,x0678,x0692,x0770,x0830,x1334,x1385,x1386</text:p>
          </table:table-cell>
          <table:table-cell table:number-columns-repeated="3" table:style-name="ce2" office:value-type="string" calcext:value-type="string">
            <text:p>False</text:p>
          </table:table-cell>
          <table:table-cell office:value-type="string" calcext:value-type="string">
            <text:p>https://covid.postera.ai/covid/submissions/7ba87d62-e988-4a36-a14e-34fe6d7cd8b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1nc(=O)n(Cc2ccccc2Cl)cc1-c1cccnc1</text:p>
          </table:table-cell>
          <table:table-cell office:value-type="string" calcext:value-type="string">
            <text:p>NIM-UNI-7ba-3</text:p>
          </table:table-cell>
          <table:table-cell office:value-type="string" calcext:value-type="string">
            <text:p>Nimesh Mistry, University of Leeds</text:p>
          </table:table-cell>
          <table:table-cell office:value-type="string" calcext:value-type="string">
            <text:p>Cytosine core to merge fragments</text:p>
          </table:table-cell>
          <table:table-cell office:value-type="string" calcext:value-type="string">
            <text:p>x0434,x0678,x0692,x0770,x0830,x1334,x1385,x1386</text:p>
          </table:table-cell>
          <table:table-cell table:number-columns-repeated="3" table:style-name="ce2" office:value-type="string" calcext:value-type="string">
            <text:p>False</text:p>
          </table:table-cell>
          <table:table-cell office:value-type="string" calcext:value-type="string">
            <text:p>https://covid.postera.ai/covid/submissions/7ba87d62-e988-4a36-a14e-34fe6d7cd8b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1nc(=O)n(Cc2ccsc2)cc1-c1cccnc1</text:p>
          </table:table-cell>
          <table:table-cell office:value-type="string" calcext:value-type="string">
            <text:p>NIM-UNI-7ba-4</text:p>
          </table:table-cell>
          <table:table-cell office:value-type="string" calcext:value-type="string">
            <text:p>Nimesh Mistry, University of Leeds</text:p>
          </table:table-cell>
          <table:table-cell office:value-type="string" calcext:value-type="string">
            <text:p>Cytosine core to merge fragments</text:p>
          </table:table-cell>
          <table:table-cell office:value-type="string" calcext:value-type="string">
            <text:p>x0434,x0678,x0692,x0770,x0830,x1334,x1385,x1386</text:p>
          </table:table-cell>
          <table:table-cell table:number-columns-repeated="3" table:style-name="ce2" office:value-type="string" calcext:value-type="string">
            <text:p>False</text:p>
          </table:table-cell>
          <table:table-cell office:value-type="string" calcext:value-type="string">
            <text:p>https://covid.postera.ai/covid/submissions/7ba87d62-e988-4a36-a14e-34fe6d7cd8b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1nc(=O)n(Cc2ccc(Br)s2)cc1-c1cccnc1</text:p>
          </table:table-cell>
          <table:table-cell office:value-type="string" calcext:value-type="string">
            <text:p>NIM-UNI-7ba-5</text:p>
          </table:table-cell>
          <table:table-cell office:value-type="string" calcext:value-type="string">
            <text:p>Nimesh Mistry, University of Leeds</text:p>
          </table:table-cell>
          <table:table-cell office:value-type="string" calcext:value-type="string">
            <text:p>Cytosine core to merge fragments</text:p>
          </table:table-cell>
          <table:table-cell office:value-type="string" calcext:value-type="string">
            <text:p>x0434,x0678,x0692,x0770,x0830,x1334,x1385,x1386</text:p>
          </table:table-cell>
          <table:table-cell table:number-columns-repeated="3" table:style-name="ce2" office:value-type="string" calcext:value-type="string">
            <text:p>False</text:p>
          </table:table-cell>
          <table:table-cell office:value-type="string" calcext:value-type="string">
            <text:p>https://covid.postera.ai/covid/submissions/7ba87d62-e988-4a36-a14e-34fe6d7cd8b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c1cnnn1Cc1ccc(Cl)cc1)C1CCS(=O)(=O)C1</text:p>
          </table:table-cell>
          <table:table-cell office:value-type="string" calcext:value-type="string">
            <text:p>NIM-UNI-bb6-1</text:p>
          </table:table-cell>
          <table:table-cell office:value-type="string" calcext:value-type="string">
            <text:p>Nimesh Mistry, University of Leeds</text:p>
          </table:table-cell>
          <table:table-cell office:value-type="string" calcext:value-type="string">
            <text:p>Joining together fragments using click chemistry</text:p>
          </table:table-cell>
          <table:table-cell office:value-type="string" calcext:value-type="string">
            <text:p>x0195,x0434,x0770,x1374</text:p>
          </table:table-cell>
          <table:table-cell table:number-columns-repeated="3" table:style-name="ce2" office:value-type="string" calcext:value-type="string">
            <text:p>False</text:p>
          </table:table-cell>
          <table:table-cell office:value-type="string" calcext:value-type="string">
            <text:p>https://covid.postera.ai/covid/submissions/bb610069-39f6-486e-8917-0241f972d38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n1cc(CN(C(=O)CCl)C2CCS(=O)(=O)C2)nn1)Nc1cccnc1</text:p>
          </table:table-cell>
          <table:table-cell office:value-type="string" calcext:value-type="string">
            <text:p>NIM-UNI-bb6-2</text:p>
          </table:table-cell>
          <table:table-cell office:value-type="string" calcext:value-type="string">
            <text:p>Nimesh Mistry, University of Leeds</text:p>
          </table:table-cell>
          <table:table-cell office:value-type="string" calcext:value-type="string">
            <text:p>Joining together fragments using click chemistry</text:p>
          </table:table-cell>
          <table:table-cell office:value-type="string" calcext:value-type="string">
            <text:p>x0195,x0434,x0770,x1374</text:p>
          </table:table-cell>
          <table:table-cell table:number-columns-repeated="3" table:style-name="ce2" office:value-type="string" calcext:value-type="string">
            <text:p>False</text:p>
          </table:table-cell>
          <table:table-cell office:value-type="string" calcext:value-type="string">
            <text:p>https://covid.postera.ai/covid/submissions/bb610069-39f6-486e-8917-0241f972d38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S(=O)(=O)c1cccc(-n2cc(CN3CCN(C(=O)CCl)CC3)nn2)c1</text:p>
          </table:table-cell>
          <table:table-cell office:value-type="string" calcext:value-type="string">
            <text:p>NIM-UNI-bb6-3</text:p>
          </table:table-cell>
          <table:table-cell office:value-type="string" calcext:value-type="string">
            <text:p>Nimesh Mistry, University of Leeds</text:p>
          </table:table-cell>
          <table:table-cell office:value-type="string" calcext:value-type="string">
            <text:p>Joining together fragments using click chemistry</text:p>
          </table:table-cell>
          <table:table-cell office:value-type="string" calcext:value-type="string">
            <text:p>x0195,x0434,x0770,x1374</text:p>
          </table:table-cell>
          <table:table-cell table:number-columns-repeated="3" table:style-name="ce2" office:value-type="string" calcext:value-type="string">
            <text:p>False</text:p>
          </table:table-cell>
          <table:table-cell office:value-type="string" calcext:value-type="string">
            <text:p>https://covid.postera.ai/covid/submissions/bb610069-39f6-486e-8917-0241f972d38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CC(=O)N[C@@H](Cc1ccc(O)cc1)C(=O)NCN1CCN(C(=O)CCl)CC1</text:p>
          </table:table-cell>
          <table:table-cell office:value-type="string" calcext:value-type="string">
            <text:p>NIM-UNI-ed9-1</text:p>
          </table:table-cell>
          <table:table-cell office:value-type="string" calcext:value-type="string">
            <text:p>Nimesh Mistry, University of Leeds</text:p>
          </table:table-cell>
          <table:table-cell office:value-type="string" calcext:value-type="string">
            <text:p>Merging fragments 770 and 967 by attaching piperazine to peptide chain where the two fragments merge.</text:p>
            <text:p/>
            <text:p>Have varied carbon linker between piperazine and chain so the ring can have the flexibility to twist so the chloride can covalently bind.</text:p>
            <text:p/>
            <text:p>Have included compounds with and without aromatic ring to interact where the aromatic wheel is in many fragments.</text:p>
          </table:table-cell>
          <table:table-cell office:value-type="string" calcext:value-type="string">
            <text:p>x0770,x0967</text:p>
          </table:table-cell>
          <table:table-cell table:number-columns-repeated="3" table:style-name="ce2" office:value-type="string" calcext:value-type="string">
            <text:p>False</text:p>
          </table:table-cell>
          <table:table-cell office:value-type="string" calcext:value-type="string">
            <text:p>https://covid.postera.ai/covid/submissions/ed9fc491-dc03-4238-8d3b-b72343b7eaa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CC(=O)N[C@@H](Cc1ccc(O)cc1)C(=O)NCCN1CCN(C(=O)CCl)CC1</text:p>
          </table:table-cell>
          <table:table-cell office:value-type="string" calcext:value-type="string">
            <text:p>NIM-UNI-ed9-2</text:p>
          </table:table-cell>
          <table:table-cell office:value-type="string" calcext:value-type="string">
            <text:p>Nimesh Mistry, University of Leeds</text:p>
          </table:table-cell>
          <table:table-cell office:value-type="string" calcext:value-type="string">
            <text:p>Merging fragments 770 and 967 by attaching piperazine to peptide chain where the two fragments merge.</text:p>
            <text:p/>
            <text:p>Have varied carbon linker between piperazine and chain so the ring can have the flexibility to twist so the chloride can covalently bind.</text:p>
            <text:p/>
            <text:p>Have included compounds with and without aromatic ring to interact where the aromatic wheel is in many fragments.</text:p>
          </table:table-cell>
          <table:table-cell office:value-type="string" calcext:value-type="string">
            <text:p>x0770,x0967</text:p>
          </table:table-cell>
          <table:table-cell table:number-columns-repeated="3" table:style-name="ce2" office:value-type="string" calcext:value-type="string">
            <text:p>False</text:p>
          </table:table-cell>
          <table:table-cell office:value-type="string" calcext:value-type="string">
            <text:p>https://covid.postera.ai/covid/submissions/ed9fc491-dc03-4238-8d3b-b72343b7eaa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CC(=O)N[C@@H](Cc1ccc(O)cc1)C(=O)NC(c1ccccc1)N1CCN(C(=O)CCl)CC1</text:p>
          </table:table-cell>
          <table:table-cell office:value-type="string" calcext:value-type="string">
            <text:p>NIM-UNI-ed9-3</text:p>
          </table:table-cell>
          <table:table-cell office:value-type="string" calcext:value-type="string">
            <text:p>Nimesh Mistry, University of Leeds</text:p>
          </table:table-cell>
          <table:table-cell office:value-type="string" calcext:value-type="string">
            <text:p>Merging fragments 770 and 967 by attaching piperazine to peptide chain where the two fragments merge.</text:p>
            <text:p/>
            <text:p>Have varied carbon linker between piperazine and chain so the ring can have the flexibility to twist so the chloride can covalently bind.</text:p>
            <text:p/>
            <text:p>Have included compounds with and without aromatic ring to interact where the aromatic wheel is in many fragments.</text:p>
          </table:table-cell>
          <table:table-cell office:value-type="string" calcext:value-type="string">
            <text:p>x0770,x0967</text:p>
          </table:table-cell>
          <table:table-cell table:number-columns-repeated="3" table:style-name="ce2" office:value-type="string" calcext:value-type="string">
            <text:p>False</text:p>
          </table:table-cell>
          <table:table-cell office:value-type="string" calcext:value-type="string">
            <text:p>https://covid.postera.ai/covid/submissions/ed9fc491-dc03-4238-8d3b-b72343b7eaa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CC(=O)N[C@@H](Cc1ccc(O)cc1)C(=O)NC(CN1CCN(C(=O)CCl)CC1)c1ccccc1</text:p>
          </table:table-cell>
          <table:table-cell office:value-type="string" calcext:value-type="string">
            <text:p>NIM-UNI-ed9-4</text:p>
          </table:table-cell>
          <table:table-cell office:value-type="string" calcext:value-type="string">
            <text:p>Nimesh Mistry, University of Leeds</text:p>
          </table:table-cell>
          <table:table-cell office:value-type="string" calcext:value-type="string">
            <text:p>Merging fragments 770 and 967 by attaching piperazine to peptide chain where the two fragments merge.</text:p>
            <text:p/>
            <text:p>Have varied carbon linker between piperazine and chain so the ring can have the flexibility to twist so the chloride can covalently bind.</text:p>
            <text:p/>
            <text:p>Have included compounds with and without aromatic ring to interact where the aromatic wheel is in many fragments.</text:p>
          </table:table-cell>
          <table:table-cell office:value-type="string" calcext:value-type="string">
            <text:p>x0770,x0967</text:p>
          </table:table-cell>
          <table:table-cell table:number-columns-repeated="3" table:style-name="ce2" office:value-type="string" calcext:value-type="string">
            <text:p>False</text:p>
          </table:table-cell>
          <table:table-cell office:value-type="string" calcext:value-type="string">
            <text:p>https://covid.postera.ai/covid/submissions/ed9fc491-dc03-4238-8d3b-b72343b7eaa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c(NC2CCN(C(=O)CCl)CC2)c1</text:p>
          </table:table-cell>
          <table:table-cell office:value-type="string" calcext:value-type="string">
            <text:p>NIR-THE-0d6-1</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office:value-type="string" calcext:value-type="string">
            <text:p>Z1562143860</text:p>
          </table:table-cell>
          <table:table-cell table:number-columns-repeated="2"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c(N(c2ccc(Br)s2)C2CCN(C(=O)CCl)CC2)c1</text:p>
          </table:table-cell>
          <table:table-cell office:value-type="string" calcext:value-type="string">
            <text:p>NIR-THE-0d6-10</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c(N(c2ccc(Cl)s2)C2CCN(C(=O)CCl)CC2)c1</text:p>
          </table:table-cell>
          <table:table-cell office:value-type="string" calcext:value-type="string">
            <text:p>NIR-THE-0d6-11</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c(N(c2ccc(N)s2)C2CCN(C(=O)CCl)CC2)c1</text:p>
          </table:table-cell>
          <table:table-cell office:value-type="string" calcext:value-type="string">
            <text:p>NIR-THE-0d6-12</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1c[nH]c2c(CC3CCN(C(=O)CCl)CC3)cc(F)cc12</text:p>
          </table:table-cell>
          <table:table-cell office:value-type="string" calcext:value-type="string">
            <text:p>NIR-THE-0d6-2</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1c[nH]c2c(NC3CCN(C(=O)CCl)CC3)cc(F)cc12</text:p>
          </table:table-cell>
          <table:table-cell office:value-type="string" calcext:value-type="string">
            <text:p>NIR-THE-0d6-3</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NS(=O)(=O)c1ccc2ccc(CC3CCN(C(=O)CCl)CC3)cc2c1</text:p>
          </table:table-cell>
          <table:table-cell office:value-type="string" calcext:value-type="string">
            <text:p>NIR-THE-0d6-4</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NS(=O)(=O)c1ccc2ccc(NC3CCN(C(=O)CCl)CC3)cc2c1</text:p>
          </table:table-cell>
          <table:table-cell office:value-type="string" calcext:value-type="string">
            <text:p>NIR-THE-0d6-5</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c1ncc(C#N)cc1CC1CCN(C(=O)CCl)CC1</text:p>
          </table:table-cell>
          <table:table-cell office:value-type="string" calcext:value-type="string">
            <text:p>NIR-THE-0d6-6</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c1ncc(C#N)cc1NC1CCN(C(=O)CCl)CC1</text:p>
          </table:table-cell>
          <table:table-cell office:value-type="string" calcext:value-type="string">
            <text:p>NIR-THE-0d6-7</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l)cc(CC2CCN(C(=O)CCl)CC2)c1</text:p>
          </table:table-cell>
          <table:table-cell office:value-type="string" calcext:value-type="string">
            <text:p>NIR-THE-0d6-8</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l)cc(NC2CCN(C(=O)CCl)CC2)c1</text:p>
          </table:table-cell>
          <table:table-cell office:value-type="string" calcext:value-type="string">
            <text:p>NIR-THE-0d6-9</text:p>
          </table:table-cell>
          <table:table-cell office:value-type="string" calcext:value-type="string">
            <text:p>Nir London, The Weizmann Institute of Science</text:p>
          </table:table-cell>
          <table:table-cell office:value-type="string" calcext:value-type="string">
            <text:p>x0692, x0770 and x0830 are all chloroacetamides off of piperazines that adopt very similar conformations. Since piperazine chloroacetamides</text:p>
            <text:p>are more reactive from piperidine chloroacetamides, I switched all designs to piperidines with either a CH2 or NH linker (more synthesizable?)</text:p>
            <text:p>These poses were merged with: x0104, x0195, x0161, x0305, x1334</text:p>
          </table:table-cell>
          <table:table-cell office:value-type="string" calcext:value-type="string">
            <text:p>x0104,x0161,x0195,x0305,x0692,x0770,x0830,x1334</text:p>
          </table:table-cell>
          <table:table-cell table:number-columns-repeated="3" table:style-name="ce2" office:value-type="string" calcext:value-type="string">
            <text:p>False</text:p>
          </table:table-cell>
          <table:table-cell office:value-type="string" calcext:value-type="string">
            <text:p>https://covid.postera.ai/covid/submissions/0d6461ce-be68-405f-8843-aeed6f44a8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O)C1CCC(CC(NC(=O)CCl)c2cccc3ccccc23)C1c1ccsc1</text:p>
          </table:table-cell>
          <table:table-cell office:value-type="string" calcext:value-type="string">
            <text:p>NIR-THE-99f-1</text:p>
          </table:table-cell>
          <table:table-cell office:value-type="string" calcext:value-type="string">
            <text:p>Nir London, The Weizmann Institute of Science</text:p>
          </table:table-cell>
          <table:table-cell office:value-type="string" calcext:value-type="string">
            <text:p>These are all based on covalent fragments able to "reach" x0874.</text:p>
            <text:p>Namely: x0820, x0759, x0748, x1478</text:p>
          </table:table-cell>
          <table:table-cell office:value-type="string" calcext:value-type="string">
            <text:p>x0748,x0759,x0820,x0874,x1478</text:p>
          </table:table-cell>
          <table:table-cell table:number-columns-repeated="3" table:style-name="ce2" office:value-type="string" calcext:value-type="string">
            <text:p>False</text:p>
          </table:table-cell>
          <table:table-cell office:value-type="string" calcext:value-type="string">
            <text:p>https://covid.postera.ai/covid/submissions/99f25457-1a81-4d52-9016-814e9f4f52d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O)C1CC2(CCCN(C(=O)CCl)C2)CC1c1ccsc1</text:p>
          </table:table-cell>
          <table:table-cell office:value-type="string" calcext:value-type="string">
            <text:p>NIR-THE-99f-2</text:p>
          </table:table-cell>
          <table:table-cell office:value-type="string" calcext:value-type="string">
            <text:p>Nir London, The Weizmann Institute of Science</text:p>
          </table:table-cell>
          <table:table-cell office:value-type="string" calcext:value-type="string">
            <text:p>These are all based on covalent fragments able to "reach" x0874.</text:p>
            <text:p>Namely: x0820, x0759, x0748, x1478</text:p>
          </table:table-cell>
          <table:table-cell office:value-type="string" calcext:value-type="string">
            <text:p>x0748,x0759,x0820,x0874,x1478</text:p>
          </table:table-cell>
          <table:table-cell table:number-columns-repeated="3" table:style-name="ce2" office:value-type="string" calcext:value-type="string">
            <text:p>False</text:p>
          </table:table-cell>
          <table:table-cell office:value-type="string" calcext:value-type="string">
            <text:p>https://covid.postera.ai/covid/submissions/99f25457-1a81-4d52-9016-814e9f4f52d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O)C1CCCC1c1ccccc1CNC(=O)CCl</text:p>
          </table:table-cell>
          <table:table-cell office:value-type="string" calcext:value-type="string">
            <text:p>NIR-THE-99f-3</text:p>
          </table:table-cell>
          <table:table-cell office:value-type="string" calcext:value-type="string">
            <text:p>Nir London, The Weizmann Institute of Science</text:p>
          </table:table-cell>
          <table:table-cell office:value-type="string" calcext:value-type="string">
            <text:p>These are all based on covalent fragments able to "reach" x0874.</text:p>
            <text:p>Namely: x0820, x0759, x0748, x1478</text:p>
          </table:table-cell>
          <table:table-cell office:value-type="string" calcext:value-type="string">
            <text:p>x0748,x0759,x0820,x0874,x1478</text:p>
          </table:table-cell>
          <table:table-cell table:number-columns-repeated="3" table:style-name="ce2" office:value-type="string" calcext:value-type="string">
            <text:p>False</text:p>
          </table:table-cell>
          <table:table-cell office:value-type="string" calcext:value-type="string">
            <text:p>https://covid.postera.ai/covid/submissions/99f25457-1a81-4d52-9016-814e9f4f52d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O)C1CC(c2ccnc(Cl)c2NC(=O)CCl)CC1c1ccsc1</text:p>
          </table:table-cell>
          <table:table-cell office:value-type="string" calcext:value-type="string">
            <text:p>NIR-THE-99f-4</text:p>
          </table:table-cell>
          <table:table-cell office:value-type="string" calcext:value-type="string">
            <text:p>Nir London, The Weizmann Institute of Science</text:p>
          </table:table-cell>
          <table:table-cell office:value-type="string" calcext:value-type="string">
            <text:p>These are all based on covalent fragments able to "reach" x0874.</text:p>
            <text:p>Namely: x0820, x0759, x0748, x1478</text:p>
          </table:table-cell>
          <table:table-cell office:value-type="string" calcext:value-type="string">
            <text:p>x0748,x0759,x0820,x0874,x1478</text:p>
          </table:table-cell>
          <table:table-cell table:number-columns-repeated="3" table:style-name="ce2" office:value-type="string" calcext:value-type="string">
            <text:p>False</text:p>
          </table:table-cell>
          <table:table-cell office:value-type="string" calcext:value-type="string">
            <text:p>https://covid.postera.ai/covid/submissions/99f25457-1a81-4d52-9016-814e9f4f52d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1cccc(C2CN(C(=O)CCl)Cc3ccccc32)c1</text:p>
          </table:table-cell>
          <table:table-cell office:value-type="string" calcext:value-type="string">
            <text:p>NIR-THE-c33-1</text:p>
          </table:table-cell>
          <table:table-cell office:value-type="string" calcext:value-type="string">
            <text:p>Nir London, The Weizmann Institute of Science</text:p>
          </table:table-cell>
          <table:table-cell office:value-type="string" calcext:value-type="string">
            <text:p>These are all based on merges of:</text:p>
            <text:p>- x1420 as a base covalent fragment with:</text:p>
            <text:p>  - x0305, x0195, x0874 and x0104</text:p>
          </table:table-cell>
          <table:table-cell office:value-type="string" calcext:value-type="string">
            <text:p>x0104,x0195,x0305,x0874,x1420</text:p>
          </table:table-cell>
          <table:table-cell table:number-columns-repeated="3" table:style-name="ce2" office:value-type="string" calcext:value-type="string">
            <text:p>False</text:p>
          </table:table-cell>
          <table:table-cell office:value-type="string" calcext:value-type="string">
            <text:p>https://covid.postera.ai/covid/submissions/c331be7a-6ba0-49a5-9756-17aee0dabcbf</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c1cccc(C2CN(C(=O)CCl)Cc3ccccc32)c1</text:p>
          </table:table-cell>
          <table:table-cell office:value-type="string" calcext:value-type="string">
            <text:p>NIR-THE-c33-2</text:p>
          </table:table-cell>
          <table:table-cell office:value-type="string" calcext:value-type="string">
            <text:p>Nir London, The Weizmann Institute of Science</text:p>
          </table:table-cell>
          <table:table-cell office:value-type="string" calcext:value-type="string">
            <text:p>These are all based on merges of:</text:p>
            <text:p>- x1420 as a base covalent fragment with:</text:p>
            <text:p>  - x0305, x0195, x0874 and x0104</text:p>
          </table:table-cell>
          <table:table-cell office:value-type="string" calcext:value-type="string">
            <text:p>x0104,x0195,x0305,x0874,x1420</text:p>
          </table:table-cell>
          <table:table-cell table:number-columns-repeated="3" table:style-name="ce2" office:value-type="string" calcext:value-type="string">
            <text:p>False</text:p>
          </table:table-cell>
          <table:table-cell office:value-type="string" calcext:value-type="string">
            <text:p>https://covid.postera.ai/covid/submissions/c331be7a-6ba0-49a5-9756-17aee0dabcbf</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O)NCCc1c[nH]c2c(C3CN(C(=O)CCl)Cc4ccccc43)c(F)ccc12</text:p>
          </table:table-cell>
          <table:table-cell office:value-type="string" calcext:value-type="string">
            <text:p>NIR-THE-c33-3</text:p>
          </table:table-cell>
          <table:table-cell office:value-type="string" calcext:value-type="string">
            <text:p>Nir London, The Weizmann Institute of Science</text:p>
          </table:table-cell>
          <table:table-cell office:value-type="string" calcext:value-type="string">
            <text:p>These are all based on merges of:</text:p>
            <text:p>- x1420 as a base covalent fragment with:</text:p>
            <text:p>  - x0305, x0195, x0874 and x0104</text:p>
          </table:table-cell>
          <table:table-cell office:value-type="string" calcext:value-type="string">
            <text:p>x0104,x0195,x0305,x0874,x1420</text:p>
          </table:table-cell>
          <table:table-cell table:number-columns-repeated="3" table:style-name="ce2" office:value-type="string" calcext:value-type="string">
            <text:p>False</text:p>
          </table:table-cell>
          <table:table-cell office:value-type="string" calcext:value-type="string">
            <text:p>https://covid.postera.ai/covid/submissions/c331be7a-6ba0-49a5-9756-17aee0dabcbf</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c(C3CN(C(=O)CCl)Cc4ccccc43)cc2c1</text:p>
          </table:table-cell>
          <table:table-cell office:value-type="string" calcext:value-type="string">
            <text:p>NIR-THE-c33-4</text:p>
          </table:table-cell>
          <table:table-cell office:value-type="string" calcext:value-type="string">
            <text:p>Nir London, The Weizmann Institute of Science</text:p>
          </table:table-cell>
          <table:table-cell office:value-type="string" calcext:value-type="string">
            <text:p>These are all based on merges of:</text:p>
            <text:p>- x1420 as a base covalent fragment with:</text:p>
            <text:p>  - x0305, x0195, x0874 and x0104</text:p>
          </table:table-cell>
          <table:table-cell office:value-type="string" calcext:value-type="string">
            <text:p>x0104,x0195,x0305,x0874,x1420</text:p>
          </table:table-cell>
          <table:table-cell table:number-columns-repeated="3" table:style-name="ce2" office:value-type="string" calcext:value-type="string">
            <text:p>False</text:p>
          </table:table-cell>
          <table:table-cell office:value-type="string" calcext:value-type="string">
            <text:p>https://covid.postera.ai/covid/submissions/c331be7a-6ba0-49a5-9756-17aee0dabcbf</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O)Cc1ccccc1C1CN(C(=O)CCl)Cc2ccccc21</text:p>
          </table:table-cell>
          <table:table-cell office:value-type="string" calcext:value-type="string">
            <text:p>NIR-THE-c33-5</text:p>
          </table:table-cell>
          <table:table-cell office:value-type="string" calcext:value-type="string">
            <text:p>Nir London, The Weizmann Institute of Science</text:p>
          </table:table-cell>
          <table:table-cell office:value-type="string" calcext:value-type="string">
            <text:p>These are all based on merges of:</text:p>
            <text:p>- x1420 as a base covalent fragment with:</text:p>
            <text:p>  - x0305, x0195, x0874 and x0104</text:p>
          </table:table-cell>
          <table:table-cell office:value-type="string" calcext:value-type="string">
            <text:p>x0104,x0195,x0305,x0874,x1420</text:p>
          </table:table-cell>
          <table:table-cell table:number-columns-repeated="3" table:style-name="ce2" office:value-type="string" calcext:value-type="string">
            <text:p>False</text:p>
          </table:table-cell>
          <table:table-cell office:value-type="string" calcext:value-type="string">
            <text:p>https://covid.postera.ai/covid/submissions/c331be7a-6ba0-49a5-9756-17aee0dabcbf</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cc(C2CN(C(=O)CCl)Cc3ccccc32)c1</text:p>
          </table:table-cell>
          <table:table-cell office:value-type="string" calcext:value-type="string">
            <text:p>NIR-THE-c33-6</text:p>
          </table:table-cell>
          <table:table-cell office:value-type="string" calcext:value-type="string">
            <text:p>Nir London, The Weizmann Institute of Science</text:p>
          </table:table-cell>
          <table:table-cell office:value-type="string" calcext:value-type="string">
            <text:p>These are all based on merges of:</text:p>
            <text:p>- x1420 as a base covalent fragment with:</text:p>
            <text:p>  - x0305, x0195, x0874 and x0104</text:p>
          </table:table-cell>
          <table:table-cell office:value-type="string" calcext:value-type="string">
            <text:p>x0104,x0195,x0305,x0874,x1420</text:p>
          </table:table-cell>
          <table:table-cell table:number-columns-repeated="3" table:style-name="ce2" office:value-type="string" calcext:value-type="string">
            <text:p>False</text:p>
          </table:table-cell>
          <table:table-cell office:value-type="string" calcext:value-type="string">
            <text:p>https://covid.postera.ai/covid/submissions/c331be7a-6ba0-49a5-9756-17aee0dabcbf</text:p>
          </table:table-cell>
          <table:table-cell table:style-name="ce2" office:value-type="string" calcext:value-type="string">
            <text:p>False</text:p>
          </table:table-cell>
          <table:table-cell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1ccc(C(=O)N2CCSCC2)cc1NC(=O)CCl)c1cnccc1C</text:p>
          </table:table-cell>
          <table:table-cell office:value-type="string" calcext:value-type="string">
            <text:p>NIR-THE-ed2-1</text:p>
          </table:table-cell>
          <table:table-cell office:value-type="string" calcext:value-type="string">
            <text:p>Nir London, The Weizmann Institute of Science</text:p>
          </table:table-cell>
          <table:table-cell office:value-type="string" calcext:value-type="string">
            <text:p>Two merges of x0786 with x0107 or x0305 (via an extra ring system)</text:p>
          </table:table-cell>
          <table:table-cell office:value-type="string" calcext:value-type="string">
            <text:p>x0107,x0305,x0786</text:p>
          </table:table-cell>
          <table:table-cell table:number-columns-repeated="3" table:style-name="ce2" office:value-type="string" calcext:value-type="string">
            <text:p>False</text:p>
          </table:table-cell>
          <table:table-cell office:value-type="string" calcext:value-type="string">
            <text:p>https://covid.postera.ai/covid/submissions/ed286faa-f0a4-44f4-b4c7-e3e3ee31719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ncc(C#N)c2ccc(N(C(=O)CCl)c3cccc(C(=O)N4CCSCC4)c3)cc12</text:p>
          </table:table-cell>
          <table:table-cell office:value-type="string" calcext:value-type="string">
            <text:p>NIR-THE-ed2-2</text:p>
          </table:table-cell>
          <table:table-cell office:value-type="string" calcext:value-type="string">
            <text:p>Nir London, The Weizmann Institute of Science</text:p>
          </table:table-cell>
          <table:table-cell office:value-type="string" calcext:value-type="string">
            <text:p>Two merges of x0786 with x0107 or x0305 (via an extra ring system)</text:p>
          </table:table-cell>
          <table:table-cell office:value-type="string" calcext:value-type="string">
            <text:p>x0107,x0305,x0786</text:p>
          </table:table-cell>
          <table:table-cell table:number-columns-repeated="3" table:style-name="ce2" office:value-type="string" calcext:value-type="string">
            <text:p>False</text:p>
          </table:table-cell>
          <table:table-cell office:value-type="string" calcext:value-type="string">
            <text:p>https://covid.postera.ai/covid/submissions/ed286faa-f0a4-44f4-b4c7-e3e3ee31719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ccc(Nc2csc(CS(=O)(=O)Cc3cccc4c3CN(C(=O)CCl)CC4)c2)nc1</text:p>
          </table:table-cell>
          <table:table-cell office:value-type="string" calcext:value-type="string">
            <text:p>NIY-UNK-626-1</text:p>
          </table:table-cell>
          <table:table-cell office:value-type="string" calcext:value-type="string">
            <text:p>Niyaz Zaman</text:p>
          </table:table-cell>
          <table:table-cell office:value-type="string" calcext:value-type="string">
            <text:p>Compounds designed by eye, attempting to combine both covalent and non-covalent fragments. Conducted preliminary evaluation with KDeep - OC1CCN(CC2C=C(NS(CC3C4CN(C(CCl)=O)CCC=4C=CC=3)(=O)=O)SC=2)CC1 appears to be the most promising candidate.</text:p>
          </table:table-cell>
          <table:table-cell office:value-type="string" calcext:value-type="string">
            <text:p>x0195,x0305,x0387,x0689,x0736,x1374</text:p>
          </table:table-cell>
          <table:table-cell table:number-columns-repeated="3" table:style-name="ce2" office:value-type="string" calcext:value-type="string">
            <text:p>False</text:p>
          </table:table-cell>
          <table:table-cell office:value-type="string" calcext:value-type="string">
            <text:p>https://covid.postera.ai/covid/submissions/62612a68-06cc-4f11-8abb-79197bdbf3d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ccc(Nc2csc(CS(=N)(=O)Cc3cccc4c3CN(C(=O)CCl)CC4)c2)nc1</text:p>
          </table:table-cell>
          <table:table-cell office:value-type="string" calcext:value-type="string">
            <text:p>NIY-UNK-626-2</text:p>
          </table:table-cell>
          <table:table-cell office:value-type="string" calcext:value-type="string">
            <text:p>Niyaz Zaman</text:p>
          </table:table-cell>
          <table:table-cell office:value-type="string" calcext:value-type="string">
            <text:p>Compounds designed by eye, attempting to combine both covalent and non-covalent fragments. Conducted preliminary evaluation with KDeep - OC1CCN(CC2C=C(NS(CC3C4CN(C(CCl)=O)CCC=4C=CC=3)(=O)=O)SC=2)CC1 appears to be the most promising candidate.</text:p>
          </table:table-cell>
          <table:table-cell office:value-type="string" calcext:value-type="string">
            <text:p>x0195,x0305,x0387,x0689,x0736,x1374</text:p>
          </table:table-cell>
          <table:table-cell table:number-columns-repeated="3" table:style-name="ce2" office:value-type="string" calcext:value-type="string">
            <text:p>False</text:p>
          </table:table-cell>
          <table:table-cell office:value-type="string" calcext:value-type="string">
            <text:p>https://covid.postera.ai/covid/submissions/62612a68-06cc-4f11-8abb-79197bdbf3d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cncc(Nc2csc(NS(=O)(=O)CCN3CCN(C(=O)CCl)CC3)c2)c1</text:p>
          </table:table-cell>
          <table:table-cell office:value-type="string" calcext:value-type="string">
            <text:p>NIY-UNK-626-4</text:p>
          </table:table-cell>
          <table:table-cell office:value-type="string" calcext:value-type="string">
            <text:p>Niyaz Zaman</text:p>
          </table:table-cell>
          <table:table-cell office:value-type="string" calcext:value-type="string">
            <text:p>Compounds designed by eye, attempting to combine both covalent and non-covalent fragments. Conducted preliminary evaluation with KDeep - OC1CCN(CC2C=C(NS(CC3C4CN(C(CCl)=O)CCC=4C=CC=3)(=O)=O)SC=2)CC1 appears to be the most promising candidate.</text:p>
          </table:table-cell>
          <table:table-cell office:value-type="string" calcext:value-type="string">
            <text:p>x0195,x0305,x0387,x0689,x0736,x1374</text:p>
          </table:table-cell>
          <table:table-cell table:number-columns-repeated="3" table:style-name="ce2" office:value-type="string" calcext:value-type="string">
            <text:p>False</text:p>
          </table:table-cell>
          <table:table-cell office:value-type="string" calcext:value-type="string">
            <text:p>https://covid.postera.ai/covid/submissions/62612a68-06cc-4f11-8abb-79197bdbf3d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cncc(Nc2csc(NS(=O)(=O)c3ccc4c(c3)CCN(C(=O)CCl)C4)c2)c1</text:p>
          </table:table-cell>
          <table:table-cell office:value-type="string" calcext:value-type="string">
            <text:p>NIY-UNK-626-5</text:p>
          </table:table-cell>
          <table:table-cell office:value-type="string" calcext:value-type="string">
            <text:p>Niyaz Zaman</text:p>
          </table:table-cell>
          <table:table-cell office:value-type="string" calcext:value-type="string">
            <text:p>Compounds designed by eye, attempting to combine both covalent and non-covalent fragments. Conducted preliminary evaluation with KDeep - OC1CCN(CC2C=C(NS(CC3C4CN(C(CCl)=O)CCC=4C=CC=3)(=O)=O)SC=2)CC1 appears to be the most promising candidate.</text:p>
          </table:table-cell>
          <table:table-cell office:value-type="string" calcext:value-type="string">
            <text:p>x0195,x0305,x0387,x0689,x0736,x1374</text:p>
          </table:table-cell>
          <table:table-cell table:number-columns-repeated="3" table:style-name="ce2" office:value-type="string" calcext:value-type="string">
            <text:p>False</text:p>
          </table:table-cell>
          <table:table-cell office:value-type="string" calcext:value-type="string">
            <text:p>https://covid.postera.ai/covid/submissions/62612a68-06cc-4f11-8abb-79197bdbf3d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c2cccc(CS(=O)(=O)Nc3cc(CN4CCC(O)CC4)cs3)c2C1</text:p>
          </table:table-cell>
          <table:table-cell office:value-type="string" calcext:value-type="string">
            <text:p>NIY-UNK-626-6</text:p>
          </table:table-cell>
          <table:table-cell office:value-type="string" calcext:value-type="string">
            <text:p>Niyaz Zaman</text:p>
          </table:table-cell>
          <table:table-cell office:value-type="string" calcext:value-type="string">
            <text:p>Compounds designed by eye, attempting to combine both covalent and non-covalent fragments. Conducted preliminary evaluation with KDeep - OC1CCN(CC2C=C(NS(CC3C4CN(C(CCl)=O)CCC=4C=CC=3)(=O)=O)SC=2)CC1 appears to be the most promising candidate.</text:p>
          </table:table-cell>
          <table:table-cell office:value-type="string" calcext:value-type="string">
            <text:p>x0195,x0305,x0387,x0689,x0736,x1374</text:p>
          </table:table-cell>
          <table:table-cell table:number-columns-repeated="3" table:style-name="ce2" office:value-type="string" calcext:value-type="string">
            <text:p>False</text:p>
          </table:table-cell>
          <table:table-cell office:value-type="string" calcext:value-type="string">
            <text:p>https://covid.postera.ai/covid/submissions/62612a68-06cc-4f11-8abb-79197bdbf3d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l)cc3ccccc23)CC1</text:p>
          </table:table-cell>
          <table:table-cell office:value-type="string" calcext:value-type="string">
            <text:p>PAU-UNI-198-1</text:p>
          </table:table-cell>
          <table:table-cell office:value-type="string" calcext:value-type="string">
            <text:p>paul brear, University of Cambridge</text:p>
          </table:table-cell>
          <table:table-cell office:value-type="string" calcext:value-type="string">
            <text:p>Combination of x0830 and x0770</text:p>
          </table:table-cell>
          <table:table-cell office:value-type="string" calcext:value-type="string">
            <text:p>x0770,x0830</text:p>
          </table:table-cell>
          <table:table-cell table:number-columns-repeated="3" table:style-name="ce2" office:value-type="string" calcext:value-type="string">
            <text:p>False</text:p>
          </table:table-cell>
          <table:table-cell office:value-type="string" calcext:value-type="string">
            <text:p>https://covid.postera.ai/covid/submissions/19862c28-7464-4035-a8dc-cdca74d6e5b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1)N(CCCN1CCN(C(=O)CCl)CC1)CCC2</text:p>
          </table:table-cell>
          <table:table-cell office:value-type="string" calcext:value-type="string">
            <text:p>PAU-UNI-2d6-1</text:p>
          </table:table-cell>
          <table:table-cell office:value-type="string" calcext:value-type="string">
            <text:p>paul brear, University of Cambridge</text:p>
          </table:table-cell>
          <table:table-cell office:value-type="string" calcext:value-type="string">
            <text:p>Combination of covalent fragments x0770 and non covalent x0195</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2d648ace-7b3f-4c92-834b-547dea9eb9d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ncc(C#N)cc1CN1CCN(C(=O)CCl)CC1</text:p>
          </table:table-cell>
          <table:table-cell office:value-type="string" calcext:value-type="string">
            <text:p>PAU-UNI-52c-1</text:p>
          </table:table-cell>
          <table:table-cell office:value-type="string" calcext:value-type="string">
            <text:p>paul brear, University of Cambridge</text:p>
          </table:table-cell>
          <table:table-cell office:value-type="string" calcext:value-type="string">
            <text:p>Combination of covalent fragment x1418 and non covalent fragments x1249 and x0305</text:p>
          </table:table-cell>
          <table:table-cell office:value-type="string" calcext:value-type="string">
            <text:p>x1418</text:p>
          </table:table-cell>
          <table:table-cell table:number-columns-repeated="3" table:style-name="ce2" office:value-type="string" calcext:value-type="string">
            <text:p>False</text:p>
          </table:table-cell>
          <table:table-cell office:value-type="string" calcext:value-type="string">
            <text:p>https://covid.postera.ai/covid/submissions/52c0427f-0398-45f6-b7d2-4de5785f93a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l)cc(Cl)c2)CC1</text:p>
          </table:table-cell>
          <table:table-cell office:value-type="string" calcext:value-type="string">
            <text:p>PAU-UNI-8cd-1</text:p>
          </table:table-cell>
          <table:table-cell office:value-type="string" calcext:value-type="string">
            <text:p>paul brear, University of cambridge</text:p>
          </table:table-cell>
          <table:table-cell office:value-type="string" calcext:value-type="string">
            <text:p>Combination fo x0770 and x0692. by eye</text:p>
          </table:table-cell>
          <table:table-cell office:value-type="string" calcext:value-type="string">
            <text:p>x0770</text:p>
          </table:table-cell>
          <table:table-cell table:number-columns-repeated="3" table:style-name="ce2" office:value-type="string" calcext:value-type="string">
            <text:p>False</text:p>
          </table:table-cell>
          <table:table-cell office:value-type="string" calcext:value-type="string">
            <text:p>https://covid.postera.ai/covid/submissions/8cdd41c7-5065-4ae1-95b3-994f3f8b4e0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scc3ccccc23)CC1</text:p>
          </table:table-cell>
          <table:table-cell office:value-type="string" calcext:value-type="string">
            <text:p>PAU-UNI-b2b-1</text:p>
          </table:table-cell>
          <table:table-cell office:value-type="string" calcext:value-type="string">
            <text:p>paul brear, University of Cambridge</text:p>
          </table:table-cell>
          <table:table-cell office:value-type="string" calcext:value-type="string">
            <text:p>Extension of covalent fragment x1418</text:p>
          </table:table-cell>
          <table:table-cell office:value-type="string" calcext:value-type="string">
            <text:p>x1418</text:p>
          </table:table-cell>
          <table:table-cell table:number-columns-repeated="3" table:style-name="ce2" office:value-type="string" calcext:value-type="string">
            <text:p>False</text:p>
          </table:table-cell>
          <table:table-cell office:value-type="string" calcext:value-type="string">
            <text:p>https://covid.postera.ai/covid/submissions/b2b6b158-eadd-4d5a-b6d2-05c5bde0604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n1c(C2CCCN(C(=O)CCl)C2)nc2ccccc21)Nc1cccnc1</text:p>
          </table:table-cell>
          <table:table-cell office:value-type="string" calcext:value-type="string">
            <text:p>PAU-UNI-b33-1</text:p>
          </table:table-cell>
          <table:table-cell office:value-type="string" calcext:value-type="string">
            <text:p>paul brear, University of Cambridge</text:p>
          </table:table-cell>
          <table:table-cell office:value-type="string" calcext:value-type="string">
            <text:p>combination of covalent fragment x0749 and non covalent 0678</text:p>
          </table:table-cell>
          <table:table-cell office:value-type="string" calcext:value-type="string">
            <text:p>x0678,x0749</text:p>
          </table:table-cell>
          <table:table-cell table:number-columns-repeated="3" table:style-name="ce2" office:value-type="string" calcext:value-type="string">
            <text:p>False</text:p>
          </table:table-cell>
          <table:table-cell office:value-type="string" calcext:value-type="string">
            <text:p>https://covid.postera.ai/covid/submissions/b33c5197-3533-4123-947f-64fd2b824d4f</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CCn1c(C2CCCN(C(=O)CCl)C2)nc2ccccc21)Nc1cnccc1C</text:p>
          </table:table-cell>
          <table:table-cell office:value-type="string" calcext:value-type="string">
            <text:p>PAU-UNI-b6a-1</text:p>
          </table:table-cell>
          <table:table-cell office:value-type="string" calcext:value-type="string">
            <text:p>paul brear, University of Cambridge</text:p>
          </table:table-cell>
          <table:table-cell office:value-type="string" calcext:value-type="string">
            <text:p>Combination of covalent fragment x0749 and non covalent x0107</text:p>
          </table:table-cell>
          <table:table-cell office:value-type="string" calcext:value-type="string">
            <text:p>x0107,x0749</text:p>
          </table:table-cell>
          <table:table-cell table:number-columns-repeated="3" table:style-name="ce2" office:value-type="string" calcext:value-type="string">
            <text:p>False</text:p>
          </table:table-cell>
          <table:table-cell office:value-type="string" calcext:value-type="string">
            <text:p>https://covid.postera.ai/covid/submissions/b6a619a1-bcac-4be4-a999-5665a0ef019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1)N(CCCCC1CCCN(C(=O)CCl)C1)CCC2</text:p>
          </table:table-cell>
          <table:table-cell office:value-type="string" calcext:value-type="string">
            <text:p>PAU-UNI-f43-1</text:p>
          </table:table-cell>
          <table:table-cell office:value-type="string" calcext:value-type="string">
            <text:p>paul brear, University of cambridge</text:p>
          </table:table-cell>
          <table:table-cell office:value-type="string" calcext:value-type="string">
            <text:p>combination of covalent anchor x0749 and x0195. by eye followed by modelling</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f4334617-74f8-4d4a-abec-065a49b4bc4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Br)s2)c2cc(Cl)cc3ccccc23)CC1</text:p>
          </table:table-cell>
          <table:table-cell office:value-type="string" calcext:value-type="string">
            <text:p>PAU-WEI-3e8-1</text:p>
          </table:table-cell>
          <table:table-cell office:value-type="string" calcext:value-type="string">
            <text:p>Paul Gehrtz, Weizmann Institute of Science</text:p>
          </table:table-cell>
          <table:table-cell office:value-type="string" calcext:value-type="string">
            <text:p>x0770 + x1385 and x0770 + x0830 overlap by eye. Added Cl to Nph substituent in analogy.</text:p>
          </table:table-cell>
          <table:table-cell office:value-type="string" calcext:value-type="string">
            <text:p>x0770,x0830,x1385</text:p>
          </table:table-cell>
          <table:table-cell table:number-columns-repeated="3" table:style-name="ce2" office:value-type="string" calcext:value-type="string">
            <text:p>False</text:p>
          </table:table-cell>
          <table:table-cell office:value-type="string" calcext:value-type="string">
            <text:p>https://covid.postera.ai/covid/submissions/3e86dfd8-f79a-443b-a205-c8d0978e300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c(Cl)c2)c2ccc(Br)s2)CC1</text:p>
          </table:table-cell>
          <table:table-cell office:value-type="string" calcext:value-type="string">
            <text:p>PAU-WEI-3e8-2</text:p>
          </table:table-cell>
          <table:table-cell office:value-type="string" calcext:value-type="string">
            <text:p>Paul Gehrtz, Weizmann Institute of Science</text:p>
          </table:table-cell>
          <table:table-cell office:value-type="string" calcext:value-type="string">
            <text:p>x0770 + x1385 and x0770 + x0830 overlap by eye. Added Cl to Nph substituent in analogy.</text:p>
          </table:table-cell>
          <table:table-cell office:value-type="string" calcext:value-type="string">
            <text:p>x0770,x0830,x1385</text:p>
          </table:table-cell>
          <table:table-cell table:number-columns-repeated="3" table:style-name="ce2" office:value-type="string" calcext:value-type="string">
            <text:p>False</text:p>
          </table:table-cell>
          <table:table-cell office:value-type="string" calcext:value-type="string">
            <text:p>https://covid.postera.ai/covid/submissions/3e86dfd8-f79a-443b-a205-c8d0978e300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C(CCc2ccccc2)c2cccc(Cl)c2)CC1</text:p>
          </table:table-cell>
          <table:table-cell office:value-type="string" calcext:value-type="string">
            <text:p>PAU-WEI-b9b-1</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C(CCc2ccc(C(F)(F)F)cc2)c2cccc(Cl)c2)CC1</text:p>
          </table:table-cell>
          <table:table-cell office:value-type="string" calcext:value-type="string">
            <text:p>PAU-WEI-b9b-2</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1ccc(CCC(c2cccc(Cl)c2)N2CCN(C(=O)CCl)CC2)cc1</text:p>
          </table:table-cell>
          <table:table-cell office:value-type="string" calcext:value-type="string">
            <text:p>PAU-WEI-b9b-3</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N#Cc1cccc(C(CCc2ccccc2)N2CCN(C(=O)CCl)CC2)c1</text:p>
          </table:table-cell>
          <table:table-cell office:value-type="string" calcext:value-type="string">
            <text:p>PAU-WEI-b9b-4</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N#Cc1cccc(C(CCc2ccc(C(F)(F)F)cc2)N2CCN(C(=O)CCl)CC2)c1</text:p>
          </table:table-cell>
          <table:table-cell office:value-type="string" calcext:value-type="string">
            <text:p>PAU-WEI-b9b-5</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1ccc(CCC(c2cccc(C#N)c2)N2CCN(C(=O)CCl)CC2)cc1</text:p>
          </table:table-cell>
          <table:table-cell office:value-type="string" calcext:value-type="string">
            <text:p>PAU-WEI-b9b-6</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O)NCCc1c[nH]c2c(C(CCc3ccccc3)N3CCN(C(=O)CCl)CC3)cccc12</text:p>
          </table:table-cell>
          <table:table-cell office:value-type="string" calcext:value-type="string">
            <text:p>PAU-WEI-b9b-7</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O)NCCc1c[nH]c2c(C(CCc3ccc(C)cc3)N3CCN(C(=O)CCl)CC3)cccc12</text:p>
          </table:table-cell>
          <table:table-cell office:value-type="string" calcext:value-type="string">
            <text:p>PAU-WEI-b9b-8</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O)NCCc1c[nH]c2c(C(CCc3ccc(C(F)(F)F)cc3)N3CCN(C(=O)CCl)CC3)cccc12</text:p>
          </table:table-cell>
          <table:table-cell office:value-type="string" calcext:value-type="string">
            <text:p>PAU-WEI-b9b-9</text:p>
          </table:table-cell>
          <table:table-cell office:value-type="string" calcext:value-type="string">
            <text:p>Paul Gehrtz, Weizmann Institute of Science</text:p>
          </table:table-cell>
          <table:table-cell office:value-type="string" calcext:value-type="string">
            <text:p>Starting from <text:s/>PAT-UNK-b2d, there appears to be an area which likes lipophilic ends (x1385, x1380). Attaching an 2-phenylethyl residue to the N-methylene could target this area (Ph ring overlaps with piperidine amide of x1380). Conservative lipophilic derivatives also added (p-Me, p-CF3).</text:p>
          </table:table-cell>
          <table:table-cell office:value-type="string" calcext:value-type="string">
            <text:p>x0104,x0305,x0770,x1380,x1385</text:p>
          </table:table-cell>
          <table:table-cell table:number-columns-repeated="3" table:style-name="ce2" office:value-type="string" calcext:value-type="string">
            <text:p>False</text:p>
          </table:table-cell>
          <table:table-cell office:value-type="string" calcext:value-type="string">
            <text:p>https://covid.postera.ai/covid/submissions/b9b69149-728b-48ac-b50d-9dc89a43712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C@H](C(=O)N2CCCCC2)[C@@H](CCc2ccccc2)C1</text:p>
          </table:table-cell>
          <table:table-cell office:value-type="string" calcext:value-type="string">
            <text:p>PAU-WEI-c6d-1</text:p>
          </table:table-cell>
          <table:table-cell office:value-type="string" calcext:value-type="string">
            <text:p>Paul Gehrtz, Weizmann Institute of Science</text:p>
          </table:table-cell>
          <table:table-cell office:value-type="string" calcext:value-type="string">
            <text:p>Surface analysis of x1380 in pymol shows that branching off the central piperidine ring could enable targeting of a pocket by a 2-phenylethyl substituent. Said pocket was also hit by x0072 and x0305.</text:p>
          </table:table-cell>
          <table:table-cell office:value-type="string" calcext:value-type="string">
            <text:p>x0072,x0305,x1380</text:p>
          </table:table-cell>
          <table:table-cell table:number-columns-repeated="3" table:style-name="ce2" office:value-type="string" calcext:value-type="string">
            <text:p>False</text:p>
          </table:table-cell>
          <table:table-cell office:value-type="string" calcext:value-type="string">
            <text:p>https://covid.postera.ai/covid/submissions/c6d65c11-5869-45d6-b685-d9786aded1d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O)NCCc1c[nH]c2c(C(c3ccc(Br)s3)N3CCN(C(=O)CCl)CC3)cccc12</text:p>
          </table:table-cell>
          <table:table-cell office:value-type="string" calcext:value-type="string">
            <text:p>PAU-WEI-f73-1</text:p>
          </table:table-cell>
          <table:table-cell office:value-type="string" calcext:value-type="string">
            <text:p>Paul Gehrtz, Weizmann Institute</text:p>
          </table:table-cell>
          <table:table-cell office:value-type="string" calcext:value-type="string">
            <text:p>Merged non-covalent fragments x0104, x1249, x0305 with covalent fragments x0830, x1385 based on overlap.</text:p>
          </table:table-cell>
          <table:table-cell office:value-type="string" calcext:value-type="string">
            <text:p>x0104,x0305,x0830,x1249,x1385</text:p>
          </table:table-cell>
          <table:table-cell table:number-columns-repeated="3" table:style-name="ce2" office:value-type="string" calcext:value-type="string">
            <text:p>False</text:p>
          </table:table-cell>
          <table:table-cell office:value-type="string" calcext:value-type="string">
            <text:p>https://covid.postera.ai/covid/submissions/f734c343-ab19-4bdf-8469-060177d375a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N#Cc1ccc(CNC(=O)N2CCOCC2)c(C(c2ccc(Br)s2)N2CCN(C(=O)CCl)CC2)c1</text:p>
          </table:table-cell>
          <table:table-cell office:value-type="string" calcext:value-type="string">
            <text:p>PAU-WEI-f73-2</text:p>
          </table:table-cell>
          <table:table-cell office:value-type="string" calcext:value-type="string">
            <text:p>Paul Gehrtz, Weizmann Institute</text:p>
          </table:table-cell>
          <table:table-cell office:value-type="string" calcext:value-type="string">
            <text:p>Merged non-covalent fragments x0104, x1249, x0305 with covalent fragments x0830, x1385 based on overlap.</text:p>
          </table:table-cell>
          <table:table-cell office:value-type="string" calcext:value-type="string">
            <text:p>x0104,x0305,x0830,x1249,x1385</text:p>
          </table:table-cell>
          <table:table-cell table:number-columns-repeated="3" table:style-name="ce2" office:value-type="string" calcext:value-type="string">
            <text:p>False</text:p>
          </table:table-cell>
          <table:table-cell office:value-type="string" calcext:value-type="string">
            <text:p>https://covid.postera.ai/covid/submissions/f734c343-ab19-4bdf-8469-060177d375a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Nc1ncc(C#N)cc1C(c1ccc(Br)s1)N1CCN(C(=O)CCl)CC1</text:p>
          </table:table-cell>
          <table:table-cell office:value-type="string" calcext:value-type="string">
            <text:p>PAU-WEI-f73-3</text:p>
          </table:table-cell>
          <table:table-cell office:value-type="string" calcext:value-type="string">
            <text:p>Paul Gehrtz, Weizmann Institute</text:p>
          </table:table-cell>
          <table:table-cell office:value-type="string" calcext:value-type="string">
            <text:p>Merged non-covalent fragments x0104, x1249, x0305 with covalent fragments x0830, x1385 based on overlap.</text:p>
          </table:table-cell>
          <table:table-cell office:value-type="string" calcext:value-type="string">
            <text:p>x0104,x0305,x0830,x1249,x1385</text:p>
          </table:table-cell>
          <table:table-cell table:number-columns-repeated="3" table:style-name="ce2" office:value-type="string" calcext:value-type="string">
            <text:p>False</text:p>
          </table:table-cell>
          <table:table-cell office:value-type="string" calcext:value-type="string">
            <text:p>https://covid.postera.ai/covid/submissions/f734c343-ab19-4bdf-8469-060177d375a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Br)c(CC[N@H+]2CCCN(C(=O)CCl)CC2)c1</text:p>
          </table:table-cell>
          <table:table-cell office:value-type="string" calcext:value-type="string">
            <text:p>PED-UNI-89d-1</text:p>
          </table:table-cell>
          <table:table-cell office:value-type="string" calcext:value-type="string">
            <text:p>Pedro Silva, Univ. Fernando Pessoa</text:p>
          </table:table-cell>
          <table:table-cell office:value-type="string" calcext:value-type="string">
            <text:p>Close proximity of both binding sites</text:p>
          </table:table-cell>
          <table:table-cell office:value-type="string" calcext:value-type="string">
            <text:p>x0831,x0946</text:p>
          </table:table-cell>
          <table:table-cell table:number-columns-repeated="3" table:style-name="ce2" office:value-type="string" calcext:value-type="string">
            <text:p>False</text:p>
          </table:table-cell>
          <table:table-cell office:value-type="string" calcext:value-type="string">
            <text:p>https://covid.postera.ai/covid/submissions/89deb5c9-aaf3-47f3-b105-8192943b0ec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S(=O)(=O)c2ccc(Cl)c(C[C@@H]3CN(C(=O)NCc4ccc([N+](=O)[O-])cc4)CCO3)c2)CC1</text:p>
          </table:table-cell>
          <table:table-cell office:value-type="string" calcext:value-type="string">
            <text:p>PED-UNI-b79-1</text:p>
          </table:table-cell>
          <table:table-cell office:value-type="string" calcext:value-type="string">
            <text:p>Pedro Silva, Univ. Fernando Pessoa</text:p>
          </table:table-cell>
          <table:table-cell office:value-type="string" calcext:value-type="string">
            <text:p>Modification of a juxtaposition of x1249 and x1308.</text:p>
            <text:p>Short energy minimizations suggest that all the binding interactions remain, and the nitrated derivative can form important interactions with His41 and /or His164.</text:p>
          </table:table-cell>
          <table:table-cell office:value-type="string" calcext:value-type="string">
            <text:p>x1249,x1308</text:p>
          </table:table-cell>
          <table:table-cell table:number-columns-repeated="3" table:style-name="ce2" office:value-type="string" calcext:value-type="string">
            <text:p>False</text:p>
          </table:table-cell>
          <table:table-cell office:value-type="string" calcext:value-type="string">
            <text:p>https://covid.postera.ai/covid/submissions/b79f0f51-d12e-46bf-ba60-ee717cfd90e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Cc1ccc(CNC(=O)N2CCO[C@H](Cc3cc(S(=O)(=O)N4CCN(C(=O)CCl)CC4)ccc3Cl)C2)cc1</text:p>
          </table:table-cell>
          <table:table-cell office:value-type="string" calcext:value-type="string">
            <text:p>PED-UNI-b79-2</text:p>
          </table:table-cell>
          <table:table-cell office:value-type="string" calcext:value-type="string">
            <text:p>Pedro Silva, Univ. Fernando Pessoa</text:p>
          </table:table-cell>
          <table:table-cell office:value-type="string" calcext:value-type="string">
            <text:p>Modification of a juxtaposition of x1249 and x1308.</text:p>
            <text:p>Short energy minimizations suggest that all the binding interactions remain, and the nitrated derivative can form important interactions with His41 and /or His164.</text:p>
          </table:table-cell>
          <table:table-cell office:value-type="string" calcext:value-type="string">
            <text:p>x1249,x1308</text:p>
          </table:table-cell>
          <table:table-cell table:number-columns-repeated="3" table:style-name="ce2" office:value-type="string" calcext:value-type="string">
            <text:p>False</text:p>
          </table:table-cell>
          <table:table-cell office:value-type="string" calcext:value-type="string">
            <text:p>https://covid.postera.ai/covid/submissions/b79f0f51-d12e-46bf-ba60-ee717cfd90ee</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1ccc2c(c1)N[C@@H](C[C@H](c1ccc(Br)s1)[NH+]1CCN(C(=O)CCl)CC1)CC2</text:p>
          </table:table-cell>
          <table:table-cell office:value-type="string" calcext:value-type="string">
            <text:p>PED-UNI-d0b-1</text:p>
          </table:table-cell>
          <table:table-cell office:value-type="string" calcext:value-type="string">
            <text:p>Pedro Silva, Univ. Fernando Pessoa</text:p>
          </table:table-cell>
          <table:table-cell office:value-type="string" calcext:value-type="string">
            <text:p>merged both fragments due to the closeness of their binding sites. <text:s/>Optimization (MM) did not cause large changes in binding mode</text:p>
          </table:table-cell>
          <table:table-cell office:value-type="string" calcext:value-type="string">
            <text:p>x0195,x1385</text:p>
          </table:table-cell>
          <table:table-cell table:number-columns-repeated="3" table:style-name="ce2" office:value-type="string" calcext:value-type="string">
            <text:p>False</text:p>
          </table:table-cell>
          <table:table-cell office:value-type="string" calcext:value-type="string">
            <text:p>https://covid.postera.ai/covid/submissions/d0b586b3-0836-44e0-821a-632a10ca52c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C(=O)N1Cc2ccc(C(F)(F)F)cc2C(c2ccccc2Cl)C1</text:p>
          </table:table-cell>
          <table:table-cell office:value-type="string" calcext:value-type="string">
            <text:p>RAV-REL-e0c-1</text:p>
          </table:table-cell>
          <table:table-cell office:value-type="string" calcext:value-type="string">
            <text:p>Ravi Kurukulasuriya, Relay Therapeutics - Cambridge MA- USA</text:p>
          </table:table-cell>
          <table:table-cell office:value-type="string" calcext:value-type="string">
            <text:p>Hello Team, please take a look at the following 3 structures that are attempting to engage Cys 145 via the acyl-dihydroisoquinoline and related hits in cluster-2. </text:p>
            <text:p/>
            <text:p>Thank you for this incredible effort to help humanity at their of hour of need. </text:p>
            <text:p/>
            <text:p>Ravi Kurukulasuriya</text:p>
            <text:p>Relay Chemistry</text:p>
          </table:table-cell>
          <table:table-cell office:value-type="string" calcext:value-type="string">
            <text:p>x1420</text:p>
          </table:table-cell>
          <table:table-cell table:number-columns-repeated="3" table:style-name="ce2" office:value-type="string" calcext:value-type="string">
            <text:p>False</text:p>
          </table:table-cell>
          <table:table-cell office:value-type="string" calcext:value-type="string">
            <text:p>https://covid.postera.ai/covid/submissions/e0cd5b56-777c-4dd7-92f2-e0080e6b4e75</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10">
          <table:table-cell office:value-type="string" calcext:value-type="string">
            <text:p>C=CC(=O)N1Cc2ccc(C(F)(F)F)cc2C(c2ccc(C(C)(C)O)cc2Cl)C1</text:p>
          </table:table-cell>
          <table:table-cell office:value-type="string" calcext:value-type="string">
            <text:p>RAV-REL-e0c-3</text:p>
          </table:table-cell>
          <table:table-cell office:value-type="string" calcext:value-type="string">
            <text:p>Ravi Kurukulasuriya, Relay Therapeutics - Cambridge MA- USA</text:p>
          </table:table-cell>
          <table:table-cell office:value-type="string" calcext:value-type="string">
            <text:p>Hello Team, please take a look at the following 3 structures that are attempting to engage Cys 145 via the acyl-dihydroisoquinoline and related hits in cluster-2. </text:p>
            <text:p/>
            <text:p>Thank you for this incredible effort to help humanity at their of hour of need. </text:p>
            <text:p/>
            <text:p>Ravi Kurukulasuriya</text:p>
            <text:p>Relay Chemistry</text:p>
          </table:table-cell>
          <table:table-cell office:value-type="string" calcext:value-type="string">
            <text:p>x1420</text:p>
          </table:table-cell>
          <table:table-cell table:number-columns-repeated="3" table:style-name="ce2" office:value-type="string" calcext:value-type="string">
            <text:p>False</text:p>
          </table:table-cell>
          <table:table-cell office:value-type="string" calcext:value-type="string">
            <text:p>https://covid.postera.ai/covid/submissions/e0cd5b56-777c-4dd7-92f2-e0080e6b4e75</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
          <table:table-cell office:value-type="string" calcext:value-type="string">
            <text:p>CC(C)N(C)C(=O)c1ccc2c(c1)CN(C(=O)CCl)CC2c1ccccc1</text:p>
          </table:table-cell>
          <table:table-cell office:value-type="string" calcext:value-type="string">
            <text:p>SAL-INS-1c7-1</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1ccc(F)cc1Cc1c[nH]cn1)C1C=CS(=O)(=O)C1</text:p>
          </table:table-cell>
          <table:table-cell office:value-type="string" calcext:value-type="string">
            <text:p>SAL-INS-1c7-10</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Br)s2)C(c2ccccc2)C1</text:p>
          </table:table-cell>
          <table:table-cell office:value-type="string" calcext:value-type="string">
            <text:p>SAL-INS-1c7-11</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Br)s2)C(c2cnc[nH]2)C1</text:p>
          </table:table-cell>
          <table:table-cell office:value-type="string" calcext:value-type="string">
            <text:p>SAL-INS-1c7-12</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N(C(=O)c1ccc2c(c1)CN(C(=O)CCl)CC2c1ccccc1)c1c[nH]cn1</text:p>
          </table:table-cell>
          <table:table-cell office:value-type="string" calcext:value-type="string">
            <text:p>SAL-INS-1c7-2</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C)N(C)C(=O)c1ccc2c(c1)CN(C(=O)CCl)CC2c1c[nH]cn1</text:p>
          </table:table-cell>
          <table:table-cell office:value-type="string" calcext:value-type="string">
            <text:p>SAL-INS-1c7-3</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N(C(=O)c1ccc2c(c1)CN(C(=O)CCl)CC2c1c[nH]cn1)c1c[nH]cn1</text:p>
          </table:table-cell>
          <table:table-cell office:value-type="string" calcext:value-type="string">
            <text:p>SAL-INS-1c7-4</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3c([N+](=O)[O-])cccc3cc2C(c2ccccc2)C1</text:p>
          </table:table-cell>
          <table:table-cell office:value-type="string" calcext:value-type="string">
            <text:p>SAL-INS-1c7-5</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2cc3c([N+](=O)[O-])cccc3cc2C(c2c[nH]cn2)C1</text:p>
          </table:table-cell>
          <table:table-cell office:value-type="string" calcext:value-type="string">
            <text:p>SAL-INS-1c7-6</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C(=O)CCl)C2C=CS(=O)(=O)C2)c(Cc2ccccc2)c1</text:p>
          </table:table-cell>
          <table:table-cell office:value-type="string" calcext:value-type="string">
            <text:p>SAL-INS-1c7-7</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c1ccc(F)cc1Cc1ccccc1)C1C=CS(=O)(=O)C1</text:p>
          </table:table-cell>
          <table:table-cell office:value-type="string" calcext:value-type="string">
            <text:p>SAL-INS-1c7-8</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N(C(=O)CCl)C2C=CS(=O)(=O)C2)c(Cc2c[nH]cn2)c1</text:p>
          </table:table-cell>
          <table:table-cell office:value-type="string" calcext:value-type="string">
            <text:p>SAL-INS-1c7-9</text:p>
          </table:table-cell>
          <table:table-cell office:value-type="string" calcext:value-type="string">
            <text:p>Sally McGrath, Institute of Cancer Research (formerly)</text:p>
          </table:table-cell>
          <table:table-cell office:value-type="string" calcext:value-type="string">
            <text:p>By eye as all others submitted. <text:s/>Combining fragments and adding in imidazoles to try and make extra H bonds with pocket.</text:p>
          </table:table-cell>
          <table:table-cell office:value-type="string" calcext:value-type="string">
            <text:p>x0734,x1374,x1385,x1392,x1458</text:p>
          </table:table-cell>
          <table:table-cell table:number-columns-repeated="3" table:style-name="ce2" office:value-type="string" calcext:value-type="string">
            <text:p>False</text:p>
          </table:table-cell>
          <table:table-cell office:value-type="string" calcext:value-type="string">
            <text:p>https://covid.postera.ai/covid/submissions/1c7a5a55-f3cd-4ae9-8dea-1f407a2eccf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S(=O)(=O)c2ccc(Cl)cc2)C[C@@H]1Oc1ccc(F)cc1</text:p>
          </table:table-cell>
          <table:table-cell office:value-type="string" calcext:value-type="string">
            <text:p>SAL-INS-1ea-1</text:p>
          </table:table-cell>
          <table:table-cell office:value-type="string" calcext:value-type="string">
            <text:p>Sally McGrath, Institute of Cancer Research (formerly)</text:p>
          </table:table-cell>
          <table:table-cell office:value-type="string" calcext:value-type="string">
            <text:p>Combining fragments. <text:s/>Sorry about the chiral centre! <text:s/>May be worth trying both enantiomers / racemic especially in the case of the phenol variants due to the flexible chain.</text:p>
          </table:table-cell>
          <table:table-cell office:value-type="string" calcext:value-type="string">
            <text:p>x0759,x1308,x1358,x1402</text:p>
          </table:table-cell>
          <table:table-cell table:number-columns-repeated="3" table:style-name="ce2" office:value-type="string" calcext:value-type="string">
            <text:p>False</text:p>
          </table:table-cell>
          <table:table-cell office:value-type="string" calcext:value-type="string">
            <text:p>https://covid.postera.ai/covid/submissions/1ea6d4ee-f0fa-4420-b130-5213ec5d03b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S(=O)(=O)c2ccc(Cl)s2)C[C@@H]1Oc1ccc(F)cc1</text:p>
          </table:table-cell>
          <table:table-cell office:value-type="string" calcext:value-type="string">
            <text:p>SAL-INS-1ea-2</text:p>
          </table:table-cell>
          <table:table-cell office:value-type="string" calcext:value-type="string">
            <text:p>Sally McGrath, Institute of Cancer Research (formerly)</text:p>
          </table:table-cell>
          <table:table-cell office:value-type="string" calcext:value-type="string">
            <text:p>Combining fragments. <text:s/>Sorry about the chiral centre! <text:s/>May be worth trying both enantiomers / racemic especially in the case of the phenol variants due to the flexible chain.</text:p>
          </table:table-cell>
          <table:table-cell office:value-type="string" calcext:value-type="string">
            <text:p>x0759,x1308,x1358,x1402</text:p>
          </table:table-cell>
          <table:table-cell table:number-columns-repeated="3" table:style-name="ce2" office:value-type="string" calcext:value-type="string">
            <text:p>False</text:p>
          </table:table-cell>
          <table:table-cell office:value-type="string" calcext:value-type="string">
            <text:p>https://covid.postera.ai/covid/submissions/1ea6d4ee-f0fa-4420-b130-5213ec5d03b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S(=O)(=O)c2ccc(Cl)s2)[C@@H](CCc2ccccc2O)C1</text:p>
          </table:table-cell>
          <table:table-cell office:value-type="string" calcext:value-type="string">
            <text:p>SAL-INS-1ea-3</text:p>
          </table:table-cell>
          <table:table-cell office:value-type="string" calcext:value-type="string">
            <text:p>Sally McGrath, Institute of Cancer Research (formerly)</text:p>
          </table:table-cell>
          <table:table-cell office:value-type="string" calcext:value-type="string">
            <text:p>Combining fragments. <text:s/>Sorry about the chiral centre! <text:s/>May be worth trying both enantiomers / racemic especially in the case of the phenol variants due to the flexible chain.</text:p>
          </table:table-cell>
          <table:table-cell office:value-type="string" calcext:value-type="string">
            <text:p>x0759,x1308,x1358,x1402</text:p>
          </table:table-cell>
          <table:table-cell table:number-columns-repeated="3" table:style-name="ce2" office:value-type="string" calcext:value-type="string">
            <text:p>False</text:p>
          </table:table-cell>
          <table:table-cell office:value-type="string" calcext:value-type="string">
            <text:p>https://covid.postera.ai/covid/submissions/1ea6d4ee-f0fa-4420-b130-5213ec5d03b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S(=O)(=O)c2ccc(Cl)cc2)[C@@H](CCc2ccccc2O)C1</text:p>
          </table:table-cell>
          <table:table-cell office:value-type="string" calcext:value-type="string">
            <text:p>SAL-INS-1ea-4</text:p>
          </table:table-cell>
          <table:table-cell office:value-type="string" calcext:value-type="string">
            <text:p>Sally McGrath, Institute of Cancer Research (formerly)</text:p>
          </table:table-cell>
          <table:table-cell office:value-type="string" calcext:value-type="string">
            <text:p>Combining fragments. <text:s/>Sorry about the chiral centre! <text:s/>May be worth trying both enantiomers / racemic especially in the case of the phenol variants due to the flexible chain.</text:p>
          </table:table-cell>
          <table:table-cell office:value-type="string" calcext:value-type="string">
            <text:p>x0759,x1308,x1358,x1402</text:p>
          </table:table-cell>
          <table:table-cell table:number-columns-repeated="3" table:style-name="ce2" office:value-type="string" calcext:value-type="string">
            <text:p>False</text:p>
          </table:table-cell>
          <table:table-cell office:value-type="string" calcext:value-type="string">
            <text:p>https://covid.postera.ai/covid/submissions/1ea6d4ee-f0fa-4420-b130-5213ec5d03bd</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C(=O)N1Cc2c(OCCN3CCOCC3)cccc2[C@H](c2cccc(Cl)c2)C1</text:p>
          </table:table-cell>
          <table:table-cell office:value-type="string" calcext:value-type="string">
            <text:p>SEA-TRI-078-1</text:p>
          </table:table-cell>
          <table:table-cell office:value-type="string" calcext:value-type="string">
            <text:p>Sean McKenna, Trinity College Dublin</text:p>
          </table:table-cell>
          <table:table-cell office:value-type="string" calcext:value-type="string">
            <text:p>Fragment linking</text:p>
            <text:p/>
            <text:p>Alternative michael acceptor</text:p>
            <text:p/>
            <text:p>Solubiliser</text:p>
            <text:p/>
            <text:p>Part by eye, part by SeeSAR</text:p>
          </table:table-cell>
          <table:table-cell office:value-type="string" calcext:value-type="string">
            <text:p>x0395,x0434</text:p>
          </table:table-cell>
          <table:table-cell table:number-columns-repeated="3" table:style-name="ce2" office:value-type="string" calcext:value-type="string">
            <text:p>False</text:p>
          </table:table-cell>
          <table:table-cell office:value-type="string" calcext:value-type="string">
            <text:p>https://covid.postera.ai/covid/submissions/078a8df3-73af-4920-b442-1ab7729f224d</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c1ccc([C@H](c2cccc(Cl)c2)N2CCN(C(=O)CCl)CC2)s1</text:p>
          </table:table-cell>
          <table:table-cell office:value-type="string" calcext:value-type="string">
            <text:p>SEA-TRI-2c7-1</text:p>
          </table:table-cell>
          <table:table-cell office:value-type="string" calcext:value-type="string">
            <text:p>Sean McKenna, Trinity College Dublin</text:p>
          </table:table-cell>
          <table:table-cell office:value-type="string" calcext:value-type="string">
            <text:p>Fragment linking</text:p>
            <text:p/>
            <text:p>Part by eye, part by SeeSAR</text:p>
          </table:table-cell>
          <table:table-cell office:value-type="string" calcext:value-type="string">
            <text:p>x0770,x1334</text:p>
          </table:table-cell>
          <table:table-cell table:number-columns-repeated="3" table:style-name="ce2" office:value-type="string" calcext:value-type="string">
            <text:p>False</text:p>
          </table:table-cell>
          <table:table-cell office:value-type="string" calcext:value-type="string">
            <text:p>https://covid.postera.ai/covid/submissions/2c7f3de8-0407-4b07-a172-a400ab22378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OCCN3CCOCC3)cccc2[C@H](c2cocc2Cl)C1</text:p>
          </table:table-cell>
          <table:table-cell office:value-type="string" calcext:value-type="string">
            <text:p>SEA-TRI-388-1</text:p>
          </table:table-cell>
          <table:table-cell office:value-type="string" calcext:value-type="string">
            <text:p>Sean McKenna, Trinity College Dublin</text:p>
          </table:table-cell>
          <table:table-cell office:value-type="string" calcext:value-type="string">
            <text:p>Fragment linking, some by eye, solubilisation, some SeeSAR used</text:p>
            <text:p/>
            <text:p>Aryl switched to orientate halogen group correctly.</text:p>
          </table:table-cell>
          <table:table-cell office:value-type="string" calcext:value-type="string">
            <text:p>x1392</text:p>
          </table:table-cell>
          <table:table-cell table:number-columns-repeated="3" table:style-name="ce2" office:value-type="string" calcext:value-type="string">
            <text:p>False</text:p>
          </table:table-cell>
          <table:table-cell office:value-type="string" calcext:value-type="string">
            <text:p>https://covid.postera.ai/covid/submissions/38830027-d6bc-4c82-b914-f602a31b9be4</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c2cc(Cl)cc3cccc(OCCN4CCOCC4)c23)CC1</text:p>
          </table:table-cell>
          <table:table-cell office:value-type="string" calcext:value-type="string">
            <text:p>SEA-TRI-67e-1</text:p>
          </table:table-cell>
          <table:table-cell office:value-type="string" calcext:value-type="string">
            <text:p>Sean McKenna, Trinity College Dublin</text:p>
          </table:table-cell>
          <table:table-cell office:value-type="string" calcext:value-type="string">
            <text:p>Fragment extension into lipophilic pocket (Cl group)</text:p>
            <text:p/>
            <text:p>Solubilisation</text:p>
          </table:table-cell>
          <table:table-cell office:value-type="string" calcext:value-type="string">
            <text:p>x0830</text:p>
          </table:table-cell>
          <table:table-cell table:number-columns-repeated="3" table:style-name="ce2" office:value-type="string" calcext:value-type="string">
            <text:p>False</text:p>
          </table:table-cell>
          <table:table-cell office:value-type="string" calcext:value-type="string">
            <text:p>https://covid.postera.ai/covid/submissions/67e8f1c7-b531-481c-85e3-32fe58a3f83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S(=O)(=O)N1CCN([C@@H](c2cc(Cl)cc(CCS(N)(=O)=O)c2)c2cccs2)CC1</text:p>
          </table:table-cell>
          <table:table-cell office:value-type="string" calcext:value-type="string">
            <text:p>SEA-TRI-6cb-1</text:p>
          </table:table-cell>
          <table:table-cell office:value-type="string" calcext:value-type="string">
            <text:p>Sean McKenna, Trinity College Dublin</text:p>
          </table:table-cell>
          <table:table-cell office:value-type="string" calcext:value-type="string">
            <text:p>Fragment linking</text:p>
            <text:p/>
            <text:p>Extending into region bound by sulfonamide reversible binders</text:p>
            <text:p/>
            <text:p>Vinyl sulfone Michael acceptor </text:p>
            <text:p/>
            <text:p>Part by eye, part by SeeSAR</text:p>
          </table:table-cell>
          <table:table-cell office:value-type="string" calcext:value-type="string">
            <text:p>x0161,x0770</text:p>
          </table:table-cell>
          <table:table-cell table:number-columns-repeated="3" table:style-name="ce2" office:value-type="string" calcext:value-type="string">
            <text:p>False</text:p>
          </table:table-cell>
          <table:table-cell office:value-type="string" calcext:value-type="string">
            <text:p>https://covid.postera.ai/covid/submissions/6cb4f71a-5166-4bc4-9920-7301f1dc32b7</text:p>
          </table:table-cell>
          <table:table-cell table:number-columns-repeated="2" table:style-name="ce2" office:value-type="string" calcext:value-type="string">
            <text:p>True</text:p>
          </table:table-cell>
          <table:table-cell table:number-columns-repeated="4"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row>
        <table:table-row table:style-name="ro3">
          <table:table-cell office:value-type="string" calcext:value-type="string">
            <text:p>O=C(CCl)N1CCN([C@@H](c2cccc(Cl)c2)c2ccc(Cl)s2)CC1</text:p>
          </table:table-cell>
          <table:table-cell office:value-type="string" calcext:value-type="string">
            <text:p>SEA-TRI-822-1</text:p>
          </table:table-cell>
          <table:table-cell office:value-type="string" calcext:value-type="string">
            <text:p>Sean McKenna, Trinity College Dublin</text:p>
          </table:table-cell>
          <table:table-cell office:value-type="string" calcext:value-type="string">
            <text:p>Fragment linking</text:p>
            <text:p/>
            <text:p>Part by eye, part by SeeSAR</text:p>
          </table:table-cell>
          <table:table-cell office:value-type="string" calcext:value-type="string">
            <text:p>x0434,x1382</text:p>
          </table:table-cell>
          <table:table-cell table:number-columns-repeated="3" table:style-name="ce2" office:value-type="string" calcext:value-type="string">
            <text:p>False</text:p>
          </table:table-cell>
          <table:table-cell office:value-type="string" calcext:value-type="string">
            <text:p>https://covid.postera.ai/covid/submissions/8222e606-be03-44bb-9b6d-d2d34531b7f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CCl)N1CCN(Cc2ccc(Cl)s2)C[C@@H]1Cc1ccc(O)cc1</text:p>
          </table:table-cell>
          <table:table-cell office:value-type="string" calcext:value-type="string">
            <text:p>SEA-TRI-825-1</text:p>
          </table:table-cell>
          <table:table-cell office:value-type="string" calcext:value-type="string">
            <text:p>Sean McKenna, Trinity College Dublin</text:p>
          </table:table-cell>
          <table:table-cell office:value-type="string" calcext:value-type="string">
            <text:p>Merging non covalent and covalent hit</text:p>
            <text:p/>
            <text:p>Targetting DMSO/water pocket seen frequently in crystal structures.</text:p>
            <text:p/>
            <text:p>Valuable to consider alternative cysteine reactive groups e.g. Micheal acceptors.</text:p>
          </table:table-cell>
          <table:table-cell office:value-type="string" calcext:value-type="string">
            <text:p>x0967,x1334</text:p>
          </table:table-cell>
          <table:table-cell table:number-columns-repeated="3" table:style-name="ce2" office:value-type="string" calcext:value-type="string">
            <text:p>False</text:p>
          </table:table-cell>
          <table:table-cell office:value-type="string" calcext:value-type="string">
            <text:p>https://covid.postera.ai/covid/submissions/8252c13b-28e3-4eb2-89eb-55a663db6ce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C(=O)N1CCN(Cc2cc(Cl)cc3cccc(OCCN4CCN(C)CC4)c23)CC1</text:p>
          </table:table-cell>
          <table:table-cell office:value-type="string" calcext:value-type="string">
            <text:p>SEA-TRI-98d-1</text:p>
          </table:table-cell>
          <table:table-cell office:value-type="string" calcext:value-type="string">
            <text:p>Sean McKenna, Trinity College Dublin</text:p>
          </table:table-cell>
          <table:table-cell office:value-type="string" calcext:value-type="string">
            <text:p>Extension of fragment hit. Lipophilic pocket utilised.</text:p>
            <text:p/>
            <text:p>Switch cysteine reactive group to michael acceptor</text:p>
            <text:p/>
            <text:p>Added solubiliser</text:p>
          </table:table-cell>
          <table:table-cell office:value-type="string" calcext:value-type="string">
            <text:p>x0830</text:p>
          </table:table-cell>
          <table:table-cell table:number-columns-repeated="3" table:style-name="ce2" office:value-type="string" calcext:value-type="string">
            <text:p>False</text:p>
          </table:table-cell>
          <table:table-cell office:value-type="string" calcext:value-type="string">
            <text:p>https://covid.postera.ai/covid/submissions/98d2cd42-0e2b-453d-9da9-1b5d9463869d</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NS(=O)(=O)CCc1cccc2sc(C3CCCN(C(=O)CCl)C3)nc12</text:p>
          </table:table-cell>
          <table:table-cell office:value-type="string" calcext:value-type="string">
            <text:p>SEA-TRI-f74-1</text:p>
          </table:table-cell>
          <table:table-cell office:value-type="string" calcext:value-type="string">
            <text:p>Sean McKenna, Trinity College Dublin</text:p>
          </table:table-cell>
          <table:table-cell office:value-type="string" calcext:value-type="string">
            <text:p>Extending fragment hit</text:p>
          </table:table-cell>
          <table:table-cell office:value-type="string" calcext:value-type="string">
            <text:p>x0749,x0946</text:p>
          </table:table-cell>
          <table:table-cell table:number-columns-repeated="3" table:style-name="ce2" office:value-type="string" calcext:value-type="string">
            <text:p>False</text:p>
          </table:table-cell>
          <table:table-cell office:value-type="string" calcext:value-type="string">
            <text:p>https://covid.postera.ai/covid/submissions/f744d433-db41-4726-81e7-4b0fb5dadfe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2c(OCCN3CCOCC3)cccc2[C@H](c2cccc(Cl)c2)C1</text:p>
          </table:table-cell>
          <table:table-cell office:value-type="string" calcext:value-type="string">
            <text:p>SEA-TRI-fac-1</text:p>
          </table:table-cell>
          <table:table-cell office:value-type="string" calcext:value-type="string">
            <text:p>Sean McKenna, Trinity College Dublin</text:p>
          </table:table-cell>
          <table:table-cell office:value-type="string" calcext:value-type="string">
            <text:p>Solubilisation, growth into halogen/nitrile hole.</text:p>
            <text:p/>
            <text:p>Some by eye, some by SeeSAR</text:p>
          </table:table-cell>
          <table:table-cell office:value-type="string" calcext:value-type="string">
            <text:p>x1392</text:p>
          </table:table-cell>
          <table:table-cell table:number-columns-repeated="3" table:style-name="ce2" office:value-type="string" calcext:value-type="string">
            <text:p>False</text:p>
          </table:table-cell>
          <table:table-cell office:value-type="string" calcext:value-type="string">
            <text:p>https://covid.postera.ai/covid/submissions/fac72a44-6fa7-423a-821d-e809b8703db9</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Nc1cncc(NC(=O)c2ccc(N3CCC(CN(C(=O)CCl)C4C=CS(=O)(=O)C4)OCN3C(=O)CCl)cn2)c1</text:p>
          </table:table-cell>
          <table:table-cell office:value-type="string" calcext:value-type="string">
            <text:p>SEL-UNI-49a-1</text:p>
          </table:table-cell>
          <table:table-cell office:value-type="string" calcext:value-type="string">
            <text:p>Selena and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 The compounds have a second reactive group (cloroacetemide or ethynylpurine) modelled to approach Cys44.</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49ab05bd-0d0b-4ed6-9e1c-aae10e6d107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C(N(C(=O)CCl)C2C=CS(=O)(=O)C2)=CC1</text:p>
          </table:table-cell>
          <table:table-cell office:value-type="string" calcext:value-type="string">
            <text:p>SEL-UNI-49a-2</text:p>
          </table:table-cell>
          <table:table-cell office:value-type="string" calcext:value-type="string">
            <text:p>Selena and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 The compounds have a second reactive group (cloroacetemide or ethynylpurine) modelled to approach Cys44.</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49ab05bd-0d0b-4ed6-9e1c-aae10e6d107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1c(N)cncc1NC(=O)CC(c1ccsc1)C1C=C(N(C(=O)CCl)C2C=CS(=O)(=O)C2)C=CN1C(=O)CCl</text:p>
          </table:table-cell>
          <table:table-cell office:value-type="string" calcext:value-type="string">
            <text:p>SEL-UNI-49a-3</text:p>
          </table:table-cell>
          <table:table-cell office:value-type="string" calcext:value-type="string">
            <text:p>Selena and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 The compounds have a second reactive group (cloroacetemide or ethynylpurine) modelled to approach Cys44.</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49ab05bd-0d0b-4ed6-9e1c-aae10e6d107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ncnc2[nH]c(C3CCCN(C(=O)CCl)C3)nc12</text:p>
          </table:table-cell>
          <table:table-cell office:value-type="string" calcext:value-type="string">
            <text:p>SEL-UNI-49a-4</text:p>
          </table:table-cell>
          <table:table-cell office:value-type="string" calcext:value-type="string">
            <text:p>Selena and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 The compounds have a second reactive group (cloroacetemide or ethynylpurine) modelled to approach Cys44.</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49ab05bd-0d0b-4ed6-9e1c-aae10e6d107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ncnc2c1N=C(C1CN(C(=O)CCl)CCN1[S](=O)=O)[N]2</text:p>
          </table:table-cell>
          <table:table-cell office:value-type="string" calcext:value-type="string">
            <text:p>SEL-UNI-49a-5</text:p>
          </table:table-cell>
          <table:table-cell office:value-type="string" calcext:value-type="string">
            <text:p>Selena and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 The compounds have a second reactive group (cloroacetemide or ethynylpurine) modelled to approach Cys44.</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49ab05bd-0d0b-4ed6-9e1c-aae10e6d107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ncnc2c1nc(C1CCCN(C(=O)CCl)C1)n2CC(=O)C(Cc1ccc(O)cc1)NC(C)=O</text:p>
          </table:table-cell>
          <table:table-cell office:value-type="string" calcext:value-type="string">
            <text:p>SEL-UNI-49a-6</text:p>
          </table:table-cell>
          <table:table-cell office:value-type="string" calcext:value-type="string">
            <text:p>Selena and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 The compounds have a second reactive group (cloroacetemide or ethynylpurine) modelled to approach Cys44.</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49ab05bd-0d0b-4ed6-9e1c-aae10e6d107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1ncnc2c1nc(C1CCCN(C(=O)CCl)C1)n2CC(=O)CN1C=C(N)C=NC1</text:p>
          </table:table-cell>
          <table:table-cell office:value-type="string" calcext:value-type="string">
            <text:p>SEL-UNI-49a-7</text:p>
          </table:table-cell>
          <table:table-cell office:value-type="string" calcext:value-type="string">
            <text:p>Selena and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 The compounds have a second reactive group (cloroacetemide or ethynylpurine) modelled to approach Cys44.</text:p>
          </table:table-cell>
          <table:table-cell office:value-type="string" calcext:value-type="string">
            <text:p>x0749</text:p>
          </table:table-cell>
          <table:table-cell table:number-columns-repeated="3" table:style-name="ce2" office:value-type="string" calcext:value-type="string">
            <text:p>False</text:p>
          </table:table-cell>
          <table:table-cell office:value-type="string" calcext:value-type="string">
            <text:p>https://covid.postera.ai/covid/submissions/49ab05bd-0d0b-4ed6-9e1c-aae10e6d107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C(=O)N2CCN(C(=O)CCl)C(CC(=N)N)C2)cc1</text:p>
          </table:table-cell>
          <table:table-cell office:value-type="string" calcext:value-type="string">
            <text:p>SEL-UNI-cd3-1</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S(=O)(=O)NCC(c1ccccc1)N1CCN(C(=O)CCl)CC1</text:p>
          </table:table-cell>
          <table:table-cell office:value-type="string" calcext:value-type="string">
            <text:p>SEL-UNI-cd3-2</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NS(=O)(=O)C1CCC2CCc3cc(C(=O)NNC(=O)CCl)sc3C2C1</text:p>
          </table:table-cell>
          <table:table-cell office:value-type="string" calcext:value-type="string">
            <text:p>SEL-UNI-cd3-3</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c1ncc(C)cc1C1CC(=O)N(c2cnccc2C)C2C1OC(N[S](=O)=O)CN2C(=O)CCl</text:p>
          </table:table-cell>
          <table:table-cell office:value-type="string" calcext:value-type="string">
            <text:p>SEL-UNI-cd3-4</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CCl)N1CCN(C(c2ccccc2)N2CCC(O)CC2)CC1</text:p>
          </table:table-cell>
          <table:table-cell office:value-type="string" calcext:value-type="string">
            <text:p>SEL-UNI-cd3-5</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c1ccccc1CN1CCN(C(=O)CCl)CC1</text:p>
          </table:table-cell>
          <table:table-cell office:value-type="string" calcext:value-type="string">
            <text:p>SEL-UNI-cd3-6</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NS(=O)(=O)c1ccc2cc(CN3CCN(C(=O)CCl)CC3)ccc2c1</text:p>
          </table:table-cell>
          <table:table-cell office:value-type="string" calcext:value-type="string">
            <text:p>SEL-UNI-cd3-7</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1=CNc2cc(CN3CCN(C(=O)CCl)CC3)ccc2C1</text:p>
          </table:table-cell>
          <table:table-cell office:value-type="string" calcext:value-type="string">
            <text:p>SEL-UNI-cd3-8</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1cccc(C(CNS(C)(=O)=O)N2CCN(C(=O)CCl)CC2)c1</text:p>
          </table:table-cell>
          <table:table-cell office:value-type="string" calcext:value-type="string">
            <text:p>SEL-UNI-cd3-9</text:p>
          </table:table-cell>
          <table:table-cell office:value-type="string" calcext:value-type="string">
            <text:p>Selena &amp; Mark, University of Leeds</text:p>
          </table:table-cell>
          <table:table-cell office:value-type="string" calcext:value-type="string">
            <text:p>These are each based on a covalent fragment, retaining the chloroacetemide group modelled as linking to Cys145, and elaborated by copying groups from non-covalent fragments bound at adjacent positions.</text:p>
            <text:p>Seven of the compounds have a second reactive group (cloroacetemide or ethynylpurine) modelled to approach Cys44.</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cd366922-89db-4fcf-8a6b-e1c61809cd5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NC1CCN(C(=O)CCl)CC1NCc1ccccc1)c1ccccc1</text:p>
          </table:table-cell>
          <table:table-cell office:value-type="string" calcext:value-type="string">
            <text:p>SIM-SYN-7db-1</text:p>
          </table:table-cell>
          <table:table-cell office:value-type="string" calcext:value-type="string">
            <text:p>Simon Williams, Syngenta</text:p>
          </table:table-cell>
          <table:table-cell office:value-type="string" calcext:value-type="string">
            <text:p>Growing fragment x1351 to try and pick up either interactions with the hydrophobic pocket filled by fragment x0692 or the H bond to His164 that is captured by x0397.</text:p>
          </table:table-cell>
          <table:table-cell office:value-type="string" calcext:value-type="string">
            <text:p>x0397,x0692,x1351</text:p>
          </table:table-cell>
          <table:table-cell table:number-columns-repeated="3" table:style-name="ce2" office:value-type="string" calcext:value-type="string">
            <text:p>False</text:p>
          </table:table-cell>
          <table:table-cell office:value-type="string" calcext:value-type="string">
            <text:p>https://covid.postera.ai/covid/submissions/7db9eb24-ae88-4a6e-a7b8-2fa5bcab2b8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N(C(c2ccccc2)c2ccccc2)CC1</text:p>
          </table:table-cell>
          <table:table-cell office:value-type="string" calcext:value-type="string">
            <text:p>SIM-SYN-f15-1</text:p>
          </table:table-cell>
          <table:table-cell office:value-type="string" calcext:value-type="string">
            <text:p>Simon Williams, Syngenta</text:p>
          </table:table-cell>
          <table:table-cell office:value-type="string" calcext:value-type="string">
            <text:p>Noting that the benzylic group on fragments such as x0692 and x1334 can orient in different directions but the rest of the fragments overlay very well. Combination of these two fragment should fill both hydrophobic pockets. A simpler combination would be to have symmetrical aryl groups.</text:p>
          </table:table-cell>
          <table:table-cell office:value-type="string" calcext:value-type="string">
            <text:p>x0692,x1334</text:p>
          </table:table-cell>
          <table:table-cell office:value-type="string" calcext:value-type="string">
            <text:p>Z57821431</text:p>
          </table:table-cell>
          <table:table-cell office:value-type="string" calcext:value-type="string">
            <text:p>Z199040704</text:p>
          </table:table-cell>
          <table:table-cell office:value-type="string" calcext:value-type="string">
            <text:p>EN300-18364</text:p>
          </table:table-cell>
          <table:table-cell office:value-type="string" calcext:value-type="string">
            <text:p>https://covid.postera.ai/covid/submissions/f15aaa3a-53a3-4dd7-ba06-87a3faf5de2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number-columns-repeated="2" table:style-name="ce2" office:value-type="string" calcext:value-type="string">
            <text:p>True</text:p>
          </table:table-cell>
        </table:table-row>
        <table:table-row table:style-name="ro7">
          <table:table-cell office:value-type="string" calcext:value-type="string">
            <text:p>Cc1cccc(C(c2ccc(Cl)s2)N2CCN(C(=O)CCl)CC2)c1</text:p>
          </table:table-cell>
          <table:table-cell office:value-type="string" calcext:value-type="string">
            <text:p>SIM-SYN-f15-2</text:p>
          </table:table-cell>
          <table:table-cell office:value-type="string" calcext:value-type="string">
            <text:p>Simon Williams, Syngenta</text:p>
          </table:table-cell>
          <table:table-cell office:value-type="string" calcext:value-type="string">
            <text:p>Noting that the benzylic group on fragments such as x0692 and x1334 can orient in different directions but the rest of the fragments overlay very well. Combination of these two fragment should fill both hydrophobic pockets. A simpler combination would be to have symmetrical aryl groups.</text:p>
          </table:table-cell>
          <table:table-cell office:value-type="string" calcext:value-type="string">
            <text:p>x0692,x1334</text:p>
          </table:table-cell>
          <table:table-cell table:number-columns-repeated="3" table:style-name="ce2" office:value-type="string" calcext:value-type="string">
            <text:p>False</text:p>
          </table:table-cell>
          <table:table-cell office:value-type="string" calcext:value-type="string">
            <text:p>https://covid.postera.ai/covid/submissions/f15aaa3a-53a3-4dd7-ba06-87a3faf5de2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NCCN1CCN(C(=O)CCl)CC1)c1ccccc1</text:p>
          </table:table-cell>
          <table:table-cell office:value-type="string" calcext:value-type="string">
            <text:p>STE-KU -2e0-1</text:p>
          </table:table-cell>
          <table:table-cell office:value-type="string" calcext:value-type="string">
            <text:p>Steven Verhelst, KU Leuven</text:p>
          </table:table-cell>
          <table:table-cell office:value-type="string" calcext:value-type="string">
            <text:p>We covalently docked all covalent fragments that were crystallized and focused on those that gave a reasonable overlap of the docked structure with the crystallized one. Most of these were piperazines with a CH2-aryl substituent. We suspect this CH2 gives the necessary flexibility to reach the S2 pocket. In the current design, we focused on ease of synthesis while adding more substituents to reach the S2 specificity pocket. Structures are currently being covalently docked to evaluate this.</text:p>
          </table:table-cell>
          <table:table-cell office:value-type="string" calcext:value-type="string">
            <text:p>x0692,x0749,x0770,x0830,x1386,x1418</text:p>
          </table:table-cell>
          <table:table-cell table:number-columns-repeated="3" table:style-name="ce2" office:value-type="string" calcext:value-type="string">
            <text:p>False</text:p>
          </table:table-cell>
          <table:table-cell office:value-type="string" calcext:value-type="string">
            <text:p>https://covid.postera.ai/covid/submissions/2e0d2e88-7636-43e8-a5fc-36d734d1db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NCCN1CCN(C(=O)CCl)CC1)c1cccc2ccccc12</text:p>
          </table:table-cell>
          <table:table-cell office:value-type="string" calcext:value-type="string">
            <text:p>STE-KU -2e0-2</text:p>
          </table:table-cell>
          <table:table-cell office:value-type="string" calcext:value-type="string">
            <text:p>Steven Verhelst, KU Leuven</text:p>
          </table:table-cell>
          <table:table-cell office:value-type="string" calcext:value-type="string">
            <text:p>We covalently docked all covalent fragments that were crystallized and focused on those that gave a reasonable overlap of the docked structure with the crystallized one. Most of these were piperazines with a CH2-aryl substituent. We suspect this CH2 gives the necessary flexibility to reach the S2 pocket. In the current design, we focused on ease of synthesis while adding more substituents to reach the S2 specificity pocket. Structures are currently being covalently docked to evaluate this.</text:p>
          </table:table-cell>
          <table:table-cell office:value-type="string" calcext:value-type="string">
            <text:p>x0692,x0749,x0770,x0830,x1386,x1418</text:p>
          </table:table-cell>
          <table:table-cell table:number-columns-repeated="3" table:style-name="ce2" office:value-type="string" calcext:value-type="string">
            <text:p>False</text:p>
          </table:table-cell>
          <table:table-cell office:value-type="string" calcext:value-type="string">
            <text:p>https://covid.postera.ai/covid/submissions/2e0d2e88-7636-43e8-a5fc-36d734d1db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NCCN1CCN(C(=O)CCl)CC1)c1cccnc1</text:p>
          </table:table-cell>
          <table:table-cell office:value-type="string" calcext:value-type="string">
            <text:p>STE-KU -2e0-3</text:p>
          </table:table-cell>
          <table:table-cell office:value-type="string" calcext:value-type="string">
            <text:p>Steven Verhelst, KU Leuven</text:p>
          </table:table-cell>
          <table:table-cell office:value-type="string" calcext:value-type="string">
            <text:p>We covalently docked all covalent fragments that were crystallized and focused on those that gave a reasonable overlap of the docked structure with the crystallized one. Most of these were piperazines with a CH2-aryl substituent. We suspect this CH2 gives the necessary flexibility to reach the S2 pocket. In the current design, we focused on ease of synthesis while adding more substituents to reach the S2 specificity pocket. Structures are currently being covalently docked to evaluate this.</text:p>
          </table:table-cell>
          <table:table-cell office:value-type="string" calcext:value-type="string">
            <text:p>x0692,x0749,x0770,x0830,x1386,x1418</text:p>
          </table:table-cell>
          <table:table-cell table:number-columns-repeated="3" table:style-name="ce2" office:value-type="string" calcext:value-type="string">
            <text:p>False</text:p>
          </table:table-cell>
          <table:table-cell office:value-type="string" calcext:value-type="string">
            <text:p>https://covid.postera.ai/covid/submissions/2e0d2e88-7636-43e8-a5fc-36d734d1db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CC(n2cc(-c3ccccc3)nn2)C1</text:p>
          </table:table-cell>
          <table:table-cell office:value-type="string" calcext:value-type="string">
            <text:p>STE-KU -2e0-4</text:p>
          </table:table-cell>
          <table:table-cell office:value-type="string" calcext:value-type="string">
            <text:p>Steven Verhelst, KU Leuven</text:p>
          </table:table-cell>
          <table:table-cell office:value-type="string" calcext:value-type="string">
            <text:p>We covalently docked all covalent fragments that were crystallized and focused on those that gave a reasonable overlap of the docked structure with the crystallized one. Most of these were piperazines with a CH2-aryl substituent. We suspect this CH2 gives the necessary flexibility to reach the S2 pocket. In the current design, we focused on ease of synthesis while adding more substituents to reach the S2 specificity pocket. Structures are currently being covalently docked to evaluate this.</text:p>
          </table:table-cell>
          <table:table-cell office:value-type="string" calcext:value-type="string">
            <text:p>x0692,x0749,x0770,x0830,x1386,x1418</text:p>
          </table:table-cell>
          <table:table-cell table:number-columns-repeated="3" table:style-name="ce2" office:value-type="string" calcext:value-type="string">
            <text:p>False</text:p>
          </table:table-cell>
          <table:table-cell office:value-type="string" calcext:value-type="string">
            <text:p>https://covid.postera.ai/covid/submissions/2e0d2e88-7636-43e8-a5fc-36d734d1db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CC(n2cc(-c3ccc(Cl)cc3)nn2)C1</text:p>
          </table:table-cell>
          <table:table-cell office:value-type="string" calcext:value-type="string">
            <text:p>STE-KU -2e0-5</text:p>
          </table:table-cell>
          <table:table-cell office:value-type="string" calcext:value-type="string">
            <text:p>Steven Verhelst, KU Leuven</text:p>
          </table:table-cell>
          <table:table-cell office:value-type="string" calcext:value-type="string">
            <text:p>We covalently docked all covalent fragments that were crystallized and focused on those that gave a reasonable overlap of the docked structure with the crystallized one. Most of these were piperazines with a CH2-aryl substituent. We suspect this CH2 gives the necessary flexibility to reach the S2 pocket. In the current design, we focused on ease of synthesis while adding more substituents to reach the S2 specificity pocket. Structures are currently being covalently docked to evaluate this.</text:p>
          </table:table-cell>
          <table:table-cell office:value-type="string" calcext:value-type="string">
            <text:p>x0692,x0749,x0770,x0830,x1386,x1418</text:p>
          </table:table-cell>
          <table:table-cell table:number-columns-repeated="3" table:style-name="ce2" office:value-type="string" calcext:value-type="string">
            <text:p>False</text:p>
          </table:table-cell>
          <table:table-cell office:value-type="string" calcext:value-type="string">
            <text:p>https://covid.postera.ai/covid/submissions/2e0d2e88-7636-43e8-a5fc-36d734d1db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CC(n2cc(COCc3ccccc3)nn2)C1</text:p>
          </table:table-cell>
          <table:table-cell office:value-type="string" calcext:value-type="string">
            <text:p>STE-KU -2e0-6</text:p>
          </table:table-cell>
          <table:table-cell office:value-type="string" calcext:value-type="string">
            <text:p>Steven Verhelst, KU Leuven</text:p>
          </table:table-cell>
          <table:table-cell office:value-type="string" calcext:value-type="string">
            <text:p>We covalently docked all covalent fragments that were crystallized and focused on those that gave a reasonable overlap of the docked structure with the crystallized one. Most of these were piperazines with a CH2-aryl substituent. We suspect this CH2 gives the necessary flexibility to reach the S2 pocket. In the current design, we focused on ease of synthesis while adding more substituents to reach the S2 specificity pocket. Structures are currently being covalently docked to evaluate this.</text:p>
          </table:table-cell>
          <table:table-cell office:value-type="string" calcext:value-type="string">
            <text:p>x0692,x0749,x0770,x0830,x1386,x1418</text:p>
          </table:table-cell>
          <table:table-cell table:number-columns-repeated="3" table:style-name="ce2" office:value-type="string" calcext:value-type="string">
            <text:p>False</text:p>
          </table:table-cell>
          <table:table-cell office:value-type="string" calcext:value-type="string">
            <text:p>https://covid.postera.ai/covid/submissions/2e0d2e88-7636-43e8-a5fc-36d734d1db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O=C(CCl)N1CCN(Cc2cn(Cc3ccccc3)nn2)CC1</text:p>
          </table:table-cell>
          <table:table-cell office:value-type="string" calcext:value-type="string">
            <text:p>STE-KU -2e0-7</text:p>
          </table:table-cell>
          <table:table-cell office:value-type="string" calcext:value-type="string">
            <text:p>Steven Verhelst, KU Leuven</text:p>
          </table:table-cell>
          <table:table-cell office:value-type="string" calcext:value-type="string">
            <text:p>We covalently docked all covalent fragments that were crystallized and focused on those that gave a reasonable overlap of the docked structure with the crystallized one. Most of these were piperazines with a CH2-aryl substituent. We suspect this CH2 gives the necessary flexibility to reach the S2 pocket. In the current design, we focused on ease of synthesis while adding more substituents to reach the S2 specificity pocket. Structures are currently being covalently docked to evaluate this.</text:p>
          </table:table-cell>
          <table:table-cell office:value-type="string" calcext:value-type="string">
            <text:p>x0692,x0749,x0770,x0830,x1386,x1418</text:p>
          </table:table-cell>
          <table:table-cell table:number-columns-repeated="3" table:style-name="ce2" office:value-type="string" calcext:value-type="string">
            <text:p>False</text:p>
          </table:table-cell>
          <table:table-cell office:value-type="string" calcext:value-type="string">
            <text:p>https://covid.postera.ai/covid/submissions/2e0d2e88-7636-43e8-a5fc-36d734d1db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C(=O)Nc1cc(N(C)C)c(NCCC)cc1Nc1nccc(C(N)=O)n1</text:p>
          </table:table-cell>
          <table:table-cell office:value-type="string" calcext:value-type="string">
            <text:p>STE-LAU-835-1</text:p>
          </table:table-cell>
          <table:table-cell office:value-type="string" calcext:value-type="string">
            <text:p>Stefan Siemann, Laurentian University</text:p>
          </table:table-cell>
          <table:table-cell office:value-type="string" calcext:value-type="string">
            <text:p>Acrylamide, loosely based on the Cys-modifying drug osimertinib. The compound was docked with the vinyl group in close proximity to Cys145 using the structure generated with the x0072 fragment (pdb 5R7Y). Docking and partial minimization was performed with Nanome (virtual reality). Two clefts are occupied by the dimethylamine and the propylamine moieties. <text:s/>There are multiple H bonds to Asn142 (involving the carbonyl oxygen of the amido group on the pyrimidine ring, the amine between the pyrimidine and phenyl rings, and the nitrogen of the acrylamide moiety).</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83562274-0d81-4f51-a8a1-2e7b315860d2</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0">
          <table:table-cell office:value-type="string" calcext:value-type="string">
            <text:p>C=CC(=O)Nc1cc(N(C)C)c(NCCN(C)C)cc1Nc1nccc(C(N)=O)n1</text:p>
          </table:table-cell>
          <table:table-cell office:value-type="string" calcext:value-type="string">
            <text:p>STE-LAU-a2c-1</text:p>
          </table:table-cell>
          <table:table-cell office:value-type="string" calcext:value-type="string">
            <text:p>Stefan Siemann, Laurentian University</text:p>
          </table:table-cell>
          <table:table-cell office:value-type="string" calcext:value-type="string">
            <text:p>Acrylamide, loosely based on the Cys-modifying drug osimertinib. The compound was docked with the vinyl group in close proximity to Cys145 using the structure generated with the x0072 fragment (pdb 5R7Y). Docking and partial minimization was performed with Nanome (virtual reality). Two clefts are occupied by the dimethyl/diethylamine and the propylamine/ethylenediamine moieties. <text:s/>There are multiple H bonds to Asn142 (involving the carbonyl oxygen of the amido group on the pyrimidine ring, the amine between the pyrimidine and phenyl rings, and the nitrogen of the acrylamide moiety). There is also an H-bond between one of the ethylenediamine nitrogens (protonated) and the backbone carbonyl oxygen of Glu166.</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a2c26472-0684-47f0-a203-fcf5d6ec74a1</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0">
          <table:table-cell office:value-type="string" calcext:value-type="string">
            <text:p>C=CC(=O)Nc1cc(N(CC)CC)c(NCCC)cc1Nc1nccc(C(N)=O)n1</text:p>
          </table:table-cell>
          <table:table-cell office:value-type="string" calcext:value-type="string">
            <text:p>STE-LAU-a2c-2</text:p>
          </table:table-cell>
          <table:table-cell office:value-type="string" calcext:value-type="string">
            <text:p>Stefan Siemann, Laurentian University</text:p>
          </table:table-cell>
          <table:table-cell office:value-type="string" calcext:value-type="string">
            <text:p>Acrylamide, loosely based on the Cys-modifying drug osimertinib. The compound was docked with the vinyl group in close proximity to Cys145 using the structure generated with the x0072 fragment (pdb 5R7Y). Docking and partial minimization was performed with Nanome (virtual reality). Two clefts are occupied by the dimethyl/diethylamine and the propylamine/ethylenediamine moieties. <text:s/>There are multiple H bonds to Asn142 (involving the carbonyl oxygen of the amido group on the pyrimidine ring, the amine between the pyrimidine and phenyl rings, and the nitrogen of the acrylamide moiety). There is also an H-bond between one of the ethylenediamine nitrogens (protonated) and the backbone carbonyl oxygen of Glu166.</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a2c26472-0684-47f0-a203-fcf5d6ec74a1</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20">
          <table:table-cell office:value-type="string" calcext:value-type="string">
            <text:p>C=CC(=O)Nc1cc(N(CC)CC)c(NCCN(C)C)cc1Nc1nccc(C(N)=O)n1</text:p>
          </table:table-cell>
          <table:table-cell office:value-type="string" calcext:value-type="string">
            <text:p>STE-LAU-a2c-3</text:p>
          </table:table-cell>
          <table:table-cell office:value-type="string" calcext:value-type="string">
            <text:p>Stefan Siemann, Laurentian University</text:p>
          </table:table-cell>
          <table:table-cell office:value-type="string" calcext:value-type="string">
            <text:p>Acrylamide, loosely based on the Cys-modifying drug osimertinib. The compound was docked with the vinyl group in close proximity to Cys145 using the structure generated with the x0072 fragment (pdb 5R7Y). Docking and partial minimization was performed with Nanome (virtual reality). Two clefts are occupied by the dimethyl/diethylamine and the propylamine/ethylenediamine moieties. <text:s/>There are multiple H bonds to Asn142 (involving the carbonyl oxygen of the amido group on the pyrimidine ring, the amine between the pyrimidine and phenyl rings, and the nitrogen of the acrylamide moiety). There is also an H-bond between one of the ethylenediamine nitrogens (protonated) and the backbone carbonyl oxygen of Glu166.</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a2c26472-0684-47f0-a203-fcf5d6ec74a1</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S(=O)(=O)N(C[C@H]1CCN2c3cc(S(N)(=O)=O)ccc3CC[C@@H]2C1)C1=CCC([C@H](O)N2CCSCC2)=C1NC(=O)CCl</text:p>
          </table:table-cell>
          <table:table-cell office:value-type="string" calcext:value-type="string">
            <text:p>STE-NAN-baf-3</text:p>
          </table:table-cell>
          <table:table-cell office:value-type="string" calcext:value-type="string">
            <text:p>Steve McCloskey, Nanome</text:p>
          </table:table-cell>
          <table:table-cell office:value-type="string" calcext:value-type="string">
            <text:p>Used Mpro-x0195, x0072, x0786 fragments and virtual reality to modify them and stitch together a molecule</text:p>
          </table:table-cell>
          <table:table-cell office:value-type="string" calcext:value-type="string">
            <text:p>x0072,x0195,x0786</text:p>
          </table:table-cell>
          <table:table-cell table:number-columns-repeated="3" table:style-name="ce2" office:value-type="string" calcext:value-type="string">
            <text:p>False</text:p>
          </table:table-cell>
          <table:table-cell office:value-type="string" calcext:value-type="string">
            <text:p>https://covid.postera.ai/covid/submissions/bafe64f0-6e6c-469d-8133-4ae4b797a83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3">
          <table:table-cell office:value-type="string" calcext:value-type="string">
            <text:p>CNC(=O)Cc1c(C)cccc1CN1CCN(C(=O)CCl)CC1</text:p>
          </table:table-cell>
          <table:table-cell office:value-type="string" calcext:value-type="string">
            <text:p>STE-UNK-13e-1</text:p>
          </table:table-cell>
          <table:table-cell office:value-type="string" calcext:value-type="string">
            <text:p>Steffen Glöckner</text:p>
          </table:table-cell>
          <table:table-cell office:value-type="string" calcext:value-type="string">
            <text:p>Covalent fragment 0692 was expanded with N-methylacetamide, which induces hydrogen bonding between the additional amide oxygen atom and protonated, non-acetylated, piperazine nitrogen atom. The additional amide oxygen atom furthermore binds to Asn142. Should the intramolecular hydrogen bond also be the predominant species in solution, this preorganisation can putatively improve binding affinity. The compound was designed in SeeSAR.</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13e151dd-bad4-4056-bc6c-96ba52dc754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cc(C2(N3CCN(C(=O)CCl)CC3)CC(C(N)=O)C2)c1</text:p>
          </table:table-cell>
          <table:table-cell office:value-type="string" calcext:value-type="string">
            <text:p>STU-CHA-073-1</text:p>
          </table:table-cell>
          <table:table-cell office:value-type="string" calcext:value-type="string">
            <text:p>Stuart Ward, Charles River Laboratories</text:p>
          </table:table-cell>
          <table:table-cell office:value-type="string" calcext:value-type="string">
            <text:p>Modification of covalent fragment x0692 looking to occupy region filled by fragment x0395. Docking into crystal structure scores highly with spiro cyclobutyl amide interacting with Arg188 (NH-O 2.2A)</text:p>
          </table:table-cell>
          <table:table-cell office:value-type="string" calcext:value-type="string">
            <text:p>x0395,x0692</text:p>
          </table:table-cell>
          <table:table-cell table:number-columns-repeated="3" table:style-name="ce2" office:value-type="string" calcext:value-type="string">
            <text:p>False</text:p>
          </table:table-cell>
          <table:table-cell office:value-type="string" calcext:value-type="string">
            <text:p>https://covid.postera.ai/covid/submissions/07310c75-95f5-4b4d-801f-91e02413e61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1cc2c(cc1S(N)(=O)=O)CN(CC1CCN(C(=O)CCl)CC1)CC2</text:p>
          </table:table-cell>
          <table:table-cell office:value-type="string" calcext:value-type="string">
            <text:p>STU-CHA-09b-1</text:p>
          </table:table-cell>
          <table:table-cell office:value-type="string" calcext:value-type="string">
            <text:p>Stuart Ward, Charles River Laboratories</text:p>
          </table:table-cell>
          <table:table-cell office:value-type="string" calcext:value-type="string">
            <text:p>Combination of covalent fragment x0770 with non-covalent x0195. Docking compound in to crystal structure shows very good fragment overlap. Sulfonamide NH2 interacts weakly with Glu166 (N-O 3.0A). Additional methyl fills pocket slightly better</text:p>
          </table:table-cell>
          <table:table-cell office:value-type="string" calcext:value-type="string">
            <text:p>x0195,x0770</text:p>
          </table:table-cell>
          <table:table-cell table:number-columns-repeated="3" table:style-name="ce2" office:value-type="string" calcext:value-type="string">
            <text:p>False</text:p>
          </table:table-cell>
          <table:table-cell office:value-type="string" calcext:value-type="string">
            <text:p>https://covid.postera.ai/covid/submissions/09bcc2f6-e395-4f6f-b2d8-3da71af530d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Cc1cccc(CN2CCN(C(=O)CCl)C[C@H]2CC(N)=O)c1</text:p>
          </table:table-cell>
          <table:table-cell office:value-type="string" calcext:value-type="string">
            <text:p>STU-CHA-0be-1</text:p>
          </table:table-cell>
          <table:table-cell office:value-type="string" calcext:value-type="string">
            <text:p>Stuart Ward, Charles River Laboratories</text:p>
          </table:table-cell>
          <table:table-cell office:value-type="string" calcext:value-type="string">
            <text:p>Modification of covalent fragment x0692. Pendent amide makes additonal interactions with Glu166 backbone (NH-C=O 2.3A and C=O-NH 1.9A)</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0be58c98-611c-49c4-a2cd-4508f0e531a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NS(=O)(=O)Cc1nc2cccc(CN3CCN(C(=O)CCl)CC3)c2[nH]1</text:p>
          </table:table-cell>
          <table:table-cell office:value-type="string" calcext:value-type="string">
            <text:p>STU-CHA-0f7-1</text:p>
          </table:table-cell>
          <table:table-cell office:value-type="string" calcext:value-type="string">
            <text:p>Stuart Ward, Charles River Laboratories</text:p>
          </table:table-cell>
          <table:table-cell office:value-type="string" calcext:value-type="string">
            <text:p>Modification hybrid of covalent fragments x0692 and non-covalent fragments x0305 and x0195. Docking into crystal structure scores highly with the sulfonamide S=O making interactions with Gln189 <text:s/>(S=O - NH 2.7A) and the S-NH2 with Glu166 (N-O 1.8A)</text:p>
          </table:table-cell>
          <table:table-cell office:value-type="string" calcext:value-type="string">
            <text:p>x0195,x0305,x0692</text:p>
          </table:table-cell>
          <table:table-cell table:number-columns-repeated="3" table:style-name="ce2" office:value-type="string" calcext:value-type="string">
            <text:p>False</text:p>
          </table:table-cell>
          <table:table-cell office:value-type="string" calcext:value-type="string">
            <text:p>https://covid.postera.ai/covid/submissions/0f79177c-9d0e-48e5-86b7-2959f700f5c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O)N1CCN(Cc2cc(Cl)ccc2CNS(=O)(=O)N2CCOCC2)CC1</text:p>
          </table:table-cell>
          <table:table-cell office:value-type="string" calcext:value-type="string">
            <text:p>STU-CHA-128-2</text:p>
          </table:table-cell>
          <table:table-cell office:value-type="string" calcext:value-type="string">
            <text:p>Stuart Ward, Charles River Laboratories</text:p>
          </table:table-cell>
          <table:table-cell office:value-type="string" calcext:value-type="string">
            <text:p>Combination of covalent fragment x0770 with non-covalent x1249 and x0195 with change of chloroacetamide warhead. Sulfonyl urea analogue not docked, but parent urea (STU-CHA-6ca) scores highly.</text:p>
          </table:table-cell>
          <table:table-cell office:value-type="string" calcext:value-type="string">
            <text:p>x0195,x0770,x1249</text:p>
          </table:table-cell>
          <table:table-cell table:number-columns-repeated="3" table:style-name="ce2" office:value-type="string" calcext:value-type="string">
            <text:p>False</text:p>
          </table:table-cell>
          <table:table-cell office:value-type="string" calcext:value-type="string">
            <text:p>https://covid.postera.ai/covid/submissions/128b80be-20cb-4106-9504-58080d8fc48c</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NS(=O)(=O)CCNc1ncccc1CN1CCN(C(=O)CCl)CC1</text:p>
          </table:table-cell>
          <table:table-cell office:value-type="string" calcext:value-type="string">
            <text:p>STU-CHA-464-1</text:p>
          </table:table-cell>
          <table:table-cell office:value-type="string" calcext:value-type="string">
            <text:p>Stuart Ward, Charles River Laboratories</text:p>
          </table:table-cell>
          <table:table-cell office:value-type="string" calcext:value-type="string">
            <text:p>Modification of covalent fragment x0692 and x0305. Not docked in to crystal structure. Modest docking score for parent N-Et amine-pyridine. Looking for sulfonamide to make interactions with Glu166 or Gln189</text:p>
          </table:table-cell>
          <table:table-cell office:value-type="string" calcext:value-type="string">
            <text:p>x0305,x0692</text:p>
          </table:table-cell>
          <table:table-cell table:number-columns-repeated="3" table:style-name="ce2" office:value-type="string" calcext:value-type="string">
            <text:p>False</text:p>
          </table:table-cell>
          <table:table-cell office:value-type="string" calcext:value-type="string">
            <text:p>https://covid.postera.ai/covid/submissions/464c0256-c488-44f5-9d74-0e3e147e4e2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1CN(C(=O)NCc2ccc(Cl)cc2CN2CCN(C(=O)CCl)CC2)CCN1</text:p>
          </table:table-cell>
          <table:table-cell office:value-type="string" calcext:value-type="string">
            <text:p>STU-CHA-535-1</text:p>
          </table:table-cell>
          <table:table-cell office:value-type="string" calcext:value-type="string">
            <text:p>Stuart Ward, Charles River Laboratories</text:p>
          </table:table-cell>
          <table:table-cell office:value-type="string" calcext:value-type="string">
            <text:p>Combination of covalent fragment x0770 with non-covalent x1249. Compound not docked. Terminal amide of piperazinone looking to make interactions with Thr 190 and Gln192 filling a similar pocket to occupied <text:s/>by the sulfonamide in x0195. Parent urea (STU-CHA-6ca) scored highly in docking</text:p>
          </table:table-cell>
          <table:table-cell office:value-type="string" calcext:value-type="string">
            <text:p>x0770,x1249</text:p>
          </table:table-cell>
          <table:table-cell table:number-columns-repeated="3" table:style-name="ce2" office:value-type="string" calcext:value-type="string">
            <text:p>False</text:p>
          </table:table-cell>
          <table:table-cell office:value-type="string" calcext:value-type="string">
            <text:p>https://covid.postera.ai/covid/submissions/5350f95a-56af-4bc7-8b77-1048bdffc20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1cc(C2(N3CCN(C(=O)CCl)CC3)CC(C(N)=O)C2)cc(=O)[nH]1</text:p>
          </table:table-cell>
          <table:table-cell office:value-type="string" calcext:value-type="string">
            <text:p>STU-CHA-545-1</text:p>
          </table:table-cell>
          <table:table-cell office:value-type="string" calcext:value-type="string">
            <text:p>Stuart Ward, Charles River Laboratories</text:p>
          </table:table-cell>
          <table:table-cell office:value-type="string" calcext:value-type="string">
            <text:p>Modification of covalent fragment x0692 looking to occupy region filled by fragment x0395. Not docked in to crystal structure but parent example (STU-CHA-073) sees spiro cyclobutyl amide interact with Arg188. Looking to exploit possible interaction of pyridone with Gln189</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545e7bd3-11c6-4981-9255-b6c6733d947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1cc(C2(N3CCN(C(=O)CCl)CC3)CC(C(N)=O)C2)c[nH]c1=O</text:p>
          </table:table-cell>
          <table:table-cell office:value-type="string" calcext:value-type="string">
            <text:p>STU-CHA-545-2</text:p>
          </table:table-cell>
          <table:table-cell office:value-type="string" calcext:value-type="string">
            <text:p>Stuart Ward, Charles River Laboratories</text:p>
          </table:table-cell>
          <table:table-cell office:value-type="string" calcext:value-type="string">
            <text:p>Modification of covalent fragment x0692 looking to occupy region filled by fragment x0395. Not docked in to crystal structure but parent example (STU-CHA-073) sees spiro cyclobutyl amide interact with Arg188. Looking to exploit possible interaction of pyridone with Gln189</text:p>
          </table:table-cell>
          <table:table-cell office:value-type="string" calcext:value-type="string">
            <text:p>x0692</text:p>
          </table:table-cell>
          <table:table-cell table:number-columns-repeated="3" table:style-name="ce2" office:value-type="string" calcext:value-type="string">
            <text:p>False</text:p>
          </table:table-cell>
          <table:table-cell office:value-type="string" calcext:value-type="string">
            <text:p>https://covid.postera.ai/covid/submissions/545e7bd3-11c6-4981-9255-b6c6733d947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CCl)N1CCN(Cc2cc(Cl)ccc2CNC(=O)N2CCOCC2)CC1</text:p>
          </table:table-cell>
          <table:table-cell office:value-type="string" calcext:value-type="string">
            <text:p>STU-CHA-6ca-1</text:p>
          </table:table-cell>
          <table:table-cell office:value-type="string" calcext:value-type="string">
            <text:p>Stuart Ward, Charles River Laboratories</text:p>
          </table:table-cell>
          <table:table-cell office:value-type="string" calcext:value-type="string">
            <text:p>Combination of covalent fragment x0770 with non-covalent x1249. Docking compound in to crystal structure does not overlap as expected but scores highly with the morpholine filling another pocket and the urea occupying a similar area to the sulfonamide in x0195.</text:p>
          </table:table-cell>
          <table:table-cell office:value-type="string" calcext:value-type="string">
            <text:p>x0770,x1249</text:p>
          </table:table-cell>
          <table:table-cell table:number-columns-repeated="3" table:style-name="ce2" office:value-type="string" calcext:value-type="string">
            <text:p>False</text:p>
          </table:table-cell>
          <table:table-cell office:value-type="string" calcext:value-type="string">
            <text:p>https://covid.postera.ai/covid/submissions/6cae54d3-723e-43c0-9a9b-76a5bb6a9e41</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
          <table:table-cell office:value-type="string" calcext:value-type="string">
            <text:p>O=C(CCl)N1CCN(Cc2cc(Cl)ccc2CNS(=O)(=O)N2CCOCC2)CC1</text:p>
          </table:table-cell>
          <table:table-cell office:value-type="string" calcext:value-type="string">
            <text:p>STU-CHA-6d5-1</text:p>
          </table:table-cell>
          <table:table-cell office:value-type="string" calcext:value-type="string">
            <text:p>Stuart Ward, Charles River Laboratories</text:p>
          </table:table-cell>
          <table:table-cell office:value-type="string" calcext:value-type="string">
            <text:p>Combination of covalent fragment x0770 with non-covalent x1249 and x0195. Sulfonyl urea analogue not docked, but parent urea scores highly (STU-CHA-6ca)</text:p>
          </table:table-cell>
          <table:table-cell office:value-type="string" calcext:value-type="string">
            <text:p>x0770,x1249</text:p>
          </table:table-cell>
          <table:table-cell table:number-columns-repeated="3" table:style-name="ce2" office:value-type="string" calcext:value-type="string">
            <text:p>False</text:p>
          </table:table-cell>
          <table:table-cell office:value-type="string" calcext:value-type="string">
            <text:p>https://covid.postera.ai/covid/submissions/6d5cfe2b-c732-4c87-8d39-35c58c1d871b</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O=C(NCc1ccc(Cl)cc1CN1CCN(C(=O)CCl)CC1)[C@@H]1CCCOC1</text:p>
          </table:table-cell>
          <table:table-cell office:value-type="string" calcext:value-type="string">
            <text:p>STU-CHA-7b3-1</text:p>
          </table:table-cell>
          <table:table-cell office:value-type="string" calcext:value-type="string">
            <text:p>Stuart Ward, Charles River Laboratories</text:p>
          </table:table-cell>
          <table:table-cell office:value-type="string" calcext:value-type="string">
            <text:p>Combination of covalent fragment x0770 with non-covalent x1249. Docking compound in to crystal structure does not overlap as expected but scores highly with the morpholine filling another pocket and the urea occupying a similar area to the sulfonamide in x0195.</text:p>
          </table:table-cell>
          <table:table-cell office:value-type="string" calcext:value-type="string">
            <text:p>x0770,x1249</text:p>
          </table:table-cell>
          <table:table-cell table:number-columns-repeated="3" table:style-name="ce2" office:value-type="string" calcext:value-type="string">
            <text:p>False</text:p>
          </table:table-cell>
          <table:table-cell office:value-type="string" calcext:value-type="string">
            <text:p>https://covid.postera.ai/covid/submissions/7b3b91d5-8a3a-40b2-b342-707c5ec320b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1Cc2ccc(S(N)(=O)=O)cc2CN1CC1CCN(C(=O)CCl)CC1</text:p>
          </table:table-cell>
          <table:table-cell office:value-type="string" calcext:value-type="string">
            <text:p>STU-CHA-7e7-1</text:p>
          </table:table-cell>
          <table:table-cell office:value-type="string" calcext:value-type="string">
            <text:p>Stuart Ward, Charles River Laboratories</text:p>
          </table:table-cell>
          <table:table-cell office:value-type="string" calcext:value-type="string">
            <text:p>Combination of covalent fragment x0770 with non-covalent x0195. Docking compound in to crystal structure shows very good fragment overlap. Sulfonamide NH2 interacts with Glu166 (N-O 2.9A) and a weaker interaction of sulfonamide O with GLN189 (O-N 3.2A). Both methyl isomers score highly in docks, to fill similar space to Chloro in x1382</text:p>
          </table:table-cell>
          <table:table-cell office:value-type="string" calcext:value-type="string">
            <text:p>x0195,x0770</text:p>
          </table:table-cell>
          <table:table-cell table:number-columns-repeated="3" table:style-name="ce2" office:value-type="string" calcext:value-type="string">
            <text:p>False</text:p>
          </table:table-cell>
          <table:table-cell office:value-type="string" calcext:value-type="string">
            <text:p>https://covid.postera.ai/covid/submissions/7e77017b-a521-42fe-bec8-f27e4097f6d0</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NS(=O)(=O)c1cc2c(cc1C(F)F)CCN(CC1CCN(C(=O)CCl)CC1)C2</text:p>
          </table:table-cell>
          <table:table-cell office:value-type="string" calcext:value-type="string">
            <text:p>STU-CHA-814-1</text:p>
          </table:table-cell>
          <table:table-cell office:value-type="string" calcext:value-type="string">
            <text:p>Stuart Ward, Charles River Laboratories</text:p>
          </table:table-cell>
          <table:table-cell office:value-type="string" calcext:value-type="string">
            <text:p>Combination of covalent fragment x0770 with non-covalent x0195. Docking compound in to crystal structure shows very good fragment overlap. Sulfonamide NH2 interacts weakly with Glu166 (N-O 2.9A). CF2H utilised to fill small pocket, however, does not score quite as well as CH3 in docking score</text:p>
          </table:table-cell>
          <table:table-cell office:value-type="string" calcext:value-type="string">
            <text:p>x0195,x0770</text:p>
          </table:table-cell>
          <table:table-cell table:number-columns-repeated="3" table:style-name="ce2" office:value-type="string" calcext:value-type="string">
            <text:p>False</text:p>
          </table:table-cell>
          <table:table-cell office:value-type="string" calcext:value-type="string">
            <text:p>https://covid.postera.ai/covid/submissions/814c6126-72b7-40c4-90c0-71c68416ef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NS(=O)(=O)c1ccc2c(c1)CN(CC1CCN(C(=O)CCl)CC1)CC2</text:p>
          </table:table-cell>
          <table:table-cell office:value-type="string" calcext:value-type="string">
            <text:p>STU-CHA-83d-1</text:p>
          </table:table-cell>
          <table:table-cell office:value-type="string" calcext:value-type="string">
            <text:p>Stuart Ward, Charles River Laboratories</text:p>
          </table:table-cell>
          <table:table-cell office:value-type="string" calcext:value-type="string">
            <text:p>Combination of covalent fragment x0770 with non-covalent x0195. Docking compound in to crystal structure shows very good fragment overlap. Sulfonamide NH2 interacts with Glu166 (N-O 2.8A) and a weaker interaction of sulfonamide O with GLN189 (O-N 3.1A).</text:p>
            <text:p>Ideas related to main compound have alternative warheads.</text:p>
          </table:table-cell>
          <table:table-cell office:value-type="string" calcext:value-type="string">
            <text:p>x0195,x0770</text:p>
          </table:table-cell>
          <table:table-cell table:number-columns-repeated="3" table:style-name="ce2" office:value-type="string" calcext:value-type="string">
            <text:p>False</text:p>
          </table:table-cell>
          <table:table-cell office:value-type="string" calcext:value-type="string">
            <text:p>https://covid.postera.ai/covid/submissions/83dacf15-6974-470a-8334-6f6bdedd7e83</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C(=O)N1CCC(CN2CCc3ccc(S(N)(=O)=O)cc3C2)CC1</text:p>
          </table:table-cell>
          <table:table-cell office:value-type="string" calcext:value-type="string">
            <text:p>STU-CHA-83d-2</text:p>
          </table:table-cell>
          <table:table-cell office:value-type="string" calcext:value-type="string">
            <text:p>Stuart Ward, Charles River Laboratories</text:p>
          </table:table-cell>
          <table:table-cell office:value-type="string" calcext:value-type="string">
            <text:p>Combination of covalent fragment x0770 with non-covalent x0195. Docking compound in to crystal structure shows very good fragment overlap. Sulfonamide NH2 interacts with Glu166 (N-O 2.8A) and a weaker interaction of sulfonamide O with GLN189 (O-N 3.1A).</text:p>
            <text:p>Ideas related to main compound have alternative warheads.</text:p>
          </table:table-cell>
          <table:table-cell office:value-type="string" calcext:value-type="string">
            <text:p>x0195,x0770</text:p>
          </table:table-cell>
          <table:table-cell table:number-columns-repeated="3" table:style-name="ce2" office:value-type="string" calcext:value-type="string">
            <text:p>False</text:p>
          </table:table-cell>
          <table:table-cell office:value-type="string" calcext:value-type="string">
            <text:p>https://covid.postera.ai/covid/submissions/83dacf15-6974-470a-8334-6f6bdedd7e83</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3">
          <table:table-cell office:value-type="string" calcext:value-type="string">
            <text:p>CC(NC(=O)CCl)c1cc(Cl)ccc1Oc1cccc(S(N)(=O)=O)c1</text:p>
          </table:table-cell>
          <table:table-cell office:value-type="string" calcext:value-type="string">
            <text:p>STU-CHA-91d-1</text:p>
          </table:table-cell>
          <table:table-cell office:value-type="string" calcext:value-type="string">
            <text:p>Stuart Ward, Charles River Laboratories</text:p>
          </table:table-cell>
          <table:table-cell office:value-type="string" calcext:value-type="string">
            <text:p>Combination of covalent fragment x1382 with non-covalent x0195 (and similar). Docking in to crystal structure scores highly with sulfonamide NH2 interacting with Glu166 (N-O 2.8A)</text:p>
          </table:table-cell>
          <table:table-cell office:value-type="string" calcext:value-type="string">
            <text:p>x0195,x1382</text:p>
          </table:table-cell>
          <table:table-cell table:number-columns-repeated="3" table:style-name="ce2" office:value-type="string" calcext:value-type="string">
            <text:p>False</text:p>
          </table:table-cell>
          <table:table-cell office:value-type="string" calcext:value-type="string">
            <text:p>https://covid.postera.ai/covid/submissions/91df9a40-05e7-4316-9c2c-e5d6a6bc299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O)NCCc1c[nH]c2c(CN3CCN(C(=O)CCl)CC3)cc(F)cc12</text:p>
          </table:table-cell>
          <table:table-cell office:value-type="string" calcext:value-type="string">
            <text:p>STU-CHA-bc0-1</text:p>
          </table:table-cell>
          <table:table-cell office:value-type="string" calcext:value-type="string">
            <text:p>Stuart Ward, Charles River Laboratories</text:p>
          </table:table-cell>
          <table:table-cell office:value-type="string" calcext:value-type="string">
            <text:p>Combination of covalent fragment x0692 with non-covalent x0104. Docking into crystal structure scores highly with carbonyl of pendant amide making interactions with Gln 182 (C=O-N 2.2A) and Thr190 (C=O-N 2.7A). Additional amide interaction of NH to carbonyl of Gly166 (NH-O 1.9A)</text:p>
          </table:table-cell>
          <table:table-cell office:value-type="string" calcext:value-type="string">
            <text:p>x0104,x0692</text:p>
          </table:table-cell>
          <table:table-cell table:number-columns-repeated="3" table:style-name="ce2" office:value-type="string" calcext:value-type="string">
            <text:p>False</text:p>
          </table:table-cell>
          <table:table-cell office:value-type="string" calcext:value-type="string">
            <text:p>https://covid.postera.ai/covid/submissions/bc0a9883-2a63-425e-bf56-b890e1d08c1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N#Cc1ccc(CNC(=O)N2CCOCC2)c(CN2CCN(C(=O)CCl)CC2)c1</text:p>
          </table:table-cell>
          <table:table-cell office:value-type="string" calcext:value-type="string">
            <text:p>TAM-UNI-d1c-1</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NS(=O)(=O)c1ccc(C#N)c(C2CN(C(=O)CCl)Cc3ccccc32)c1</text:p>
          </table:table-cell>
          <table:table-cell office:value-type="string" calcext:value-type="string">
            <text:p>TAM-UNI-d1c-10</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c1cn(C)c2cc(C3CN(C(=O)CCl)Cc4ccccc43)ccc12</text:p>
          </table:table-cell>
          <table:table-cell office:value-type="string" calcext:value-type="string">
            <text:p>TAM-UNI-d1c-11</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CCl)N1CCN(Cc2cccc(CNC(=O)N3CCOCC3)c2)CC1</text:p>
          </table:table-cell>
          <table:table-cell office:value-type="string" calcext:value-type="string">
            <text:p>TAM-UNI-d1c-12</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1CCCc2cccc(CN3CCN(C(=O)CCl)CC3)c2C1</text:p>
          </table:table-cell>
          <table:table-cell office:value-type="string" calcext:value-type="string">
            <text:p>TAM-UNI-d1c-13</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1Cc2c(cccc2CN2CCN(C(=O)CCl)CC2)CCN1</text:p>
          </table:table-cell>
          <table:table-cell office:value-type="string" calcext:value-type="string">
            <text:p>TAM-UNI-d1c-14</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1NCCCc2cccc(CN3CCN(C(=O)CCl)CC3)c21</text:p>
          </table:table-cell>
          <table:table-cell office:value-type="string" calcext:value-type="string">
            <text:p>TAM-UNI-d1c-15</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1cc(C#N)cc(CN2CCN(C(=O)CCl)CC2)c1</text:p>
          </table:table-cell>
          <table:table-cell office:value-type="string" calcext:value-type="string">
            <text:p>TAM-UNI-d1c-16</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NC(=O)c1ccc(C#N)cc1CN1CCN(C(=O)CCl)CC1</text:p>
          </table:table-cell>
          <table:table-cell office:value-type="string" calcext:value-type="string">
            <text:p>TAM-UNI-d1c-17</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1ccc(C#N)cc1CN1CCN(C(=O)CCl)CC1</text:p>
          </table:table-cell>
          <table:table-cell office:value-type="string" calcext:value-type="string">
            <text:p>TAM-UNI-d1c-18</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1cn(C)c2cc(CN3CCN(C(=O)CCl)CC3)ccc12</text:p>
          </table:table-cell>
          <table:table-cell office:value-type="string" calcext:value-type="string">
            <text:p>TAM-UNI-d1c-19</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n1cc(N2CCCC2C(N)=O)c(CN2CCN(C(=O)CCl)CC2)n1</text:p>
          </table:table-cell>
          <table:table-cell office:value-type="string" calcext:value-type="string">
            <text:p>TAM-UNI-d1c-2</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1cn(C)c2c(CN3CCN(C(=O)CCl)CC3)cccc12</text:p>
          </table:table-cell>
          <table:table-cell office:value-type="string" calcext:value-type="string">
            <text:p>TAM-UNI-d1c-20</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C(=O)CCl)c1ccccc1CNC(=O)N1CCOCC1</text:p>
          </table:table-cell>
          <table:table-cell office:value-type="string" calcext:value-type="string">
            <text:p>TAM-UNI-d1c-21</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NC(=O)CCl)c1ccc2ccc(NS(C)(=O)=O)cc2c1</text:p>
          </table:table-cell>
          <table:table-cell office:value-type="string" calcext:value-type="string">
            <text:p>TAM-UNI-d1c-22</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1cn(C)c2cc(C(C)NC(=O)CCl)ccc12</text:p>
          </table:table-cell>
          <table:table-cell office:value-type="string" calcext:value-type="string">
            <text:p>TAM-UNI-d1c-23</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O)NCCc1cn(C)c2c(C(C)NC(=O)CCl)cccc12</text:p>
          </table:table-cell>
          <table:table-cell office:value-type="string" calcext:value-type="string">
            <text:p>TAM-UNI-d1c-24</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NC(=O)C1CCCN1c1ccccc1CN1CCN(C(=O)CCl)CC1</text:p>
          </table:table-cell>
          <table:table-cell office:value-type="string" calcext:value-type="string">
            <text:p>TAM-UNI-d1c-3</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N(C)C(=O)c1ccc(CNS(C)(=O)=O)c(CN2CCN(C(=O)CCl)CC2)c1</text:p>
          </table:table-cell>
          <table:table-cell office:value-type="string" calcext:value-type="string">
            <text:p>TAM-UNI-d1c-4</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S(=O)(=O)N1CCc2ccc(CN3CCN(C(=O)CCl)CC3)cc2C1</text:p>
          </table:table-cell>
          <table:table-cell office:value-type="string" calcext:value-type="string">
            <text:p>TAM-UNI-d1c-5</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NS(=O)(=O)c1ccc2ccc(CN3CCN(C(=O)CCl)CC3)cc2c1</text:p>
          </table:table-cell>
          <table:table-cell office:value-type="string" calcext:value-type="string">
            <text:p>TAM-UNI-d1c-6</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O=C(CCl)N1Cc2ccccc2C(c2cccc(CNC(=O)N3CCOCC3)c2)C1</text:p>
          </table:table-cell>
          <table:table-cell office:value-type="string" calcext:value-type="string">
            <text:p>TAM-UNI-d1c-7</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S(=O)(=O)N1CCc2ccc(C3CN(C(=O)CCl)Cc4ccccc43)cc2C1</text:p>
          </table:table-cell>
          <table:table-cell office:value-type="string" calcext:value-type="string">
            <text:p>TAM-UNI-d1c-8</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NS(=O)(=O)c1ccc2ccc(C3CN(C(=O)CCl)Cc4ccccc43)cc2c1</text:p>
          </table:table-cell>
          <table:table-cell office:value-type="string" calcext:value-type="string">
            <text:p>TAM-UNI-d1c-9</text:p>
          </table:table-cell>
          <table:table-cell office:value-type="string" calcext:value-type="string">
            <text:p>Tamas Szommer, University of Oxford, TDI</text:p>
          </table:table-cell>
          <table:table-cell office:value-type="string" calcext:value-type="string">
            <text:p>Covalent fragments were re-docked using multiple protein conformations. Docking results were ranked based on the overlapping of the structures with the original X-rays. Selected fragments were superimposed with the non-covalent hits and the designed structures (only chloroacetamides at this stage) were re-docked and ranked based on their overlapping with the X-ray fragments. x0104, x0195, x1249, x0305, x0946, x0161, x0847</text:p>
          </table:table-cell>
          <table:table-cell office:value-type="string" calcext:value-type="string">
            <text:p>x0692,x1382,x1386,x1392</text:p>
          </table:table-cell>
          <table:table-cell table:number-columns-repeated="3" table:style-name="ce2" office:value-type="string" calcext:value-type="string">
            <text:p>False</text:p>
          </table:table-cell>
          <table:table-cell office:value-type="string" calcext:value-type="string">
            <text:p>https://covid.postera.ai/covid/submissions/d1c3dd9f-771c-474e-9133-8c7e4ace8b9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1ccc[nH]1)N1CC2CCCN(C(=O)CCl)C2C1</text:p>
          </table:table-cell>
          <table:table-cell office:value-type="string" calcext:value-type="string">
            <text:p>TIM-UNK-6bd-1</text:p>
          </table:table-cell>
          <table:table-cell office:value-type="string" calcext:value-type="string">
            <text:p>Tim Rooney</text:p>
          </table:table-cell>
          <table:table-cell office:value-type="string" calcext:value-type="string">
            <text:p>Designs by eye, modify covalent hits to access His163 - Glu166 pocket. Other compounds related to main structures: O=C(N1CCCC2CN(CC12)C(=O)C1CCC1)CCl, O=C(CCl)N1C2C(CN(C(C3CCC3)=O)C2)CCC1, O=C(N1CCOC2C(=CC=C(C1=2)C1C=CC=NC=1)CC1CC1)CCl</text:p>
          </table:table-cell>
          <table:table-cell office:value-type="string" calcext:value-type="string">
            <text:p>x0434,x0678,x0759,x0774</text:p>
          </table:table-cell>
          <table:table-cell table:number-columns-repeated="3" table:style-name="ce2" office:value-type="string" calcext:value-type="string">
            <text:p>False</text:p>
          </table:table-cell>
          <table:table-cell office:value-type="string" calcext:value-type="string">
            <text:p>https://covid.postera.ai/covid/submissions/6bd61028-4a4e-4443-bf8e-c261bf8e211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1CCOc2cccc(-c3cccnc3)c21</text:p>
          </table:table-cell>
          <table:table-cell office:value-type="string" calcext:value-type="string">
            <text:p>TIM-UNK-6bd-2</text:p>
          </table:table-cell>
          <table:table-cell office:value-type="string" calcext:value-type="string">
            <text:p>Tim Rooney</text:p>
          </table:table-cell>
          <table:table-cell office:value-type="string" calcext:value-type="string">
            <text:p>Designs by eye, modify covalent hits to access His163 - Glu166 pocket. Other compounds related to main structures: O=C(N1CCCC2CN(CC12)C(=O)C1CCC1)CCl, O=C(CCl)N1C2C(CN(C(C3CCC3)=O)C2)CCC1, O=C(N1CCOC2C(=CC=C(C1=2)C1C=CC=NC=1)CC1CC1)CCl</text:p>
          </table:table-cell>
          <table:table-cell office:value-type="string" calcext:value-type="string">
            <text:p>x0434,x0678,x0759,x0774</text:p>
          </table:table-cell>
          <table:table-cell table:number-columns-repeated="3" table:style-name="ce2" office:value-type="string" calcext:value-type="string">
            <text:p>False</text:p>
          </table:table-cell>
          <table:table-cell office:value-type="string" calcext:value-type="string">
            <text:p>https://covid.postera.ai/covid/submissions/6bd61028-4a4e-4443-bf8e-c261bf8e211c</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3">
          <table:table-cell office:value-type="string" calcext:value-type="string">
            <text:p>C#CCN1CCN(C(=O)CCl)CC1</text:p>
          </table:table-cell>
          <table:table-cell office:value-type="string" calcext:value-type="string">
            <text:p>TOB-UNK-c2a-1</text:p>
          </table:table-cell>
          <table:table-cell office:value-type="string" calcext:value-type="string">
            <text:p>Tobias Grabe</text:p>
          </table:table-cell>
          <table:table-cell office:value-type="string" calcext:value-type="string">
            <text:p>Creation of a covalent Click-Chemistry library with variation of the covalent warhead. Inspired by previous compounds ANT-STE-dbb with focus on warhead variation due to borderline biocompatibility of chloracetamides.</text:p>
          </table:table-cell>
          <table:table-cell office:value-type="string" calcext:value-type="string">
            <text:p>x1386</text:p>
          </table:table-cell>
          <table:table-cell office:value-type="string" calcext:value-type="string">
            <text:p>Z1562141114</text:p>
          </table:table-cell>
          <table:table-cell office:value-type="string" calcext:value-type="string">
            <text:p>Z2417560794</text:p>
          </table:table-cell>
          <table:table-cell table:style-name="ce2" office:value-type="string" calcext:value-type="string">
            <text:p>False</text:p>
          </table:table-cell>
          <table:table-cell office:value-type="string" calcext:value-type="string">
            <text:p>https://covid.postera.ai/covid/submissions/c2aba166-fc0c-4b8c-b831-fecfdf92042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number-columns-repeated="2" table:style-name="ce2" office:value-type="string" calcext:value-type="string">
            <text:p>True</text:p>
          </table:table-cell>
        </table:table-row>
        <table:table-row table:style-name="ro3">
          <table:table-cell office:value-type="string" calcext:value-type="string">
            <text:p>C#CCN1CCN(C(=O)C=C)CC1</text:p>
          </table:table-cell>
          <table:table-cell office:value-type="string" calcext:value-type="string">
            <text:p>TOB-UNK-c2a-2</text:p>
          </table:table-cell>
          <table:table-cell office:value-type="string" calcext:value-type="string">
            <text:p>Tobias Grabe</text:p>
          </table:table-cell>
          <table:table-cell office:value-type="string" calcext:value-type="string">
            <text:p>Creation of a covalent Click-Chemistry library with variation of the covalent warhead. Inspired by previous compounds ANT-STE-dbb with focus on warhead variation due to borderline biocompatibility of chloracetamides.</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c2aba166-fc0c-4b8c-b831-fecfdf920427</text:p>
          </table:table-cell>
          <table:table-cell table:number-columns-repeated="3" table:style-name="ce2" office:value-type="string" calcext:value-type="string">
            <text:p>True</text:p>
          </table:table-cell>
          <table:table-cell table:number-columns-repeated="5"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row>
        <table:table-row table:style-name="ro3">
          <table:table-cell office:value-type="string" calcext:value-type="string">
            <text:p>C#CCN1CCN(S(=O)(=O)C=C)CC1</text:p>
          </table:table-cell>
          <table:table-cell office:value-type="string" calcext:value-type="string">
            <text:p>TOB-UNK-c2a-3</text:p>
          </table:table-cell>
          <table:table-cell office:value-type="string" calcext:value-type="string">
            <text:p>Tobias Grabe</text:p>
          </table:table-cell>
          <table:table-cell office:value-type="string" calcext:value-type="string">
            <text:p>Creation of a covalent Click-Chemistry library with variation of the covalent warhead. Inspired by previous compounds ANT-STE-dbb with focus on warhead variation due to borderline biocompatibility of chloracetamides.</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c2aba166-fc0c-4b8c-b831-fecfdf920427</text:p>
          </table:table-cell>
          <table:table-cell table:number-columns-repeated="2" table:style-name="ce2" office:value-type="string" calcext:value-type="string">
            <text:p>True</text:p>
          </table:table-cell>
          <table:table-cell table:number-columns-repeated="4"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row>
        <table:table-row table:style-name="ro3">
          <table:table-cell office:value-type="string" calcext:value-type="string">
            <text:p>C=CS(=O)(=O)N1CCN(Cc2cn(-c3ccc4nc[nH]c4c3)nn2)CC1</text:p>
          </table:table-cell>
          <table:table-cell office:value-type="string" calcext:value-type="string">
            <text:p>TOB-UNK-c2a-5</text:p>
          </table:table-cell>
          <table:table-cell office:value-type="string" calcext:value-type="string">
            <text:p>Tobias Grabe</text:p>
          </table:table-cell>
          <table:table-cell office:value-type="string" calcext:value-type="string">
            <text:p>Creation of a covalent Click-Chemistry library with variation of the covalent warhead. Inspired by previous compounds ANT-STE-dbb with focus on warhead variation due to borderline biocompatibility of chloracetamides.</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c2aba166-fc0c-4b8c-b831-fecfdf920427</text:p>
          </table:table-cell>
          <table:table-cell table:number-columns-repeated="2" table:style-name="ce2" office:value-type="string" calcext:value-type="string">
            <text:p>True</text:p>
          </table:table-cell>
          <table:table-cell table:number-columns-repeated="4"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row>
        <table:table-row table:style-name="ro3">
          <table:table-cell office:value-type="string" calcext:value-type="string">
            <text:p>C#CC1CCCN(S(=O)(=O)C=C)C1</text:p>
          </table:table-cell>
          <table:table-cell office:value-type="string" calcext:value-type="string">
            <text:p>TOB-UNK-c2a-6</text:p>
          </table:table-cell>
          <table:table-cell office:value-type="string" calcext:value-type="string">
            <text:p>Tobias Grabe</text:p>
          </table:table-cell>
          <table:table-cell office:value-type="string" calcext:value-type="string">
            <text:p>Creation of a covalent Click-Chemistry library with variation of the covalent warhead. Inspired by previous compounds ANT-STE-dbb with focus on warhead variation due to borderline biocompatibility of chloracetamides.</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c2aba166-fc0c-4b8c-b831-fecfdf920427</text:p>
          </table:table-cell>
          <table:table-cell table:number-columns-repeated="2" table:style-name="ce2" office:value-type="string" calcext:value-type="string">
            <text:p>True</text:p>
          </table:table-cell>
          <table:table-cell table:number-columns-repeated="4"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row>
        <table:table-row table:style-name="ro3">
          <table:table-cell office:value-type="string" calcext:value-type="string">
            <text:p>C=CS(=O)(=O)N1CCCC(c2cn(-c3ccc4nc[nH]c4c3)nn2)C1</text:p>
          </table:table-cell>
          <table:table-cell office:value-type="string" calcext:value-type="string">
            <text:p>TOB-UNK-c2a-7</text:p>
          </table:table-cell>
          <table:table-cell office:value-type="string" calcext:value-type="string">
            <text:p>Tobias Grabe</text:p>
          </table:table-cell>
          <table:table-cell office:value-type="string" calcext:value-type="string">
            <text:p>Creation of a covalent Click-Chemistry library with variation of the covalent warhead. Inspired by previous compounds ANT-STE-dbb with focus on warhead variation due to borderline biocompatibility of chloracetamides.</text:p>
          </table:table-cell>
          <table:table-cell office:value-type="string" calcext:value-type="string">
            <text:p>x1386</text:p>
          </table:table-cell>
          <table:table-cell table:number-columns-repeated="3" table:style-name="ce2" office:value-type="string" calcext:value-type="string">
            <text:p>False</text:p>
          </table:table-cell>
          <table:table-cell office:value-type="string" calcext:value-type="string">
            <text:p>https://covid.postera.ai/covid/submissions/c2aba166-fc0c-4b8c-b831-fecfdf920427</text:p>
          </table:table-cell>
          <table:table-cell table:number-columns-repeated="2" table:style-name="ce2" office:value-type="string" calcext:value-type="string">
            <text:p>True</text:p>
          </table:table-cell>
          <table:table-cell table:number-columns-repeated="4"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row>
        <table:table-row table:style-name="ro21">
          <table:table-cell office:value-type="string" calcext:value-type="string">
            <text:p>C=CC(=O)NCc1ccc(C(C)NC(=O)OC(C)(C)C)cc1</text:p>
          </table:table-cell>
          <table:table-cell office:value-type="string" calcext:value-type="string">
            <text:p>VIJ-CYC-1a3-10</text:p>
          </table:table-cell>
          <table:table-cell office:value-type="string" calcext:value-type="string">
            <text:p>Vijay Shahani, Cyclica Inc.</text:p>
          </table:table-cell>
          <table:table-cell office:value-type="string" calcext:value-type="string">
            <text:p>We wanted to be informed by the set of fragments, but not fully reliant on matching fragments exactly, to drive our compound exploration. To enable this, we used Cyclica’s Ligand Design™  (LD), a flexible machine learning for identifying molecules that best satisfy a defined objective function. Briefly, LD traverses a chemical space iteratively by repeatedly deriving new molecules (children) from previous selections (parents) and then filtering them with respect to one or more objective functions. This optimization process proceeds until convergence, when no better molecules can be found. Ligand Design has multiple options for traversing chemical space, including fixed library screening (10^6 molecules evaluated), rule-based semi-generative approaches (~10^10 molecules represented), and fully generative options (~10^120 molecule possibilities). Importantly, for this design challenge, we used the semi-generative option for LD (that was developed with support from our Partners at Enamine), which efficiently traverses the Enamine REAL Space of molecules to identify promising molecules with high synthetic accessibility. </text:p>
            <text:p/>
            <text:p>For this design challenge, we applied two major selective pressures (objective functions). The first optimizes for compatibility with the 3CLpro binding site using Cyclica’s MatchMaker Deep Learning proteome-screening engine (white paper here: https://tinyurl.com/wx3yg64). MatchMaker has been found to be far more accurate than molecular docking, and is also several orders of magnitude more computationally efficient. The second is a ligand-based model consisting of all active fragments coming from the XChem screen. This model was created using our POEM technology (https://arxiv.org/abs/2002.04555), a parameter-free supervised learning algorithm that utilizes multiple fingerprints simultaneously for improved predictive performance. Incorporation of this POEM model pressures LD to evolve molecules which resemble the fragment set (and prioritizes the molecules with higher occupancy in the crystal structures). Additional filters ensure that all molecules evaluated have ‘drug-like’ physicochemical properties and exclude problematic functional groups.  </text:p>
            <text:p/>
            <text:p>Cyclica’s Ligand Design was applied using default parameters, allowing the optimization to proceed until convergence. The resulting process automatically defined a total of 106 ‘top molecules’ on the basis of proteome screening ranks. Among these top molecules, 35 ranked the corona virus protease compatibility higher than any human protein (~8000 present in the screen). A semi-manual curation process was applied to the 106 to prioritize molecules for submission. The first three were selected on the basis of having substructures with exact matches to hits from the XChem fragment screen. Next, we clustered the remaining top molecules using a multiple fingerprint approach and selected the 10 cluster exemplars for a total of 13 submissions. Any positive hits among cluster exemplars would merit subsequent investigation of the remaining cluster members.  </text:p>
            <text:p/>
            <text:p>Note, For this submission Cyclica’s Ligand Design was used in its default state with no algorithmic customization or further optimizations to strictly enforce the presence of select fragments. We are open to further customizing this LD design process in subsequent design iterations, in order to incorporate the the expert insights of medicinal chemists involved in this project.</text:p>
          </table:table-cell>
          <table:table-cell office:value-type="string" calcext:value-type="string">
            <text:p>x0072,x0161,x0995</text:p>
          </table:table-cell>
          <table:table-cell table:number-columns-repeated="3" table:style-name="ce2" office:value-type="string" calcext:value-type="string">
            <text:p>False</text:p>
          </table:table-cell>
          <table:table-cell office:value-type="string" calcext:value-type="string">
            <text:p>https://covid.postera.ai/covid/submissions/1a381570-5caa-4095-b2ba-625dc8939023</text:p>
          </table:table-cell>
          <table:table-cell table:style-name="ce2" office:value-type="string" calcext:value-type="string">
            <text:p>False</text:p>
          </table:table-cell>
          <table:table-cell table:number-columns-repeated="2" table:style-name="ce2" office:value-type="string" calcext:value-type="string">
            <text:p>True</text:p>
          </table:table-cell>
          <table:table-cell table:number-columns-repeated="7" table:style-name="ce2" office:value-type="string" calcext:value-type="string">
            <text:p>False</text:p>
          </table:table-cell>
        </table:table-row>
        <table:table-row table:style-name="ro9">
          <table:table-cell office:value-type="string" calcext:value-type="string">
            <text:p>O=C(CCl)N1CCC(C(=O)N2CCCCC2)CC1</text:p>
          </table:table-cell>
          <table:table-cell office:value-type="string" calcext:value-type="string">
            <text:p>VIR-GIT-7b3-2</text:p>
          </table:table-cell>
          <table:table-cell office:value-type="string" calcext:value-type="string">
            <text:p>Viromics, githubsubmission</text:p>
          </table:table-cell>
          <table:table-cell office:value-type="string" calcext:value-type="string">
            <text:p>Description: </text:p>
            <text:p>PCM-012781 ?</text:p>
            <text:p>PCM-0102972 ClCC(=O)N1CCC(CC1)C(=O)N2CCCCC2</text:p>
            <text:p>PCM-0102974 CC(C)N(C)C(=O)C1CCN(CC1)C(=O)CCl</text:p>
            <text:p>piperidine-amides for MPro The aniline substitution seems especially potent</text:p>
          </table:table-cell>
          <table:table-cell office:value-type="string" calcext:value-type="string">
            <text:p>x1380,x1458</text:p>
          </table:table-cell>
          <table:table-cell table:style-name="ce2" office:value-type="string" calcext:value-type="string">
            <text:p>False</text:p>
          </table:table-cell>
          <table:table-cell office:value-type="string" calcext:value-type="string">
            <text:p>Z291278798</text:p>
          </table:table-cell>
          <table:table-cell office:value-type="string" calcext:value-type="string">
            <text:p>EN300-46675</text:p>
          </table:table-cell>
          <table:table-cell office:value-type="string" calcext:value-type="string">
            <text:p>https://covid.postera.ai/covid/submissions/7b3d3065-7119-4dff-b3fd-df4d793955e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9">
          <table:table-cell office:value-type="string" calcext:value-type="string">
            <text:p>CC(C)N(C)C(=O)C1CCN(C(=O)CCl)CC1</text:p>
          </table:table-cell>
          <table:table-cell office:value-type="string" calcext:value-type="string">
            <text:p>VIR-GIT-7b3-3</text:p>
          </table:table-cell>
          <table:table-cell office:value-type="string" calcext:value-type="string">
            <text:p>Viromics, githubsubmission</text:p>
          </table:table-cell>
          <table:table-cell office:value-type="string" calcext:value-type="string">
            <text:p>Description: </text:p>
            <text:p>PCM-012781 ?</text:p>
            <text:p>PCM-0102972 ClCC(=O)N1CCC(CC1)C(=O)N2CCCCC2</text:p>
            <text:p>PCM-0102974 CC(C)N(C)C(=O)C1CCN(CC1)C(=O)CCl</text:p>
            <text:p>piperidine-amides for MPro The aniline substitution seems especially potent</text:p>
          </table:table-cell>
          <table:table-cell office:value-type="string" calcext:value-type="string">
            <text:p>x1380,x1458</text:p>
          </table:table-cell>
          <table:table-cell table:style-name="ce2" office:value-type="string" calcext:value-type="string">
            <text:p>False</text:p>
          </table:table-cell>
          <table:table-cell office:value-type="string" calcext:value-type="string">
            <text:p>Z561717446</text:p>
          </table:table-cell>
          <table:table-cell office:value-type="string" calcext:value-type="string">
            <text:p>EN300-47990</text:p>
          </table:table-cell>
          <table:table-cell office:value-type="string" calcext:value-type="string">
            <text:p>https://covid.postera.ai/covid/submissions/7b3d3065-7119-4dff-b3fd-df4d793955e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O=C(CCl)Nc1nc2c(C(=O)NCCc3cccc(F)c3)cccc2s1</text:p>
          </table:table-cell>
          <table:table-cell office:value-type="string" calcext:value-type="string">
            <text:p>WAL-WAB-df1-1</text:p>
          </table:table-cell>
          <table:table-cell office:value-type="string" calcext:value-type="string">
            <text:p>Walter Novak, Wabash College</text:p>
          </table:table-cell>
          <table:table-cell office:value-type="string" calcext:value-type="string">
            <text:p>This time I looked at both covalent and noncovalent hits, and I began with 1348 and used an amide bond to link to 0072 (but with a fluorine like 1382. I also created another derivative using 692 and 1334, they had a similar scaffold, but branched to two areas of the pocket.</text:p>
          </table:table-cell>
          <table:table-cell office:value-type="string" calcext:value-type="string">
            <text:p>x0072,x0692,x1334,x1348,x1382</text:p>
          </table:table-cell>
          <table:table-cell table:number-columns-repeated="3" table:style-name="ce2" office:value-type="string" calcext:value-type="string">
            <text:p>False</text:p>
          </table:table-cell>
          <table:table-cell office:value-type="string" calcext:value-type="string">
            <text:p>https://covid.postera.ai/covid/submissions/df110a02-5e29-4376-b131-9bc60524396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7">
          <table:table-cell office:value-type="string" calcext:value-type="string">
            <text:p>Cc1cccc(C(c2ccc(C)s2)N2CCN(C(=O)CCl)CC2)c1</text:p>
          </table:table-cell>
          <table:table-cell office:value-type="string" calcext:value-type="string">
            <text:p>WAL-WAB-df1-2</text:p>
          </table:table-cell>
          <table:table-cell office:value-type="string" calcext:value-type="string">
            <text:p>Walter Novak, Wabash College</text:p>
          </table:table-cell>
          <table:table-cell office:value-type="string" calcext:value-type="string">
            <text:p>This time I looked at both covalent and noncovalent hits, and I began with 1348 and used an amide bond to link to 0072 (but with a fluorine like 1382. I also created another derivative using 692 and 1334, they had a similar scaffold, but branched to two areas of the pocket.</text:p>
          </table:table-cell>
          <table:table-cell office:value-type="string" calcext:value-type="string">
            <text:p>x0072,x0692,x1334,x1348,x1382</text:p>
          </table:table-cell>
          <table:table-cell table:number-columns-repeated="3" table:style-name="ce2" office:value-type="string" calcext:value-type="string">
            <text:p>False</text:p>
          </table:table-cell>
          <table:table-cell office:value-type="string" calcext:value-type="string">
            <text:p>https://covid.postera.ai/covid/submissions/df110a02-5e29-4376-b131-9bc605243968</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0">
          <table:table-cell office:value-type="string" calcext:value-type="string">
            <text:p>C=CC(=O)N1CCC(N(Cc2ccccc2C#N)C2CCC(O)CC2)CC1</text:p>
          </table:table-cell>
          <table:table-cell office:value-type="string" calcext:value-type="string">
            <text:p>WAR-XCH-72a-10</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ext:p>7. Made some adjustments to make less toxic by adding derivatives of the chloroacetoamide compounds as shared in the forum</text:p>
          </table:table-cell>
          <table:table-cell office:value-type="string" calcext:value-type="string">
            <text:p>x1418,x1458,x1478,x1493</text:p>
          </table:table-cell>
          <table:table-cell table:number-columns-repeated="3" table:style-name="ce2" office:value-type="string" calcext:value-type="string">
            <text:p>False</text:p>
          </table:table-cell>
          <table:table-cell office:value-type="string" calcext:value-type="string">
            <text:p>https://covid.postera.ai/covid/submissions/72a8c209-a4b2-4e6c-8301-3438755f7985</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20">
          <table:table-cell office:value-type="string" calcext:value-type="string">
            <text:p>O=C(CCl)N1CCCC(N(CC2CCCCC2)C2CCC(O)CC2)C1</text:p>
          </table:table-cell>
          <table:table-cell office:value-type="string" calcext:value-type="string">
            <text:p>WAR-XCH-72a-5</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ext:p>7. Made some adjustments to make less toxic by adding derivatives of the chloroacetoamide compounds as shared in the forum</text:p>
          </table:table-cell>
          <table:table-cell office:value-type="string" calcext:value-type="string">
            <text:p>x1418,x1458,x1478,x1493</text:p>
          </table:table-cell>
          <table:table-cell table:number-columns-repeated="3" table:style-name="ce2" office:value-type="string" calcext:value-type="string">
            <text:p>False</text:p>
          </table:table-cell>
          <table:table-cell office:value-type="string" calcext:value-type="string">
            <text:p>https://covid.postera.ai/covid/submissions/72a8c209-a4b2-4e6c-8301-3438755f798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0">
          <table:table-cell office:value-type="string" calcext:value-type="string">
            <text:p>N#Cc1ccccc1CN(C1CCC(O)CC1)C1CCN(C(=O)CCl)CC1</text:p>
          </table:table-cell>
          <table:table-cell office:value-type="string" calcext:value-type="string">
            <text:p>WAR-XCH-72a-6</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ext:p>7. Made some adjustments to make less toxic by adding derivatives of the chloroacetoamide compounds as shared in the forum</text:p>
          </table:table-cell>
          <table:table-cell office:value-type="string" calcext:value-type="string">
            <text:p>x1418,x1458,x1478,x1493</text:p>
          </table:table-cell>
          <table:table-cell table:number-columns-repeated="3" table:style-name="ce2" office:value-type="string" calcext:value-type="string">
            <text:p>False</text:p>
          </table:table-cell>
          <table:table-cell office:value-type="string" calcext:value-type="string">
            <text:p>https://covid.postera.ai/covid/submissions/72a8c209-a4b2-4e6c-8301-3438755f7985</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0">
          <table:table-cell office:value-type="string" calcext:value-type="string">
            <text:p>C=CC(=O)N1CCCC(N(CC2CCCCC2)C2CCC(O)CC2)C1</text:p>
          </table:table-cell>
          <table:table-cell office:value-type="string" calcext:value-type="string">
            <text:p>WAR-XCH-72a-9</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ext:p>7. Made some adjustments to make less toxic by adding derivatives of the chloroacetoamide compounds as shared in the forum</text:p>
          </table:table-cell>
          <table:table-cell office:value-type="string" calcext:value-type="string">
            <text:p>x1418,x1458,x1478,x1493</text:p>
          </table:table-cell>
          <table:table-cell table:number-columns-repeated="3" table:style-name="ce2" office:value-type="string" calcext:value-type="string">
            <text:p>False</text:p>
          </table:table-cell>
          <table:table-cell office:value-type="string" calcext:value-type="string">
            <text:p>https://covid.postera.ai/covid/submissions/72a8c209-a4b2-4e6c-8301-3438755f7985</text:p>
          </table:table-cell>
          <table:table-cell table:number-columns-repeated="3" table:style-name="ce2" office:value-type="string" calcext:value-type="string">
            <text:p>True</text:p>
          </table:table-cell>
          <table:table-cell table:number-columns-repeated="7" table:style-name="ce2" office:value-type="string" calcext:value-type="string">
            <text:p>False</text:p>
          </table:table-cell>
        </table:table-row>
        <table:table-row table:style-name="ro15">
          <table:table-cell office:value-type="string" calcext:value-type="string">
            <text:p>Cc1ccc(S(=O)(=O)NC2CCN(C(=O)CCl)CC2)cc1</text:p>
          </table:table-cell>
          <table:table-cell office:value-type="string" calcext:value-type="string">
            <text:p>WAR-XCH-79d-4</text:p>
          </table:table-cell>
          <table:table-cell office:value-type="string" calcext:value-type="string">
            <text:p>Warren Thompson, XChem - Diamond Light Source</text:p>
          </table:table-cell>
          <table:table-cell office:value-type="string" calcext:value-type="string">
            <text:p>1. Top 40 docking score compounds (John Chodera's docking - thanks!) and covalent fragments. </text:p>
            <text:p>2. BRICS algo to break into synthetic frags - exclude leaf nodes</text:p>
            <text:p>3. Enumerate using BRICS algo</text:p>
            <text:p>4. Filter using rule of 5</text:p>
            <text:p>5. Filter using regression model trained on John's docking scores to ones that have lowest estimated binding energy</text:p>
            <text:p>6. Filter by comparing to list of submitted compounds</text:p>
          </table:table-cell>
          <table:table-cell office:value-type="string" calcext:value-type="string">
            <text:p>x1478,x1493</text:p>
          </table:table-cell>
          <table:table-cell table:number-columns-repeated="3" table:style-name="ce2" office:value-type="string" calcext:value-type="string">
            <text:p>False</text:p>
          </table:table-cell>
          <table:table-cell office:value-type="string" calcext:value-type="string">
            <text:p>https://covid.postera.ai/covid/submissions/79d12f6e-a32e-4f5a-9965-cd14d93bc08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O=C(CCl)N1CCC(NC2(c3cccnc3)CCCCC2)CC1</text:p>
          </table:table-cell>
          <table:table-cell office:value-type="string" calcext:value-type="string">
            <text:p>WAR-XCH-79d-5</text:p>
          </table:table-cell>
          <table:table-cell office:value-type="string" calcext:value-type="string">
            <text:p>Warren Thompson, XChem - Diamond Light Source</text:p>
          </table:table-cell>
          <table:table-cell office:value-type="string" calcext:value-type="string">
            <text:p>1. Top 40 docking score compounds (John Chodera's docking - thanks!) and covalent fragments. </text:p>
            <text:p>2. BRICS algo to break into synthetic frags - exclude leaf nodes</text:p>
            <text:p>3. Enumerate using BRICS algo</text:p>
            <text:p>4. Filter using rule of 5</text:p>
            <text:p>5. Filter using regression model trained on John's docking scores to ones that have lowest estimated binding energy</text:p>
            <text:p>6. Filter by comparing to list of submitted compounds</text:p>
          </table:table-cell>
          <table:table-cell office:value-type="string" calcext:value-type="string">
            <text:p>x1478,x1493</text:p>
          </table:table-cell>
          <table:table-cell table:number-columns-repeated="3" table:style-name="ce2" office:value-type="string" calcext:value-type="string">
            <text:p>False</text:p>
          </table:table-cell>
          <table:table-cell office:value-type="string" calcext:value-type="string">
            <text:p>https://covid.postera.ai/covid/submissions/79d12f6e-a32e-4f5a-9965-cd14d93bc08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Cc1ccc(C)c(S(=O)(=O)N2CCN(C(=O)CCl)CC2)c1</text:p>
          </table:table-cell>
          <table:table-cell office:value-type="string" calcext:value-type="string">
            <text:p>WAR-XCH-79d-6</text:p>
          </table:table-cell>
          <table:table-cell office:value-type="string" calcext:value-type="string">
            <text:p>Warren Thompson, XChem - Diamond Light Source</text:p>
          </table:table-cell>
          <table:table-cell office:value-type="string" calcext:value-type="string">
            <text:p>1. Top 40 docking score compounds (John Chodera's docking - thanks!) and covalent fragments. </text:p>
            <text:p>2. BRICS algo to break into synthetic frags - exclude leaf nodes</text:p>
            <text:p>3. Enumerate using BRICS algo</text:p>
            <text:p>4. Filter using rule of 5</text:p>
            <text:p>5. Filter using regression model trained on John's docking scores to ones that have lowest estimated binding energy</text:p>
            <text:p>6. Filter by comparing to list of submitted compounds</text:p>
          </table:table-cell>
          <table:table-cell office:value-type="string" calcext:value-type="string">
            <text:p>x1478,x1493</text:p>
          </table:table-cell>
          <table:table-cell table:number-columns-repeated="2" office:value-type="string" calcext:value-type="string">
            <text:p>Z166605410</text:p>
          </table:table-cell>
          <table:table-cell office:value-type="string" calcext:value-type="string">
            <text:p>EN300-22818</text:p>
          </table:table-cell>
          <table:table-cell office:value-type="string" calcext:value-type="string">
            <text:p>https://covid.postera.ai/covid/submissions/79d12f6e-a32e-4f5a-9965-cd14d93bc08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number-columns-repeated="2" table:style-name="ce2" office:value-type="string" calcext:value-type="string">
            <text:p>True</text:p>
          </table:table-cell>
        </table:table-row>
        <table:table-row table:style-name="ro15">
          <table:table-cell office:value-type="string" calcext:value-type="string">
            <text:p>O=C(CCl)N1CCN(C2(c3ccccc3)CCCCC2)CC1</text:p>
          </table:table-cell>
          <table:table-cell office:value-type="string" calcext:value-type="string">
            <text:p>WAR-XCH-79d-7</text:p>
          </table:table-cell>
          <table:table-cell office:value-type="string" calcext:value-type="string">
            <text:p>Warren Thompson, XChem - Diamond Light Source</text:p>
          </table:table-cell>
          <table:table-cell office:value-type="string" calcext:value-type="string">
            <text:p>1. Top 40 docking score compounds (John Chodera's docking - thanks!) and covalent fragments. </text:p>
            <text:p>2. BRICS algo to break into synthetic frags - exclude leaf nodes</text:p>
            <text:p>3. Enumerate using BRICS algo</text:p>
            <text:p>4. Filter using rule of 5</text:p>
            <text:p>5. Filter using regression model trained on John's docking scores to ones that have lowest estimated binding energy</text:p>
            <text:p>6. Filter by comparing to list of submitted compounds</text:p>
          </table:table-cell>
          <table:table-cell office:value-type="string" calcext:value-type="string">
            <text:p>x1478,x1493</text:p>
          </table:table-cell>
          <table:table-cell table:number-columns-repeated="3" table:style-name="ce2" office:value-type="string" calcext:value-type="string">
            <text:p>False</text:p>
          </table:table-cell>
          <table:table-cell office:value-type="string" calcext:value-type="string">
            <text:p>https://covid.postera.ai/covid/submissions/79d12f6e-a32e-4f5a-9965-cd14d93bc08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O=C(CCl)N1CCN(C2(c3cccnc3)CCCCC2)CC1</text:p>
          </table:table-cell>
          <table:table-cell office:value-type="string" calcext:value-type="string">
            <text:p>WAR-XCH-79d-8</text:p>
          </table:table-cell>
          <table:table-cell office:value-type="string" calcext:value-type="string">
            <text:p>Warren Thompson, XChem - Diamond Light Source</text:p>
          </table:table-cell>
          <table:table-cell office:value-type="string" calcext:value-type="string">
            <text:p>1. Top 40 docking score compounds (John Chodera's docking - thanks!) and covalent fragments. </text:p>
            <text:p>2. BRICS algo to break into synthetic frags - exclude leaf nodes</text:p>
            <text:p>3. Enumerate using BRICS algo</text:p>
            <text:p>4. Filter using rule of 5</text:p>
            <text:p>5. Filter using regression model trained on John's docking scores to ones that have lowest estimated binding energy</text:p>
            <text:p>6. Filter by comparing to list of submitted compounds</text:p>
          </table:table-cell>
          <table:table-cell office:value-type="string" calcext:value-type="string">
            <text:p>x1478,x1493</text:p>
          </table:table-cell>
          <table:table-cell table:number-columns-repeated="3" table:style-name="ce2" office:value-type="string" calcext:value-type="string">
            <text:p>False</text:p>
          </table:table-cell>
          <table:table-cell office:value-type="string" calcext:value-type="string">
            <text:p>https://covid.postera.ai/covid/submissions/79d12f6e-a32e-4f5a-9965-cd14d93bc08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5">
          <table:table-cell office:value-type="string" calcext:value-type="string">
            <text:p>Cc1ncc(C2(N3CCN(C(=O)CCl)CC3)CCCCC2)s1</text:p>
          </table:table-cell>
          <table:table-cell office:value-type="string" calcext:value-type="string">
            <text:p>WAR-XCH-79d-9</text:p>
          </table:table-cell>
          <table:table-cell office:value-type="string" calcext:value-type="string">
            <text:p>Warren Thompson, XChem - Diamond Light Source</text:p>
          </table:table-cell>
          <table:table-cell office:value-type="string" calcext:value-type="string">
            <text:p>1. Top 40 docking score compounds (John Chodera's docking - thanks!) and covalent fragments. </text:p>
            <text:p>2. BRICS algo to break into synthetic frags - exclude leaf nodes</text:p>
            <text:p>3. Enumerate using BRICS algo</text:p>
            <text:p>4. Filter using rule of 5</text:p>
            <text:p>5. Filter using regression model trained on John's docking scores to ones that have lowest estimated binding energy</text:p>
            <text:p>6. Filter by comparing to list of submitted compounds</text:p>
          </table:table-cell>
          <table:table-cell office:value-type="string" calcext:value-type="string">
            <text:p>x1478,x1493</text:p>
          </table:table-cell>
          <table:table-cell table:number-columns-repeated="3" table:style-name="ce2" office:value-type="string" calcext:value-type="string">
            <text:p>False</text:p>
          </table:table-cell>
          <table:table-cell office:value-type="string" calcext:value-type="string">
            <text:p>https://covid.postera.ai/covid/submissions/79d12f6e-a32e-4f5a-9965-cd14d93bc08a</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C(N2CCN(C(=O)CCl)CC2)CC1</text:p>
          </table:table-cell>
          <table:table-cell office:value-type="string" calcext:value-type="string">
            <text:p>WAR-XCH-b03-18</text:p>
          </table:table-cell>
          <table:table-cell office:value-type="string" calcext:value-type="string">
            <text:p>Warren Thompson, XChem - Diamond Light Source</text:p>
          </table:table-cell>
          <table:table-cell office:value-type="string" calcext:value-type="string">
            <text:p>1. Used top 40 compounds from Moonshot Folding docking scores and covalent frags</text:p>
            <text:p>2. Use BRICS algo to break up into synthetic frags </text:p>
            <text:p>3. Enumerate using BRICS algo</text:p>
            <text:p>4. Filter using rule of 5</text:p>
            <text:p>6. Filter using regression model trained on Moonshot Folding docking scores to get top hits</text:p>
            <text:p>7. Finally filter against submitted compounds to remove duplicates</text:p>
          </table:table-cell>
          <table:table-cell office:value-type="string" calcext:value-type="string">
            <text:p>x1458,x1478,x1493</text:p>
          </table:table-cell>
          <table:table-cell table:number-columns-repeated="3" table:style-name="ce2" office:value-type="string" calcext:value-type="string">
            <text:p>False</text:p>
          </table:table-cell>
          <table:table-cell office:value-type="string" calcext:value-type="string">
            <text:p>https://covid.postera.ai/covid/submissions/b0339bbe-c90e-4133-a07d-b9c731b043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C(c2nc(-c3cccnc3)nc3ccccc23)CC1</text:p>
          </table:table-cell>
          <table:table-cell office:value-type="string" calcext:value-type="string">
            <text:p>WAR-XCH-b03-19</text:p>
          </table:table-cell>
          <table:table-cell office:value-type="string" calcext:value-type="string">
            <text:p>Warren Thompson, XChem - Diamond Light Source</text:p>
          </table:table-cell>
          <table:table-cell office:value-type="string" calcext:value-type="string">
            <text:p>1. Used top 40 compounds from Moonshot Folding docking scores and covalent frags</text:p>
            <text:p>2. Use BRICS algo to break up into synthetic frags </text:p>
            <text:p>3. Enumerate using BRICS algo</text:p>
            <text:p>4. Filter using rule of 5</text:p>
            <text:p>6. Filter using regression model trained on Moonshot Folding docking scores to get top hits</text:p>
            <text:p>7. Finally filter against submitted compounds to remove duplicates</text:p>
          </table:table-cell>
          <table:table-cell office:value-type="string" calcext:value-type="string">
            <text:p>x1458,x1478,x1493</text:p>
          </table:table-cell>
          <table:table-cell table:number-columns-repeated="3" table:style-name="ce2" office:value-type="string" calcext:value-type="string">
            <text:p>False</text:p>
          </table:table-cell>
          <table:table-cell office:value-type="string" calcext:value-type="string">
            <text:p>https://covid.postera.ai/covid/submissions/b0339bbe-c90e-4133-a07d-b9c731b043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c1ccnc2[nH]c(CC3CCN(C(=O)CCl)CC3)nc12</text:p>
          </table:table-cell>
          <table:table-cell office:value-type="string" calcext:value-type="string">
            <text:p>WAR-XCH-b03-3</text:p>
          </table:table-cell>
          <table:table-cell office:value-type="string" calcext:value-type="string">
            <text:p>Warren Thompson, XChem - Diamond Light Source</text:p>
          </table:table-cell>
          <table:table-cell office:value-type="string" calcext:value-type="string">
            <text:p>1. Used top 40 compounds from Moonshot Folding docking scores and covalent frags</text:p>
            <text:p>2. Use BRICS algo to break up into synthetic frags </text:p>
            <text:p>3. Enumerate using BRICS algo</text:p>
            <text:p>4. Filter using rule of 5</text:p>
            <text:p>6. Filter using regression model trained on Moonshot Folding docking scores to get top hits</text:p>
            <text:p>7. Finally filter against submitted compounds to remove duplicates</text:p>
          </table:table-cell>
          <table:table-cell office:value-type="string" calcext:value-type="string">
            <text:p>x1458,x1478,x1493</text:p>
          </table:table-cell>
          <table:table-cell table:number-columns-repeated="3" table:style-name="ce2" office:value-type="string" calcext:value-type="string">
            <text:p>False</text:p>
          </table:table-cell>
          <table:table-cell office:value-type="string" calcext:value-type="string">
            <text:p>https://covid.postera.ai/covid/submissions/b0339bbe-c90e-4133-a07d-b9c731b043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C(NC2(C#CC3CCCCC3)CCCCC2)CC1</text:p>
          </table:table-cell>
          <table:table-cell office:value-type="string" calcext:value-type="string">
            <text:p>WAR-XCH-b03-7</text:p>
          </table:table-cell>
          <table:table-cell office:value-type="string" calcext:value-type="string">
            <text:p>Warren Thompson, XChem - Diamond Light Source</text:p>
          </table:table-cell>
          <table:table-cell office:value-type="string" calcext:value-type="string">
            <text:p>1. Used top 40 compounds from Moonshot Folding docking scores and covalent frags</text:p>
            <text:p>2. Use BRICS algo to break up into synthetic frags </text:p>
            <text:p>3. Enumerate using BRICS algo</text:p>
            <text:p>4. Filter using rule of 5</text:p>
            <text:p>6. Filter using regression model trained on Moonshot Folding docking scores to get top hits</text:p>
            <text:p>7. Finally filter against submitted compounds to remove duplicates</text:p>
          </table:table-cell>
          <table:table-cell office:value-type="string" calcext:value-type="string">
            <text:p>x1458,x1478,x1493</text:p>
          </table:table-cell>
          <table:table-cell table:number-columns-repeated="3" table:style-name="ce2" office:value-type="string" calcext:value-type="string">
            <text:p>False</text:p>
          </table:table-cell>
          <table:table-cell office:value-type="string" calcext:value-type="string">
            <text:p>https://covid.postera.ai/covid/submissions/b0339bbe-c90e-4133-a07d-b9c731b043e2</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CC(c2nc(-c3cccnc3)nc3ccccc23)C1</text:p>
          </table:table-cell>
          <table:table-cell office:value-type="string" calcext:value-type="string">
            <text:p>WAR-XCH-bdd-16</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N#Cc1cccc(CCc2ccnc(C3CCCN(C(=O)CCl)C3)c2)c1</text:p>
          </table:table-cell>
          <table:table-cell office:value-type="string" calcext:value-type="string">
            <text:p>WAR-XCH-bdd-19</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n1ccc2cccc(CCc3ccnc(C4CCCN(C(=O)CCl)C4)c3)c21</text:p>
          </table:table-cell>
          <table:table-cell office:value-type="string" calcext:value-type="string">
            <text:p>WAR-XCH-bdd-20</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Cn1ccc2cccc(-c3cc(CCC4CCN(C(=O)CCl)CC4)ccn3)c21</text:p>
          </table:table-cell>
          <table:table-cell office:value-type="string" calcext:value-type="string">
            <text:p>WAR-XCH-bdd-22</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c1cccc(-c2cc3c(s2)CCCC3)c1</text:p>
          </table:table-cell>
          <table:table-cell office:value-type="string" calcext:value-type="string">
            <text:p>WAR-XCH-bdd-24</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CN(Cc2ccncc2Nc2cc3c(s2)CCCC3)CC1</text:p>
          </table:table-cell>
          <table:table-cell office:value-type="string" calcext:value-type="string">
            <text:p>WAR-XCH-bdd-25</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N(Cc2ccncc2Nc2cc3c(s2)CCCC3)CC1</text:p>
          </table:table-cell>
          <table:table-cell office:value-type="string" calcext:value-type="string">
            <text:p>WAR-XCH-bdd-26</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C(C(=O)N(c2cc3c(s2)CCCC3)C2CCC(O)CC2)CC1</text:p>
          </table:table-cell>
          <table:table-cell office:value-type="string" calcext:value-type="string">
            <text:p>WAR-XCH-bdd-27</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10">
          <table:table-cell office:value-type="string" calcext:value-type="string">
            <text:p>O=C(CCl)N1CCC(N(c2cc3c(s2)CCCC3)C2CCC(O)CC2)CC1</text:p>
          </table:table-cell>
          <table:table-cell office:value-type="string" calcext:value-type="string">
            <text:p>WAR-XCH-bdd-32</text:p>
          </table:table-cell>
          <table:table-cell office:value-type="string" calcext:value-type="string">
            <text:p>Warren Thompson, XChem - Diamond Light Source</text:p>
          </table:table-cell>
          <table:table-cell office:value-type="string" calcext:value-type="string">
            <text:p>1. Data combo of top 40 scoring docking compounds plus all covalent frags</text:p>
            <text:p>2. BRICS algo to break down into synthetic frags (Size 8)</text:p>
            <text:p>3. BRICS algo build frags</text:p>
            <text:p>4. Filter rule of five</text:p>
            <text:p>5. Filter using regression model trained on John's docking scores with predicted scores &lt; 0.5 passing</text:p>
            <text:p>6. Filter comparing to submission list (Dated 31032020)</text:p>
          </table:table-cell>
          <table:table-cell office:value-type="string" calcext:value-type="string">
            <text:p>x1334,x1336</text:p>
          </table:table-cell>
          <table:table-cell table:number-columns-repeated="3" table:style-name="ce2" office:value-type="string" calcext:value-type="string">
            <text:p>False</text:p>
          </table:table-cell>
          <table:table-cell office:value-type="string" calcext:value-type="string">
            <text:p>https://covid.postera.ai/covid/submissions/bdd24732-f687-4f5f-b96b-e2bd62c18337</text:p>
          </table:table-cell>
          <table:table-cell table:number-columns-repeated="2" table:style-name="ce2" office:value-type="string" calcext:value-type="string">
            <text:p>True</text:p>
          </table:table-cell>
          <table:table-cell table:number-columns-repeated="2" table:style-name="ce2" office:value-type="string" calcext:value-type="string">
            <text:p>False</text:p>
          </table:table-cell>
          <table:table-cell table:style-name="ce2" office:value-type="string" calcext:value-type="string">
            <text:p>True</text:p>
          </table:table-cell>
          <table:table-cell table:number-columns-repeated="5" table:style-name="ce2" office:value-type="string" calcext:value-type="string">
            <text:p>False</text:p>
          </table:table-cell>
        </table:table-row>
        <table:table-row table:style-name="ro20">
          <table:table-cell office:value-type="string" calcext:value-type="string">
            <text:p>O=C(NCC1=COCC=C1)C(=O)S(=O)(=O)[C@@H]1C=C(O)CC1</text:p>
          </table:table-cell>
          <table:table-cell office:value-type="string" calcext:value-type="string">
            <text:p>WIL-LEE-364-14</text:p>
          </table:table-cell>
          <table:table-cell office:value-type="string" calcext:value-type="string">
            <text:p>William McCorkindale, Lee Group, University of Cambridge</text:p>
          </table:table-cell>
          <table:table-cell office:value-type="string" calcext:value-type="string">
            <text:p>The candidates were generated using a genetic algorithm to optimise the geometric similarity between the molecules and the 3D alignment of the fragment hits. The initial population comprises all PostEra submissions as of March 22nd. The fitness of a member of the population is measured by assessing the similarity of its SOAP descriptor with that of the “target molecular field” (the SOAP descriptor generated using the PDB 3D co-ordinates of fragments at a particular binding site). We focus on sites 2 and 11, and the fitness function is the product of the similarities with target molecular fields for sites 2 and 11. The populations are evolved by performing mutating/breeding molecular graphs as described in https://doi.org/10.1039/C8SC05372C</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364b6ea8-857d-4db9-9bb8-c5d3b237aa3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0">
          <table:table-cell office:value-type="string" calcext:value-type="string">
            <text:p>CC(=O)S(=O)(=O)CCC(=O)NC(=O)C(=O)c1ccccc1</text:p>
          </table:table-cell>
          <table:table-cell office:value-type="string" calcext:value-type="string">
            <text:p>WIL-LEE-364-16</text:p>
          </table:table-cell>
          <table:table-cell office:value-type="string" calcext:value-type="string">
            <text:p>William McCorkindale, Lee Group, University of Cambridge</text:p>
          </table:table-cell>
          <table:table-cell office:value-type="string" calcext:value-type="string">
            <text:p>The candidates were generated using a genetic algorithm to optimise the geometric similarity between the molecules and the 3D alignment of the fragment hits. The initial population comprises all PostEra submissions as of March 22nd. The fitness of a member of the population is measured by assessing the similarity of its SOAP descriptor with that of the “target molecular field” (the SOAP descriptor generated using the PDB 3D co-ordinates of fragments at a particular binding site). We focus on sites 2 and 11, and the fitness function is the product of the similarities with target molecular fields for sites 2 and 11. The populations are evolved by performing mutating/breeding molecular graphs as described in https://doi.org/10.1039/C8SC05372C</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364b6ea8-857d-4db9-9bb8-c5d3b237aa38</text:p>
          </table:table-cell>
          <table:table-cell table:style-name="ce2" office:value-type="string" calcext:value-type="string">
            <text:p>False</text:p>
          </table:table-cell>
          <table:table-cell table:style-name="ce2" office:value-type="string" calcext:value-type="string">
            <text:p>True</text:p>
          </table:table-cell>
          <table:table-cell table:style-name="ce2" office:value-type="string" calcext:value-type="string">
            <text:p>False</text:p>
          </table:table-cell>
          <table:table-cell table:style-name="ce2" office:value-type="string" calcext:value-type="string">
            <text:p>True</text:p>
          </table:table-cell>
          <table:table-cell table:number-columns-repeated="6" table:style-name="ce2" office:value-type="string" calcext:value-type="string">
            <text:p>False</text:p>
          </table:table-cell>
        </table:table-row>
        <table:table-row table:style-name="ro20">
          <table:table-cell office:value-type="string" calcext:value-type="string">
            <text:p>O=C(NC(=O)S(=O)(=O)C(=O)/C=C/C=C/O)C(=O)S(=O)(=O)CC1=CCCC=C1</text:p>
          </table:table-cell>
          <table:table-cell office:value-type="string" calcext:value-type="string">
            <text:p>WIL-LEE-364-2</text:p>
          </table:table-cell>
          <table:table-cell office:value-type="string" calcext:value-type="string">
            <text:p>William McCorkindale, Lee Group, University of Cambridge</text:p>
          </table:table-cell>
          <table:table-cell office:value-type="string" calcext:value-type="string">
            <text:p>The candidates were generated using a genetic algorithm to optimise the geometric similarity between the molecules and the 3D alignment of the fragment hits. The initial population comprises all PostEra submissions as of March 22nd. The fitness of a member of the population is measured by assessing the similarity of its SOAP descriptor with that of the “target molecular field” (the SOAP descriptor generated using the PDB 3D co-ordinates of fragments at a particular binding site). We focus on sites 2 and 11, and the fitness function is the product of the similarities with target molecular fields for sites 2 and 11. The populations are evolved by performing mutating/breeding molecular graphs as described in https://doi.org/10.1039/C8SC05372C</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364b6ea8-857d-4db9-9bb8-c5d3b237aa3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20">
          <table:table-cell office:value-type="string" calcext:value-type="string">
            <text:p>CNS(=O)(=O)CC(=O)N(C)C(=O)c1ccccc1C(=O)C(=O)C(=O)/C=C/CO</text:p>
          </table:table-cell>
          <table:table-cell office:value-type="string" calcext:value-type="string">
            <text:p>WIL-LEE-364-21</text:p>
          </table:table-cell>
          <table:table-cell office:value-type="string" calcext:value-type="string">
            <text:p>William McCorkindale, Lee Group, University of Cambridge</text:p>
          </table:table-cell>
          <table:table-cell office:value-type="string" calcext:value-type="string">
            <text:p>The candidates were generated using a genetic algorithm to optimise the geometric similarity between the molecules and the 3D alignment of the fragment hits. The initial population comprises all PostEra submissions as of March 22nd. The fitness of a member of the population is measured by assessing the similarity of its SOAP descriptor with that of the “target molecular field” (the SOAP descriptor generated using the PDB 3D co-ordinates of fragments at a particular binding site). We focus on sites 2 and 11, and the fitness function is the product of the similarities with target molecular fields for sites 2 and 11. The populations are evolved by performing mutating/breeding molecular graphs as described in https://doi.org/10.1039/C8SC05372C</text:p>
          </table:table-cell>
          <table:table-cell office:value-type="string" calcext:value-type="string">
            <text:p>x0072</text:p>
          </table:table-cell>
          <table:table-cell table:number-columns-repeated="3" table:style-name="ce2" office:value-type="string" calcext:value-type="string">
            <text:p>False</text:p>
          </table:table-cell>
          <table:table-cell office:value-type="string" calcext:value-type="string">
            <text:p>https://covid.postera.ai/covid/submissions/364b6ea8-857d-4db9-9bb8-c5d3b237aa38</text:p>
          </table:table-cell>
          <table:table-cell table:style-name="ce2" office:value-type="string" calcext:value-type="string">
            <text:p>False</text:p>
          </table:table-cell>
          <table:table-cell table:style-name="ce2" office:value-type="string" calcext:value-type="string">
            <text:p>True</text:p>
          </table:table-cell>
          <table:table-cell table:number-columns-repeated="3" table:style-name="ce2" office:value-type="string" calcext:value-type="string">
            <text:p>False</text:p>
          </table:table-cell>
          <table:table-cell table:style-name="ce2" office:value-type="string" calcext:value-type="string">
            <text:p>True</text:p>
          </table:table-cell>
          <table:table-cell table:number-columns-repeated="4" table:style-name="ce2" office:value-type="string" calcext:value-type="string">
            <text:p>False</text:p>
          </table:table-cell>
        </table:table-row>
        <table:table-row table:style-name="ro1" table:number-rows-repeated="1047911">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mm"/>
      <style:text-properties style:font-name="Liberation Sans" fo:language="en" fo:country="GB" style:font-name-asian="Source Han Sans CN"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9T14:11:09.165836444</dc:date>
    <meta:editing-duration>PT9M55S</meta:editing-duration>
    <meta:editing-cycles>1</meta:editing-cycles>
    <meta:document-statistic meta:table-count="1" meta:cell-count="12616" meta:object-count="0"/>
    <meta:generator>LibreOffice/6.2.8.2$Linux_X86_64 LibreOffice_project/20$Build-2</meta:generator>
  </office:meta>
</office:document-meta>
</file>